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yrange</text:p>
          </table:table-cell>
          <table:table-cell office:value-type="string" calcext:value-type="string">
            <text:p>omegahat</text:p>
          </table:table-cell>
          <table:table-cell office:value-type="string" calcext:value-type="string">
            <text:p>qxx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3187312539653" calcext:value-type="float">
            <text:p>2.93187312539653</text:p>
          </table:table-cell>
          <table:table-cell office:value-type="float" office:value="28.1486745947666" calcext:value-type="float">
            <text:p>28.1486745947666</text:p>
          </table:table-cell>
          <table:table-cell office:value-type="float" office:value="396626585.550595" calcext:value-type="float">
            <text:p>396626585.550595</text:p>
          </table:table-cell>
          <table:table-cell office:value-type="float" office:value="-10.5434102177113" calcext:value-type="float">
            <text:p>-10.5434102177113</text:p>
          </table:table-cell>
          <table:table-cell office:value-type="float" office:value="7.44575013523012" calcext:value-type="float">
            <text:p>7.44575013523012</text:p>
          </table:table-cell>
          <table:table-cell office:value-type="float" office:value="622454.397834878" calcext:value-type="float">
            <text:p>622454.397834878</text:p>
          </table:table-cell>
          <table:table-cell office:value-type="float" office:value="2201.08899107436" calcext:value-type="float">
            <text:p>2201.088991074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5406155955999" calcext:value-type="float">
            <text:p>2.45406155955999</text:p>
          </table:table-cell>
          <table:table-cell office:value-type="float" office:value="0.999086225134109" calcext:value-type="float">
            <text:p>0.999086225134109</text:p>
          </table:table-cell>
          <table:table-cell office:value-type="float" office:value="9.99086225127751" calcext:value-type="float">
            <text:p>9.99086225127751</text:p>
          </table:table-cell>
          <table:table-cell table:style-name="ce1" office:value-type="float" office:value="0.0000283071176102356" calcext:value-type="float">
            <text:p>2.83E-05</text:p>
          </table:table-cell>
          <table:table-cell table:style-name="ce1" office:value-type="float" office:value="-0.0000461458917066152" calcext:value-type="float">
            <text:p>-4.61E-05</text:p>
          </table:table-cell>
          <table:table-cell office:value-type="float" office:value="9.16231614408426" calcext:value-type="float">
            <text:p>9.16231614408426</text:p>
          </table:table-cell>
          <table:table-cell office:value-type="float" office:value="-10.1772569969197" calcext:value-type="float">
            <text:p>-10.1772569969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3625047290877" calcext:value-type="float">
            <text:p>3.73625047290877</text:p>
          </table:table-cell>
          <table:table-cell office:value-type="float" office:value="23.3881517442846" calcext:value-type="float">
            <text:p>23.3881517442846</text:p>
          </table:table-cell>
          <table:table-cell office:value-type="float" office:value="0.672937303646706" calcext:value-type="float">
            <text:p>0.672937303646706</text:p>
          </table:table-cell>
          <table:table-cell office:value-type="float" office:value="-2.54529667683409" calcext:value-type="float">
            <text:p>-2.54529667683409</text:p>
          </table:table-cell>
          <table:table-cell office:value-type="float" office:value="1.65906564035429" calcext:value-type="float">
            <text:p>1.65906564035429</text:p>
          </table:table-cell>
          <table:table-cell office:value-type="float" office:value="297356.788085511" calcext:value-type="float">
            <text:p>297356.788085511</text:p>
          </table:table-cell>
          <table:table-cell office:value-type="float" office:value="117.313145303528" calcext:value-type="float">
            <text:p>117.3131453035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728547823466" calcext:value-type="float">
            <text:p>20.728547823466</text:p>
          </table:table-cell>
          <table:table-cell table:style-name="ce1" office:value-type="float" office:value="0.0000000000443079554955378" calcext:value-type="float">
            <text:p>4.43E-11</text:p>
          </table:table-cell>
          <table:table-cell table:style-name="ce1" office:value-type="float" office:value="-0.0000000000443079554955378" calcext:value-type="float">
            <text:p>-4.43E-11</text:p>
          </table:table-cell>
          <table:table-cell office:value-type="float" office:value="2.48294213702859" calcext:value-type="float">
            <text:p>2.48294213702859</text:p>
          </table:table-cell>
          <table:table-cell office:value-type="float" office:value="-0.13442072403652" calcext:value-type="float">
            <text:p>-0.13442072403652</text:p>
          </table:table-cell>
          <table:table-cell office:value-type="float" office:value="15.4459312315329" calcext:value-type="float">
            <text:p>15.4459312315329</text:p>
          </table:table-cell>
          <table:table-cell office:value-type="float" office:value="2.45533123716287" calcext:value-type="float">
            <text:p>2.455331237162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32322331858927" calcext:value-type="float">
            <text:p>6.32322331858927</text:p>
          </table:table-cell>
          <table:table-cell table:style-name="ce1" office:value-type="float" office:value="0.000000000015211985968293" calcext:value-type="float">
            <text:p>1.52E-11</text:p>
          </table:table-cell>
          <table:table-cell table:style-name="ce1" office:value-type="float" office:value="-0.000000000015211985968293" calcext:value-type="float">
            <text:p>-1.52E-11</text:p>
          </table:table-cell>
          <table:table-cell office:value-type="float" office:value="65.6924370793354" calcext:value-type="float">
            <text:p>65.6924370793354</text:p>
          </table:table-cell>
          <table:table-cell office:value-type="float" office:value="6.60131908208448" calcext:value-type="float">
            <text:p>6.60131908208448</text:p>
          </table:table-cell>
          <table:table-cell office:value-type="float" office:value="5651.99491150839" calcext:value-type="float">
            <text:p>5651.99491150839</text:p>
          </table:table-cell>
          <table:table-cell office:value-type="float" office:value="3647.56833567836" calcext:value-type="float">
            <text:p>3647.568335678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7512348502435" calcext:value-type="float">
            <text:p>13.7512348502435</text:p>
          </table:table-cell>
          <table:table-cell table:style-name="ce1" office:value-type="float" office:value="0.0000000000358411482343369" calcext:value-type="float">
            <text:p>3.58E-11</text:p>
          </table:table-cell>
          <table:table-cell table:style-name="ce1" office:value-type="float" office:value="-0.0000000000358411482343369" calcext:value-type="float">
            <text:p>-3.58E-11</text:p>
          </table:table-cell>
          <table:table-cell office:value-type="float" office:value="2.32962368311898" calcext:value-type="float">
            <text:p>2.32962368311898</text:p>
          </table:table-cell>
          <table:table-cell office:value-type="float" office:value="5.20410051042014" calcext:value-type="float">
            <text:p>5.20410051042014</text:p>
          </table:table-cell>
          <table:table-cell office:value-type="float" office:value="40.5210311655193" calcext:value-type="float">
            <text:p>40.5210311655193</text:p>
          </table:table-cell>
          <table:table-cell office:value-type="float" office:value="420.898448907257" calcext:value-type="float">
            <text:p>420.8984489072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0679755864215" calcext:value-type="float">
            <text:p>10.0679755864215</text:p>
          </table:table-cell>
          <table:table-cell office:value-type="float" office:value="0.420635074254249" calcext:value-type="float">
            <text:p>0.420635074254249</text:p>
          </table:table-cell>
          <table:table-cell office:value-type="float" office:value="3.55656209082221" calcext:value-type="float">
            <text:p>3.55656209082221</text:p>
          </table:table-cell>
          <table:table-cell office:value-type="float" office:value="0.000576527340934449" calcext:value-type="float">
            <text:p>0.000576527340934</text:p>
          </table:table-cell>
          <table:table-cell office:value-type="float" office:value="0.00316863290307621" calcext:value-type="float">
            <text:p>0.003168632903076</text:p>
          </table:table-cell>
          <table:table-cell office:value-type="float" office:value="0.0325538970555971" calcext:value-type="float">
            <text:p>0.032553897055597</text:p>
          </table:table-cell>
          <table:table-cell office:value-type="float" office:value="-0.347006880388142" calcext:value-type="float">
            <text:p>-0.3470068803881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1334043068699" calcext:value-type="float">
            <text:p>18.1334043068699</text:p>
          </table:table-cell>
          <table:table-cell table:style-name="ce1" office:value-type="float" office:value="0.00000000464143277662992" calcext:value-type="float">
            <text:p>4.64E-09</text:p>
          </table:table-cell>
          <table:table-cell table:style-name="ce1" office:value-type="float" office:value="-0.00000000464143277662992" calcext:value-type="float">
            <text:p>-4.64E-09</text:p>
          </table:table-cell>
          <table:table-cell office:value-type="float" office:value="1130.13228847601" calcext:value-type="float">
            <text:p>1130.13228847601</text:p>
          </table:table-cell>
          <table:table-cell office:value-type="float" office:value="-7.58614167546828" calcext:value-type="float">
            <text:p>-7.58614167546828</text:p>
          </table:table-cell>
          <table:table-cell office:value-type="float" office:value="9098.59268642959" calcext:value-type="float">
            <text:p>9098.59268642959</text:p>
          </table:table-cell>
          <table:table-cell office:value-type="float" office:value="3482.492913755" calcext:value-type="float">
            <text:p>3482.4929137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3987328390586" calcext:value-type="float">
            <text:p>8.3987328390586</text:p>
          </table:table-cell>
          <table:table-cell table:style-name="ce1" office:value-type="float" office:value="0.0000000127925255533355" calcext:value-type="float">
            <text:p>1.28E-08</text:p>
          </table:table-cell>
          <table:table-cell table:style-name="ce1" office:value-type="float" office:value="-0.0000000127925255533355" calcext:value-type="float">
            <text:p>-1.28E-08</text:p>
          </table:table-cell>
          <table:table-cell office:value-type="float" office:value="233.308264590154" calcext:value-type="float">
            <text:p>233.308264590154</text:p>
          </table:table-cell>
          <table:table-cell office:value-type="float" office:value="0.62195611242954" calcext:value-type="float">
            <text:p>0.62195611242954</text:p>
          </table:table-cell>
          <table:table-cell office:value-type="float" office:value="3615.18969376396" calcext:value-type="float">
            <text:p>3615.18969376396</text:p>
          </table:table-cell>
          <table:table-cell office:value-type="float" office:value="1720.92535913835" calcext:value-type="float">
            <text:p>1720.925359138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81582731285145" calcext:value-type="float">
            <text:p>1.81582731285145</text:p>
          </table:table-cell>
          <table:table-cell office:value-type="float" office:value="0.781252745588659" calcext:value-type="float">
            <text:p>0.781252745588659</text:p>
          </table:table-cell>
          <table:table-cell office:value-type="float" office:value="0.000722769605608073" calcext:value-type="float">
            <text:p>0.000722769605608</text:p>
          </table:table-cell>
          <table:table-cell table:style-name="ce1" office:value-type="float" office:value="0.0000648169651150783" calcext:value-type="float">
            <text:p>6.48E-05</text:p>
          </table:table-cell>
          <table:table-cell table:style-name="ce1" office:value-type="float" office:value="-0.00000416913862059444" calcext:value-type="float">
            <text:p>-4.17E-06</text:p>
          </table:table-cell>
          <table:table-cell office:value-type="float" office:value="7.22627445271573" calcext:value-type="float">
            <text:p>7.22627445271573</text:p>
          </table:table-cell>
          <table:table-cell office:value-type="float" office:value="-12.4498006994576" calcext:value-type="float">
            <text:p>-12.44980069945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6263879709107" calcext:value-type="float">
            <text:p>7.6263879709107</text:p>
          </table:table-cell>
          <table:table-cell office:value-type="float" office:value="0.672217386853351" calcext:value-type="float">
            <text:p>0.672217386853351</text:p>
          </table:table-cell>
          <table:table-cell office:value-type="float" office:value="6.72217390361225" calcext:value-type="float">
            <text:p>6.72217390361225</text:p>
          </table:table-cell>
          <table:table-cell office:value-type="float" office:value="-2.91142514265374" calcext:value-type="float">
            <text:p>-2.91142514265374</text:p>
          </table:table-cell>
          <table:table-cell office:value-type="float" office:value="4.65013948359943" calcext:value-type="float">
            <text:p>4.65013948359943</text:p>
          </table:table-cell>
          <table:table-cell office:value-type="float" office:value="-522.928253806791" calcext:value-type="float">
            <text:p>-522.928253806791</text:p>
          </table:table-cell>
          <table:table-cell office:value-type="float" office:value="1156.78596065495" calcext:value-type="float">
            <text:p>1156.785960654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1818377402308" calcext:value-type="float">
            <text:p>12.1818377402308</text:p>
          </table:table-cell>
          <table:table-cell table:style-name="ce1" office:value-type="float" office:value="0.000000000017916757117748" calcext:value-type="float">
            <text:p>1.79E-11</text:p>
          </table:table-cell>
          <table:table-cell table:style-name="ce1" office:value-type="float" office:value="-0.000000000017916757117748" calcext:value-type="float">
            <text:p>-1.79E-11</text:p>
          </table:table-cell>
          <table:table-cell office:value-type="float" office:value="24.0450437768683" calcext:value-type="float">
            <text:p>24.0450437768683</text:p>
          </table:table-cell>
          <table:table-cell office:value-type="float" office:value="0.650803406833719" calcext:value-type="float">
            <text:p>0.650803406833719</text:p>
          </table:table-cell>
          <table:table-cell office:value-type="float" office:value="253.877924450401" calcext:value-type="float">
            <text:p>253.877924450401</text:p>
          </table:table-cell>
          <table:table-cell office:value-type="float" office:value="171.079194565572" calcext:value-type="float">
            <text:p>171.0791945655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5921300103046" calcext:value-type="float">
            <text:p>16.5921300103046</text:p>
          </table:table-cell>
          <table:table-cell table:style-name="ce1" office:value-type="float" office:value="0.000000000940953023568349" calcext:value-type="float">
            <text:p>9.41E-10</text:p>
          </table:table-cell>
          <table:table-cell table:style-name="ce1" office:value-type="float" office:value="-0.000000000940953023568349" calcext:value-type="float">
            <text:p>-9.41E-10</text:p>
          </table:table-cell>
          <table:table-cell office:value-type="float" office:value="1090.56733573837" calcext:value-type="float">
            <text:p>1090.56733573837</text:p>
          </table:table-cell>
          <table:table-cell office:value-type="float" office:value="-9.79841548714678" calcext:value-type="float">
            <text:p>-9.79841548714678</text:p>
          </table:table-cell>
          <table:table-cell office:value-type="float" office:value="3950.57316921515" calcext:value-type="float">
            <text:p>3950.57316921515</text:p>
          </table:table-cell>
          <table:table-cell office:value-type="float" office:value="2982.36028302945" calcext:value-type="float">
            <text:p>2982.360283029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.06431767365061" calcext:value-type="float">
            <text:p>9.06431767365061</text:p>
          </table:table-cell>
          <table:table-cell office:value-type="float" office:value="1.03687361550264" calcext:value-type="float">
            <text:p>1.03687361550264</text:p>
          </table:table-cell>
          <table:table-cell office:value-type="float" office:value="10.3687361954647" calcext:value-type="float">
            <text:p>10.3687361954647</text:p>
          </table:table-cell>
          <table:table-cell office:value-type="float" office:value="0.0286335875493375" calcext:value-type="float">
            <text:p>0.028633587549338</text:p>
          </table:table-cell>
          <table:table-cell office:value-type="float" office:value="-0.00530218218456831" calcext:value-type="float">
            <text:p>-0.005302182184568</text:p>
          </table:table-cell>
          <table:table-cell office:value-type="float" office:value="9.27143395255924" calcext:value-type="float">
            <text:p>9.27143395255924</text:p>
          </table:table-cell>
          <table:table-cell office:value-type="float" office:value="-9.69883910173453" calcext:value-type="float">
            <text:p>-9.698839101734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.6026039048534" calcext:value-type="float">
            <text:p>20.6026039048534</text:p>
          </table:table-cell>
          <table:table-cell office:value-type="float" office:value="0.807784037408882" calcext:value-type="float">
            <text:p>0.807784037408882</text:p>
          </table:table-cell>
          <table:table-cell office:value-type="float" office:value="0.000138404499417393" calcext:value-type="float">
            <text:p>0.000138404499417</text:p>
          </table:table-cell>
          <table:table-cell office:value-type="float" office:value="0.0322510135793398" calcext:value-type="float">
            <text:p>0.03225101357934</text:p>
          </table:table-cell>
          <table:table-cell office:value-type="float" office:value="-0.0397006532071604" calcext:value-type="float">
            <text:p>-0.03970065320716</text:p>
          </table:table-cell>
          <table:table-cell office:value-type="float" office:value="0.433956095719619" calcext:value-type="float">
            <text:p>0.433956095719619</text:p>
          </table:table-cell>
          <table:table-cell office:value-type="float" office:value="-1.31509984804412" calcext:value-type="float">
            <text:p>-1.315099848044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82882408907397" calcext:value-type="float">
            <text:p>2.82882408907397</text:p>
          </table:table-cell>
          <table:table-cell office:value-type="float" office:value="0.903725748564944" calcext:value-type="float">
            <text:p>0.903725748564944</text:p>
          </table:table-cell>
          <table:table-cell office:value-type="float" office:value="9.03725748564943" calcext:value-type="float">
            <text:p>9.03725748564943</text:p>
          </table:table-cell>
          <table:table-cell office:value-type="float" office:value="0.00125856154471098" calcext:value-type="float">
            <text:p>0.001258561544711</text:p>
          </table:table-cell>
          <table:table-cell office:value-type="float" office:value="-0.000278274483379632" calcext:value-type="float">
            <text:p>-0.00027827448338</text:p>
          </table:table-cell>
          <table:table-cell office:value-type="float" office:value="3.94927374658983" calcext:value-type="float">
            <text:p>3.94927374658983</text:p>
          </table:table-cell>
          <table:table-cell office:value-type="float" office:value="-5.65224848933886" calcext:value-type="float">
            <text:p>-5.652248489338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35526572379061" calcext:value-type="float">
            <text:p>9.35526572379061</text:p>
          </table:table-cell>
          <table:table-cell office:value-type="float" office:value="0.329820216274995" calcext:value-type="float">
            <text:p>0.329820216274995</text:p>
          </table:table-cell>
          <table:table-cell office:value-type="float" office:value="1.5606874219886" calcext:value-type="float">
            <text:p>1.5606874219886</text:p>
          </table:table-cell>
          <table:table-cell office:value-type="float" office:value="-0.00097405902590435" calcext:value-type="float">
            <text:p>-0.000974059025904</text:p>
          </table:table-cell>
          <table:table-cell office:value-type="float" office:value="0.0320753902185568" calcext:value-type="float">
            <text:p>0.032075390218557</text:p>
          </table:table-cell>
          <table:table-cell office:value-type="float" office:value="0.00997806000666282" calcext:value-type="float">
            <text:p>0.009978060006663</text:p>
          </table:table-cell>
          <table:table-cell office:value-type="float" office:value="-0.156467527335508" calcext:value-type="float">
            <text:p>-0.1564675273355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88310210348479" calcext:value-type="float">
            <text:p>5.88310210348479</text:p>
          </table:table-cell>
          <table:table-cell table:style-name="ce1" office:value-type="float" office:value="0.0000000000194473319311386" calcext:value-type="float">
            <text:p>1.94E-11</text:p>
          </table:table-cell>
          <table:table-cell table:style-name="ce1" office:value-type="float" office:value="-0.0000000000194473319311386" calcext:value-type="float">
            <text:p>-1.94E-11</text:p>
          </table:table-cell>
          <table:table-cell office:value-type="float" office:value="2177.82506457428" calcext:value-type="float">
            <text:p>2177.82506457428</text:p>
          </table:table-cell>
          <table:table-cell office:value-type="float" office:value="5.75207868891228" calcext:value-type="float">
            <text:p>5.75207868891228</text:p>
          </table:table-cell>
          <table:table-cell office:value-type="float" office:value="125932.030363593" calcext:value-type="float">
            <text:p>125932.030363593</text:p>
          </table:table-cell>
          <table:table-cell office:value-type="float" office:value="68626.9244092674" calcext:value-type="float">
            <text:p>68626.92440926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9831526136024" calcext:value-type="float">
            <text:p>16.9831526136024</text:p>
          </table:table-cell>
          <table:table-cell table:style-name="ce1" office:value-type="float" office:value="0.00000000681860956953868" calcext:value-type="float">
            <text:p>6.82E-09</text:p>
          </table:table-cell>
          <table:table-cell table:style-name="ce1" office:value-type="float" office:value="-0.00000000681860956953868" calcext:value-type="float">
            <text:p>-6.82E-09</text:p>
          </table:table-cell>
          <table:table-cell office:value-type="float" office:value="4.97553359092956" calcext:value-type="float">
            <text:p>4.97553359092956</text:p>
          </table:table-cell>
          <table:table-cell office:value-type="float" office:value="-0.374904224583598" calcext:value-type="float">
            <text:p>-0.374904224583598</text:p>
          </table:table-cell>
          <table:table-cell office:value-type="float" office:value="19.0652918359368" calcext:value-type="float">
            <text:p>19.0652918359368</text:p>
          </table:table-cell>
          <table:table-cell office:value-type="float" office:value="9.55448657893235" calcext:value-type="float">
            <text:p>9.554486578932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71782346693507" calcext:value-type="float">
            <text:p>7.71782346693507</text:p>
          </table:table-cell>
          <table:table-cell office:value-type="float" office:value="17.8466088127882" calcext:value-type="float">
            <text:p>17.8466088127882</text:p>
          </table:table-cell>
          <table:table-cell office:value-type="float" office:value="0.734822438391857" calcext:value-type="float">
            <text:p>0.734822438391857</text:p>
          </table:table-cell>
          <table:table-cell office:value-type="float" office:value="2.02256496820517" calcext:value-type="float">
            <text:p>2.02256496820517</text:p>
          </table:table-cell>
          <table:table-cell office:value-type="float" office:value="4.16896869077401" calcext:value-type="float">
            <text:p>4.16896869077401</text:p>
          </table:table-cell>
          <table:table-cell office:value-type="float" office:value="101728.902719692" calcext:value-type="float">
            <text:p>101728.902719692</text:p>
          </table:table-cell>
          <table:table-cell office:value-type="float" office:value="-48.0438380937097" calcext:value-type="float">
            <text:p>-48.04383809370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6793164327511" calcext:value-type="float">
            <text:p>19.6793164327511</text:p>
          </table:table-cell>
          <table:table-cell table:style-name="ce1" office:value-type="float" office:value="0.00000000102021850191779" calcext:value-type="float">
            <text:p>1.02E-09</text:p>
          </table:table-cell>
          <table:table-cell table:style-name="ce1" office:value-type="float" office:value="-0.00000000102021850191779" calcext:value-type="float">
            <text:p>-1.02E-09</text:p>
          </table:table-cell>
          <table:table-cell office:value-type="float" office:value="22.6238683587844" calcext:value-type="float">
            <text:p>22.6238683587844</text:p>
          </table:table-cell>
          <table:table-cell office:value-type="float" office:value="-0.328574249803785" calcext:value-type="float">
            <text:p>-0.328574249803785</text:p>
          </table:table-cell>
          <table:table-cell office:value-type="float" office:value="55.0336340858461" calcext:value-type="float">
            <text:p>55.0336340858461</text:p>
          </table:table-cell>
          <table:table-cell office:value-type="float" office:value="33.1239125933193" calcext:value-type="float">
            <text:p>33.12391259331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27166412985194" calcext:value-type="float">
            <text:p>8.27166412985194</text:p>
          </table:table-cell>
          <table:table-cell office:value-type="float" office:value="17.5785774689179" calcext:value-type="float">
            <text:p>17.5785774689179</text:p>
          </table:table-cell>
          <table:table-cell office:value-type="float" office:value="494864327.803082" calcext:value-type="float">
            <text:p>494864327.803082</text:p>
          </table:table-cell>
          <table:table-cell office:value-type="float" office:value="4.4038795975835" calcext:value-type="float">
            <text:p>4.4038795975835</text:p>
          </table:table-cell>
          <table:table-cell office:value-type="float" office:value="5.61746652233552" calcext:value-type="float">
            <text:p>5.61746652233552</text:p>
          </table:table-cell>
          <table:table-cell office:value-type="float" office:value="96121.0674298028" calcext:value-type="float">
            <text:p>96121.0674298028</text:p>
          </table:table-cell>
          <table:table-cell office:value-type="float" office:value="193.401733029501" calcext:value-type="float">
            <text:p>193.4017330295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99600697861952" calcext:value-type="float">
            <text:p>8.99600697861952</text:p>
          </table:table-cell>
          <table:table-cell office:value-type="float" office:value="0.697402868276676" calcext:value-type="float">
            <text:p>0.697402868276676</text:p>
          </table:table-cell>
          <table:table-cell office:value-type="float" office:value="6.97402868276676" calcext:value-type="float">
            <text:p>6.97402868276676</text:p>
          </table:table-cell>
          <table:table-cell office:value-type="float" office:value="0.0130965155733378" calcext:value-type="float">
            <text:p>0.013096515573338</text:p>
          </table:table-cell>
          <table:table-cell office:value-type="float" office:value="-0.00510189627288703" calcext:value-type="float">
            <text:p>-0.005101896272887</text:p>
          </table:table-cell>
          <table:table-cell office:value-type="float" office:value="2.24793487448435" calcext:value-type="float">
            <text:p>2.24793487448435</text:p>
          </table:table-cell>
          <table:table-cell office:value-type="float" office:value="-5.10822523095442" calcext:value-type="float">
            <text:p>-5.108225230954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55064056541839" calcext:value-type="float">
            <text:p>1.55064056541839</text:p>
          </table:table-cell>
          <table:table-cell table:style-name="ce1" office:value-type="float" office:value="0.0000000000173846893424737" calcext:value-type="float">
            <text:p>1.74E-11</text:p>
          </table:table-cell>
          <table:table-cell office:value-type="float" office:value="0.00155926034916064" calcext:value-type="float">
            <text:p>0.001559260349161</text:p>
          </table:table-cell>
          <table:table-cell office:value-type="float" office:value="380.00743006595" calcext:value-type="float">
            <text:p>380.00743006595</text:p>
          </table:table-cell>
          <table:table-cell office:value-type="float" office:value="0.38537620302774" calcext:value-type="float">
            <text:p>0.38537620302774</text:p>
          </table:table-cell>
          <table:table-cell office:value-type="float" office:value="1901442.47298004" calcext:value-type="float">
            <text:p>1901442.47298004</text:p>
          </table:table-cell>
          <table:table-cell office:value-type="float" office:value="6089.65258785324" calcext:value-type="float">
            <text:p>6089.652587853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44057437095491" calcext:value-type="float">
            <text:p>8.44057437095491</text:p>
          </table:table-cell>
          <table:table-cell office:value-type="float" office:value="17.2988752705033" calcext:value-type="float">
            <text:p>17.2988752705033</text:p>
          </table:table-cell>
          <table:table-cell office:value-type="float" office:value="0.676764855848859" calcext:value-type="float">
            <text:p>0.676764855848859</text:p>
          </table:table-cell>
          <table:table-cell office:value-type="float" office:value="-4.96435851019882" calcext:value-type="float">
            <text:p>-4.96435851019882</text:p>
          </table:table-cell>
          <table:table-cell office:value-type="float" office:value="2.50533436811022" calcext:value-type="float">
            <text:p>2.50533436811022</text:p>
          </table:table-cell>
          <table:table-cell office:value-type="float" office:value="88247.9464517189" calcext:value-type="float">
            <text:p>88247.9464517189</text:p>
          </table:table-cell>
          <table:table-cell office:value-type="float" office:value="59.2086172649666" calcext:value-type="float">
            <text:p>59.20861726496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78469103142805" calcext:value-type="float">
            <text:p>1.78469103142805</text:p>
          </table:table-cell>
          <table:table-cell table:style-name="ce1" office:value-type="float" office:value="0.00000000522214796806015" calcext:value-type="float">
            <text:p>5.22E-09</text:p>
          </table:table-cell>
          <table:table-cell table:style-name="ce1" office:value-type="float" office:value="-0.00000000522214796806015" calcext:value-type="float">
            <text:p>-5.22E-09</text:p>
          </table:table-cell>
          <table:table-cell office:value-type="float" office:value="1.3700373349774" calcext:value-type="float">
            <text:p>1.3700373349774</text:p>
          </table:table-cell>
          <table:table-cell office:value-type="float" office:value="0.0874824119713838" calcext:value-type="float">
            <text:p>0.087482411971384</text:p>
          </table:table-cell>
          <table:table-cell office:value-type="float" office:value="2318.15968143146" calcext:value-type="float">
            <text:p>2318.15968143146</text:p>
          </table:table-cell>
          <table:table-cell office:value-type="float" office:value="1153.70354059944" calcext:value-type="float">
            <text:p>1153.703540599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.14344592476135" calcext:value-type="float">
            <text:p>9.14344592476135</text:p>
          </table:table-cell>
          <table:table-cell table:style-name="ce1" office:value-type="float" office:value="0.0000000012152513322361" calcext:value-type="float">
            <text:p>1.22E-09</text:p>
          </table:table-cell>
          <table:table-cell table:style-name="ce1" office:value-type="float" office:value="-0.0000000012152513322361" calcext:value-type="float">
            <text:p>-1.22E-09</text:p>
          </table:table-cell>
          <table:table-cell office:value-type="float" office:value="0.470880660538" calcext:value-type="float">
            <text:p>0.470880660538</text:p>
          </table:table-cell>
          <table:table-cell office:value-type="float" office:value="0.00301868482735775" calcext:value-type="float">
            <text:p>0.003018684827358</text:p>
          </table:table-cell>
          <table:table-cell office:value-type="float" office:value="9.10662788547959" calcext:value-type="float">
            <text:p>9.10662788547959</text:p>
          </table:table-cell>
          <table:table-cell office:value-type="float" office:value="4.52852355504524" calcext:value-type="float">
            <text:p>4.528523555045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.6955068812059" calcext:value-type="float">
            <text:p>18.6955068812059</text:p>
          </table:table-cell>
          <table:table-cell office:value-type="float" office:value="0.936206313407537" calcext:value-type="float">
            <text:p>0.936206313407537</text:p>
          </table:table-cell>
          <table:table-cell office:value-type="float" office:value="1.1797902105906" calcext:value-type="float">
            <text:p>1.1797902105906</text:p>
          </table:table-cell>
          <table:table-cell office:value-type="float" office:value="0.220361316923315" calcext:value-type="float">
            <text:p>0.220361316923315</text:p>
          </table:table-cell>
          <table:table-cell office:value-type="float" office:value="-0.0391748531710453" calcext:value-type="float">
            <text:p>-0.039174853171045</text:p>
          </table:table-cell>
          <table:table-cell office:value-type="float" office:value="7.53235650348073" calcext:value-type="float">
            <text:p>7.53235650348073</text:p>
          </table:table-cell>
          <table:table-cell office:value-type="float" office:value="-9.47033160233164" calcext:value-type="float">
            <text:p>-9.470331602331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.1960893972016" calcext:value-type="float">
            <text:p>12.1960893972016</text:p>
          </table:table-cell>
          <table:table-cell office:value-type="float" office:value="1.048826015302" calcext:value-type="float">
            <text:p>1.048826015302</text:p>
          </table:table-cell>
          <table:table-cell office:value-type="float" office:value="10.4882602065565" calcext:value-type="float">
            <text:p>10.4882602065565</text:p>
          </table:table-cell>
          <table:table-cell office:value-type="float" office:value="0.0456448465165416" calcext:value-type="float">
            <text:p>0.045644846516542</text:p>
          </table:table-cell>
          <table:table-cell office:value-type="float" office:value="-0.00819350224760595" calcext:value-type="float">
            <text:p>-0.008193502247606</text:p>
          </table:table-cell>
          <table:table-cell office:value-type="float" office:value="9.52261285691001" calcext:value-type="float">
            <text:p>9.52261285691001</text:p>
          </table:table-cell>
          <table:table-cell office:value-type="float" office:value="-9.75667339955252" calcext:value-type="float">
            <text:p>-9.756673399552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.06536629926058" calcext:value-type="float">
            <text:p>9.06536629926058</text:p>
          </table:table-cell>
          <table:table-cell office:value-type="float" office:value="15.5680335759709" calcext:value-type="float">
            <text:p>15.5680335759709</text:p>
          </table:table-cell>
          <table:table-cell office:value-type="float" office:value="0.628462386598385" calcext:value-type="float">
            <text:p>0.628462386598385</text:p>
          </table:table-cell>
          <table:table-cell office:value-type="float" office:value="-1.98070051141825" calcext:value-type="float">
            <text:p>-1.98070051141825</text:p>
          </table:table-cell>
          <table:table-cell office:value-type="float" office:value="2.20353285857641" calcext:value-type="float">
            <text:p>2.20353285857641</text:p>
          </table:table-cell>
          <table:table-cell office:value-type="float" office:value="58186.5201683215" calcext:value-type="float">
            <text:p>58186.5201683215</text:p>
          </table:table-cell>
          <table:table-cell office:value-type="float" office:value="131.184917602542" calcext:value-type="float">
            <text:p>131.1849176025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.6065256188145" calcext:value-type="float">
            <text:p>15.6065256188145</text:p>
          </table:table-cell>
          <table:table-cell table:style-name="ce1" office:value-type="float" office:value="0.0000000000189609352425852" calcext:value-type="float">
            <text:p>1.90E-11</text:p>
          </table:table-cell>
          <table:table-cell table:style-name="ce1" office:value-type="float" office:value="-0.0000000000189609352425852" calcext:value-type="float">
            <text:p>-1.90E-11</text:p>
          </table:table-cell>
          <table:table-cell office:value-type="float" office:value="354.853502365258" calcext:value-type="float">
            <text:p>354.853502365258</text:p>
          </table:table-cell>
          <table:table-cell office:value-type="float" office:value="1.58425501289552" calcext:value-type="float">
            <text:p>1.58425501289552</text:p>
          </table:table-cell>
          <table:table-cell office:value-type="float" office:value="2497.71266847795" calcext:value-type="float">
            <text:p>2497.71266847795</text:p>
          </table:table-cell>
          <table:table-cell office:value-type="float" office:value="1261.45462827198" calcext:value-type="float">
            <text:p>1261.454628271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24254041535532" calcext:value-type="float">
            <text:p>6.24254041535532</text:p>
          </table:table-cell>
          <table:table-cell office:value-type="float" office:value="0.657095977934842" calcext:value-type="float">
            <text:p>0.657095977934842</text:p>
          </table:table-cell>
          <table:table-cell office:value-type="float" office:value="6.57095977398558" calcext:value-type="float">
            <text:p>6.57095977398558</text:p>
          </table:table-cell>
          <table:table-cell office:value-type="float" office:value="-0.0030220747323987" calcext:value-type="float">
            <text:p>-0.003022074732399</text:p>
          </table:table-cell>
          <table:table-cell office:value-type="float" office:value="-0.000119430591936979" calcext:value-type="float">
            <text:p>-0.000119430591937</text:p>
          </table:table-cell>
          <table:table-cell office:value-type="float" office:value="2.73380640349854" calcext:value-type="float">
            <text:p>2.73380640349854</text:p>
          </table:table-cell>
          <table:table-cell office:value-type="float" office:value="-6.76332655032017" calcext:value-type="float">
            <text:p>-6.763326550320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.3922835021554" calcext:value-type="float">
            <text:p>17.3922835021554</text:p>
          </table:table-cell>
          <table:table-cell office:value-type="float" office:value="1.01449789812979" calcext:value-type="float">
            <text:p>1.01449789812979</text:p>
          </table:table-cell>
          <table:table-cell office:value-type="float" office:value="10.1449789936344" calcext:value-type="float">
            <text:p>10.1449789936344</text:p>
          </table:table-cell>
          <table:table-cell office:value-type="float" office:value="0.204533867063025" calcext:value-type="float">
            <text:p>0.204533867063025</text:p>
          </table:table-cell>
          <table:table-cell office:value-type="float" office:value="-0.0307863305237781" calcext:value-type="float">
            <text:p>-0.030786330523778</text:p>
          </table:table-cell>
          <table:table-cell office:value-type="float" office:value="8.66158985371099" calcext:value-type="float">
            <text:p>8.66158985371099</text:p>
          </table:table-cell>
          <table:table-cell office:value-type="float" office:value="-9.44500416111393" calcext:value-type="float">
            <text:p>-9.445004161113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.6701910073928" calcext:value-type="float">
            <text:p>14.6701910073928</text:p>
          </table:table-cell>
          <table:table-cell office:value-type="float" office:value="0.320484624041298" calcext:value-type="float">
            <text:p>0.320484624041298</text:p>
          </table:table-cell>
          <table:table-cell office:value-type="float" office:value="0.499999999998215" calcext:value-type="float">
            <text:p>0.499999999998215</text:p>
          </table:table-cell>
          <table:table-cell office:value-type="float" office:value="0.560314387691687" calcext:value-type="float">
            <text:p>0.560314387691687</text:p>
          </table:table-cell>
          <table:table-cell office:value-type="float" office:value="4.13088314630509" calcext:value-type="float">
            <text:p>4.13088314630509</text:p>
          </table:table-cell>
          <table:table-cell office:value-type="float" office:value="-29.5976121019751" calcext:value-type="float">
            <text:p>-29.5976121019751</text:p>
          </table:table-cell>
          <table:table-cell office:value-type="float" office:value="288.062984217248" calcext:value-type="float">
            <text:p>288.0629842172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69620806895905" calcext:value-type="float">
            <text:p>3.69620806895905</text:p>
          </table:table-cell>
          <table:table-cell office:value-type="float" office:value="16.9496931460521" calcext:value-type="float">
            <text:p>16.9496931460521</text:p>
          </table:table-cell>
          <table:table-cell office:value-type="float" office:value="2.66511807110388" calcext:value-type="float">
            <text:p>2.66511807110388</text:p>
          </table:table-cell>
          <table:table-cell office:value-type="float" office:value="97.5062636297854" calcext:value-type="float">
            <text:p>97.5062636297854</text:p>
          </table:table-cell>
          <table:table-cell office:value-type="float" office:value="-0.262606348485005" calcext:value-type="float">
            <text:p>-0.262606348485005</text:p>
          </table:table-cell>
          <table:table-cell office:value-type="float" office:value="115468.193218183" calcext:value-type="float">
            <text:p>115468.193218183</text:p>
          </table:table-cell>
          <table:table-cell office:value-type="float" office:value="-663.275999275969" calcext:value-type="float">
            <text:p>-663.2759992759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.9000387912722" calcext:value-type="float">
            <text:p>24.9000387912722</text:p>
          </table:table-cell>
          <table:table-cell office:value-type="float" office:value="0.702025319008291" calcext:value-type="float">
            <text:p>0.702025319008291</text:p>
          </table:table-cell>
          <table:table-cell office:value-type="float" office:value="0.992967678483989" calcext:value-type="float">
            <text:p>0.992967678483989</text:p>
          </table:table-cell>
          <table:table-cell office:value-type="float" office:value="0.116461873597376" calcext:value-type="float">
            <text:p>0.116461873597376</text:p>
          </table:table-cell>
          <table:table-cell office:value-type="float" office:value="0.0497583171462643" calcext:value-type="float">
            <text:p>0.049758317146264</text:p>
          </table:table-cell>
          <table:table-cell office:value-type="float" office:value="0.408351068390335" calcext:value-type="float">
            <text:p>0.408351068390335</text:p>
          </table:table-cell>
          <table:table-cell office:value-type="float" office:value="-0.91498623266889" calcext:value-type="float">
            <text:p>-0.914986232668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.6644714153403" calcext:value-type="float">
            <text:p>18.6644714153403</text:p>
          </table:table-cell>
          <table:table-cell office:value-type="float" office:value="28.5989505798698" calcext:value-type="float">
            <text:p>28.5989505798698</text:p>
          </table:table-cell>
          <table:table-cell office:value-type="float" office:value="2638134.82475217" calcext:value-type="float">
            <text:p>2638134.82475217</text:p>
          </table:table-cell>
          <table:table-cell office:value-type="float" office:value="-0.019000775188644" calcext:value-type="float">
            <text:p>-0.019000775188644</text:p>
          </table:table-cell>
          <table:table-cell office:value-type="float" office:value="44576894865112.4" calcext:value-type="float">
            <text:p>44576894865112.4</text:p>
          </table:table-cell>
          <table:table-cell office:value-type="float" office:value="660899.83998365" calcext:value-type="float">
            <text:p>660899.83998365</text:p>
          </table:table-cell>
          <table:table-cell office:value-type="float" office:value="1.59632889109426E+015" calcext:value-type="float">
            <text:p>1.59632889109426E+0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.0310197989259" calcext:value-type="float">
            <text:p>14.0310197989259</text:p>
          </table:table-cell>
          <table:table-cell office:value-type="float" office:value="0.959236063706793" calcext:value-type="float">
            <text:p>0.959236063706793</text:p>
          </table:table-cell>
          <table:table-cell office:value-type="float" office:value="3.50687125037949" calcext:value-type="float">
            <text:p>3.50687125037949</text:p>
          </table:table-cell>
          <table:table-cell office:value-type="float" office:value="0.0577309309119271" calcext:value-type="float">
            <text:p>0.057730930911927</text:p>
          </table:table-cell>
          <table:table-cell office:value-type="float" office:value="-0.0371567716136189" calcext:value-type="float">
            <text:p>-0.037156771613619</text:p>
          </table:table-cell>
          <table:table-cell office:value-type="float" office:value="0.997369001210053" calcext:value-type="float">
            <text:p>0.997369001210053</text:p>
          </table:table-cell>
          <table:table-cell office:value-type="float" office:value="-1.93727579368682" calcext:value-type="float">
            <text:p>-1.937275793686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13979322809223" calcext:value-type="float">
            <text:p>2.13979322809223</text:p>
          </table:table-cell>
          <table:table-cell table:style-name="ce1" office:value-type="float" office:value="0.0000000000184820857755425" calcext:value-type="float">
            <text:p>1.85E-11</text:p>
          </table:table-cell>
          <table:table-cell table:style-name="ce1" office:value-type="float" office:value="0.000000463974489690826" calcext:value-type="float">
            <text:p>4.64E-07</text:p>
          </table:table-cell>
          <table:table-cell office:value-type="float" office:value="-1.51358460913385" calcext:value-type="float">
            <text:p>-1.51358460913385</text:p>
          </table:table-cell>
          <table:table-cell office:value-type="float" office:value="0.00583436058156393" calcext:value-type="float">
            <text:p>0.005834360581564</text:p>
          </table:table-cell>
          <table:table-cell office:value-type="float" office:value="66341.1668421777" calcext:value-type="float">
            <text:p>66341.1668421777</text:p>
          </table:table-cell>
          <table:table-cell office:value-type="float" office:value="-515.1471674903" calcext:value-type="float">
            <text:p>-515.14716749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.8688505859305" calcext:value-type="float">
            <text:p>10.8688505859305</text:p>
          </table:table-cell>
          <table:table-cell table:style-name="ce1" office:value-type="float" office:value="0.0000000105191548573607" calcext:value-type="float">
            <text:p>1.05E-08</text:p>
          </table:table-cell>
          <table:table-cell table:style-name="ce1" office:value-type="float" office:value="-0.0000000105191548573607" calcext:value-type="float">
            <text:p>-1.05E-08</text:p>
          </table:table-cell>
          <table:table-cell office:value-type="float" office:value="720.213360151196" calcext:value-type="float">
            <text:p>720.213360151196</text:p>
          </table:table-cell>
          <table:table-cell office:value-type="float" office:value="8.36501021029354" calcext:value-type="float">
            <text:p>8.36501021029354</text:p>
          </table:table-cell>
          <table:table-cell office:value-type="float" office:value="11469.095951638" calcext:value-type="float">
            <text:p>11469.095951638</text:p>
          </table:table-cell>
          <table:table-cell office:value-type="float" office:value="5229.87751722244" calcext:value-type="float">
            <text:p>5229.877517222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9476454928628" calcext:value-type="float">
            <text:p>11.9476454928628</text:p>
          </table:table-cell>
          <table:table-cell table:style-name="ce1" office:value-type="float" office:value="0.0000000000108345042525029" calcext:value-type="float">
            <text:p>1.08E-11</text:p>
          </table:table-cell>
          <table:table-cell table:style-name="ce1" office:value-type="float" office:value="-0.0000000000108345042525029" calcext:value-type="float">
            <text:p>-1.08E-11</text:p>
          </table:table-cell>
          <table:table-cell office:value-type="float" office:value="0.79359434907188" calcext:value-type="float">
            <text:p>0.79359434907188</text:p>
          </table:table-cell>
          <table:table-cell office:value-type="float" office:value="-0.0743183511318766" calcext:value-type="float">
            <text:p>-0.074318351131877</text:p>
          </table:table-cell>
          <table:table-cell office:value-type="float" office:value="7.16140880051919" calcext:value-type="float">
            <text:p>7.16140880051919</text:p>
          </table:table-cell>
          <table:table-cell office:value-type="float" office:value="0.689677744698945" calcext:value-type="float">
            <text:p>0.6896777446989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28992551153253" calcext:value-type="float">
            <text:p>4.28992551153253</text:p>
          </table:table-cell>
          <table:table-cell office:value-type="float" office:value="27.5446127077713" calcext:value-type="float">
            <text:p>27.5446127077713</text:p>
          </table:table-cell>
          <table:table-cell office:value-type="float" office:value="1262166742.21816" calcext:value-type="float">
            <text:p>1262166742.21816</text:p>
          </table:table-cell>
          <table:table-cell office:value-type="float" office:value="-13.297372659082" calcext:value-type="float">
            <text:p>-13.297372659082</text:p>
          </table:table-cell>
          <table:table-cell office:value-type="float" office:value="5.90579819817184" calcext:value-type="float">
            <text:p>5.90579819817184</text:p>
          </table:table-cell>
          <table:table-cell office:value-type="float" office:value="571611.216558871" calcext:value-type="float">
            <text:p>571611.216558871</text:p>
          </table:table-cell>
          <table:table-cell office:value-type="float" office:value="269.399451298775" calcext:value-type="float">
            <text:p>269.3994512987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70913934764449" calcext:value-type="float">
            <text:p>2.70913934764449</text:p>
          </table:table-cell>
          <table:table-cell office:value-type="float" office:value="0.769537993703677" calcext:value-type="float">
            <text:p>0.769537993703677</text:p>
          </table:table-cell>
          <table:table-cell office:value-type="float" office:value="7.6953798910522" calcext:value-type="float">
            <text:p>7.6953798910522</text:p>
          </table:table-cell>
          <table:table-cell office:value-type="float" office:value="-0.000319933637278622" calcext:value-type="float">
            <text:p>-0.000319933637279</text:p>
          </table:table-cell>
          <table:table-cell table:style-name="ce1" office:value-type="float" office:value="-0.000051580650327993" calcext:value-type="float">
            <text:p>-5.16E-05</text:p>
          </table:table-cell>
          <table:table-cell office:value-type="float" office:value="4.99488799447337" calcext:value-type="float">
            <text:p>4.99488799447337</text:p>
          </table:table-cell>
          <table:table-cell office:value-type="float" office:value="-9.02681065105894" calcext:value-type="float">
            <text:p>-9.026810651058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69865208873065" calcext:value-type="float">
            <text:p>8.69865208873065</text:p>
          </table:table-cell>
          <table:table-cell office:value-type="float" office:value="32798.9497915223" calcext:value-type="float">
            <text:p>32798.9497915223</text:p>
          </table:table-cell>
          <table:table-cell office:value-type="float" office:value="922506396.019321" calcext:value-type="float">
            <text:p>922506396.019321</text:p>
          </table:table-cell>
          <table:table-cell office:value-type="float" office:value="386421042254101" calcext:value-type="float">
            <text:p>386421042254101</text:p>
          </table:table-cell>
          <table:table-cell office:value-type="float" office:value="171764070629611" calcext:value-type="float">
            <text:p>171764070629611</text:p>
          </table:table-cell>
          <table:table-cell table:style-name="ce1" office:value-type="float" office:value="1.23867252817175E+018" calcext:value-type="float">
            <text:p>1.24E+18</text:p>
          </table:table-cell>
          <table:table-cell table:style-name="ce1" office:value-type="float" office:value="3.6151732716622E+016" calcext:value-type="float">
            <text:p>3.62E+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28736796248077" calcext:value-type="float">
            <text:p>8.28736796248077</text:p>
          </table:table-cell>
          <table:table-cell table:style-name="ce1" office:value-type="float" office:value="0.0000000000170767042349013" calcext:value-type="float">
            <text:p>1.71E-11</text:p>
          </table:table-cell>
          <table:table-cell table:style-name="ce1" office:value-type="float" office:value="-0.0000000000170767042349013" calcext:value-type="float">
            <text:p>-1.71E-11</text:p>
          </table:table-cell>
          <table:table-cell office:value-type="float" office:value="2044.45318307419" calcext:value-type="float">
            <text:p>2044.45318307419</text:p>
          </table:table-cell>
          <table:table-cell office:value-type="float" office:value="2.8921158857068" calcext:value-type="float">
            <text:p>2.8921158857068</text:p>
          </table:table-cell>
          <table:table-cell office:value-type="float" office:value="30737.4130733674" calcext:value-type="float">
            <text:p>30737.4130733674</text:p>
          </table:table-cell>
          <table:table-cell office:value-type="float" office:value="28641.3145965057" calcext:value-type="float">
            <text:p>28641.31459650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5100532439523" calcext:value-type="float">
            <text:p>11.5100532439523</text:p>
          </table:table-cell>
          <table:table-cell office:value-type="float" office:value="0.932538731231511" calcext:value-type="float">
            <text:p>0.932538731231511</text:p>
          </table:table-cell>
          <table:table-cell office:value-type="float" office:value="0.00471995233469554" calcext:value-type="float">
            <text:p>0.004719952334696</text:p>
          </table:table-cell>
          <table:table-cell office:value-type="float" office:value="0.0801461709176439" calcext:value-type="float">
            <text:p>0.080146170917644</text:p>
          </table:table-cell>
          <table:table-cell office:value-type="float" office:value="-0.0160468000419521" calcext:value-type="float">
            <text:p>-0.016046800041952</text:p>
          </table:table-cell>
          <table:table-cell office:value-type="float" office:value="8.05224693720673" calcext:value-type="float">
            <text:p>8.05224693720673</text:p>
          </table:table-cell>
          <table:table-cell office:value-type="float" office:value="-10.1290387665201" calcext:value-type="float">
            <text:p>-10.12903876652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87396410651237" calcext:value-type="float">
            <text:p>8.87396410651237</text:p>
          </table:table-cell>
          <table:table-cell table:style-name="ce1" office:value-type="float" office:value="0.00000000397836690317733" calcext:value-type="float">
            <text:p>3.98E-09</text:p>
          </table:table-cell>
          <table:table-cell table:style-name="ce1" office:value-type="float" office:value="-0.00000000397836690317733" calcext:value-type="float">
            <text:p>-3.98E-09</text:p>
          </table:table-cell>
          <table:table-cell office:value-type="float" office:value="884.056224465345" calcext:value-type="float">
            <text:p>884.056224465345</text:p>
          </table:table-cell>
          <table:table-cell office:value-type="float" office:value="1.02168350425886" calcext:value-type="float">
            <text:p>1.02168350425886</text:p>
          </table:table-cell>
          <table:table-cell office:value-type="float" office:value="5735.9970996095" calcext:value-type="float">
            <text:p>5735.9970996095</text:p>
          </table:table-cell>
          <table:table-cell office:value-type="float" office:value="8050.1900362894" calcext:value-type="float">
            <text:p>8050.19003628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.9120476649769" calcext:value-type="float">
            <text:p>26.9120476649769</text:p>
          </table:table-cell>
          <table:table-cell office:value-type="float" office:value="1.02373260617649" calcext:value-type="float">
            <text:p>1.02373260617649</text:p>
          </table:table-cell>
          <table:table-cell office:value-type="float" office:value="12.4392286426593" calcext:value-type="float">
            <text:p>12.4392286426593</text:p>
          </table:table-cell>
          <table:table-cell office:value-type="float" office:value="0.0863359025277553" calcext:value-type="float">
            <text:p>0.086335902527755</text:p>
          </table:table-cell>
          <table:table-cell office:value-type="float" office:value="-0.0675915241865935" calcext:value-type="float">
            <text:p>-0.067591524186594</text:p>
          </table:table-cell>
          <table:table-cell office:value-type="float" office:value="1.13607233687249" calcext:value-type="float">
            <text:p>1.13607233687249</text:p>
          </table:table-cell>
          <table:table-cell office:value-type="float" office:value="-2.1255786695694" calcext:value-type="float">
            <text:p>-2.12557866956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.61167177542221" calcext:value-type="float">
            <text:p>5.61167177542221</text:p>
          </table:table-cell>
          <table:table-cell office:value-type="float" office:value="17.9810749785442" calcext:value-type="float">
            <text:p>17.9810749785442</text:p>
          </table:table-cell>
          <table:table-cell office:value-type="float" office:value="0.908260626816224" calcext:value-type="float">
            <text:p>0.908260626816224</text:p>
          </table:table-cell>
          <table:table-cell office:value-type="float" office:value="-0.467893418028844" calcext:value-type="float">
            <text:p>-0.467893418028844</text:p>
          </table:table-cell>
          <table:table-cell office:value-type="float" office:value="0.789468335668459" calcext:value-type="float">
            <text:p>0.789468335668459</text:p>
          </table:table-cell>
          <table:table-cell office:value-type="float" office:value="104302.50050492" calcext:value-type="float">
            <text:p>104302.50050492</text:p>
          </table:table-cell>
          <table:table-cell office:value-type="float" office:value="-253.98711097329" calcext:value-type="float">
            <text:p>-253.987110973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98226676558226" calcext:value-type="float">
            <text:p>9.98226676558226</text:p>
          </table:table-cell>
          <table:table-cell table:style-name="ce1" office:value-type="float" office:value="0.0000000000169157691697831" calcext:value-type="float">
            <text:p>1.69E-11</text:p>
          </table:table-cell>
          <table:table-cell table:style-name="ce1" office:value-type="float" office:value="-0.0000000000169157691697831" calcext:value-type="float">
            <text:p>-1.69E-11</text:p>
          </table:table-cell>
          <table:table-cell office:value-type="float" office:value="430.73356576509" calcext:value-type="float">
            <text:p>430.73356576509</text:p>
          </table:table-cell>
          <table:table-cell office:value-type="float" office:value="1.29390022126979" calcext:value-type="float">
            <text:p>1.29390022126979</text:p>
          </table:table-cell>
          <table:table-cell office:value-type="float" office:value="3625.73222983492" calcext:value-type="float">
            <text:p>3625.73222983492</text:p>
          </table:table-cell>
          <table:table-cell office:value-type="float" office:value="3638.493846677" calcext:value-type="float">
            <text:p>3638.4938466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3574409597041" calcext:value-type="float">
            <text:p>17.3574409597041</text:p>
          </table:table-cell>
          <table:table-cell office:value-type="float" office:value="0.544264965891286" calcext:value-type="float">
            <text:p>0.544264965891286</text:p>
          </table:table-cell>
          <table:table-cell office:value-type="float" office:value="5.44264965815558" calcext:value-type="float">
            <text:p>5.44264965815558</text:p>
          </table:table-cell>
          <table:table-cell office:value-type="float" office:value="-0.0330356493897989" calcext:value-type="float">
            <text:p>-0.033035649389799</text:p>
          </table:table-cell>
          <table:table-cell office:value-type="float" office:value="-0.0120112709807495" calcext:value-type="float">
            <text:p>-0.01201127098075</text:p>
          </table:table-cell>
          <table:table-cell office:value-type="float" office:value="2.78444602582635" calcext:value-type="float">
            <text:p>2.78444602582635</text:p>
          </table:table-cell>
          <table:table-cell office:value-type="float" office:value="-9.69601203671761" calcext:value-type="float">
            <text:p>-9.696012036717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11209376947274" calcext:value-type="float">
            <text:p>9.11209376947274</text:p>
          </table:table-cell>
          <table:table-cell office:value-type="float" office:value="0.583570804246111" calcext:value-type="float">
            <text:p>0.583570804246111</text:p>
          </table:table-cell>
          <table:table-cell office:value-type="float" office:value="1.23570163527946" calcext:value-type="float">
            <text:p>1.23570163527946</text:p>
          </table:table-cell>
          <table:table-cell office:value-type="float" office:value="0.00441948207107249" calcext:value-type="float">
            <text:p>0.004419482071073</text:p>
          </table:table-cell>
          <table:table-cell office:value-type="float" office:value="0.0184769546010605" calcext:value-type="float">
            <text:p>0.018476954601061</text:p>
          </table:table-cell>
          <table:table-cell office:value-type="float" office:value="0.146364001756001" calcext:value-type="float">
            <text:p>0.146364001756001</text:p>
          </table:table-cell>
          <table:table-cell office:value-type="float" office:value="-0.554071492183121" calcext:value-type="float">
            <text:p>-0.5540714921831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.77604691132219" calcext:value-type="float">
            <text:p>8.77604691132219</text:p>
          </table:table-cell>
          <table:table-cell office:value-type="float" office:value="0.43769903632946" calcext:value-type="float">
            <text:p>0.43769903632946</text:p>
          </table:table-cell>
          <table:table-cell office:value-type="float" office:value="4.37699036243648" calcext:value-type="float">
            <text:p>4.37699036243648</text:p>
          </table:table-cell>
          <table:table-cell office:value-type="float" office:value="-0.00920005400058275" calcext:value-type="float">
            <text:p>-0.009200054000583</text:p>
          </table:table-cell>
          <table:table-cell office:value-type="float" office:value="-0.00478802427192524" calcext:value-type="float">
            <text:p>-0.004788024271925</text:p>
          </table:table-cell>
          <table:table-cell office:value-type="float" office:value="6.49975455558452" calcext:value-type="float">
            <text:p>6.49975455558452</text:p>
          </table:table-cell>
          <table:table-cell office:value-type="float" office:value="-34.1186052424886" calcext:value-type="float">
            <text:p>-34.118605242488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84718088055307" calcext:value-type="float">
            <text:p>0.984718088055307</text:p>
          </table:table-cell>
          <table:table-cell office:value-type="float" office:value="1.40131241006098" calcext:value-type="float">
            <text:p>1.40131241006098</text:p>
          </table:table-cell>
          <table:table-cell office:value-type="float" office:value="64.0599987033407" calcext:value-type="float">
            <text:p>64.0599987033407</text:p>
          </table:table-cell>
          <table:table-cell office:value-type="float" office:value="-1.58915751593401" calcext:value-type="float">
            <text:p>-1.58915751593401</text:p>
          </table:table-cell>
          <table:table-cell office:value-type="float" office:value="0.780805910904241" calcext:value-type="float">
            <text:p>0.780805910904241</text:p>
          </table:table-cell>
          <table:table-cell office:value-type="float" office:value="-11182.132308137" calcext:value-type="float">
            <text:p>-11182.132308137</text:p>
          </table:table-cell>
          <table:table-cell office:value-type="float" office:value="5692.52443062411" calcext:value-type="float">
            <text:p>5692.524430624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67652795138202" calcext:value-type="float">
            <text:p>1.67652795138202</text:p>
          </table:table-cell>
          <table:table-cell table:style-name="ce1" office:value-type="float" office:value="0.0000000262866687637965" calcext:value-type="float">
            <text:p>2.63E-08</text:p>
          </table:table-cell>
          <table:table-cell office:value-type="float" office:value="2.41962039667644" calcext:value-type="float">
            <text:p>2.41962039667644</text:p>
          </table:table-cell>
          <table:table-cell office:value-type="float" office:value="213.895169686841" calcext:value-type="float">
            <text:p>213.895169686841</text:p>
          </table:table-cell>
          <table:table-cell office:value-type="float" office:value="0.500912936332131" calcext:value-type="float">
            <text:p>0.500912936332131</text:p>
          </table:table-cell>
          <table:table-cell office:value-type="float" office:value="819396.484203802" calcext:value-type="float">
            <text:p>819396.484203802</text:p>
          </table:table-cell>
          <table:table-cell office:value-type="float" office:value="2288.62335809412" calcext:value-type="float">
            <text:p>2288.623358094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8867430131505" calcext:value-type="float">
            <text:p>10.8867430131505</text:p>
          </table:table-cell>
          <table:table-cell office:value-type="float" office:value="21.200969864159" calcext:value-type="float">
            <text:p>21.200969864159</text:p>
          </table:table-cell>
          <table:table-cell office:value-type="float" office:value="0.614571895132635" calcext:value-type="float">
            <text:p>0.614571895132635</text:p>
          </table:table-cell>
          <table:table-cell office:value-type="float" office:value="-10.3658222713275" calcext:value-type="float">
            <text:p>-10.3658222713275</text:p>
          </table:table-cell>
          <table:table-cell office:value-type="float" office:value="5.57752654232999" calcext:value-type="float">
            <text:p>5.57752654232999</text:p>
          </table:table-cell>
          <table:table-cell office:value-type="float" office:value="199812.419848149" calcext:value-type="float">
            <text:p>199812.419848149</text:p>
          </table:table-cell>
          <table:table-cell office:value-type="float" office:value="296.017540661561" calcext:value-type="float">
            <text:p>296.0175406615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77654053472117" calcext:value-type="float">
            <text:p>1.77654053472117</text:p>
          </table:table-cell>
          <table:table-cell office:value-type="float" office:value="22.5651361399159" calcext:value-type="float">
            <text:p>22.5651361399159</text:p>
          </table:table-cell>
          <table:table-cell office:value-type="float" office:value="0.311611589709307" calcext:value-type="float">
            <text:p>0.311611589709307</text:p>
          </table:table-cell>
          <table:table-cell office:value-type="float" office:value="213.713256206458" calcext:value-type="float">
            <text:p>213.713256206458</text:p>
          </table:table-cell>
          <table:table-cell office:value-type="float" office:value="0.735983584999524" calcext:value-type="float">
            <text:p>0.735983584999524</text:p>
          </table:table-cell>
          <table:table-cell office:value-type="float" office:value="1438129.85024591" calcext:value-type="float">
            <text:p>1438129.85024591</text:p>
          </table:table-cell>
          <table:table-cell office:value-type="float" office:value="3041.37616338084" calcext:value-type="float">
            <text:p>3041.376163380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76542795731345" calcext:value-type="float">
            <text:p>6.76542795731345</text:p>
          </table:table-cell>
          <table:table-cell table:style-name="ce1" office:value-type="float" office:value="0.0000000000192068842570626" calcext:value-type="float">
            <text:p>1.92E-11</text:p>
          </table:table-cell>
          <table:table-cell table:style-name="ce1" office:value-type="float" office:value="-0.0000000000192068842570626" calcext:value-type="float">
            <text:p>-1.92E-11</text:p>
          </table:table-cell>
          <table:table-cell office:value-type="float" office:value="10.6429596256352" calcext:value-type="float">
            <text:p>10.6429596256352</text:p>
          </table:table-cell>
          <table:table-cell office:value-type="float" office:value="0.177410657874033" calcext:value-type="float">
            <text:p>0.177410657874033</text:p>
          </table:table-cell>
          <table:table-cell office:value-type="float" office:value="267.18270675493" calcext:value-type="float">
            <text:p>267.18270675493</text:p>
          </table:table-cell>
          <table:table-cell office:value-type="float" office:value="205.098669751829" calcext:value-type="float">
            <text:p>205.0986697518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.4104269417004" calcext:value-type="float">
            <text:p>11.4104269417004</text:p>
          </table:table-cell>
          <table:table-cell table:style-name="ce1" office:value-type="float" office:value="0.0000000000414161946158029" calcext:value-type="float">
            <text:p>4.14E-11</text:p>
          </table:table-cell>
          <table:table-cell table:style-name="ce1" office:value-type="float" office:value="-0.0000000000414161946158029" calcext:value-type="float">
            <text:p>-4.14E-11</text:p>
          </table:table-cell>
          <table:table-cell office:value-type="float" office:value="15.599838816404" calcext:value-type="float">
            <text:p>15.599838816404</text:p>
          </table:table-cell>
          <table:table-cell office:value-type="float" office:value="-0.425673004963556" calcext:value-type="float">
            <text:p>-0.425673004963556</text:p>
          </table:table-cell>
          <table:table-cell office:value-type="float" office:value="74.3462275663592" calcext:value-type="float">
            <text:p>74.3462275663592</text:p>
          </table:table-cell>
          <table:table-cell office:value-type="float" office:value="86.2657918753981" calcext:value-type="float">
            <text:p>86.26579187539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22944975402909" calcext:value-type="float">
            <text:p>3.22944975402909</text:p>
          </table:table-cell>
          <table:table-cell office:value-type="float" office:value="16.4742253500746" calcext:value-type="float">
            <text:p>16.4742253500746</text:p>
          </table:table-cell>
          <table:table-cell table:style-name="ce1" office:value-type="float" office:value="0.0000000446102254487799" calcext:value-type="float">
            <text:p>4.46E-08</text:p>
          </table:table-cell>
          <table:table-cell office:value-type="float" office:value="-0.0234288927539961" calcext:value-type="float">
            <text:p>-0.023428892753996</text:p>
          </table:table-cell>
          <table:table-cell office:value-type="float" office:value="9225849519.67526" calcext:value-type="float">
            <text:p>9225849519.67526</text:p>
          </table:table-cell>
          <table:table-cell office:value-type="float" office:value="73661.6957714517" calcext:value-type="float">
            <text:p>73661.6957714517</text:p>
          </table:table-cell>
          <table:table-cell office:value-type="float" office:value="13888256159644.9" calcext:value-type="float">
            <text:p>13888256159644.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72458165913893" calcext:value-type="float">
            <text:p>9.72458165913893</text:p>
          </table:table-cell>
          <table:table-cell table:style-name="ce1" office:value-type="float" office:value="0.00000000275472790553488" calcext:value-type="float">
            <text:p>2.75E-09</text:p>
          </table:table-cell>
          <table:table-cell table:style-name="ce1" office:value-type="float" office:value="-0.00000000275472790553488" calcext:value-type="float">
            <text:p>-2.75E-09</text:p>
          </table:table-cell>
          <table:table-cell office:value-type="float" office:value="2.38083577231174" calcext:value-type="float">
            <text:p>2.38083577231174</text:p>
          </table:table-cell>
          <table:table-cell office:value-type="float" office:value="-0.132954038677373" calcext:value-type="float">
            <text:p>-0.132954038677373</text:p>
          </table:table-cell>
          <table:table-cell office:value-type="float" office:value="31.2642453158535" calcext:value-type="float">
            <text:p>31.2642453158535</text:p>
          </table:table-cell>
          <table:table-cell office:value-type="float" office:value="17.8625290607651" calcext:value-type="float">
            <text:p>17.86252906076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59305909638639" calcext:value-type="float">
            <text:p>1.59305909638639</text:p>
          </table:table-cell>
          <table:table-cell office:value-type="float" office:value="0.831362696482469" calcext:value-type="float">
            <text:p>0.831362696482469</text:p>
          </table:table-cell>
          <table:table-cell office:value-type="float" office:value="8.31362696442724" calcext:value-type="float">
            <text:p>8.31362696442724</text:p>
          </table:table-cell>
          <table:table-cell office:value-type="float" office:value="-0.0909470531758469" calcext:value-type="float">
            <text:p>-0.090947053175847</text:p>
          </table:table-cell>
          <table:table-cell office:value-type="float" office:value="0.162808224376305" calcext:value-type="float">
            <text:p>0.162808224376305</text:p>
          </table:table-cell>
          <table:table-cell office:value-type="float" office:value="-703.179694109545" calcext:value-type="float">
            <text:p>-703.179694109545</text:p>
          </table:table-cell>
          <table:table-cell office:value-type="float" office:value="1016.69365670276" calcext:value-type="float">
            <text:p>1016.6936567027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58183445151352" calcext:value-type="float">
            <text:p>5.58183445151352</text:p>
          </table:table-cell>
          <table:table-cell table:style-name="ce1" office:value-type="float" office:value="0.0000000000198004983096113" calcext:value-type="float">
            <text:p>1.98E-11</text:p>
          </table:table-cell>
          <table:table-cell table:style-name="ce1" office:value-type="float" office:value="-0.0000000000198004983096113" calcext:value-type="float">
            <text:p>-1.98E-11</text:p>
          </table:table-cell>
          <table:table-cell office:value-type="float" office:value="1.01873676758644" calcext:value-type="float">
            <text:p>1.01873676758644</text:p>
          </table:table-cell>
          <table:table-cell office:value-type="float" office:value="0.054786236695815" calcext:value-type="float">
            <text:p>0.054786236695815</text:p>
          </table:table-cell>
          <table:table-cell office:value-type="float" office:value="53.3126830492069" calcext:value-type="float">
            <text:p>53.3126830492069</text:p>
          </table:table-cell>
          <table:table-cell office:value-type="float" office:value="31.1350857674685" calcext:value-type="float">
            <text:p>31.13508576746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.6438297092976" calcext:value-type="float">
            <text:p>10.6438297092976</text:p>
          </table:table-cell>
          <table:table-cell office:value-type="float" office:value="2.0262326474276" calcext:value-type="float">
            <text:p>2.0262326474276</text:p>
          </table:table-cell>
          <table:table-cell office:value-type="float" office:value="0.00158335868112729" calcext:value-type="float">
            <text:p>0.001583358681127</text:p>
          </table:table-cell>
          <table:table-cell office:value-type="float" office:value="0.0210393120800814" calcext:value-type="float">
            <text:p>0.021039312080082</text:p>
          </table:table-cell>
          <table:table-cell office:value-type="float" office:value="12182601175725.5" calcext:value-type="float">
            <text:p>12182601175725.5</text:p>
          </table:table-cell>
          <table:table-cell office:value-type="float" office:value="23.7340148235838" calcext:value-type="float">
            <text:p>23.7340148235838</text:p>
          </table:table-cell>
          <table:table-cell office:value-type="float" office:value="3.73553655816401E+015" calcext:value-type="float">
            <text:p>3.73553655816401E+0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96203856485105" calcext:value-type="float">
            <text:p>1.96203856485105</text:p>
          </table:table-cell>
          <table:table-cell table:style-name="ce1" office:value-type="float" office:value="0.0000000000682900918112443" calcext:value-type="float">
            <text:p>6.83E-11</text:p>
          </table:table-cell>
          <table:table-cell table:style-name="ce1" office:value-type="float" office:value="-0.0000000000682900918112443" calcext:value-type="float">
            <text:p>-6.83E-11</text:p>
          </table:table-cell>
          <table:table-cell office:value-type="float" office:value="81.6075769157817" calcext:value-type="float">
            <text:p>81.6075769157817</text:p>
          </table:table-cell>
          <table:table-cell office:value-type="float" office:value="10.5550553860292" calcext:value-type="float">
            <text:p>10.5550553860292</text:p>
          </table:table-cell>
          <table:table-cell office:value-type="float" office:value="51849.9161844124" calcext:value-type="float">
            <text:p>51849.9161844124</text:p>
          </table:table-cell>
          <table:table-cell office:value-type="float" office:value="61883.2528443321" calcext:value-type="float">
            <text:p>61883.25284433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.8889729396214" calcext:value-type="float">
            <text:p>10.8889729396214</text:p>
          </table:table-cell>
          <table:table-cell table:style-name="ce1" office:value-type="float" office:value="0.0000000000601739014440204" calcext:value-type="float">
            <text:p>6.02E-11</text:p>
          </table:table-cell>
          <table:table-cell table:style-name="ce1" office:value-type="float" office:value="-0.0000000000601739014440204" calcext:value-type="float">
            <text:p>-6.02E-11</text:p>
          </table:table-cell>
          <table:table-cell office:value-type="float" office:value="0.867696170916746" calcext:value-type="float">
            <text:p>0.867696170916746</text:p>
          </table:table-cell>
          <table:table-cell office:value-type="float" office:value="0.0857848669453038" calcext:value-type="float">
            <text:p>0.085784866945304</text:p>
          </table:table-cell>
          <table:table-cell office:value-type="float" office:value="27.8106343909116" calcext:value-type="float">
            <text:p>27.8106343909116</text:p>
          </table:table-cell>
          <table:table-cell office:value-type="float" office:value="5.95816702207248" calcext:value-type="float">
            <text:p>5.958167022072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.38607530480733" calcext:value-type="float">
            <text:p>8.38607530480733</text:p>
          </table:table-cell>
          <table:table-cell office:value-type="float" office:value="0.92261468964478" calcext:value-type="float">
            <text:p>0.92261468964478</text:p>
          </table:table-cell>
          <table:table-cell office:value-type="float" office:value="144.878183568506" calcext:value-type="float">
            <text:p>144.878183568506</text:p>
          </table:table-cell>
          <table:table-cell office:value-type="float" office:value="0.0201105850837874" calcext:value-type="float">
            <text:p>0.020110585083787</text:p>
          </table:table-cell>
          <table:table-cell office:value-type="float" office:value="-0.00409006607522721" calcext:value-type="float">
            <text:p>-0.004090066075227</text:p>
          </table:table-cell>
          <table:table-cell office:value-type="float" office:value="6.74134816029154" calcext:value-type="float">
            <text:p>6.74134816029154</text:p>
          </table:table-cell>
          <table:table-cell office:value-type="float" office:value="-8.77086856019613" calcext:value-type="float">
            <text:p>-8.770868560196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.67965502261759" calcext:value-type="float">
            <text:p>7.67965502261759</text:p>
          </table:table-cell>
          <table:table-cell office:value-type="float" office:value="16.0006506135659" calcext:value-type="float">
            <text:p>16.0006506135659</text:p>
          </table:table-cell>
          <table:table-cell office:value-type="float" office:value="160.006506135657" calcext:value-type="float">
            <text:p>160.006506135657</text:p>
          </table:table-cell>
          <table:table-cell office:value-type="float" office:value="2.75031082141246" calcext:value-type="float">
            <text:p>2.75031082141246</text:p>
          </table:table-cell>
          <table:table-cell office:value-type="float" office:value="-0.0110330738487148" calcext:value-type="float">
            <text:p>-0.011033073848715</text:p>
          </table:table-cell>
          <table:table-cell office:value-type="float" office:value="63877.1391750243" calcext:value-type="float">
            <text:p>63877.1391750243</text:p>
          </table:table-cell>
          <table:table-cell office:value-type="float" office:value="-505.520603554317" calcext:value-type="float">
            <text:p>-505.5206035543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.9964375034337" calcext:value-type="float">
            <text:p>32.9964375034337</text:p>
          </table:table-cell>
          <table:table-cell office:value-type="float" office:value="0.394255005860064" calcext:value-type="float">
            <text:p>0.394255005860064</text:p>
          </table:table-cell>
          <table:table-cell office:value-type="float" office:value="0.757963524358221" calcext:value-type="float">
            <text:p>0.757963524358221</text:p>
          </table:table-cell>
          <table:table-cell office:value-type="float" office:value="-0.00364272721970047" calcext:value-type="float">
            <text:p>-0.0036427272197</text:p>
          </table:table-cell>
          <table:table-cell office:value-type="float" office:value="0.35399317905104" calcext:value-type="float">
            <text:p>0.35399317905104</text:p>
          </table:table-cell>
          <table:table-cell office:value-type="float" office:value="0.0211852712638888" calcext:value-type="float">
            <text:p>0.021185271263889</text:p>
          </table:table-cell>
          <table:table-cell office:value-type="float" office:value="-0.0217311250124361" calcext:value-type="float">
            <text:p>-0.0217311250124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.00658272261739" calcext:value-type="float">
            <text:p>8.00658272261739</text:p>
          </table:table-cell>
          <table:table-cell office:value-type="float" office:value="579.838026339314" calcext:value-type="float">
            <text:p>579.838026339314</text:p>
          </table:table-cell>
          <table:table-cell office:value-type="float" office:value="1421934722.51486" calcext:value-type="float">
            <text:p>1421934722.51486</text:p>
          </table:table-cell>
          <table:table-cell office:value-type="float" office:value="15809248.0194265" calcext:value-type="float">
            <text:p>15809248.0194265</text:p>
          </table:table-cell>
          <table:table-cell office:value-type="float" office:value="7356436.78488466" calcext:value-type="float">
            <text:p>7356436.78488466</text:p>
          </table:table-cell>
          <table:table-cell office:value-type="float" office:value="115198410097.34" calcext:value-type="float">
            <text:p>115198410097.34</text:p>
          </table:table-cell>
          <table:table-cell office:value-type="float" office:value="1004311627.53732" calcext:value-type="float">
            <text:p>1004311627.537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2403609775425" calcext:value-type="float">
            <text:p>11.2403609775425</text:p>
          </table:table-cell>
          <table:table-cell office:value-type="float" office:value="0.888810941168883" calcext:value-type="float">
            <text:p>0.888810941168883</text:p>
          </table:table-cell>
          <table:table-cell office:value-type="float" office:value="8.88810939832599" calcext:value-type="float">
            <text:p>8.88810939832599</text:p>
          </table:table-cell>
          <table:table-cell table:style-name="ce1" office:value-type="float" office:value="-0.000097002863379389" calcext:value-type="float">
            <text:p>-9.70E-05</text:p>
          </table:table-cell>
          <table:table-cell table:style-name="ce1" office:value-type="float" office:value="0.0000111691547114842" calcext:value-type="float">
            <text:p>1.12E-05</text:p>
          </table:table-cell>
          <table:table-cell office:value-type="float" office:value="4.30283784860783" calcext:value-type="float">
            <text:p>4.30283784860783</text:p>
          </table:table-cell>
          <table:table-cell office:value-type="float" office:value="-6.23671926058515" calcext:value-type="float">
            <text:p>-6.236719260585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.1368371776075" calcext:value-type="float">
            <text:p>20.1368371776075</text:p>
          </table:table-cell>
          <table:table-cell office:value-type="float" office:value="0.91852588785853" calcext:value-type="float">
            <text:p>0.91852588785853</text:p>
          </table:table-cell>
          <table:table-cell office:value-type="float" office:value="9.18525887858529" calcext:value-type="float">
            <text:p>9.18525887858529</text:p>
          </table:table-cell>
          <table:table-cell office:value-type="float" office:value="0.279860201372458" calcext:value-type="float">
            <text:p>0.279860201372458</text:p>
          </table:table-cell>
          <table:table-cell office:value-type="float" office:value="-0.0527260125885048" calcext:value-type="float">
            <text:p>-0.052726012588505</text:p>
          </table:table-cell>
          <table:table-cell office:value-type="float" office:value="6.74380650847395" calcext:value-type="float">
            <text:p>6.74380650847395</text:p>
          </table:table-cell>
          <table:table-cell office:value-type="float" office:value="-8.83691961121177" calcext:value-type="float">
            <text:p>-8.836919611211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00597970254946" calcext:value-type="float">
            <text:p>6.00597970254946</text:p>
          </table:table-cell>
          <table:table-cell office:value-type="float" office:value="0.817439998463524" calcext:value-type="float">
            <text:p>0.817439998463524</text:p>
          </table:table-cell>
          <table:table-cell office:value-type="float" office:value="833.141700794722" calcext:value-type="float">
            <text:p>833.141700794722</text:p>
          </table:table-cell>
          <table:table-cell office:value-type="float" office:value="0.0191595890374729" calcext:value-type="float">
            <text:p>0.019159589037473</text:p>
          </table:table-cell>
          <table:table-cell office:value-type="float" office:value="-0.0040319173196332" calcext:value-type="float">
            <text:p>-0.004031917319633</text:p>
          </table:table-cell>
          <table:table-cell office:value-type="float" office:value="5.75979563389908" calcext:value-type="float">
            <text:p>5.75979563389908</text:p>
          </table:table-cell>
          <table:table-cell office:value-type="float" office:value="-9.28797075715001" calcext:value-type="float">
            <text:p>-9.287970757150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.309217108502" calcext:value-type="float">
            <text:p>10.309217108502</text:p>
          </table:table-cell>
          <table:table-cell table:style-name="ce1" office:value-type="float" office:value="0.0000000000169526157268603" calcext:value-type="float">
            <text:p>1.70E-11</text:p>
          </table:table-cell>
          <table:table-cell table:style-name="ce1" office:value-type="float" office:value="-0.0000000000169526157268603" calcext:value-type="float">
            <text:p>-1.70E-11</text:p>
          </table:table-cell>
          <table:table-cell office:value-type="float" office:value="472.355123600109" calcext:value-type="float">
            <text:p>472.355123600109</text:p>
          </table:table-cell>
          <table:table-cell office:value-type="float" office:value="2.02783852981015" calcext:value-type="float">
            <text:p>2.02783852981015</text:p>
          </table:table-cell>
          <table:table-cell office:value-type="float" office:value="3915.73251175869" calcext:value-type="float">
            <text:p>3915.73251175869</text:p>
          </table:table-cell>
          <table:table-cell office:value-type="float" office:value="2872.46274617721" calcext:value-type="float">
            <text:p>2872.462746177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.47711327773413" calcext:value-type="float">
            <text:p>7.47711327773413</text:p>
          </table:table-cell>
          <table:table-cell office:value-type="float" office:value="18.2561832988269" calcext:value-type="float">
            <text:p>18.2561832988269</text:p>
          </table:table-cell>
          <table:table-cell office:value-type="float" office:value="1553960630.64411" calcext:value-type="float">
            <text:p>1553960630.64411</text:p>
          </table:table-cell>
          <table:table-cell office:value-type="float" office:value="0.563844635423995" calcext:value-type="float">
            <text:p>0.563844635423995</text:p>
          </table:table-cell>
          <table:table-cell office:value-type="float" office:value="1.68806386225743" calcext:value-type="float">
            <text:p>1.68806386225743</text:p>
          </table:table-cell>
          <table:table-cell office:value-type="float" office:value="111213.255219101" calcext:value-type="float">
            <text:p>111213.255219101</text:p>
          </table:table-cell>
          <table:table-cell office:value-type="float" office:value="-270.749644851837" calcext:value-type="float">
            <text:p>-270.7496448518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0459801432006" calcext:value-type="float">
            <text:p>1.40459801432006</text:p>
          </table:table-cell>
          <table:table-cell office:value-type="float" office:value="28.081354407081" calcext:value-type="float">
            <text:p>28.081354407081</text:p>
          </table:table-cell>
          <table:table-cell office:value-type="float" office:value="72351508.6460884" calcext:value-type="float">
            <text:p>72351508.6460884</text:p>
          </table:table-cell>
          <table:table-cell office:value-type="float" office:value="-17.6770830934994" calcext:value-type="float">
            <text:p>-17.6770830934994</text:p>
          </table:table-cell>
          <table:table-cell office:value-type="float" office:value="13.7485065765149" calcext:value-type="float">
            <text:p>13.7485065765149</text:p>
          </table:table-cell>
          <table:table-cell office:value-type="float" office:value="494391.944372505" calcext:value-type="float">
            <text:p>494391.944372505</text:p>
          </table:table-cell>
          <table:table-cell office:value-type="float" office:value="97539.5585527927" calcext:value-type="float">
            <text:p>97539.55855279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87198374503006" calcext:value-type="float">
            <text:p>7.87198374503006</text:p>
          </table:table-cell>
          <table:table-cell office:value-type="float" office:value="1.15055863884586" calcext:value-type="float">
            <text:p>1.15055863884586</text:p>
          </table:table-cell>
          <table:table-cell office:value-type="float" office:value="5.41439351174533" calcext:value-type="float">
            <text:p>5.41439351174533</text:p>
          </table:table-cell>
          <table:table-cell office:value-type="float" office:value="0.0293997790200066" calcext:value-type="float">
            <text:p>0.029399779020007</text:p>
          </table:table-cell>
          <table:table-cell office:value-type="float" office:value="-0.00594260657538722" calcext:value-type="float">
            <text:p>-0.005942606575387</text:p>
          </table:table-cell>
          <table:table-cell office:value-type="float" office:value="7.31987737911821" calcext:value-type="float">
            <text:p>7.31987737911821</text:p>
          </table:table-cell>
          <table:table-cell office:value-type="float" office:value="-6.85329063421741" calcext:value-type="float">
            <text:p>-6.8532906342174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.5386591389683" calcext:value-type="float">
            <text:p>10.5386591389683</text:p>
          </table:table-cell>
          <table:table-cell office:value-type="float" office:value="0.808873865714561" calcext:value-type="float">
            <text:p>0.808873865714561</text:p>
          </table:table-cell>
          <table:table-cell office:value-type="float" office:value="8.08873865924881" calcext:value-type="float">
            <text:p>8.08873865924881</text:p>
          </table:table-cell>
          <table:table-cell office:value-type="float" office:value="0.036909938829132" calcext:value-type="float">
            <text:p>0.036909938829132</text:p>
          </table:table-cell>
          <table:table-cell office:value-type="float" office:value="-0.0100287985299547" calcext:value-type="float">
            <text:p>-0.010028798529955</text:p>
          </table:table-cell>
          <table:table-cell office:value-type="float" office:value="3.4374632483901" calcext:value-type="float">
            <text:p>3.4374632483901</text:p>
          </table:table-cell>
          <table:table-cell office:value-type="float" office:value="-5.90811225239596" calcext:value-type="float">
            <text:p>-5.908112252395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.39432599800102" calcext:value-type="float">
            <text:p>5.39432599800102</text:p>
          </table:table-cell>
          <table:table-cell table:style-name="ce1" office:value-type="float" office:value="0.0000000000146997479315527" calcext:value-type="float">
            <text:p>1.47E-11</text:p>
          </table:table-cell>
          <table:table-cell table:style-name="ce1" office:value-type="float" office:value="-0.0000000000146997479315527" calcext:value-type="float">
            <text:p>-1.47E-11</text:p>
          </table:table-cell>
          <table:table-cell office:value-type="float" office:value="-0.146845556338249" calcext:value-type="float">
            <text:p>-0.146845556338249</text:p>
          </table:table-cell>
          <table:table-cell office:value-type="float" office:value="0.0178951838571661" calcext:value-type="float">
            <text:p>0.017895183857166</text:p>
          </table:table-cell>
          <table:table-cell office:value-type="float" office:value="-14.1627676014925" calcext:value-type="float">
            <text:p>-14.1627676014925</text:p>
          </table:table-cell>
          <table:table-cell office:value-type="float" office:value="-6.44391230574085" calcext:value-type="float">
            <text:p>-6.443912305740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.57664528215728" calcext:value-type="float">
            <text:p>2.57664528215728</text:p>
          </table:table-cell>
          <table:table-cell office:value-type="float" office:value="1.04678655567725" calcext:value-type="float">
            <text:p>1.04678655567725</text:p>
          </table:table-cell>
          <table:table-cell office:value-type="float" office:value="10.4678655893857" calcext:value-type="float">
            <text:p>10.4678655893857</text:p>
          </table:table-cell>
          <table:table-cell office:value-type="float" office:value="-20.0031981169551" calcext:value-type="float">
            <text:p>-20.0031981169551</text:p>
          </table:table-cell>
          <table:table-cell office:value-type="float" office:value="15.4103200857395" calcext:value-type="float">
            <text:p>15.4103200857395</text:p>
          </table:table-cell>
          <table:table-cell office:value-type="float" office:value="-34509.1228230697" calcext:value-type="float">
            <text:p>-34509.1228230697</text:p>
          </table:table-cell>
          <table:table-cell office:value-type="float" office:value="31492.166359993" calcext:value-type="float">
            <text:p>31492.1663599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28723316586541" calcext:value-type="float">
            <text:p>2.28723316586541</text:p>
          </table:table-cell>
          <table:table-cell office:value-type="float" office:value="0.773363843762917" calcext:value-type="float">
            <text:p>0.773363843762917</text:p>
          </table:table-cell>
          <table:table-cell office:value-type="float" office:value="7.73363842904354" calcext:value-type="float">
            <text:p>7.73363842904354</text:p>
          </table:table-cell>
          <table:table-cell table:style-name="ce1" office:value-type="float" office:value="-0.000067176581989855" calcext:value-type="float">
            <text:p>-6.72E-05</text:p>
          </table:table-cell>
          <table:table-cell table:style-name="ce1" office:value-type="float" office:value="0.000000358707745688768" calcext:value-type="float">
            <text:p>3.59E-07</text:p>
          </table:table-cell>
          <table:table-cell office:value-type="float" office:value="4.62772484452039" calcext:value-type="float">
            <text:p>4.62772484452039</text:p>
          </table:table-cell>
          <table:table-cell office:value-type="float" office:value="-8.33557628593455" calcext:value-type="float">
            <text:p>-8.335576285934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28175422618269" calcext:value-type="float">
            <text:p>4.28175422618269</text:p>
          </table:table-cell>
          <table:table-cell office:value-type="float" office:value="17.8866232133544" calcext:value-type="float">
            <text:p>17.8866232133544</text:p>
          </table:table-cell>
          <table:table-cell office:value-type="float" office:value="0.908555535642559" calcext:value-type="float">
            <text:p>0.908555535642559</text:p>
          </table:table-cell>
          <table:table-cell office:value-type="float" office:value="-0.584053129566994" calcext:value-type="float">
            <text:p>-0.584053129566994</text:p>
          </table:table-cell>
          <table:table-cell office:value-type="float" office:value="0.723940794313019" calcext:value-type="float">
            <text:p>0.723940794313019</text:p>
          </table:table-cell>
          <table:table-cell office:value-type="float" office:value="102042.55826223" calcext:value-type="float">
            <text:p>102042.55826223</text:p>
          </table:table-cell>
          <table:table-cell office:value-type="float" office:value="-251.310299963406" calcext:value-type="float">
            <text:p>-251.3102999634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.3821117802303" calcext:value-type="float">
            <text:p>11.3821117802303</text:p>
          </table:table-cell>
          <table:table-cell table:style-name="ce1" office:value-type="float" office:value="0.0000000000667409643488548" calcext:value-type="float">
            <text:p>6.67E-11</text:p>
          </table:table-cell>
          <table:table-cell table:style-name="ce1" office:value-type="float" office:value="-0.0000000000667409643488548" calcext:value-type="float">
            <text:p>-6.67E-11</text:p>
          </table:table-cell>
          <table:table-cell office:value-type="float" office:value="3.00340790300668" calcext:value-type="float">
            <text:p>3.00340790300668</text:p>
          </table:table-cell>
          <table:table-cell office:value-type="float" office:value="0.156202832871037" calcext:value-type="float">
            <text:p>0.156202832871037</text:p>
          </table:table-cell>
          <table:table-cell office:value-type="float" office:value="42.6632676239885" calcext:value-type="float">
            <text:p>42.6632676239885</text:p>
          </table:table-cell>
          <table:table-cell office:value-type="float" office:value="49.7625903020103" calcext:value-type="float">
            <text:p>49.76259030201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.8838855024465" calcext:value-type="float">
            <text:p>19.8838855024465</text:p>
          </table:table-cell>
          <table:table-cell office:value-type="float" office:value="0.711182084437281" calcext:value-type="float">
            <text:p>0.711182084437281</text:p>
          </table:table-cell>
          <table:table-cell office:value-type="float" office:value="2.91473665106867" calcext:value-type="float">
            <text:p>2.91473665106867</text:p>
          </table:table-cell>
          <table:table-cell office:value-type="float" office:value="0.00845091500312731" calcext:value-type="float">
            <text:p>0.008450915003127</text:p>
          </table:table-cell>
          <table:table-cell office:value-type="float" office:value="0.0386316662975745" calcext:value-type="float">
            <text:p>0.038631666297575</text:p>
          </table:table-cell>
          <table:table-cell office:value-type="float" office:value="0.26487995349429" calcext:value-type="float">
            <text:p>0.26487995349429</text:p>
          </table:table-cell>
          <table:table-cell office:value-type="float" office:value="-0.970113867367227" calcext:value-type="float">
            <text:p>-0.9701138673672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70926057569466" calcext:value-type="float">
            <text:p>1.70926057569466</text:p>
          </table:table-cell>
          <table:table-cell table:style-name="ce1" office:value-type="float" office:value="0.000000000232569062801934" calcext:value-type="float">
            <text:p>2.33E-10</text:p>
          </table:table-cell>
          <table:table-cell table:style-name="ce1" office:value-type="float" office:value="-0.000000000232569062801934" calcext:value-type="float">
            <text:p>-2.33E-10</text:p>
          </table:table-cell>
          <table:table-cell office:value-type="float" office:value="253.206367781303" calcext:value-type="float">
            <text:p>253.206367781303</text:p>
          </table:table-cell>
          <table:table-cell office:value-type="float" office:value="8.8417872347213" calcext:value-type="float">
            <text:p>8.8417872347213</text:p>
          </table:table-cell>
          <table:table-cell office:value-type="float" office:value="539009.974484499" calcext:value-type="float">
            <text:p>539009.974484499</text:p>
          </table:table-cell>
          <table:table-cell office:value-type="float" office:value="110946.358543171" calcext:value-type="float">
            <text:p>110946.3585431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745145108982" calcext:value-type="float">
            <text:p>1.4745145108982</text:p>
          </table:table-cell>
          <table:table-cell office:value-type="float" office:value="11.0928315446159" calcext:value-type="float">
            <text:p>11.0928315446159</text:p>
          </table:table-cell>
          <table:table-cell office:value-type="float" office:value="624850809.427327" calcext:value-type="float">
            <text:p>624850809.427327</text:p>
          </table:table-cell>
          <table:table-cell office:value-type="float" office:value="43.3010547811725" calcext:value-type="float">
            <text:p>43.3010547811725</text:p>
          </table:table-cell>
          <table:table-cell office:value-type="float" office:value="0.293166601725718" calcext:value-type="float">
            <text:p>0.293166601725718</text:p>
          </table:table-cell>
          <table:table-cell office:value-type="float" office:value="276426.135955085" calcext:value-type="float">
            <text:p>276426.135955085</text:p>
          </table:table-cell>
          <table:table-cell office:value-type="float" office:value="1522.90511373804" calcext:value-type="float">
            <text:p>1522.905113738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.5481643809993" calcext:value-type="float">
            <text:p>17.5481643809993</text:p>
          </table:table-cell>
          <table:table-cell table:style-name="ce1" office:value-type="float" office:value="0.000000000011465633661658" calcext:value-type="float">
            <text:p>1.15E-11</text:p>
          </table:table-cell>
          <table:table-cell table:style-name="ce1" office:value-type="float" office:value="-0.000000000011465633661658" calcext:value-type="float">
            <text:p>-1.15E-11</text:p>
          </table:table-cell>
          <table:table-cell office:value-type="float" office:value="-11.3694279720579" calcext:value-type="float">
            <text:p>-11.3694279720579</text:p>
          </table:table-cell>
          <table:table-cell office:value-type="float" office:value="1.09021838107951" calcext:value-type="float">
            <text:p>1.09021838107951</text:p>
          </table:table-cell>
          <table:table-cell office:value-type="float" office:value="-59.6807162088831" calcext:value-type="float">
            <text:p>-59.6807162088831</text:p>
          </table:table-cell>
          <table:table-cell office:value-type="float" office:value="-4.95965598830456" calcext:value-type="float">
            <text:p>-4.959655988304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.1860771489096" calcext:value-type="float">
            <text:p>10.1860771489096</text:p>
          </table:table-cell>
          <table:table-cell table:style-name="ce1" office:value-type="float" office:value="0.0000000000587089065238139" calcext:value-type="float">
            <text:p>5.87E-11</text:p>
          </table:table-cell>
          <table:table-cell table:style-name="ce1" office:value-type="float" office:value="-0.0000000000587089065238139" calcext:value-type="float">
            <text:p>-5.87E-11</text:p>
          </table:table-cell>
          <table:table-cell office:value-type="float" office:value="51.2613523435243" calcext:value-type="float">
            <text:p>51.2613523435243</text:p>
          </table:table-cell>
          <table:table-cell office:value-type="float" office:value="27.0676996785931" calcext:value-type="float">
            <text:p>27.0676996785931</text:p>
          </table:table-cell>
          <table:table-cell office:value-type="float" office:value="659.841813503594" calcext:value-type="float">
            <text:p>659.841813503594</text:p>
          </table:table-cell>
          <table:table-cell office:value-type="float" office:value="3958.77197539599" calcext:value-type="float">
            <text:p>3958.771975395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.26660560223542" calcext:value-type="float">
            <text:p>8.26660560223542</text:p>
          </table:table-cell>
          <table:table-cell office:value-type="float" office:value="0.707776985668566" calcext:value-type="float">
            <text:p>0.707776985668566</text:p>
          </table:table-cell>
          <table:table-cell office:value-type="float" office:value="7.07776985668622" calcext:value-type="float">
            <text:p>7.07776985668622</text:p>
          </table:table-cell>
          <table:table-cell office:value-type="float" office:value="0.0440362733738129" calcext:value-type="float">
            <text:p>0.044036273373813</text:p>
          </table:table-cell>
          <table:table-cell office:value-type="float" office:value="-0.00884135108503274" calcext:value-type="float">
            <text:p>-0.008841351085033</text:p>
          </table:table-cell>
          <table:table-cell office:value-type="float" office:value="4.01460465940188" calcext:value-type="float">
            <text:p>4.01460465940188</text:p>
          </table:table-cell>
          <table:table-cell office:value-type="float" office:value="-8.51495882581657" calcext:value-type="float">
            <text:p>-8.5149588258165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.1899122439296" calcext:value-type="float">
            <text:p>11.1899122439296</text:p>
          </table:table-cell>
          <table:table-cell office:value-type="float" office:value="1.03753389748648" calcext:value-type="float">
            <text:p>1.03753389748648</text:p>
          </table:table-cell>
          <table:table-cell office:value-type="float" office:value="0.00166786395903881" calcext:value-type="float">
            <text:p>0.001667863959039</text:p>
          </table:table-cell>
          <table:table-cell office:value-type="float" office:value="0.0695523509728222" calcext:value-type="float">
            <text:p>0.069552350972822</text:p>
          </table:table-cell>
          <table:table-cell office:value-type="float" office:value="-0.0130056944826514" calcext:value-type="float">
            <text:p>-0.013005694482651</text:p>
          </table:table-cell>
          <table:table-cell office:value-type="float" office:value="10.709537737907" calcext:value-type="float">
            <text:p>10.709537737907</text:p>
          </table:table-cell>
          <table:table-cell office:value-type="float" office:value="-11.0251720387963" calcext:value-type="float">
            <text:p>-11.02517203879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54730455263765" calcext:value-type="float">
            <text:p>1.54730455263765</text:p>
          </table:table-cell>
          <table:table-cell office:value-type="float" office:value="0.916651439493476" calcext:value-type="float">
            <text:p>0.916651439493476</text:p>
          </table:table-cell>
          <table:table-cell office:value-type="float" office:value="9.16651439493475" calcext:value-type="float">
            <text:p>9.16651439493475</text:p>
          </table:table-cell>
          <table:table-cell office:value-type="float" office:value="-10.8653746876369" calcext:value-type="float">
            <text:p>-10.8653746876369</text:p>
          </table:table-cell>
          <table:table-cell office:value-type="float" office:value="11.1268784938933" calcext:value-type="float">
            <text:p>11.1268784938933</text:p>
          </table:table-cell>
          <table:table-cell office:value-type="float" office:value="-95916.4839854803" calcext:value-type="float">
            <text:p>-95916.4839854803</text:p>
          </table:table-cell>
          <table:table-cell office:value-type="float" office:value="114151.495117226" calcext:value-type="float">
            <text:p>114151.4951172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.8515276906408" calcext:value-type="float">
            <text:p>13.8515276906408</text:p>
          </table:table-cell>
          <table:table-cell table:style-name="ce1" office:value-type="float" office:value="0.00000000335390229331229" calcext:value-type="float">
            <text:p>3.35E-09</text:p>
          </table:table-cell>
          <table:table-cell table:style-name="ce1" office:value-type="float" office:value="-0.00000000335390229331229" calcext:value-type="float">
            <text:p>-3.35E-09</text:p>
          </table:table-cell>
          <table:table-cell office:value-type="float" office:value="558.98208127394" calcext:value-type="float">
            <text:p>558.98208127394</text:p>
          </table:table-cell>
          <table:table-cell office:value-type="float" office:value="6.03753085658271" calcext:value-type="float">
            <text:p>6.03753085658271</text:p>
          </table:table-cell>
          <table:table-cell office:value-type="float" office:value="5362.18708766564" calcext:value-type="float">
            <text:p>5362.18708766564</text:p>
          </table:table-cell>
          <table:table-cell office:value-type="float" office:value="2797.12338494429" calcext:value-type="float">
            <text:p>2797.123384944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.0168902131592" calcext:value-type="float">
            <text:p>25.0168902131592</text:p>
          </table:table-cell>
          <table:table-cell office:value-type="float" office:value="13.7599363865041" calcext:value-type="float">
            <text:p>13.7599363865041</text:p>
          </table:table-cell>
          <table:table-cell office:value-type="float" office:value="0.691421969393936" calcext:value-type="float">
            <text:p>0.691421969393936</text:p>
          </table:table-cell>
          <table:table-cell office:value-type="float" office:value="-0.980544602137126" calcext:value-type="float">
            <text:p>-0.980544602137126</text:p>
          </table:table-cell>
          <table:table-cell office:value-type="float" office:value="4.26353446902499" calcext:value-type="float">
            <text:p>4.26353446902499</text:p>
          </table:table-cell>
          <table:table-cell office:value-type="float" office:value="35756.8685753003" calcext:value-type="float">
            <text:p>35756.8685753003</text:p>
          </table:table-cell>
          <table:table-cell office:value-type="float" office:value="17.8564485924735" calcext:value-type="float">
            <text:p>17.85644859247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1.4246309631685" calcext:value-type="float">
            <text:p>21.4246309631685</text:p>
          </table:table-cell>
          <table:table-cell table:style-name="ce1" office:value-type="float" office:value="0.00000000480132362035855" calcext:value-type="float">
            <text:p>4.80E-09</text:p>
          </table:table-cell>
          <table:table-cell table:style-name="ce1" office:value-type="float" office:value="-0.00000000480132362035855" calcext:value-type="float">
            <text:p>-4.80E-09</text:p>
          </table:table-cell>
          <table:table-cell office:value-type="float" office:value="284.444154616135" calcext:value-type="float">
            <text:p>284.444154616135</text:p>
          </table:table-cell>
          <table:table-cell office:value-type="float" office:value="1.2228782358418" calcext:value-type="float">
            <text:p>1.2228782358418</text:p>
          </table:table-cell>
          <table:table-cell office:value-type="float" office:value="1442.39596672605" calcext:value-type="float">
            <text:p>1442.39596672605</text:p>
          </table:table-cell>
          <table:table-cell office:value-type="float" office:value="558.299668663026" calcext:value-type="float">
            <text:p>558.29966866302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.9591510906353" calcext:value-type="float">
            <text:p>14.9591510906353</text:p>
          </table:table-cell>
          <table:table-cell table:style-name="ce1" office:value-type="float" office:value="0.0000000000149705017928481" calcext:value-type="float">
            <text:p>1.50E-11</text:p>
          </table:table-cell>
          <table:table-cell table:style-name="ce1" office:value-type="float" office:value="-0.0000000000149705017928481" calcext:value-type="float">
            <text:p>-1.50E-11</text:p>
          </table:table-cell>
          <table:table-cell office:value-type="float" office:value="882.126257014317" calcext:value-type="float">
            <text:p>882.126257014317</text:p>
          </table:table-cell>
          <table:table-cell office:value-type="float" office:value="2.58503138436824" calcext:value-type="float">
            <text:p>2.58503138436824</text:p>
          </table:table-cell>
          <table:table-cell office:value-type="float" office:value="3736.33913746614" calcext:value-type="float">
            <text:p>3736.33913746614</text:p>
          </table:table-cell>
          <table:table-cell office:value-type="float" office:value="3635.53449325497" calcext:value-type="float">
            <text:p>3635.534493254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947276951317" calcext:value-type="float">
            <text:p>2.947276951317</text:p>
          </table:table-cell>
          <table:table-cell office:value-type="float" office:value="21.5160306858578" calcext:value-type="float">
            <text:p>21.5160306858578</text:p>
          </table:table-cell>
          <table:table-cell office:value-type="float" office:value="0.689301841859665" calcext:value-type="float">
            <text:p>0.689301841859665</text:p>
          </table:table-cell>
          <table:table-cell office:value-type="float" office:value="-3.39952572968446" calcext:value-type="float">
            <text:p>-3.39952572968446</text:p>
          </table:table-cell>
          <table:table-cell office:value-type="float" office:value="1.57570776885596" calcext:value-type="float">
            <text:p>1.57570776885596</text:p>
          </table:table-cell>
          <table:table-cell office:value-type="float" office:value="212201.158413277" calcext:value-type="float">
            <text:p>212201.158413277</text:p>
          </table:table-cell>
          <table:table-cell office:value-type="float" office:value="53.000140909988" calcext:value-type="float">
            <text:p>53.0001409099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.08360211463696" calcext:value-type="float">
            <text:p>7.08360211463696</text:p>
          </table:table-cell>
          <table:table-cell table:style-name="ce1" office:value-type="float" office:value="0.0000000000151354747689745" calcext:value-type="float">
            <text:p>1.51E-11</text:p>
          </table:table-cell>
          <table:table-cell table:style-name="ce1" office:value-type="float" office:value="-0.0000000000151354747689745" calcext:value-type="float">
            <text:p>-1.51E-11</text:p>
          </table:table-cell>
          <table:table-cell office:value-type="float" office:value="0.700744950670071" calcext:value-type="float">
            <text:p>0.700744950670071</text:p>
          </table:table-cell>
          <table:table-cell office:value-type="float" office:value="-0.103729615420935" calcext:value-type="float">
            <text:p>-0.103729615420935</text:p>
          </table:table-cell>
          <table:table-cell office:value-type="float" office:value="9.04958118497049" calcext:value-type="float">
            <text:p>9.04958118497049</text:p>
          </table:table-cell>
          <table:table-cell office:value-type="float" office:value="6.14784727159848" calcext:value-type="float">
            <text:p>6.147847271598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.97163113568" calcext:value-type="float">
            <text:p>11.97163113568</text:p>
          </table:table-cell>
          <table:table-cell office:value-type="float" office:value="1.04333903339168" calcext:value-type="float">
            <text:p>1.04333903339168</text:p>
          </table:table-cell>
          <table:table-cell office:value-type="float" office:value="0.688506764951316" calcext:value-type="float">
            <text:p>0.688506764951316</text:p>
          </table:table-cell>
          <table:table-cell office:value-type="float" office:value="0.0518181174323872" calcext:value-type="float">
            <text:p>0.051818117432387</text:p>
          </table:table-cell>
          <table:table-cell office:value-type="float" office:value="-0.0116047260292542" calcext:value-type="float">
            <text:p>-0.011604726029254</text:p>
          </table:table-cell>
          <table:table-cell office:value-type="float" office:value="8.68687444217622" calcext:value-type="float">
            <text:p>8.68687444217622</text:p>
          </table:table-cell>
          <table:table-cell office:value-type="float" office:value="-9.06873534636555" calcext:value-type="float">
            <text:p>-9.068735346365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16054531721551" calcext:value-type="float">
            <text:p>9.16054531721551</text:p>
          </table:table-cell>
          <table:table-cell table:style-name="ce1" office:value-type="float" office:value="0.00000000339676024659565" calcext:value-type="float">
            <text:p>3.40E-09</text:p>
          </table:table-cell>
          <table:table-cell table:style-name="ce1" office:value-type="float" office:value="-0.00000000339676024659565" calcext:value-type="float">
            <text:p>-3.40E-09</text:p>
          </table:table-cell>
          <table:table-cell office:value-type="float" office:value="1144470.10147677" calcext:value-type="float">
            <text:p>1144470.10147677</text:p>
          </table:table-cell>
          <table:table-cell office:value-type="float" office:value="564724.364121701" calcext:value-type="float">
            <text:p>564724.364121701</text:p>
          </table:table-cell>
          <table:table-cell office:value-type="float" office:value="18111343.0392488" calcext:value-type="float">
            <text:p>18111343.0392488</text:p>
          </table:table-cell>
          <table:table-cell office:value-type="float" office:value="106290591.874496" calcext:value-type="float">
            <text:p>106290591.8744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.375800534874" calcext:value-type="float">
            <text:p>19.375800534874</text:p>
          </table:table-cell>
          <table:table-cell office:value-type="float" office:value="0.59991087339993" calcext:value-type="float">
            <text:p>0.59991087339993</text:p>
          </table:table-cell>
          <table:table-cell office:value-type="float" office:value="3.9498502817714" calcext:value-type="float">
            <text:p>3.9498502817714</text:p>
          </table:table-cell>
          <table:table-cell office:value-type="float" office:value="0.00607626970222944" calcext:value-type="float">
            <text:p>0.006076269702229</text:p>
          </table:table-cell>
          <table:table-cell office:value-type="float" office:value="0.0190242497760067" calcext:value-type="float">
            <text:p>0.019024249776007</text:p>
          </table:table-cell>
          <table:table-cell office:value-type="float" office:value="0.133412628528479" calcext:value-type="float">
            <text:p>0.133412628528479</text:p>
          </table:table-cell>
          <table:table-cell office:value-type="float" office:value="-0.707608075137066" calcext:value-type="float">
            <text:p>-0.7076080751370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02844960154398" calcext:value-type="float">
            <text:p>9.02844960154398</text:p>
          </table:table-cell>
          <table:table-cell table:style-name="ce1" office:value-type="float" office:value="0.00000000725700684400801" calcext:value-type="float">
            <text:p>7.26E-09</text:p>
          </table:table-cell>
          <table:table-cell table:style-name="ce1" office:value-type="float" office:value="-0.00000000725700684400801" calcext:value-type="float">
            <text:p>-7.26E-09</text:p>
          </table:table-cell>
          <table:table-cell office:value-type="float" office:value="125.77879883128" calcext:value-type="float">
            <text:p>125.77879883128</text:p>
          </table:table-cell>
          <table:table-cell office:value-type="float" office:value="0.617117979050192" calcext:value-type="float">
            <text:p>0.617117979050192</text:p>
          </table:table-cell>
          <table:table-cell office:value-type="float" office:value="831.487171687239" calcext:value-type="float">
            <text:p>831.487171687239</text:p>
          </table:table-cell>
          <table:table-cell office:value-type="float" office:value="1008.03762138099" calcext:value-type="float">
            <text:p>1008.037621380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.03336169740368" calcext:value-type="float">
            <text:p>9.03336169740368</text:p>
          </table:table-cell>
          <table:table-cell table:style-name="ce1" office:value-type="float" office:value="0.0000000000315678033467584" calcext:value-type="float">
            <text:p>3.16E-11</text:p>
          </table:table-cell>
          <table:table-cell table:style-name="ce1" office:value-type="float" office:value="-0.0000000000315678033467584" calcext:value-type="float">
            <text:p>-3.16E-11</text:p>
          </table:table-cell>
          <table:table-cell office:value-type="float" office:value="2.54825850590048" calcext:value-type="float">
            <text:p>2.54825850590048</text:p>
          </table:table-cell>
          <table:table-cell office:value-type="float" office:value="-0.0754867944022644" calcext:value-type="float">
            <text:p>-0.075486794402264</text:p>
          </table:table-cell>
          <table:table-cell office:value-type="float" office:value="29.0200197903253" calcext:value-type="float">
            <text:p>29.0200197903253</text:p>
          </table:table-cell>
          <table:table-cell office:value-type="float" office:value="33.7931117507399" calcext:value-type="float">
            <text:p>33.793111750739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.6448817595957" calcext:value-type="float">
            <text:p>18.6448817595957</text:p>
          </table:table-cell>
          <table:table-cell office:value-type="float" office:value="2.57709215661511" calcext:value-type="float">
            <text:p>2.57709215661511</text:p>
          </table:table-cell>
          <table:table-cell office:value-type="float" office:value="25.7709217069794" calcext:value-type="float">
            <text:p>25.7709217069794</text:p>
          </table:table-cell>
          <table:table-cell office:value-type="float" office:value="0.00527883358723711" calcext:value-type="float">
            <text:p>0.005278833587237</text:p>
          </table:table-cell>
          <table:table-cell office:value-type="float" office:value="-0.0108654871449761" calcext:value-type="float">
            <text:p>-0.010865487144976</text:p>
          </table:table-cell>
          <table:table-cell office:value-type="float" office:value="4.01580883797031" calcext:value-type="float">
            <text:p>4.01580883797031</text:p>
          </table:table-cell>
          <table:table-cell office:value-type="float" office:value="-7.24606661946217" calcext:value-type="float">
            <text:p>-7.2460666194621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.5422674392504" calcext:value-type="float">
            <text:p>13.5422674392504</text:p>
          </table:table-cell>
          <table:table-cell table:style-name="ce1" office:value-type="float" office:value="0.0000000000103196084826059" calcext:value-type="float">
            <text:p>1.03E-11</text:p>
          </table:table-cell>
          <table:table-cell table:style-name="ce1" office:value-type="float" office:value="-0.0000000000103196084826059" calcext:value-type="float">
            <text:p>-1.03E-11</text:p>
          </table:table-cell>
          <table:table-cell office:value-type="float" office:value="1546.77627871807" calcext:value-type="float">
            <text:p>1546.77627871807</text:p>
          </table:table-cell>
          <table:table-cell office:value-type="float" office:value="-1.1371349117455" calcext:value-type="float">
            <text:p>-1.1371349117455</text:p>
          </table:table-cell>
          <table:table-cell office:value-type="float" office:value="6731.81040393157" calcext:value-type="float">
            <text:p>6731.81040393157</text:p>
          </table:table-cell>
          <table:table-cell office:value-type="float" office:value="5196.28719137908" calcext:value-type="float">
            <text:p>5196.287191379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.4158812296918" calcext:value-type="float">
            <text:p>15.4158812296918</text:p>
          </table:table-cell>
          <table:table-cell table:style-name="ce1" office:value-type="float" office:value="0.0000000000197712881165947" calcext:value-type="float">
            <text:p>1.98E-11</text:p>
          </table:table-cell>
          <table:table-cell table:style-name="ce1" office:value-type="float" office:value="-0.0000000000197712881165947" calcext:value-type="float">
            <text:p>-1.98E-11</text:p>
          </table:table-cell>
          <table:table-cell office:value-type="float" office:value="1887.34763458057" calcext:value-type="float">
            <text:p>1887.34763458057</text:p>
          </table:table-cell>
          <table:table-cell office:value-type="float" office:value="-13.0175732229472" calcext:value-type="float">
            <text:p>-13.0175732229472</text:p>
          </table:table-cell>
          <table:table-cell office:value-type="float" office:value="9254.99086757852" calcext:value-type="float">
            <text:p>9254.99086757852</text:p>
          </table:table-cell>
          <table:table-cell office:value-type="float" office:value="6729.48678165524" calcext:value-type="float">
            <text:p>6729.4867816552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.5661565701334" calcext:value-type="float">
            <text:p>13.5661565701334</text:p>
          </table:table-cell>
          <table:table-cell table:style-name="ce1" office:value-type="float" office:value="0.000000000010275133393984" calcext:value-type="float">
            <text:p>1.03E-11</text:p>
          </table:table-cell>
          <table:table-cell table:style-name="ce1" office:value-type="float" office:value="-0.000000000010275133393984" calcext:value-type="float">
            <text:p>-1.03E-11</text:p>
          </table:table-cell>
          <table:table-cell office:value-type="float" office:value="0.819866575654774" calcext:value-type="float">
            <text:p>0.819866575654774</text:p>
          </table:table-cell>
          <table:table-cell office:value-type="float" office:value="0.00873079476902693" calcext:value-type="float">
            <text:p>0.008730794769027</text:p>
          </table:table-cell>
          <table:table-cell office:value-type="float" office:value="11.3245748209854" calcext:value-type="float">
            <text:p>11.3245748209854</text:p>
          </table:table-cell>
          <table:table-cell office:value-type="float" office:value="0.621241433919676" calcext:value-type="float">
            <text:p>0.62124143391967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.2649519109165" calcext:value-type="float">
            <text:p>10.2649519109165</text:p>
          </table:table-cell>
          <table:table-cell office:value-type="float" office:value="0.323666001003946" calcext:value-type="float">
            <text:p>0.323666001003946</text:p>
          </table:table-cell>
          <table:table-cell office:value-type="float" office:value="3.23666000979437" calcext:value-type="float">
            <text:p>3.23666000979437</text:p>
          </table:table-cell>
          <table:table-cell office:value-type="float" office:value="1503047.17291309" calcext:value-type="float">
            <text:p>1503047.17291309</text:p>
          </table:table-cell>
          <table:table-cell office:value-type="float" office:value="3412485.51009415" calcext:value-type="float">
            <text:p>3412485.51009415</text:p>
          </table:table-cell>
          <table:table-cell office:value-type="float" office:value="-46935717.1394427" calcext:value-type="float">
            <text:p>-46935717.1394427</text:p>
          </table:table-cell>
          <table:table-cell office:value-type="float" office:value="448032268.103778" calcext:value-type="float">
            <text:p>448032268.10377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.6913554332078" calcext:value-type="float">
            <text:p>22.6913554332078</text:p>
          </table:table-cell>
          <table:table-cell office:value-type="float" office:value="0.790419076130292" calcext:value-type="float">
            <text:p>0.790419076130292</text:p>
          </table:table-cell>
          <table:table-cell office:value-type="float" office:value="4.14428607639098" calcext:value-type="float">
            <text:p>4.14428607639098</text:p>
          </table:table-cell>
          <table:table-cell office:value-type="float" office:value="0.0636625931673579" calcext:value-type="float">
            <text:p>0.063662593167358</text:p>
          </table:table-cell>
          <table:table-cell office:value-type="float" office:value="-0.0496147759098596" calcext:value-type="float">
            <text:p>-0.04961477590986</text:p>
          </table:table-cell>
          <table:table-cell office:value-type="float" office:value="0.432295131376847" calcext:value-type="float">
            <text:p>0.432295131376847</text:p>
          </table:table-cell>
          <table:table-cell office:value-type="float" office:value="-1.2822313229197" calcext:value-type="float">
            <text:p>-1.282231322919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.43517558292911" calcext:value-type="float">
            <text:p>9.43517558292911</text:p>
          </table:table-cell>
          <table:table-cell table:style-name="ce1" office:value-type="float" office:value="0.0000000000404141792344697" calcext:value-type="float">
            <text:p>4.04E-11</text:p>
          </table:table-cell>
          <table:table-cell table:style-name="ce1" office:value-type="float" office:value="-0.0000000000404141792344697" calcext:value-type="float">
            <text:p>-4.04E-11</text:p>
          </table:table-cell>
          <table:table-cell office:value-type="float" office:value="466.6814607396" calcext:value-type="float">
            <text:p>466.6814607396</text:p>
          </table:table-cell>
          <table:table-cell office:value-type="float" office:value="2.5377896582446" calcext:value-type="float">
            <text:p>2.5377896582446</text:p>
          </table:table-cell>
          <table:table-cell office:value-type="float" office:value="3366.60864018027" calcext:value-type="float">
            <text:p>3366.60864018027</text:p>
          </table:table-cell>
          <table:table-cell office:value-type="float" office:value="4725.39843533822" calcext:value-type="float">
            <text:p>4725.398435338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.61073331700193" calcext:value-type="float">
            <text:p>7.61073331700193</text:p>
          </table:table-cell>
          <table:table-cell table:style-name="ce1" office:value-type="float" office:value="0.0000000000186522574550126" calcext:value-type="float">
            <text:p>1.87E-11</text:p>
          </table:table-cell>
          <table:table-cell table:style-name="ce1" office:value-type="float" office:value="-0.0000000000186522574550126" calcext:value-type="float">
            <text:p>-1.87E-11</text:p>
          </table:table-cell>
          <table:table-cell office:value-type="float" office:value="13.1456239328391" calcext:value-type="float">
            <text:p>13.1456239328391</text:p>
          </table:table-cell>
          <table:table-cell office:value-type="float" office:value="0.284723999374565" calcext:value-type="float">
            <text:p>0.284723999374565</text:p>
          </table:table-cell>
          <table:table-cell office:value-type="float" office:value="331.536578955812" calcext:value-type="float">
            <text:p>331.536578955812</text:p>
          </table:table-cell>
          <table:table-cell office:value-type="float" office:value="261.736024190251" calcext:value-type="float">
            <text:p>261.7360241902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37083344063806" calcext:value-type="float">
            <text:p>2.37083344063806</text:p>
          </table:table-cell>
          <table:table-cell office:value-type="float" office:value="15.8698766262453" calcext:value-type="float">
            <text:p>15.8698766262453</text:p>
          </table:table-cell>
          <table:table-cell office:value-type="float" office:value="470670245.387823" calcext:value-type="float">
            <text:p>470670245.387823</text:p>
          </table:table-cell>
          <table:table-cell office:value-type="float" office:value="-4.86402427180407" calcext:value-type="float">
            <text:p>-4.86402427180407</text:p>
          </table:table-cell>
          <table:table-cell office:value-type="float" office:value="2.50546504523969" calcext:value-type="float">
            <text:p>2.50546504523969</text:p>
          </table:table-cell>
          <table:table-cell office:value-type="float" office:value="50295.2755997357" calcext:value-type="float">
            <text:p>50295.2755997357</text:p>
          </table:table-cell>
          <table:table-cell office:value-type="float" office:value="6261.96492852034" calcext:value-type="float">
            <text:p>6261.9649285203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.9850404619064" calcext:value-type="float">
            <text:p>11.9850404619064</text:p>
          </table:table-cell>
          <table:table-cell office:value-type="float" office:value="20.65594771649" calcext:value-type="float">
            <text:p>20.65594771649</text:p>
          </table:table-cell>
          <table:table-cell office:value-type="float" office:value="0.707083398561795" calcext:value-type="float">
            <text:p>0.707083398561795</text:p>
          </table:table-cell>
          <table:table-cell office:value-type="float" office:value="-8.06269308401873" calcext:value-type="float">
            <text:p>-8.06269308401873</text:p>
          </table:table-cell>
          <table:table-cell office:value-type="float" office:value="4.79467725125519" calcext:value-type="float">
            <text:p>4.79467725125519</text:p>
          </table:table-cell>
          <table:table-cell office:value-type="float" office:value="180605.019998461" calcext:value-type="float">
            <text:p>180605.019998461</text:p>
          </table:table-cell>
          <table:table-cell office:value-type="float" office:value="3.42644232845509" calcext:value-type="float">
            <text:p>3.4264423284550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.7544744815955" calcext:value-type="float">
            <text:p>15.7544744815955</text:p>
          </table:table-cell>
          <table:table-cell office:value-type="float" office:value="0.773360320052562" calcext:value-type="float">
            <text:p>0.773360320052562</text:p>
          </table:table-cell>
          <table:table-cell office:value-type="float" office:value="-0.773360320052562" calcext:value-type="float">
            <text:p>-0.773360320052562</text:p>
          </table:table-cell>
          <table:table-cell office:value-type="float" office:value="-0.576023013915285" calcext:value-type="float">
            <text:p>-0.576023013915285</text:p>
          </table:table-cell>
          <table:table-cell office:value-type="float" office:value="2.12289155570569" calcext:value-type="float">
            <text:p>2.12289155570569</text:p>
          </table:table-cell>
          <table:table-cell office:value-type="float" office:value="-56.2145678403946" calcext:value-type="float">
            <text:p>-56.2145678403946</text:p>
          </table:table-cell>
          <table:table-cell office:value-type="float" office:value="93.3926617792306" calcext:value-type="float">
            <text:p>93.392661779230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.76990731963713" calcext:value-type="float">
            <text:p>4.76990731963713</text:p>
          </table:table-cell>
          <table:table-cell table:style-name="ce1" office:value-type="float" office:value="0.0000000000157634766463962" calcext:value-type="float">
            <text:p>1.58E-11</text:p>
          </table:table-cell>
          <table:table-cell table:style-name="ce1" office:value-type="float" office:value="-0.0000000000157634766463962" calcext:value-type="float">
            <text:p>-1.58E-11</text:p>
          </table:table-cell>
          <table:table-cell office:value-type="float" office:value="142.116740433855" calcext:value-type="float">
            <text:p>142.116740433855</text:p>
          </table:table-cell>
          <table:table-cell office:value-type="float" office:value="0.764308963895084" calcext:value-type="float">
            <text:p>0.764308963895084</text:p>
          </table:table-cell>
          <table:table-cell office:value-type="float" office:value="8042.55878089638" calcext:value-type="float">
            <text:p>8042.55878089638</text:p>
          </table:table-cell>
          <table:table-cell office:value-type="float" office:value="7638.91376844356" calcext:value-type="float">
            <text:p>7638.9137684435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8.7813056572223" calcext:value-type="float">
            <text:p>18.7813056572223</text:p>
          </table:table-cell>
          <table:table-cell table:style-name="ce1" office:value-type="float" office:value="0.0000000000373240430686767" calcext:value-type="float">
            <text:p>3.73E-11</text:p>
          </table:table-cell>
          <table:table-cell table:style-name="ce1" office:value-type="float" office:value="-0.0000000000373240430686767" calcext:value-type="float">
            <text:p>-3.73E-11</text:p>
          </table:table-cell>
          <table:table-cell office:value-type="float" office:value="5.29772474666308" calcext:value-type="float">
            <text:p>5.29772474666308</text:p>
          </table:table-cell>
          <table:table-cell office:value-type="float" office:value="-0.66872640885804" calcext:value-type="float">
            <text:p>-0.66872640885804</text:p>
          </table:table-cell>
          <table:table-cell office:value-type="float" office:value="11.5567990150272" calcext:value-type="float">
            <text:p>11.5567990150272</text:p>
          </table:table-cell>
          <table:table-cell office:value-type="float" office:value="2.91588015997197" calcext:value-type="float">
            <text:p>2.915880159971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.1422226033853" calcext:value-type="float">
            <text:p>23.1422226033853</text:p>
          </table:table-cell>
          <table:table-cell office:value-type="float" office:value="1.03864555495253" calcext:value-type="float">
            <text:p>1.03864555495253</text:p>
          </table:table-cell>
          <table:table-cell office:value-type="float" office:value="0.559149180639889" calcext:value-type="float">
            <text:p>0.559149180639889</text:p>
          </table:table-cell>
          <table:table-cell office:value-type="float" office:value="0.0922262413021069" calcext:value-type="float">
            <text:p>0.092226241302107</text:p>
          </table:table-cell>
          <table:table-cell office:value-type="float" office:value="-0.0246534934426957" calcext:value-type="float">
            <text:p>-0.024653493442696</text:p>
          </table:table-cell>
          <table:table-cell office:value-type="float" office:value="9.97870224149645" calcext:value-type="float">
            <text:p>9.97870224149645</text:p>
          </table:table-cell>
          <table:table-cell office:value-type="float" office:value="-10.3287334152838" calcext:value-type="float">
            <text:p>-10.32873341528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3399999553527" calcext:value-type="float">
            <text:p>4.3399999553527</text:p>
          </table:table-cell>
          <table:table-cell office:value-type="float" office:value="18.6343913277279" calcext:value-type="float">
            <text:p>18.6343913277279</text:p>
          </table:table-cell>
          <table:table-cell office:value-type="float" office:value="0.752084592218748" calcext:value-type="float">
            <text:p>0.752084592218748</text:p>
          </table:table-cell>
          <table:table-cell office:value-type="float" office:value="6.25944790067969" calcext:value-type="float">
            <text:p>6.25944790067969</text:p>
          </table:table-cell>
          <table:table-cell office:value-type="float" office:value="2.50932880241247" calcext:value-type="float">
            <text:p>2.50932880241247</text:p>
          </table:table-cell>
          <table:table-cell office:value-type="float" office:value="122096.389819796" calcext:value-type="float">
            <text:p>122096.389819796</text:p>
          </table:table-cell>
          <table:table-cell office:value-type="float" office:value="-84.9743218589665" calcext:value-type="float">
            <text:p>-84.974321858966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.5064170296097" calcext:value-type="float">
            <text:p>14.5064170296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5933139395469" calcext:value-type="float">
            <text:p>0.084593313939547</text:p>
          </table:table-cell>
          <table:table-cell office:value-type="float" office:value="30595303606636.6" calcext:value-type="float">
            <text:p>30595303606636.6</text:p>
          </table:table-cell>
          <table:table-cell office:value-type="float" office:value="3.53123478628547" calcext:value-type="float">
            <text:p>3.53123478628547</text:p>
          </table:table-cell>
          <table:table-cell office:value-type="float" office:value="1.35739636683972E+015" calcext:value-type="float">
            <text:p>1.35739636683972E+01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.5400717461752" calcext:value-type="float">
            <text:p>15.5400717461752</text:p>
          </table:table-cell>
          <table:table-cell office:value-type="float" office:value="1.15890469316611" calcext:value-type="float">
            <text:p>1.15890469316611</text:p>
          </table:table-cell>
          <table:table-cell office:value-type="float" office:value="11.5890469317698" calcext:value-type="float">
            <text:p>11.5890469317698</text:p>
          </table:table-cell>
          <table:table-cell office:value-type="float" office:value="0.111846175574872" calcext:value-type="float">
            <text:p>0.111846175574872</text:p>
          </table:table-cell>
          <table:table-cell office:value-type="float" office:value="-0.0290435783493555" calcext:value-type="float">
            <text:p>-0.029043578349356</text:p>
          </table:table-cell>
          <table:table-cell office:value-type="float" office:value="7.63244813092768" calcext:value-type="float">
            <text:p>7.63244813092768</text:p>
          </table:table-cell>
          <table:table-cell office:value-type="float" office:value="-7.02593920845483" calcext:value-type="float">
            <text:p>-7.0259392084548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9.3774024641609" calcext:value-type="float">
            <text:p>39.3774024641609</text:p>
          </table:table-cell>
          <table:table-cell office:value-type="float" office:value="0.776106061076786" calcext:value-type="float">
            <text:p>0.776106061076786</text:p>
          </table:table-cell>
          <table:table-cell office:value-type="float" office:value="7.76106061067304" calcext:value-type="float">
            <text:p>7.76106061067304</text:p>
          </table:table-cell>
          <table:table-cell office:value-type="float" office:value="0.0118420632148173" calcext:value-type="float">
            <text:p>0.011842063214817</text:p>
          </table:table-cell>
          <table:table-cell office:value-type="float" office:value="-0.0386097788475365" calcext:value-type="float">
            <text:p>-0.038609778847537</text:p>
          </table:table-cell>
          <table:table-cell office:value-type="float" office:value="4.01288314826655" calcext:value-type="float">
            <text:p>4.01288314826655</text:p>
          </table:table-cell>
          <table:table-cell office:value-type="float" office:value="-7.26448995361649" calcext:value-type="float">
            <text:p>-7.2644899536164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.0136219203111" calcext:value-type="float">
            <text:p>16.0136219203111</text:p>
          </table:table-cell>
          <table:table-cell table:style-name="ce1" office:value-type="float" office:value="0.0000000000203661664993205" calcext:value-type="float">
            <text:p>2.04E-11</text:p>
          </table:table-cell>
          <table:table-cell table:style-name="ce1" office:value-type="float" office:value="-0.0000000000203661664993205" calcext:value-type="float">
            <text:p>-2.04E-11</text:p>
          </table:table-cell>
          <table:table-cell office:value-type="float" office:value="1788.78052103893" calcext:value-type="float">
            <text:p>1788.78052103893</text:p>
          </table:table-cell>
          <table:table-cell office:value-type="float" office:value="-7.19893298494262" calcext:value-type="float">
            <text:p>-7.19893298494262</text:p>
          </table:table-cell>
          <table:table-cell office:value-type="float" office:value="7800.57602567666" calcext:value-type="float">
            <text:p>7800.57602567666</text:p>
          </table:table-cell>
          <table:table-cell office:value-type="float" office:value="6941.10113392066" calcext:value-type="float">
            <text:p>6941.1011339206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.43260500176949" calcext:value-type="float">
            <text:p>7.43260500176949</text:p>
          </table:table-cell>
          <table:table-cell office:value-type="float" office:value="15.7159762741033" calcext:value-type="float">
            <text:p>15.7159762741033</text:p>
          </table:table-cell>
          <table:table-cell office:value-type="float" office:value="0.712020889690078" calcext:value-type="float">
            <text:p>0.712020889690078</text:p>
          </table:table-cell>
          <table:table-cell office:value-type="float" office:value="-0.812713392234393" calcext:value-type="float">
            <text:p>-0.812713392234393</text:p>
          </table:table-cell>
          <table:table-cell office:value-type="float" office:value="0.680718238533787" calcext:value-type="float">
            <text:p>0.680718238533787</text:p>
          </table:table-cell>
          <table:table-cell office:value-type="float" office:value="60420.5299039722" calcext:value-type="float">
            <text:p>60420.5299039722</text:p>
          </table:table-cell>
          <table:table-cell office:value-type="float" office:value="-4.4343353258296" calcext:value-type="float">
            <text:p>-4.434335325829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.12558528388052" calcext:value-type="float">
            <text:p>9.12558528388052</text:p>
          </table:table-cell>
          <table:table-cell office:value-type="float" office:value="0.553176649213441" calcext:value-type="float">
            <text:p>0.553176649213441</text:p>
          </table:table-cell>
          <table:table-cell office:value-type="float" office:value="5.53176649150938" calcext:value-type="float">
            <text:p>5.53176649150938</text:p>
          </table:table-cell>
          <table:table-cell office:value-type="float" office:value="-0.0789031953165063" calcext:value-type="float">
            <text:p>-0.078903195316506</text:p>
          </table:table-cell>
          <table:table-cell office:value-type="float" office:value="0.486860028636565" calcext:value-type="float">
            <text:p>0.486860028636565</text:p>
          </table:table-cell>
          <table:table-cell office:value-type="float" office:value="-55.2321695255734" calcext:value-type="float">
            <text:p>-55.2321695255734</text:p>
          </table:table-cell>
          <table:table-cell office:value-type="float" office:value="180.188683189747" calcext:value-type="float">
            <text:p>180.18868318974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.71569183676241" calcext:value-type="float">
            <text:p>3.71569183676241</text:p>
          </table:table-cell>
          <table:table-cell office:value-type="float" office:value="2.62092318172965" calcext:value-type="float">
            <text:p>2.62092318172965</text:p>
          </table:table-cell>
          <table:table-cell office:value-type="float" office:value="26.2092318177212" calcext:value-type="float">
            <text:p>26.2092318177212</text:p>
          </table:table-cell>
          <table:table-cell office:value-type="float" office:value="-0.00027315722585139" calcext:value-type="float">
            <text:p>-0.000273157225851</text:p>
          </table:table-cell>
          <table:table-cell office:value-type="float" office:value="-0.000226193029042329" calcext:value-type="float">
            <text:p>-0.000226193029042</text:p>
          </table:table-cell>
          <table:table-cell office:value-type="float" office:value="2.08704579243501" calcext:value-type="float">
            <text:p>2.08704579243501</text:p>
          </table:table-cell>
          <table:table-cell office:value-type="float" office:value="-7.17306324569605" calcext:value-type="float">
            <text:p>-7.173063245696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.91921997995461" calcext:value-type="float">
            <text:p>2.91921997995461</text:p>
          </table:table-cell>
          <table:table-cell table:style-name="ce1" office:value-type="float" office:value="0.0000000000178169962456694" calcext:value-type="float">
            <text:p>1.78E-11</text:p>
          </table:table-cell>
          <table:table-cell table:style-name="ce1" office:value-type="float" office:value="-0.0000000000178169962456694" calcext:value-type="float">
            <text:p>-1.78E-11</text:p>
          </table:table-cell>
          <table:table-cell office:value-type="float" office:value="231.395176857356" calcext:value-type="float">
            <text:p>231.395176857356</text:p>
          </table:table-cell>
          <table:table-cell office:value-type="float" office:value="8.41119812402082" calcext:value-type="float">
            <text:p>8.41119812402082</text:p>
          </table:table-cell>
          <table:table-cell office:value-type="float" office:value="69859.4392470174" calcext:value-type="float">
            <text:p>69859.4392470174</text:p>
          </table:table-cell>
          <table:table-cell office:value-type="float" office:value="38590.1487713808" calcext:value-type="float">
            <text:p>38590.148771380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.37004404877757" calcext:value-type="float">
            <text:p>5.37004404877757</text:p>
          </table:table-cell>
          <table:table-cell office:value-type="float" office:value="1.05143373394462" calcext:value-type="float">
            <text:p>1.05143373394462</text:p>
          </table:table-cell>
          <table:table-cell office:value-type="float" office:value="10.5143373394462" calcext:value-type="float">
            <text:p>10.5143373394462</text:p>
          </table:table-cell>
          <table:table-cell office:value-type="float" office:value="0.00643636633200525" calcext:value-type="float">
            <text:p>0.006436366332005</text:p>
          </table:table-cell>
          <table:table-cell office:value-type="float" office:value="-0.00164285299381896" calcext:value-type="float">
            <text:p>-0.001642852993819</text:p>
          </table:table-cell>
          <table:table-cell office:value-type="float" office:value="6.31552897124825" calcext:value-type="float">
            <text:p>6.31552897124825</text:p>
          </table:table-cell>
          <table:table-cell office:value-type="float" office:value="-6.81827209583221" calcext:value-type="float">
            <text:p>-6.8182720958322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.5096341366675" calcext:value-type="float">
            <text:p>17.5096341366675</text:p>
          </table:table-cell>
          <table:table-cell table:style-name="ce1" office:value-type="float" office:value="0.00000000217585882870002" calcext:value-type="float">
            <text:p>2.18E-09</text:p>
          </table:table-cell>
          <table:table-cell table:style-name="ce1" office:value-type="float" office:value="-0.00000000217585882870002" calcext:value-type="float">
            <text:p>-2.18E-09</text:p>
          </table:table-cell>
          <table:table-cell office:value-type="float" office:value="3.20275691142344" calcext:value-type="float">
            <text:p>3.20275691142344</text:p>
          </table:table-cell>
          <table:table-cell office:value-type="float" office:value="-0.0381910432409795" calcext:value-type="float">
            <text:p>-0.03819104324098</text:p>
          </table:table-cell>
          <table:table-cell office:value-type="float" office:value="24.0838778578691" calcext:value-type="float">
            <text:p>24.0838778578691</text:p>
          </table:table-cell>
          <table:table-cell office:value-type="float" office:value="10.100306852695" calcext:value-type="float">
            <text:p>10.10030685269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09878470359922" calcext:value-type="float">
            <text:p>2.09878470359922</text:p>
          </table:table-cell>
          <table:table-cell office:value-type="float" office:value="0.455208350896871" calcext:value-type="float">
            <text:p>0.455208350896871</text:p>
          </table:table-cell>
          <table:table-cell office:value-type="float" office:value="4.55208350896871" calcext:value-type="float">
            <text:p>4.55208350896871</text:p>
          </table:table-cell>
          <table:table-cell office:value-type="float" office:value="-0.177234303849796" calcext:value-type="float">
            <text:p>-0.177234303849796</text:p>
          </table:table-cell>
          <table:table-cell office:value-type="float" office:value="0.64861850066469" calcext:value-type="float">
            <text:p>0.64861850066469</text:p>
          </table:table-cell>
          <table:table-cell office:value-type="float" office:value="-733.145426070874" calcext:value-type="float">
            <text:p>-733.145426070874</text:p>
          </table:table-cell>
          <table:table-cell office:value-type="float" office:value="3537.88940054749" calcext:value-type="float">
            <text:p>3537.889400547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.2422055365245" calcext:value-type="float">
            <text:p>21.2422055365245</text:p>
          </table:table-cell>
          <table:table-cell office:value-type="float" office:value="0.645704861700748" calcext:value-type="float">
            <text:p>0.645704861700748</text:p>
          </table:table-cell>
          <table:table-cell office:value-type="float" office:value="-0.645704861700748" calcext:value-type="float">
            <text:p>-0.645704861700748</text:p>
          </table:table-cell>
          <table:table-cell office:value-type="float" office:value="1.25531970251905" calcext:value-type="float">
            <text:p>1.25531970251905</text:p>
          </table:table-cell>
          <table:table-cell office:value-type="float" office:value="14.3453738415671" calcext:value-type="float">
            <text:p>14.3453738415671</text:p>
          </table:table-cell>
          <table:table-cell office:value-type="float" office:value="-159.097597538076" calcext:value-type="float">
            <text:p>-159.097597538076</text:p>
          </table:table-cell>
          <table:table-cell office:value-type="float" office:value="381.1717682785" calcext:value-type="float">
            <text:p>381.171768278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.69987724729574" calcext:value-type="float">
            <text:p>2.69987724729574</text:p>
          </table:table-cell>
          <table:table-cell table:style-name="ce1" office:value-type="float" office:value="0.0000000000179567394504682" calcext:value-type="float">
            <text:p>1.80E-11</text:p>
          </table:table-cell>
          <table:table-cell office:value-type="float" office:value="0.000807663515608272" calcext:value-type="float">
            <text:p>0.000807663515608</text:p>
          </table:table-cell>
          <table:table-cell office:value-type="float" office:value="-1.17300944497427" calcext:value-type="float">
            <text:p>-1.17300944497427</text:p>
          </table:table-cell>
          <table:table-cell office:value-type="float" office:value="0.207964104952695" calcext:value-type="float">
            <text:p>0.207964104952695</text:p>
          </table:table-cell>
          <table:table-cell office:value-type="float" office:value="-3448.08682363464" calcext:value-type="float">
            <text:p>-3448.08682363464</text:p>
          </table:table-cell>
          <table:table-cell office:value-type="float" office:value="606.457925245186" calcext:value-type="float">
            <text:p>606.45792524518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98551974179136" calcext:value-type="float">
            <text:p>1.98551974179136</text:p>
          </table:table-cell>
          <table:table-cell office:value-type="float" office:value="23.0655434581768" calcext:value-type="float">
            <text:p>23.0655434581768</text:p>
          </table:table-cell>
          <table:table-cell office:value-type="float" office:value="64008523.8411626" calcext:value-type="float">
            <text:p>64008523.8411626</text:p>
          </table:table-cell>
          <table:table-cell office:value-type="float" office:value="-12.7777449331703" calcext:value-type="float">
            <text:p>-12.7777449331703</text:p>
          </table:table-cell>
          <table:table-cell office:value-type="float" office:value="9.48577649068412" calcext:value-type="float">
            <text:p>9.48577649068412</text:p>
          </table:table-cell>
          <table:table-cell office:value-type="float" office:value="229973.182381551" calcext:value-type="float">
            <text:p>229973.182381551</text:p>
          </table:table-cell>
          <table:table-cell office:value-type="float" office:value="38334.3881167256" calcext:value-type="float">
            <text:p>38334.388116725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91253959365918" calcext:value-type="float">
            <text:p>1.91253959365918</text:p>
          </table:table-cell>
          <table:table-cell office:value-type="float" office:value="18.6055694063953" calcext:value-type="float">
            <text:p>18.6055694063953</text:p>
          </table:table-cell>
          <table:table-cell office:value-type="float" office:value="315335639.051073" calcext:value-type="float">
            <text:p>315335639.051073</text:p>
          </table:table-cell>
          <table:table-cell office:value-type="float" office:value="-2.41661283377661" calcext:value-type="float">
            <text:p>-2.41661283377661</text:p>
          </table:table-cell>
          <table:table-cell office:value-type="float" office:value="1.09256388743432" calcext:value-type="float">
            <text:p>1.09256388743432</text:p>
          </table:table-cell>
          <table:table-cell office:value-type="float" office:value="114868.699577511" calcext:value-type="float">
            <text:p>114868.699577511</text:p>
          </table:table-cell>
          <table:table-cell office:value-type="float" office:value="1551.48529638922" calcext:value-type="float">
            <text:p>1551.4852963892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.57001071059901" calcext:value-type="float">
            <text:p>2.57001071059901</text:p>
          </table:table-cell>
          <table:table-cell office:value-type="float" office:value="25.920274425608" calcext:value-type="float">
            <text:p>25.920274425608</text:p>
          </table:table-cell>
          <table:table-cell office:value-type="float" office:value="2355871748.13356" calcext:value-type="float">
            <text:p>2355871748.13356</text:p>
          </table:table-cell>
          <table:table-cell office:value-type="float" office:value="-10.3284701318964" calcext:value-type="float">
            <text:p>-10.3284701318964</text:p>
          </table:table-cell>
          <table:table-cell office:value-type="float" office:value="3.83800349734961" calcext:value-type="float">
            <text:p>3.83800349734961</text:p>
          </table:table-cell>
          <table:table-cell office:value-type="float" office:value="429255.759075818" calcext:value-type="float">
            <text:p>429255.759075818</text:p>
          </table:table-cell>
          <table:table-cell office:value-type="float" office:value="6883.73309074186" calcext:value-type="float">
            <text:p>6883.7330907418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.92501166622768" calcext:value-type="float">
            <text:p>2.92501166622768</text:p>
          </table:table-cell>
          <table:table-cell office:value-type="float" office:value="17.9791525581069" calcext:value-type="float">
            <text:p>17.9791525581069</text:p>
          </table:table-cell>
          <table:table-cell office:value-type="float" office:value="0.983407677513486" calcext:value-type="float">
            <text:p>0.983407677513486</text:p>
          </table:table-cell>
          <table:table-cell office:value-type="float" office:value="-0.527811189778533" calcext:value-type="float">
            <text:p>-0.527811189778533</text:p>
          </table:table-cell>
          <table:table-cell office:value-type="float" office:value="0.481506143684459" calcext:value-type="float">
            <text:p>0.481506143684459</text:p>
          </table:table-cell>
          <table:table-cell office:value-type="float" office:value="104122.875609092" calcext:value-type="float">
            <text:p>104122.875609092</text:p>
          </table:table-cell>
          <table:table-cell office:value-type="float" office:value="-311.113659963853" calcext:value-type="float">
            <text:p>-311.1136599638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.53366797071181" calcext:value-type="float">
            <text:p>2.53366797071181</text:p>
          </table:table-cell>
          <table:table-cell office:value-type="float" office:value="18.0926838004624" calcext:value-type="float">
            <text:p>18.0926838004624</text:p>
          </table:table-cell>
          <table:table-cell office:value-type="float" office:value="0.571109438494954" calcext:value-type="float">
            <text:p>0.571109438494954</text:p>
          </table:table-cell>
          <table:table-cell office:value-type="float" office:value="41.490966003583" calcext:value-type="float">
            <text:p>41.490966003583</text:p>
          </table:table-cell>
          <table:table-cell office:value-type="float" office:value="0.455308855527915" calcext:value-type="float">
            <text:p>0.455308855527915</text:p>
          </table:table-cell>
          <table:table-cell office:value-type="float" office:value="175059.162088244" calcext:value-type="float">
            <text:p>175059.162088244</text:p>
          </table:table-cell>
          <table:table-cell office:value-type="float" office:value="90.4698686387086" calcext:value-type="float">
            <text:p>90.469868638708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40327056188468" calcext:value-type="float">
            <text:p>2.40327056188468</text:p>
          </table:table-cell>
          <table:table-cell office:value-type="float" office:value="17.747243181332" calcext:value-type="float">
            <text:p>17.747243181332</text:p>
          </table:table-cell>
          <table:table-cell office:value-type="float" office:value="690197456.623849" calcext:value-type="float">
            <text:p>690197456.623849</text:p>
          </table:table-cell>
          <table:table-cell office:value-type="float" office:value="-2.39978579327899" calcext:value-type="float">
            <text:p>-2.39978579327899</text:p>
          </table:table-cell>
          <table:table-cell office:value-type="float" office:value="0.789960740644697" calcext:value-type="float">
            <text:p>0.789960740644697</text:p>
          </table:table-cell>
          <table:table-cell office:value-type="float" office:value="95587.3214947191" calcext:value-type="float">
            <text:p>95587.3214947191</text:p>
          </table:table-cell>
          <table:table-cell office:value-type="float" office:value="560.18967979228" calcext:value-type="float">
            <text:p>560.1896797922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23560218352207" calcext:value-type="float">
            <text:p>7.23560218352207</text:p>
          </table:table-cell>
          <table:table-cell office:value-type="float" office:value="18.5021137321444" calcext:value-type="float">
            <text:p>18.5021137321444</text:p>
          </table:table-cell>
          <table:table-cell office:value-type="float" office:value="0.758943294017488" calcext:value-type="float">
            <text:p>0.758943294017488</text:p>
          </table:table-cell>
          <table:table-cell office:value-type="float" office:value="-4.80080690493408" calcext:value-type="float">
            <text:p>-4.80080690493408</text:p>
          </table:table-cell>
          <table:table-cell office:value-type="float" office:value="1.8804515134188" calcext:value-type="float">
            <text:p>1.8804515134188</text:p>
          </table:table-cell>
          <table:table-cell office:value-type="float" office:value="115659.925925976" calcext:value-type="float">
            <text:p>115659.925925976</text:p>
          </table:table-cell>
          <table:table-cell office:value-type="float" office:value="-85.8803055400901" calcext:value-type="float">
            <text:p>-85.88030554009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.45287146127586" calcext:value-type="float">
            <text:p>2.45287146127586</text:p>
          </table:table-cell>
          <table:table-cell office:value-type="float" office:value="19.3651537402217" calcext:value-type="float">
            <text:p>19.3651537402217</text:p>
          </table:table-cell>
          <table:table-cell office:value-type="float" office:value="0.733223784912596" calcext:value-type="float">
            <text:p>0.733223784912596</text:p>
          </table:table-cell>
          <table:table-cell office:value-type="float" office:value="-2.62542236550652" calcext:value-type="float">
            <text:p>-2.62542236550652</text:p>
          </table:table-cell>
          <table:table-cell office:value-type="float" office:value="1.05316134493165" calcext:value-type="float">
            <text:p>1.05316134493165</text:p>
          </table:table-cell>
          <table:table-cell office:value-type="float" office:value="138881.389454947" calcext:value-type="float">
            <text:p>138881.389454947</text:p>
          </table:table-cell>
          <table:table-cell office:value-type="float" office:value="-47.8254160570566" calcext:value-type="float">
            <text:p>-47.825416057056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.6919910016639" calcext:value-type="float">
            <text:p>16.6919910016639</text:p>
          </table:table-cell>
          <table:table-cell office:value-type="float" office:value="14.9796965262693" calcext:value-type="float">
            <text:p>14.9796965262693</text:p>
          </table:table-cell>
          <table:table-cell office:value-type="float" office:value="0.654747618509497" calcext:value-type="float">
            <text:p>0.654747618509497</text:p>
          </table:table-cell>
          <table:table-cell office:value-type="float" office:value="-1.87538677173622" calcext:value-type="float">
            <text:p>-1.87538677173622</text:p>
          </table:table-cell>
          <table:table-cell office:value-type="float" office:value="3.29812502556033" calcext:value-type="float">
            <text:p>3.29812502556033</text:p>
          </table:table-cell>
          <table:table-cell office:value-type="float" office:value="50053.0713283085" calcext:value-type="float">
            <text:p>50053.0713283085</text:p>
          </table:table-cell>
          <table:table-cell office:value-type="float" office:value="75.9746606932994" calcext:value-type="float">
            <text:p>75.974660693299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.98023207969572" calcext:value-type="float">
            <text:p>2.98023207969572</text:p>
          </table:table-cell>
          <table:table-cell office:value-type="float" office:value="20.5095971997976" calcext:value-type="float">
            <text:p>20.5095971997976</text:p>
          </table:table-cell>
          <table:table-cell office:value-type="float" office:value="0.55833489264813" calcext:value-type="float">
            <text:p>0.55833489264813</text:p>
          </table:table-cell>
          <table:table-cell office:value-type="float" office:value="3.6442545220011" calcext:value-type="float">
            <text:p>3.6442545220011</text:p>
          </table:table-cell>
          <table:table-cell office:value-type="float" office:value="1.77609210203701" calcext:value-type="float">
            <text:p>1.77609210203701</text:p>
          </table:table-cell>
          <table:table-cell office:value-type="float" office:value="179696.178910817" calcext:value-type="float">
            <text:p>179696.178910817</text:p>
          </table:table-cell>
          <table:table-cell office:value-type="float" office:value="501.487621027511" calcext:value-type="float">
            <text:p>501.48762102751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.33802885530571" calcext:value-type="float">
            <text:p>9.33802885530571</text:p>
          </table:table-cell>
          <table:table-cell office:value-type="float" office:value="1.0272169436718" calcext:value-type="float">
            <text:p>1.0272169436718</text:p>
          </table:table-cell>
          <table:table-cell office:value-type="float" office:value="0.00930658192462406" calcext:value-type="float">
            <text:p>0.009306581924624</text:p>
          </table:table-cell>
          <table:table-cell office:value-type="float" office:value="0.183965825009434" calcext:value-type="float">
            <text:p>0.183965825009434</text:p>
          </table:table-cell>
          <table:table-cell office:value-type="float" office:value="-0.0256956729611919" calcext:value-type="float">
            <text:p>-0.025695672961192</text:p>
          </table:table-cell>
          <table:table-cell office:value-type="float" office:value="9.76988849304893" calcext:value-type="float">
            <text:p>9.76988849304893</text:p>
          </table:table-cell>
          <table:table-cell office:value-type="float" office:value="-10.314199682652" calcext:value-type="float">
            <text:p>-10.3141996826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.18550073707433" calcext:value-type="float">
            <text:p>8.18550073707433</text:p>
          </table:table-cell>
          <table:table-cell table:style-name="ce1" office:value-type="float" office:value="0.0000000000375567732434311" calcext:value-type="float">
            <text:p>3.76E-11</text:p>
          </table:table-cell>
          <table:table-cell table:style-name="ce1" office:value-type="float" office:value="-0.0000000000375567732434311" calcext:value-type="float">
            <text:p>-3.76E-11</text:p>
          </table:table-cell>
          <table:table-cell office:value-type="float" office:value="6.36537591614877" calcext:value-type="float">
            <text:p>6.36537591614877</text:p>
          </table:table-cell>
          <table:table-cell office:value-type="float" office:value="0.0507548715626916" calcext:value-type="float">
            <text:p>0.050754871562692</text:p>
          </table:table-cell>
          <table:table-cell office:value-type="float" office:value="97.1440034913291" calcext:value-type="float">
            <text:p>97.1440034913291</text:p>
          </table:table-cell>
          <table:table-cell office:value-type="float" office:value="113.897997253274" calcext:value-type="float">
            <text:p>113.89799725327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.47829831922867" calcext:value-type="float">
            <text:p>5.47829831922867</text:p>
          </table:table-cell>
          <table:table-cell office:value-type="float" office:value="0.665869811686907" calcext:value-type="float">
            <text:p>0.665869811686907</text:p>
          </table:table-cell>
          <table:table-cell office:value-type="float" office:value="6.65869810912054" calcext:value-type="float">
            <text:p>6.65869810912054</text:p>
          </table:table-cell>
          <table:table-cell office:value-type="float" office:value="-0.000486898965274319" calcext:value-type="float">
            <text:p>-0.000486898965274</text:p>
          </table:table-cell>
          <table:table-cell office:value-type="float" office:value="0.000693817686061166" calcext:value-type="float">
            <text:p>0.000693817686061</text:p>
          </table:table-cell>
          <table:table-cell office:value-type="float" office:value="4.35840743693663" calcext:value-type="float">
            <text:p>4.35840743693663</text:p>
          </table:table-cell>
          <table:table-cell office:value-type="float" office:value="-10.2732843136208" calcext:value-type="float">
            <text:p>-10.273284313620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.09064801780219" calcext:value-type="float">
            <text:p>9.09064801780219</text:p>
          </table:table-cell>
          <table:table-cell office:value-type="float" office:value="0.476502652750564" calcext:value-type="float">
            <text:p>0.476502652750564</text:p>
          </table:table-cell>
          <table:table-cell office:value-type="float" office:value="2.30179954632658" calcext:value-type="float">
            <text:p>2.30179954632658</text:p>
          </table:table-cell>
          <table:table-cell office:value-type="float" office:value="0.000826706597788883" calcext:value-type="float">
            <text:p>0.000826706597789</text:p>
          </table:table-cell>
          <table:table-cell office:value-type="float" office:value="0.0136143287600813" calcext:value-type="float">
            <text:p>0.013614328760081</text:p>
          </table:table-cell>
          <table:table-cell office:value-type="float" office:value="0.0536026556412867" calcext:value-type="float">
            <text:p>0.053602655641287</text:p>
          </table:table-cell>
          <table:table-cell office:value-type="float" office:value="-0.420369908421944" calcext:value-type="float">
            <text:p>-0.4203699084219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.1928447923891" calcext:value-type="float">
            <text:p>12.1928447923891</text:p>
          </table:table-cell>
          <table:table-cell office:value-type="float" office:value="0.315626730536925" calcext:value-type="float">
            <text:p>0.315626730536925</text:p>
          </table:table-cell>
          <table:table-cell office:value-type="float" office:value="3.15626730257574" calcext:value-type="float">
            <text:p>3.15626730257574</text:p>
          </table:table-cell>
          <table:table-cell office:value-type="float" office:value="-0.0144330418851944" calcext:value-type="float">
            <text:p>-0.014433041885195</text:p>
          </table:table-cell>
          <table:table-cell office:value-type="float" office:value="-0.00429141604269171" calcext:value-type="float">
            <text:p>-0.004291416042692</text:p>
          </table:table-cell>
          <table:table-cell office:value-type="float" office:value="0.615716626862448" calcext:value-type="float">
            <text:p>0.615716626862448</text:p>
          </table:table-cell>
          <table:table-cell office:value-type="float" office:value="-6.28025852445612" calcext:value-type="float">
            <text:p>-6.280258524456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734641016279" calcext:value-type="float">
            <text:p>6.734641016279</text:p>
          </table:table-cell>
          <table:table-cell table:style-name="ce1" office:value-type="float" office:value="0.000000000037204454214899" calcext:value-type="float">
            <text:p>3.72E-11</text:p>
          </table:table-cell>
          <table:table-cell table:style-name="ce1" office:value-type="float" office:value="-0.000000000037204454214899" calcext:value-type="float">
            <text:p>-3.72E-11</text:p>
          </table:table-cell>
          <table:table-cell office:value-type="float" office:value="1191093.80032967" calcext:value-type="float">
            <text:p>1191093.80032967</text:p>
          </table:table-cell>
          <table:table-cell office:value-type="float" office:value="495630.136275905" calcext:value-type="float">
            <text:p>495630.136275905</text:p>
          </table:table-cell>
          <table:table-cell office:value-type="float" office:value="33691736.5569851" calcext:value-type="float">
            <text:p>33691736.5569851</text:p>
          </table:table-cell>
          <table:table-cell office:value-type="float" office:value="164585265.60516" calcext:value-type="float">
            <text:p>164585265.605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.61020434799992" calcext:value-type="float">
            <text:p>5.61020434799992</text:p>
          </table:table-cell>
          <table:table-cell table:style-name="ce1" office:value-type="float" office:value="0.0000000034775001335057" calcext:value-type="float">
            <text:p>3.48E-09</text:p>
          </table:table-cell>
          <table:table-cell table:style-name="ce1" office:value-type="float" office:value="-0.0000000034775001335057" calcext:value-type="float">
            <text:p>-3.48E-09</text:p>
          </table:table-cell>
          <table:table-cell office:value-type="float" office:value="603.058813176798" calcext:value-type="float">
            <text:p>603.058813176798</text:p>
          </table:table-cell>
          <table:table-cell office:value-type="float" office:value="11.8172725606583" calcext:value-type="float">
            <text:p>11.8172725606583</text:p>
          </table:table-cell>
          <table:table-cell office:value-type="float" office:value="38437.8710439138" calcext:value-type="float">
            <text:p>38437.8710439138</text:p>
          </table:table-cell>
          <table:table-cell office:value-type="float" office:value="22211.938906379" calcext:value-type="float">
            <text:p>22211.93890637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.54220990810874" calcext:value-type="float">
            <text:p>3.54220990810874</text:p>
          </table:table-cell>
          <table:table-cell office:value-type="float" office:value="20.5210662717175" calcext:value-type="float">
            <text:p>20.5210662717175</text:p>
          </table:table-cell>
          <table:table-cell office:value-type="float" office:value="935898725.411008" calcext:value-type="float">
            <text:p>935898725.411008</text:p>
          </table:table-cell>
          <table:table-cell office:value-type="float" office:value="117.509717871918" calcext:value-type="float">
            <text:p>117.509717871918</text:p>
          </table:table-cell>
          <table:table-cell office:value-type="float" office:value="1.47598601291796" calcext:value-type="float">
            <text:p>1.47598601291796</text:p>
          </table:table-cell>
          <table:table-cell office:value-type="float" office:value="250488.310979361" calcext:value-type="float">
            <text:p>250488.310979361</text:p>
          </table:table-cell>
          <table:table-cell office:value-type="float" office:value="76.5902567149487" calcext:value-type="float">
            <text:p>76.590256714948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27513367607415" calcext:value-type="float">
            <text:p>3.27513367607415</text:p>
          </table:table-cell>
          <table:table-cell office:value-type="float" office:value="18.3374642444857" calcext:value-type="float">
            <text:p>18.3374642444857</text:p>
          </table:table-cell>
          <table:table-cell office:value-type="float" office:value="0.685319476957885" calcext:value-type="float">
            <text:p>0.685319476957885</text:p>
          </table:table-cell>
          <table:table-cell office:value-type="float" office:value="2.89871060357842" calcext:value-type="float">
            <text:p>2.89871060357842</text:p>
          </table:table-cell>
          <table:table-cell office:value-type="float" office:value="1.11606983162296" calcext:value-type="float">
            <text:p>1.11606983162296</text:p>
          </table:table-cell>
          <table:table-cell office:value-type="float" office:value="114917.759253907" calcext:value-type="float">
            <text:p>114917.759253907</text:p>
          </table:table-cell>
          <table:table-cell office:value-type="float" office:value="37.930800292915" calcext:value-type="float">
            <text:p>37.9308002929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91530173664357" calcext:value-type="float">
            <text:p>8.91530173664357</text:p>
          </table:table-cell>
          <table:table-cell table:style-name="ce1" office:value-type="float" office:value="0.00000000403042081149183" calcext:value-type="float">
            <text:p>4.03E-09</text:p>
          </table:table-cell>
          <table:table-cell table:style-name="ce1" office:value-type="float" office:value="-0.00000000403042081149183" calcext:value-type="float">
            <text:p>-4.03E-09</text:p>
          </table:table-cell>
          <table:table-cell office:value-type="float" office:value="7363.13221516458" calcext:value-type="float">
            <text:p>7363.13221516458</text:p>
          </table:table-cell>
          <table:table-cell office:value-type="float" office:value="-26.5079671480316" calcext:value-type="float">
            <text:p>-26.5079671480316</text:p>
          </table:table-cell>
          <table:table-cell office:value-type="float" office:value="199286.803454901" calcext:value-type="float">
            <text:p>199286.803454901</text:p>
          </table:table-cell>
          <table:table-cell office:value-type="float" office:value="73965.5813362226" calcext:value-type="float">
            <text:p>73965.58133622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97741067956947" calcext:value-type="float">
            <text:p>2.97741067956947</text:p>
          </table:table-cell>
          <table:table-cell office:value-type="float" office:value="29.1946626228069" calcext:value-type="float">
            <text:p>29.1946626228069</text:p>
          </table:table-cell>
          <table:table-cell office:value-type="float" office:value="0.597744214784463" calcext:value-type="float">
            <text:p>0.597744214784463</text:p>
          </table:table-cell>
          <table:table-cell office:value-type="float" office:value="-11.8062384053009" calcext:value-type="float">
            <text:p>-11.8062384053009</text:p>
          </table:table-cell>
          <table:table-cell office:value-type="float" office:value="5.4291341349932" calcext:value-type="float">
            <text:p>5.4291341349932</text:p>
          </table:table-cell>
          <table:table-cell office:value-type="float" office:value="721262.861068962" calcext:value-type="float">
            <text:p>721262.861068962</text:p>
          </table:table-cell>
          <table:table-cell office:value-type="float" office:value="686.91632067929" calcext:value-type="float">
            <text:p>686.916320679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.63806292517074" calcext:value-type="float">
            <text:p>2.63806292517074</text:p>
          </table:table-cell>
          <table:table-cell office:value-type="float" office:value="12.9047671279834" calcext:value-type="float">
            <text:p>12.9047671279834</text:p>
          </table:table-cell>
          <table:table-cell office:value-type="float" office:value="132848882.588352" calcext:value-type="float">
            <text:p>132848882.588352</text:p>
          </table:table-cell>
          <table:table-cell office:value-type="float" office:value="28.7224907344685" calcext:value-type="float">
            <text:p>28.7224907344685</text:p>
          </table:table-cell>
          <table:table-cell office:value-type="float" office:value="3.98784267824069" calcext:value-type="float">
            <text:p>3.98784267824069</text:p>
          </table:table-cell>
          <table:table-cell office:value-type="float" office:value="162016.303245343" calcext:value-type="float">
            <text:p>162016.303245343</text:p>
          </table:table-cell>
          <table:table-cell office:value-type="float" office:value="18310.849855333" calcext:value-type="float">
            <text:p>18310.84985533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.04101815223883" calcext:value-type="float">
            <text:p>3.04101815223883</text:p>
          </table:table-cell>
          <table:table-cell office:value-type="float" office:value="0.925988244975881" calcext:value-type="float">
            <text:p>0.925988244975881</text:p>
          </table:table-cell>
          <table:table-cell office:value-type="float" office:value="0.0029698984341639" calcext:value-type="float">
            <text:p>0.002969898434164</text:p>
          </table:table-cell>
          <table:table-cell office:value-type="float" office:value="0.00556010279555182" calcext:value-type="float">
            <text:p>0.005560102795552</text:p>
          </table:table-cell>
          <table:table-cell office:value-type="float" office:value="-0.000747100390794412" calcext:value-type="float">
            <text:p>-0.000747100390794</text:p>
          </table:table-cell>
          <table:table-cell office:value-type="float" office:value="10.558155363829" calcext:value-type="float">
            <text:p>10.558155363829</text:p>
          </table:table-cell>
          <table:table-cell office:value-type="float" office:value="-13.1708290974226" calcext:value-type="float">
            <text:p>-13.17082909742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.0319775520389" calcext:value-type="float">
            <text:p>11.0319775520389</text:p>
          </table:table-cell>
          <table:table-cell office:value-type="float" office:value="8.09214434920009" calcext:value-type="float">
            <text:p>8.09214434920009</text:p>
          </table:table-cell>
          <table:table-cell table:style-name="ce1" office:value-type="float" office:value="0.0000000614259309462217" calcext:value-type="float">
            <text:p>6.14E-08</text:p>
          </table:table-cell>
          <table:table-cell office:value-type="float" office:value="0.123100698605669" calcext:value-type="float">
            <text:p>0.123100698605669</text:p>
          </table:table-cell>
          <table:table-cell office:value-type="float" office:value="172642427607269" calcext:value-type="float">
            <text:p>172642427607269</text:p>
          </table:table-cell>
          <table:table-cell office:value-type="float" office:value="4390.83941070397" calcext:value-type="float">
            <text:p>4390.83941070397</text:p>
          </table:table-cell>
          <table:table-cell table:style-name="ce1" office:value-type="float" office:value="1.73555979998106E+016" calcext:value-type="float">
            <text:p>1.74E+1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.8415761679937" calcext:value-type="float">
            <text:p>10.8415761679937</text:p>
          </table:table-cell>
          <table:table-cell table:style-name="ce1" office:value-type="float" office:value="0.00000000156719421879362" calcext:value-type="float">
            <text:p>1.57E-09</text:p>
          </table:table-cell>
          <table:table-cell table:style-name="ce1" office:value-type="float" office:value="-0.00000000156719421879362" calcext:value-type="float">
            <text:p>-1.57E-09</text:p>
          </table:table-cell>
          <table:table-cell office:value-type="float" office:value="3680.40946256635" calcext:value-type="float">
            <text:p>3680.40946256635</text:p>
          </table:table-cell>
          <table:table-cell office:value-type="float" office:value="-27.1892795676313" calcext:value-type="float">
            <text:p>-27.1892795676313</text:p>
          </table:table-cell>
          <table:table-cell office:value-type="float" office:value="53829.0174588235" calcext:value-type="float">
            <text:p>53829.0174588235</text:p>
          </table:table-cell>
          <table:table-cell office:value-type="float" office:value="16408.1763474322" calcext:value-type="float">
            <text:p>16408.17634743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.5757939157641" calcext:value-type="float">
            <text:p>11.5757939157641</text:p>
          </table:table-cell>
          <table:table-cell office:value-type="float" office:value="23.2855043288115" calcext:value-type="float">
            <text:p>23.2855043288115</text:p>
          </table:table-cell>
          <table:table-cell office:value-type="float" office:value="0.64880034458278" calcext:value-type="float">
            <text:p>0.64880034458278</text:p>
          </table:table-cell>
          <table:table-cell office:value-type="float" office:value="-10.3599735851" calcext:value-type="float">
            <text:p>-10.3599735851</text:p>
          </table:table-cell>
          <table:table-cell office:value-type="float" office:value="5.94774809742996" calcext:value-type="float">
            <text:p>5.94774809742996</text:p>
          </table:table-cell>
          <table:table-cell office:value-type="float" office:value="291745.92533262" calcext:value-type="float">
            <text:p>291745.92533262</text:p>
          </table:table-cell>
          <table:table-cell office:value-type="float" office:value="207.812644096291" calcext:value-type="float">
            <text:p>207.81264409629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.7911990189868" calcext:value-type="float">
            <text:p>4.7911990189868</text:p>
          </table:table-cell>
          <table:table-cell table:style-name="ce1" office:value-type="float" office:value="0.0000000000745811996983725" calcext:value-type="float">
            <text:p>7.46E-11</text:p>
          </table:table-cell>
          <table:table-cell table:style-name="ce1" office:value-type="float" office:value="-0.0000000000745811996983725" calcext:value-type="float">
            <text:p>-7.46E-11</text:p>
          </table:table-cell>
          <table:table-cell office:value-type="float" office:value="2756.34352720824" calcext:value-type="float">
            <text:p>2756.34352720824</text:p>
          </table:table-cell>
          <table:table-cell office:value-type="float" office:value="24.354813916875" calcext:value-type="float">
            <text:p>24.354813916875</text:p>
          </table:table-cell>
          <table:table-cell office:value-type="float" office:value="147850.697140479" calcext:value-type="float">
            <text:p>147850.697140479</text:p>
          </table:table-cell>
          <table:table-cell office:value-type="float" office:value="159715.170449536" calcext:value-type="float">
            <text:p>159715.17044953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.7832116218558" calcext:value-type="float">
            <text:p>18.7832116218558</text:p>
          </table:table-cell>
          <table:table-cell office:value-type="float" office:value="0.312645953649822" calcext:value-type="float">
            <text:p>0.312645953649822</text:p>
          </table:table-cell>
          <table:table-cell office:value-type="float" office:value="3.12645953649615" calcext:value-type="float">
            <text:p>3.12645953649615</text:p>
          </table:table-cell>
          <table:table-cell office:value-type="float" office:value="0.0272286823686734" calcext:value-type="float">
            <text:p>0.027228682368674</text:p>
          </table:table-cell>
          <table:table-cell office:value-type="float" office:value="0.749247850926001" calcext:value-type="float">
            <text:p>0.749247850926001</text:p>
          </table:table-cell>
          <table:table-cell office:value-type="float" office:value="-1.26737508824104" calcext:value-type="float">
            <text:p>-1.26737508824104</text:p>
          </table:table-cell>
          <table:table-cell office:value-type="float" office:value="12.8680591793666" calcext:value-type="float">
            <text:p>12.868059179366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86162137235744" calcext:value-type="float">
            <text:p>2.86162137235744</text:p>
          </table:table-cell>
          <table:table-cell table:style-name="ce1" office:value-type="float" office:value="0.0000000000398705208929862" calcext:value-type="float">
            <text:p>3.99E-11</text:p>
          </table:table-cell>
          <table:table-cell table:style-name="ce1" office:value-type="float" office:value="-0.0000000000398705208929862" calcext:value-type="float">
            <text:p>-3.99E-11</text:p>
          </table:table-cell>
          <table:table-cell office:value-type="float" office:value="39811225456603.4" calcext:value-type="float">
            <text:p>39811225456603.4</text:p>
          </table:table-cell>
          <table:table-cell office:value-type="float" office:value="13713917176694.9" calcext:value-type="float">
            <text:p>13713917176694.9</text:p>
          </table:table-cell>
          <table:table-cell table:style-name="ce1" office:value-type="float" office:value="1.743630968843E+016" calcext:value-type="float">
            <text:p>1.74E+16</text:p>
          </table:table-cell>
          <table:table-cell table:style-name="ce1" office:value-type="float" office:value="2.3939727153085E+016" calcext:value-type="float">
            <text:p>2.39E+1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.7334911071028" calcext:value-type="float">
            <text:p>18.7334911071028</text:p>
          </table:table-cell>
          <table:table-cell table:style-name="ce1" office:value-type="float" office:value="0.00000000308513721435088" calcext:value-type="float">
            <text:p>3.09E-09</text:p>
          </table:table-cell>
          <table:table-cell table:style-name="ce1" office:value-type="float" office:value="-0.00000000308513721435088" calcext:value-type="float">
            <text:p>-3.09E-09</text:p>
          </table:table-cell>
          <table:table-cell office:value-type="float" office:value="2477.51970560586" calcext:value-type="float">
            <text:p>2477.51970560586</text:p>
          </table:table-cell>
          <table:table-cell office:value-type="float" office:value="-8.48180735728139" calcext:value-type="float">
            <text:p>-8.48180735728139</text:p>
          </table:table-cell>
          <table:table-cell office:value-type="float" office:value="14006.2246513927" calcext:value-type="float">
            <text:p>14006.2246513927</text:p>
          </table:table-cell>
          <table:table-cell office:value-type="float" office:value="7804.56010197652" calcext:value-type="float">
            <text:p>7804.560101976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.6632760774508" calcext:value-type="float">
            <text:p>16.6632760774508</text:p>
          </table:table-cell>
          <table:table-cell office:value-type="float" office:value="0.757170062891104" calcext:value-type="float">
            <text:p>0.757170062891104</text:p>
          </table:table-cell>
          <table:table-cell office:value-type="float" office:value="4.6833432060028" calcext:value-type="float">
            <text:p>4.6833432060028</text:p>
          </table:table-cell>
          <table:table-cell office:value-type="float" office:value="0.00139686445049533" calcext:value-type="float">
            <text:p>0.001396864450495</text:p>
          </table:table-cell>
          <table:table-cell office:value-type="float" office:value="0.0247053809085142" calcext:value-type="float">
            <text:p>0.024705380908514</text:p>
          </table:table-cell>
          <table:table-cell office:value-type="float" office:value="0.330025434161928" calcext:value-type="float">
            <text:p>0.330025434161928</text:p>
          </table:table-cell>
          <table:table-cell office:value-type="float" office:value="-1.12282345122647" calcext:value-type="float">
            <text:p>-1.1228234512264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.0030840163761" calcext:value-type="float">
            <text:p>14.0030840163761</text:p>
          </table:table-cell>
          <table:table-cell office:value-type="float" office:value="0.318219074447786" calcext:value-type="float">
            <text:p>0.318219074447786</text:p>
          </table:table-cell>
          <table:table-cell office:value-type="float" office:value="3.18219074389271" calcext:value-type="float">
            <text:p>3.18219074389271</text:p>
          </table:table-cell>
          <table:table-cell office:value-type="float" office:value="57980419416665.2" calcext:value-type="float">
            <text:p>57980419416665.2</text:p>
          </table:table-cell>
          <table:table-cell office:value-type="float" office:value="50358857417626.3" calcext:value-type="float">
            <text:p>50358857417626.3</text:p>
          </table:table-cell>
          <table:table-cell office:value-type="float" office:value="-784013616245439" calcext:value-type="float">
            <text:p>-784013616245439</text:p>
          </table:table-cell>
          <table:table-cell office:value-type="float" office:value="7742321274845997" calcext:value-type="float">
            <text:p>774232127484599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6.3826609956514" calcext:value-type="float">
            <text:p>26.3826609956514</text:p>
          </table:table-cell>
          <table:table-cell office:value-type="float" office:value="0.308967847008382" calcext:value-type="float">
            <text:p>0.308967847008382</text:p>
          </table:table-cell>
          <table:table-cell office:value-type="float" office:value="0.551275767923962" calcext:value-type="float">
            <text:p>0.551275767923962</text:p>
          </table:table-cell>
          <table:table-cell office:value-type="float" office:value="-0.000799667665297453" calcext:value-type="float">
            <text:p>-0.000799667665297</text:p>
          </table:table-cell>
          <table:table-cell office:value-type="float" office:value="0.287276227166421" calcext:value-type="float">
            <text:p>0.287276227166421</text:p>
          </table:table-cell>
          <table:table-cell office:value-type="float" office:value="0.00821282472999236" calcext:value-type="float">
            <text:p>0.008212824729992</text:p>
          </table:table-cell>
          <table:table-cell office:value-type="float" office:value="0.132398804407419" calcext:value-type="float">
            <text:p>0.13239880440741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87284233764074" calcext:value-type="float">
            <text:p>1.87284233764074</text:p>
          </table:table-cell>
          <table:table-cell office:value-type="float" office:value="1.3761115181653" calcext:value-type="float">
            <text:p>1.3761115181653</text:p>
          </table:table-cell>
          <table:table-cell office:value-type="float" office:value="13.761115181653" calcext:value-type="float">
            <text:p>13.761115181653</text:p>
          </table:table-cell>
          <table:table-cell office:value-type="float" office:value="0.000110567363510104" calcext:value-type="float">
            <text:p>0.00011056736351</text:p>
          </table:table-cell>
          <table:table-cell table:style-name="ce1" office:value-type="float" office:value="-0.0000363896500964355" calcext:value-type="float">
            <text:p>-3.64E-05</text:p>
          </table:table-cell>
          <table:table-cell office:value-type="float" office:value="9.44572416820074" calcext:value-type="float">
            <text:p>9.44572416820074</text:p>
          </table:table-cell>
          <table:table-cell office:value-type="float" office:value="-6.88170076502272" calcext:value-type="float">
            <text:p>-6.8817007650227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.0608280826476" calcext:value-type="float">
            <text:p>16.0608280826476</text:p>
          </table:table-cell>
          <table:table-cell office:value-type="float" office:value="0.447086952398563" calcext:value-type="float">
            <text:p>0.447086952398563</text:p>
          </table:table-cell>
          <table:table-cell office:value-type="float" office:value="4.47086952398563" calcext:value-type="float">
            <text:p>4.47086952398563</text:p>
          </table:table-cell>
          <table:table-cell office:value-type="float" office:value="0.0272271125004417" calcext:value-type="float">
            <text:p>0.027227112500442</text:p>
          </table:table-cell>
          <table:table-cell office:value-type="float" office:value="-0.0270094055432519" calcext:value-type="float">
            <text:p>-0.027009405543252</text:p>
          </table:table-cell>
          <table:table-cell office:value-type="float" office:value="1.58587073048613" calcext:value-type="float">
            <text:p>1.58587073048613</text:p>
          </table:table-cell>
          <table:table-cell office:value-type="float" office:value="-8.13373321338123" calcext:value-type="float">
            <text:p>-8.1337332133812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.33778583542875" calcext:value-type="float">
            <text:p>9.33778583542875</text:p>
          </table:table-cell>
          <table:table-cell office:value-type="float" office:value="1.05166616615161" calcext:value-type="float">
            <text:p>1.05166616615161</text:p>
          </table:table-cell>
          <table:table-cell office:value-type="float" office:value="10.5166616740852" calcext:value-type="float">
            <text:p>10.5166616740852</text:p>
          </table:table-cell>
          <table:table-cell office:value-type="float" office:value="0.0575741409955391" calcext:value-type="float">
            <text:p>0.057574140995539</text:p>
          </table:table-cell>
          <table:table-cell office:value-type="float" office:value="-0.0106620128702086" calcext:value-type="float">
            <text:p>-0.010662012870209</text:p>
          </table:table-cell>
          <table:table-cell office:value-type="float" office:value="9.51512816265193" calcext:value-type="float">
            <text:p>9.51512816265193</text:p>
          </table:table-cell>
          <table:table-cell office:value-type="float" office:value="-9.70917832712278" calcext:value-type="float">
            <text:p>-9.7091783271227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.50489728776602" calcext:value-type="float">
            <text:p>2.50489728776602</text:p>
          </table:table-cell>
          <table:table-cell table:style-name="ce1" office:value-type="float" office:value="0.000000000330545568016068" calcext:value-type="float">
            <text:p>3.31E-10</text:p>
          </table:table-cell>
          <table:table-cell table:style-name="ce1" office:value-type="float" office:value="-0.000000000330545568016068" calcext:value-type="float">
            <text:p>-3.31E-10</text:p>
          </table:table-cell>
          <table:table-cell office:value-type="float" office:value="-0.168489819536601" calcext:value-type="float">
            <text:p>-0.168489819536601</text:p>
          </table:table-cell>
          <table:table-cell office:value-type="float" office:value="0.00619716005044201" calcext:value-type="float">
            <text:p>0.006197160050442</text:p>
          </table:table-cell>
          <table:table-cell office:value-type="float" office:value="-126.996359019034" calcext:value-type="float">
            <text:p>-126.996359019034</text:p>
          </table:table-cell>
          <table:table-cell office:value-type="float" office:value="-23.7566383586732" calcext:value-type="float">
            <text:p>-23.756638358673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.43110061146699" calcext:value-type="float">
            <text:p>3.43110061146699</text:p>
          </table:table-cell>
          <table:table-cell office:value-type="float" office:value="18.410161762354" calcext:value-type="float">
            <text:p>18.410161762354</text:p>
          </table:table-cell>
          <table:table-cell office:value-type="float" office:value="0.69708130299666" calcext:value-type="float">
            <text:p>0.69708130299666</text:p>
          </table:table-cell>
          <table:table-cell office:value-type="float" office:value="31.8565134619931" calcext:value-type="float">
            <text:p>31.8565134619931</text:p>
          </table:table-cell>
          <table:table-cell office:value-type="float" office:value="0.768499394838849" calcext:value-type="float">
            <text:p>0.768499394838849</text:p>
          </table:table-cell>
          <table:table-cell office:value-type="float" office:value="140463.648655925" calcext:value-type="float">
            <text:p>140463.648655925</text:p>
          </table:table-cell>
          <table:table-cell office:value-type="float" office:value="-60.6044941470398" calcext:value-type="float">
            <text:p>-60.604494147039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7.863936262585" calcext:value-type="float">
            <text:p>27.863936262585</text:p>
          </table:table-cell>
          <table:table-cell office:value-type="float" office:value="1.69193737785846" calcext:value-type="float">
            <text:p>1.69193737785846</text:p>
          </table:table-cell>
          <table:table-cell table:style-name="ce1" office:value-type="float" office:value="0.0000000529646567791089" calcext:value-type="float">
            <text:p>5.30E-08</text:p>
          </table:table-cell>
          <table:table-cell office:value-type="float" office:value="0.0982926881634532" calcext:value-type="float">
            <text:p>0.098292688163453</text:p>
          </table:table-cell>
          <table:table-cell office:value-type="float" office:value="56782104117526.6" calcext:value-type="float">
            <text:p>56782104117526.6</text:p>
          </table:table-cell>
          <table:table-cell office:value-type="float" office:value="8.42522117574987" calcext:value-type="float">
            <text:p>8.42522117574987</text:p>
          </table:table-cell>
          <table:table-cell office:value-type="float" office:value="1.02108034372924E+015" calcext:value-type="float">
            <text:p>1.02108034372924E+01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84611156478056" calcext:value-type="float">
            <text:p>6.84611156478056</text:p>
          </table:table-cell>
          <table:table-cell table:style-name="ce1" office:value-type="float" office:value="0.0000000000632010103403296" calcext:value-type="float">
            <text:p>6.32E-11</text:p>
          </table:table-cell>
          <table:table-cell table:style-name="ce1" office:value-type="float" office:value="-0.0000000000632010103403296" calcext:value-type="float">
            <text:p>-6.32E-11</text:p>
          </table:table-cell>
          <table:table-cell office:value-type="float" office:value="378.561580356433" calcext:value-type="float">
            <text:p>378.561580356433</text:p>
          </table:table-cell>
          <table:table-cell office:value-type="float" office:value="1.18007092500547" calcext:value-type="float">
            <text:p>1.18007092500547</text:p>
          </table:table-cell>
          <table:table-cell office:value-type="float" office:value="10530.6952912273" calcext:value-type="float">
            <text:p>10530.6952912273</text:p>
          </table:table-cell>
          <table:table-cell office:value-type="float" office:value="11178.312068635" calcext:value-type="float">
            <text:p>11178.31206863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8476077229848" calcext:value-type="float">
            <text:p>6.8476077229848</text:p>
          </table:table-cell>
          <table:table-cell table:style-name="ce1" office:value-type="float" office:value="0.0000000000186797059339711" calcext:value-type="float">
            <text:p>1.87E-11</text:p>
          </table:table-cell>
          <table:table-cell table:style-name="ce1" office:value-type="float" office:value="-0.0000000000186797059339711" calcext:value-type="float">
            <text:p>-1.87E-11</text:p>
          </table:table-cell>
          <table:table-cell office:value-type="float" office:value="785.041303438117" calcext:value-type="float">
            <text:p>785.041303438117</text:p>
          </table:table-cell>
          <table:table-cell office:value-type="float" office:value="17.4404160939591" calcext:value-type="float">
            <text:p>17.4404160939591</text:p>
          </table:table-cell>
          <table:table-cell office:value-type="float" office:value="19212.9605056847" calcext:value-type="float">
            <text:p>19212.9605056847</text:p>
          </table:table-cell>
          <table:table-cell office:value-type="float" office:value="19661.1653475251" calcext:value-type="float">
            <text:p>19661.165347525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.30850662236679" calcext:value-type="float">
            <text:p>7.30850662236679</text:p>
          </table:table-cell>
          <table:table-cell table:style-name="ce1" office:value-type="float" office:value="0.0000000101680303858188" calcext:value-type="float">
            <text:p>1.02E-08</text:p>
          </table:table-cell>
          <table:table-cell table:style-name="ce1" office:value-type="float" office:value="-0.0000000101680303858188" calcext:value-type="float">
            <text:p>-1.02E-08</text:p>
          </table:table-cell>
          <table:table-cell office:value-type="float" office:value="5.84970636583453" calcext:value-type="float">
            <text:p>5.84970636583453</text:p>
          </table:table-cell>
          <table:table-cell office:value-type="float" office:value="0.0415257531154325" calcext:value-type="float">
            <text:p>0.041525753115433</text:p>
          </table:table-cell>
          <table:table-cell office:value-type="float" office:value="148.312424603825" calcext:value-type="float">
            <text:p>148.312424603825</text:p>
          </table:table-cell>
          <table:table-cell office:value-type="float" office:value="69.2760198611809" calcext:value-type="float">
            <text:p>69.276019861180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71375748620497" calcext:value-type="float">
            <text:p>1.71375748620497</text:p>
          </table:table-cell>
          <table:table-cell office:value-type="float" office:value="0.67486318938863" calcext:value-type="float">
            <text:p>0.67486318938863</text:p>
          </table:table-cell>
          <table:table-cell office:value-type="float" office:value="6.74863189388629" calcext:value-type="float">
            <text:p>6.74863189388629</text:p>
          </table:table-cell>
          <table:table-cell table:style-name="ce1" office:value-type="float" office:value="0.0000659113538791989" calcext:value-type="float">
            <text:p>6.59E-05</text:p>
          </table:table-cell>
          <table:table-cell table:style-name="ce1" office:value-type="float" office:value="0.0000244055023401002" calcext:value-type="float">
            <text:p>2.44E-05</text:p>
          </table:table-cell>
          <table:table-cell office:value-type="float" office:value="6.06179503636321" calcext:value-type="float">
            <text:p>6.06179503636321</text:p>
          </table:table-cell>
          <table:table-cell office:value-type="float" office:value="-13.7651863253845" calcext:value-type="float">
            <text:p>-13.765186325384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.1256473682378" calcext:value-type="float">
            <text:p>13.1256473682378</text:p>
          </table:table-cell>
          <table:table-cell office:value-type="float" office:value="0.565988599651006" calcext:value-type="float">
            <text:p>0.565988599651006</text:p>
          </table:table-cell>
          <table:table-cell office:value-type="float" office:value="4.570750572444" calcext:value-type="float">
            <text:p>4.570750572444</text:p>
          </table:table-cell>
          <table:table-cell office:value-type="float" office:value="0.000519131903241663" calcext:value-type="float">
            <text:p>0.000519131903242</text:p>
          </table:table-cell>
          <table:table-cell office:value-type="float" office:value="0.0113839998464569" calcext:value-type="float">
            <text:p>0.011383999846457</text:p>
          </table:table-cell>
          <table:table-cell office:value-type="float" office:value="0.103231682324027" calcext:value-type="float">
            <text:p>0.103231682324027</text:p>
          </table:table-cell>
          <table:table-cell office:value-type="float" office:value="-0.62726598234916" calcext:value-type="float">
            <text:p>-0.627265982349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48630872625696" calcext:value-type="float">
            <text:p>1.48630872625696</text:p>
          </table:table-cell>
          <table:table-cell office:value-type="float" office:value="0.554159117481947" calcext:value-type="float">
            <text:p>0.554159117481947</text:p>
          </table:table-cell>
          <table:table-cell office:value-type="float" office:value="-0.554159117481947" calcext:value-type="float">
            <text:p>-0.554159117481947</text:p>
          </table:table-cell>
          <table:table-cell office:value-type="float" office:value="-0.180825259664284" calcext:value-type="float">
            <text:p>-0.180825259664284</text:p>
          </table:table-cell>
          <table:table-cell office:value-type="float" office:value="0.695923267899536" calcext:value-type="float">
            <text:p>0.695923267899536</text:p>
          </table:table-cell>
          <table:table-cell office:value-type="float" office:value="-1206.31542084282" calcext:value-type="float">
            <text:p>-1206.31542084282</text:p>
          </table:table-cell>
          <table:table-cell office:value-type="float" office:value="3927.87773309307" calcext:value-type="float">
            <text:p>3927.8777330930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.7481962014514" calcext:value-type="float">
            <text:p>14.7481962014514</text:p>
          </table:table-cell>
          <table:table-cell office:value-type="float" office:value="0.704173301870676" calcext:value-type="float">
            <text:p>0.704173301870676</text:p>
          </table:table-cell>
          <table:table-cell office:value-type="float" office:value="7.04173301870675" calcext:value-type="float">
            <text:p>7.04173301870675</text:p>
          </table:table-cell>
          <table:table-cell office:value-type="float" office:value="0.0805496548686593" calcext:value-type="float">
            <text:p>0.080549654868659</text:p>
          </table:table-cell>
          <table:table-cell office:value-type="float" office:value="-0.0192778305737947" calcext:value-type="float">
            <text:p>-0.019277830573795</text:p>
          </table:table-cell>
          <table:table-cell office:value-type="float" office:value="3.63163590723186" calcext:value-type="float">
            <text:p>3.63163590723186</text:p>
          </table:table-cell>
          <table:table-cell office:value-type="float" office:value="-7.8197732828788" calcext:value-type="float">
            <text:p>-7.819773282878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1108769105376" calcext:value-type="float">
            <text:p>6.1108769105376</text:p>
          </table:table-cell>
          <table:table-cell table:style-name="ce1" office:value-type="float" office:value="0.000000000150362639119096" calcext:value-type="float">
            <text:p>1.50E-10</text:p>
          </table:table-cell>
          <table:table-cell table:style-name="ce1" office:value-type="float" office:value="-0.000000000150362639119096" calcext:value-type="float">
            <text:p>-1.50E-10</text:p>
          </table:table-cell>
          <table:table-cell office:value-type="float" office:value="1.16745486095873" calcext:value-type="float">
            <text:p>1.16745486095873</text:p>
          </table:table-cell>
          <table:table-cell office:value-type="float" office:value="-0.0841463312062625" calcext:value-type="float">
            <text:p>-0.084146331206263</text:p>
          </table:table-cell>
          <table:table-cell office:value-type="float" office:value="21.822477024582" calcext:value-type="float">
            <text:p>21.822477024582</text:p>
          </table:table-cell>
          <table:table-cell office:value-type="float" office:value="19.2357738741197" calcext:value-type="float">
            <text:p>19.235773874119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73419789884136" calcext:value-type="float">
            <text:p>1.73419789884136</text:p>
          </table:table-cell>
          <table:table-cell office:value-type="float" office:value="18.5541940424177" calcext:value-type="float">
            <text:p>18.5541940424177</text:p>
          </table:table-cell>
          <table:table-cell office:value-type="float" office:value="395860835.758469" calcext:value-type="float">
            <text:p>395860835.758469</text:p>
          </table:table-cell>
          <table:table-cell office:value-type="float" office:value="431.070677829599" calcext:value-type="float">
            <text:p>431.070677829599</text:p>
          </table:table-cell>
          <table:table-cell office:value-type="float" office:value="1.10318259314722" calcext:value-type="float">
            <text:p>1.10318259314722</text:p>
          </table:table-cell>
          <table:table-cell office:value-type="float" office:value="2981686.40755942" calcext:value-type="float">
            <text:p>2981686.40755942</text:p>
          </table:table-cell>
          <table:table-cell office:value-type="float" office:value="6638.82355065104" calcext:value-type="float">
            <text:p>6638.8235506510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28277321363686" calcext:value-type="float">
            <text:p>5.28277321363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20410331771357" calcext:value-type="float">
            <text:p>0.005204103317714</text:p>
          </table:table-cell>
          <table:table-cell office:value-type="float" office:value="-0.00150997504011512" calcext:value-type="float">
            <text:p>-0.001509975040115</text:p>
          </table:table-cell>
          <table:table-cell office:value-type="float" office:value="7.35992880707611" calcext:value-type="float">
            <text:p>7.35992880707611</text:p>
          </table:table-cell>
          <table:table-cell office:value-type="float" office:value="109562174778189" calcext:value-type="float">
            <text:p>10956217477818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59187905521595" calcext:value-type="float">
            <text:p>1.59187905521595</text:p>
          </table:table-cell>
          <table:table-cell table:style-name="ce1" office:value-type="float" office:value="0.0000000000144856976602946" calcext:value-type="float">
            <text:p>1.45E-11</text:p>
          </table:table-cell>
          <table:table-cell table:style-name="ce1" office:value-type="float" office:value="-0.0000000000144856976602946" calcext:value-type="float">
            <text:p>-1.45E-11</text:p>
          </table:table-cell>
          <table:table-cell office:value-type="float" office:value="356.14151795916" calcext:value-type="float">
            <text:p>356.14151795916</text:p>
          </table:table-cell>
          <table:table-cell office:value-type="float" office:value="0.336752444494622" calcext:value-type="float">
            <text:p>0.336752444494622</text:p>
          </table:table-cell>
          <table:table-cell office:value-type="float" office:value="1743893.53616807" calcext:value-type="float">
            <text:p>1743893.53616807</text:p>
          </table:table-cell>
          <table:table-cell office:value-type="float" office:value="5324.00344060274" calcext:value-type="float">
            <text:p>5324.0034406027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.8904897601723" calcext:value-type="float">
            <text:p>15.8904897601723</text:p>
          </table:table-cell>
          <table:table-cell table:style-name="ce1" office:value-type="float" office:value="0.00000000109450724844441" calcext:value-type="float">
            <text:p>1.09E-09</text:p>
          </table:table-cell>
          <table:table-cell table:style-name="ce1" office:value-type="float" office:value="-0.00000000109450724844441" calcext:value-type="float">
            <text:p>-1.09E-09</text:p>
          </table:table-cell>
          <table:table-cell office:value-type="float" office:value="2.81015544290414" calcext:value-type="float">
            <text:p>2.81015544290414</text:p>
          </table:table-cell>
          <table:table-cell office:value-type="float" office:value="0.0938373470765652" calcext:value-type="float">
            <text:p>0.093837347076565</text:p>
          </table:table-cell>
          <table:table-cell office:value-type="float" office:value="38.6394375976177" calcext:value-type="float">
            <text:p>38.6394375976177</text:p>
          </table:table-cell>
          <table:table-cell office:value-type="float" office:value="13.9310668741301" calcext:value-type="float">
            <text:p>13.931066874130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.8971649788622" calcext:value-type="float">
            <text:p>13.8971649788622</text:p>
          </table:table-cell>
          <table:table-cell table:style-name="ce1" office:value-type="float" office:value="0.0000000000186235373824635" calcext:value-type="float">
            <text:p>1.86E-11</text:p>
          </table:table-cell>
          <table:table-cell table:style-name="ce1" office:value-type="float" office:value="-0.0000000000186235373824635" calcext:value-type="float">
            <text:p>-1.86E-11</text:p>
          </table:table-cell>
          <table:table-cell office:value-type="float" office:value="11.1155131526875" calcext:value-type="float">
            <text:p>11.1155131526875</text:p>
          </table:table-cell>
          <table:table-cell office:value-type="float" office:value="-0.584536416501329" calcext:value-type="float">
            <text:p>-0.584536416501329</text:p>
          </table:table-cell>
          <table:table-cell office:value-type="float" office:value="50.8642660351756" calcext:value-type="float">
            <text:p>50.8642660351756</text:p>
          </table:table-cell>
          <table:table-cell office:value-type="float" office:value="34.0730161209791" calcext:value-type="float">
            <text:p>34.073016120979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85156042410542" calcext:value-type="float">
            <text:p>3.85156042410542</text:p>
          </table:table-cell>
          <table:table-cell office:value-type="float" office:value="7.40582539708615" calcext:value-type="float">
            <text:p>7.40582539708615</text:p>
          </table:table-cell>
          <table:table-cell office:value-type="float" office:value="452974763.841718" calcext:value-type="float">
            <text:p>452974763.841718</text:p>
          </table:table-cell>
          <table:table-cell office:value-type="float" office:value="115.023010682503" calcext:value-type="float">
            <text:p>115.023010682503</text:p>
          </table:table-cell>
          <table:table-cell office:value-type="float" office:value="0.452879380094853" calcext:value-type="float">
            <text:p>0.452879380094853</text:p>
          </table:table-cell>
          <table:table-cell office:value-type="float" office:value="120435.977451304" calcext:value-type="float">
            <text:p>120435.977451304</text:p>
          </table:table-cell>
          <table:table-cell office:value-type="float" office:value="352.655510133383" calcext:value-type="float">
            <text:p>352.65551013338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3744303107255" calcext:value-type="float">
            <text:p>1.3744303107255</text:p>
          </table:table-cell>
          <table:table-cell table:style-name="ce1" office:value-type="float" office:value="0.0000000143584145203411" calcext:value-type="float">
            <text:p>1.44E-08</text:p>
          </table:table-cell>
          <table:table-cell table:style-name="ce1" office:value-type="float" office:value="-0.0000000143584145203411" calcext:value-type="float">
            <text:p>-1.44E-08</text:p>
          </table:table-cell>
          <table:table-cell table:style-name="ce1" office:value-type="float" office:value="2.2282951545968E+016" calcext:value-type="float">
            <text:p>2.23E+16</text:p>
          </table:table-cell>
          <table:table-cell office:value-type="float" office:value="1.19767973255219E+015" calcext:value-type="float">
            <text:p>1.19767973255219E+015</text:p>
          </table:table-cell>
          <table:table-cell table:style-name="ce1" office:value-type="float" office:value="9.21504869229876E+019" calcext:value-type="float">
            <text:p>9.22E+19</text:p>
          </table:table-cell>
          <table:table-cell table:style-name="ce1" office:value-type="float" office:value="1.29945925497804E+019" calcext:value-type="float">
            <text:p>1.30E+1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5.8117972004484" calcext:value-type="float">
            <text:p>15.8117972004484</text:p>
          </table:table-cell>
          <table:table-cell office:value-type="float" office:value="0.345198445218594" calcext:value-type="float">
            <text:p>0.345198445218594</text:p>
          </table:table-cell>
          <table:table-cell office:value-type="float" office:value="2.00182694917031" calcext:value-type="float">
            <text:p>2.00182694917031</text:p>
          </table:table-cell>
          <table:table-cell office:value-type="float" office:value="-0.00300988579517492" calcext:value-type="float">
            <text:p>-0.003009885795175</text:p>
          </table:table-cell>
          <table:table-cell office:value-type="float" office:value="0.0881429904308056" calcext:value-type="float">
            <text:p>0.088142990430806</text:p>
          </table:table-cell>
          <table:table-cell office:value-type="float" office:value="0.0127896882426672" calcext:value-type="float">
            <text:p>0.012789688242667</text:p>
          </table:table-cell>
          <table:table-cell office:value-type="float" office:value="-0.197036076307541" calcext:value-type="float">
            <text:p>-0.19703607630754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.6458253238009" calcext:value-type="float">
            <text:p>18.6458253238009</text:p>
          </table:table-cell>
          <table:table-cell office:value-type="float" office:value="0.476514900297478" calcext:value-type="float">
            <text:p>0.476514900297478</text:p>
          </table:table-cell>
          <table:table-cell office:value-type="float" office:value="21.1217509066074" calcext:value-type="float">
            <text:p>21.1217509066074</text:p>
          </table:table-cell>
          <table:table-cell office:value-type="float" office:value="-0.00267556349116947" calcext:value-type="float">
            <text:p>-0.002675563491169</text:p>
          </table:table-cell>
          <table:table-cell office:value-type="float" office:value="0.0213047424573457" calcext:value-type="float">
            <text:p>0.021304742457346</text:p>
          </table:table-cell>
          <table:table-cell office:value-type="float" office:value="0.0514162741086439" calcext:value-type="float">
            <text:p>0.051416274108644</text:p>
          </table:table-cell>
          <table:table-cell office:value-type="float" office:value="-0.452995039272977" calcext:value-type="float">
            <text:p>-0.45299503927297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.1645008103268" calcext:value-type="float">
            <text:p>10.1645008103268</text:p>
          </table:table-cell>
          <table:table-cell office:value-type="float" office:value="0.887475272031996" calcext:value-type="float">
            <text:p>0.887475272031996</text:p>
          </table:table-cell>
          <table:table-cell office:value-type="float" office:value="8.87475272031996" calcext:value-type="float">
            <text:p>8.87475272031996</text:p>
          </table:table-cell>
          <table:table-cell office:value-type="float" office:value="-0.00448661289388032" calcext:value-type="float">
            <text:p>-0.00448661289388</text:p>
          </table:table-cell>
          <table:table-cell office:value-type="float" office:value="-0.00620448000393217" calcext:value-type="float">
            <text:p>-0.006204480003932</text:p>
          </table:table-cell>
          <table:table-cell office:value-type="float" office:value="8.91820317849945" calcext:value-type="float">
            <text:p>8.91820317849945</text:p>
          </table:table-cell>
          <table:table-cell office:value-type="float" office:value="-12.110699258531" calcext:value-type="float">
            <text:p>-12.11069925853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.33222625668028" calcext:value-type="float">
            <text:p>4.33222625668028</text:p>
          </table:table-cell>
          <table:table-cell office:value-type="float" office:value="21.3219454776115" calcext:value-type="float">
            <text:p>21.3219454776115</text:p>
          </table:table-cell>
          <table:table-cell office:value-type="float" office:value="0.300829342061723" calcext:value-type="float">
            <text:p>0.300829342061723</text:p>
          </table:table-cell>
          <table:table-cell office:value-type="float" office:value="-7.25288573621462" calcext:value-type="float">
            <text:p>-7.25288573621462</text:p>
          </table:table-cell>
          <table:table-cell office:value-type="float" office:value="6.18159838503555" calcext:value-type="float">
            <text:p>6.18159838503555</text:p>
          </table:table-cell>
          <table:table-cell office:value-type="float" office:value="200774.890625527" calcext:value-type="float">
            <text:p>200774.890625527</text:p>
          </table:table-cell>
          <table:table-cell office:value-type="float" office:value="4127.2352908071" calcext:value-type="float">
            <text:p>4127.23529080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.03772092258064" calcext:value-type="float">
            <text:p>8.03772092258064</text:p>
          </table:table-cell>
          <table:table-cell table:style-name="ce1" office:value-type="float" office:value="0.000000000039704349428182" calcext:value-type="float">
            <text:p>3.97E-11</text:p>
          </table:table-cell>
          <table:table-cell table:style-name="ce1" office:value-type="float" office:value="-0.000000000039704349428182" calcext:value-type="float">
            <text:p>-3.97E-11</text:p>
          </table:table-cell>
          <table:table-cell office:value-type="float" office:value="4963.7353004315" calcext:value-type="float">
            <text:p>4963.7353004315</text:p>
          </table:table-cell>
          <table:table-cell office:value-type="float" office:value="80.2769025914785" calcext:value-type="float">
            <text:p>80.2769025914785</text:p>
          </table:table-cell>
          <table:table-cell office:value-type="float" office:value="94604.4434635472" calcext:value-type="float">
            <text:p>94604.4434635472</text:p>
          </table:table-cell>
          <table:table-cell office:value-type="float" office:value="115231.045216292" calcext:value-type="float">
            <text:p>115231.04521629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.3211284051476" calcext:value-type="float">
            <text:p>19.3211284051476</text:p>
          </table:table-cell>
          <table:table-cell table:style-name="ce1" office:value-type="float" office:value="0.0000000000142453081662006" calcext:value-type="float">
            <text:p>1.42E-11</text:p>
          </table:table-cell>
          <table:table-cell table:style-name="ce1" office:value-type="float" office:value="-0.0000000000142453081662006" calcext:value-type="float">
            <text:p>-1.42E-11</text:p>
          </table:table-cell>
          <table:table-cell office:value-type="float" office:value="389.079586238203" calcext:value-type="float">
            <text:p>389.079586238203</text:p>
          </table:table-cell>
          <table:table-cell office:value-type="float" office:value="2.63521674284796" calcext:value-type="float">
            <text:p>2.63521674284796</text:p>
          </table:table-cell>
          <table:table-cell office:value-type="float" office:value="1068.32159049837" calcext:value-type="float">
            <text:p>1068.32159049837</text:p>
          </table:table-cell>
          <table:table-cell office:value-type="float" office:value="837.146009276626" calcext:value-type="float">
            <text:p>837.1460092766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67424811342437" calcext:value-type="float">
            <text:p>5.67424811342437</text:p>
          </table:table-cell>
          <table:table-cell office:value-type="float" office:value="0.930641886026211" calcext:value-type="float">
            <text:p>0.930641886026211</text:p>
          </table:table-cell>
          <table:table-cell office:value-type="float" office:value="1.24880679848614" calcext:value-type="float">
            <text:p>1.24880679848614</text:p>
          </table:table-cell>
          <table:table-cell office:value-type="float" office:value="0.024636580318036" calcext:value-type="float">
            <text:p>0.024636580318036</text:p>
          </table:table-cell>
          <table:table-cell office:value-type="float" office:value="-0.0053090911558792" calcext:value-type="float">
            <text:p>-0.005309091155879</text:p>
          </table:table-cell>
          <table:table-cell office:value-type="float" office:value="5.9108336674338" calcext:value-type="float">
            <text:p>5.9108336674338</text:p>
          </table:table-cell>
          <table:table-cell office:value-type="float" office:value="-7.6907940446264" calcext:value-type="float">
            <text:p>-7.690794044626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41206973268565" calcext:value-type="float">
            <text:p>9.41206973268565</text:p>
          </table:table-cell>
          <table:table-cell table:style-name="ce1" office:value-type="float" office:value="0.0000000000192857693866508" calcext:value-type="float">
            <text:p>1.93E-11</text:p>
          </table:table-cell>
          <table:table-cell table:style-name="ce1" office:value-type="float" office:value="-0.0000000000192857693866508" calcext:value-type="float">
            <text:p>-1.93E-11</text:p>
          </table:table-cell>
          <table:table-cell office:value-type="float" office:value="1.10811991633715" calcext:value-type="float">
            <text:p>1.10811991633715</text:p>
          </table:table-cell>
          <table:table-cell office:value-type="float" office:value="0.0404628571989659" calcext:value-type="float">
            <text:p>0.040462857198966</text:p>
          </table:table-cell>
          <table:table-cell office:value-type="float" office:value="19.8762869926189" calcext:value-type="float">
            <text:p>19.8762869926189</text:p>
          </table:table-cell>
          <table:table-cell office:value-type="float" office:value="3.4938908572193" calcext:value-type="float">
            <text:p>3.493890857219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.7609405556505" calcext:value-type="float">
            <text:p>9.7609405556505</text:p>
          </table:table-cell>
          <table:table-cell office:value-type="float" office:value="21.3649886420334" calcext:value-type="float">
            <text:p>21.3649886420334</text:p>
          </table:table-cell>
          <table:table-cell office:value-type="float" office:value="0.697680913538216" calcext:value-type="float">
            <text:p>0.697680913538216</text:p>
          </table:table-cell>
          <table:table-cell office:value-type="float" office:value="-12.5332264481125" calcext:value-type="float">
            <text:p>-12.5332264481125</text:p>
          </table:table-cell>
          <table:table-cell office:value-type="float" office:value="5.57431484681528" calcext:value-type="float">
            <text:p>5.57431484681528</text:p>
          </table:table-cell>
          <table:table-cell office:value-type="float" office:value="206239.37305662" calcext:value-type="float">
            <text:p>206239.37305662</text:p>
          </table:table-cell>
          <table:table-cell office:value-type="float" office:value="29.4645701251071" calcext:value-type="float">
            <text:p>29.464570125107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8.9614101614005" calcext:value-type="float">
            <text:p>38.9614101614005</text:p>
          </table:table-cell>
          <table:table-cell office:value-type="float" office:value="0.562433418072043" calcext:value-type="float">
            <text:p>0.562433418072043</text:p>
          </table:table-cell>
          <table:table-cell office:value-type="float" office:value="1.68168515624076" calcext:value-type="float">
            <text:p>1.68168515624076</text:p>
          </table:table-cell>
          <table:table-cell office:value-type="float" office:value="-0.000586184737471238" calcext:value-type="float">
            <text:p>-0.000586184737471</text:p>
          </table:table-cell>
          <table:table-cell office:value-type="float" office:value="0.42657604489099" calcext:value-type="float">
            <text:p>0.42657604489099</text:p>
          </table:table-cell>
          <table:table-cell office:value-type="float" office:value="0.099911147109142" calcext:value-type="float">
            <text:p>0.099911147109142</text:p>
          </table:table-cell>
          <table:table-cell office:value-type="float" office:value="-0.520320525113104" calcext:value-type="float">
            <text:p>-0.52032052511310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.07188719652708" calcext:value-type="float">
            <text:p>7.07188719652708</text:p>
          </table:table-cell>
          <table:table-cell office:value-type="float" office:value="0.560587362912243" calcext:value-type="float">
            <text:p>0.560587362912243</text:p>
          </table:table-cell>
          <table:table-cell office:value-type="float" office:value="0.300542925022651" calcext:value-type="float">
            <text:p>0.300542925022651</text:p>
          </table:table-cell>
          <table:table-cell office:value-type="float" office:value="0.00731408461091958" calcext:value-type="float">
            <text:p>0.00731408461092</text:p>
          </table:table-cell>
          <table:table-cell office:value-type="float" office:value="-0.00218339366266877" calcext:value-type="float">
            <text:p>-0.002183393662669</text:p>
          </table:table-cell>
          <table:table-cell office:value-type="float" office:value="2.93327981046296" calcext:value-type="float">
            <text:p>2.93327981046296</text:p>
          </table:table-cell>
          <table:table-cell office:value-type="float" office:value="-9.64823862567599" calcext:value-type="float">
            <text:p>-9.6482386256759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3090502823404" calcext:value-type="float">
            <text:p>5.3090502823404</text:p>
          </table:table-cell>
          <table:table-cell table:style-name="ce1" office:value-type="float" office:value="0.0000000000179598419499257" calcext:value-type="float">
            <text:p>1.80E-11</text:p>
          </table:table-cell>
          <table:table-cell table:style-name="ce1" office:value-type="float" office:value="-0.0000000000179598419499257" calcext:value-type="float">
            <text:p>-1.80E-11</text:p>
          </table:table-cell>
          <table:table-cell office:value-type="float" office:value="205.958426923125" calcext:value-type="float">
            <text:p>205.958426923125</text:p>
          </table:table-cell>
          <table:table-cell office:value-type="float" office:value="4.13546812893727" calcext:value-type="float">
            <text:p>4.13546812893727</text:p>
          </table:table-cell>
          <table:table-cell office:value-type="float" office:value="7332.36372809773" calcext:value-type="float">
            <text:p>7332.36372809773</text:p>
          </table:table-cell>
          <table:table-cell office:value-type="float" office:value="6758.59437819979" calcext:value-type="float">
            <text:p>6758.5943781997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.98461858989539" calcext:value-type="float">
            <text:p>2.98461858989539</text:p>
          </table:table-cell>
          <table:table-cell office:value-type="float" office:value="30.3825544585758" calcext:value-type="float">
            <text:p>30.3825544585758</text:p>
          </table:table-cell>
          <table:table-cell office:value-type="float" office:value="848010906.891142" calcext:value-type="float">
            <text:p>848010906.891142</text:p>
          </table:table-cell>
          <table:table-cell office:value-type="float" office:value="-18.3041363352964" calcext:value-type="float">
            <text:p>-18.3041363352964</text:p>
          </table:table-cell>
          <table:table-cell office:value-type="float" office:value="8.34442935146555" calcext:value-type="float">
            <text:p>8.34442935146555</text:p>
          </table:table-cell>
          <table:table-cell office:value-type="float" office:value="834711.759755861" calcext:value-type="float">
            <text:p>834711.759755861</text:p>
          </table:table-cell>
          <table:table-cell office:value-type="float" office:value="6086.59345693768" calcext:value-type="float">
            <text:p>6086.5934569376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.53051019160071" calcext:value-type="float">
            <text:p>4.53051019160071</text:p>
          </table:table-cell>
          <table:table-cell office:value-type="float" office:value="0.883940726453973" calcext:value-type="float">
            <text:p>0.883940726453973</text:p>
          </table:table-cell>
          <table:table-cell office:value-type="float" office:value="8.83940725246042" calcext:value-type="float">
            <text:p>8.83940725246042</text:p>
          </table:table-cell>
          <table:table-cell office:value-type="float" office:value="-0.000575811016741799" calcext:value-type="float">
            <text:p>-0.000575811016742</text:p>
          </table:table-cell>
          <table:table-cell table:style-name="ce1" office:value-type="float" office:value="0.0000467838821816158" calcext:value-type="float">
            <text:p>4.68E-05</text:p>
          </table:table-cell>
          <table:table-cell office:value-type="float" office:value="4.30052294300036" calcext:value-type="float">
            <text:p>4.30052294300036</text:p>
          </table:table-cell>
          <table:table-cell office:value-type="float" office:value="-6.28530755889183" calcext:value-type="float">
            <text:p>-6.2853075588918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.35265008366636" calcext:value-type="float">
            <text:p>2.35265008366636</text:p>
          </table:table-cell>
          <table:table-cell table:style-name="ce1" office:value-type="float" office:value="0.000000000017462223119762" calcext:value-type="float">
            <text:p>1.75E-11</text:p>
          </table:table-cell>
          <table:table-cell table:style-name="ce1" office:value-type="float" office:value="-0.000000000017462223119762" calcext:value-type="float">
            <text:p>-1.75E-11</text:p>
          </table:table-cell>
          <table:table-cell office:value-type="float" office:value="4.53682480161177" calcext:value-type="float">
            <text:p>4.53682480161177</text:p>
          </table:table-cell>
          <table:table-cell office:value-type="float" office:value="11.4155378964728" calcext:value-type="float">
            <text:p>11.4155378964728</text:p>
          </table:table-cell>
          <table:table-cell office:value-type="float" office:value="9127.67692719248" calcext:value-type="float">
            <text:p>9127.67692719248</text:p>
          </table:table-cell>
          <table:table-cell office:value-type="float" office:value="48940.341079631" calcext:value-type="float">
            <text:p>48940.3410796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50065759851994" calcext:value-type="float">
            <text:p>6.50065759851994</text:p>
          </table:table-cell>
          <table:table-cell table:style-name="ce1" office:value-type="float" office:value="0.00000000405816322106952" calcext:value-type="float">
            <text:p>4.06E-09</text:p>
          </table:table-cell>
          <table:table-cell table:style-name="ce1" office:value-type="float" office:value="-0.00000000405816322106952" calcext:value-type="float">
            <text:p>-4.06E-09</text:p>
          </table:table-cell>
          <table:table-cell office:value-type="float" office:value="275.456904052041" calcext:value-type="float">
            <text:p>275.456904052041</text:p>
          </table:table-cell>
          <table:table-cell office:value-type="float" office:value="1.31746636007516" calcext:value-type="float">
            <text:p>1.31746636007516</text:p>
          </table:table-cell>
          <table:table-cell office:value-type="float" office:value="6800.73287678671" calcext:value-type="float">
            <text:p>6800.73287678671</text:p>
          </table:table-cell>
          <table:table-cell office:value-type="float" office:value="9168.75714456165" calcext:value-type="float">
            <text:p>9168.757144561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.5583266178808" calcext:value-type="float">
            <text:p>13.5583266178808</text:p>
          </table:table-cell>
          <table:table-cell table:style-name="ce1" office:value-type="float" office:value="0.00000000347246923415795" calcext:value-type="float">
            <text:p>3.47E-09</text:p>
          </table:table-cell>
          <table:table-cell table:style-name="ce1" office:value-type="float" office:value="-0.00000000347246923415795" calcext:value-type="float">
            <text:p>-3.47E-09</text:p>
          </table:table-cell>
          <table:table-cell office:value-type="float" office:value="7.84404783073705" calcext:value-type="float">
            <text:p>7.84404783073705</text:p>
          </table:table-cell>
          <table:table-cell office:value-type="float" office:value="-0.271761627131425" calcext:value-type="float">
            <text:p>-0.271761627131425</text:p>
          </table:table-cell>
          <table:table-cell office:value-type="float" office:value="61.7794536056592" calcext:value-type="float">
            <text:p>61.7794536056592</text:p>
          </table:table-cell>
          <table:table-cell office:value-type="float" office:value="24.4757130864522" calcext:value-type="float">
            <text:p>24.475713086452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.7001977434398" calcext:value-type="float">
            <text:p>8.7001977434398</text:p>
          </table:table-cell>
          <table:table-cell table:style-name="ce1" office:value-type="float" office:value="0.0000000000154405120122313" calcext:value-type="float">
            <text:p>1.54E-11</text:p>
          </table:table-cell>
          <table:table-cell table:style-name="ce1" office:value-type="float" office:value="-0.0000000000154405120122313" calcext:value-type="float">
            <text:p>-1.54E-11</text:p>
          </table:table-cell>
          <table:table-cell office:value-type="float" office:value="443.559227615591" calcext:value-type="float">
            <text:p>443.559227615591</text:p>
          </table:table-cell>
          <table:table-cell office:value-type="float" office:value="33.5907859350203" calcext:value-type="float">
            <text:p>33.5907859350203</text:p>
          </table:table-cell>
          <table:table-cell office:value-type="float" office:value="37538.0483827362" calcext:value-type="float">
            <text:p>37538.0483827362</text:p>
          </table:table-cell>
          <table:table-cell office:value-type="float" office:value="36143.4452523166" calcext:value-type="float">
            <text:p>36143.445252316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.84266350529672" calcext:value-type="float">
            <text:p>9.84266350529672</text:p>
          </table:table-cell>
          <table:table-cell office:value-type="float" office:value="0.329769607315824" calcext:value-type="float">
            <text:p>0.329769607315824</text:p>
          </table:table-cell>
          <table:table-cell office:value-type="float" office:value="3.29769607308427" calcext:value-type="float">
            <text:p>3.29769607308427</text:p>
          </table:table-cell>
          <table:table-cell office:value-type="float" office:value="-0.0147615984710432" calcext:value-type="float">
            <text:p>-0.014761598471043</text:p>
          </table:table-cell>
          <table:table-cell table:style-name="ce1" office:value-type="float" office:value="-0.0000395206191021358" calcext:value-type="float">
            <text:p>-3.95E-05</text:p>
          </table:table-cell>
          <table:table-cell office:value-type="float" office:value="0.95999589319352" calcext:value-type="float">
            <text:p>0.95999589319352</text:p>
          </table:table-cell>
          <table:table-cell office:value-type="float" office:value="-8.93645928019554" calcext:value-type="float">
            <text:p>-8.9364592801955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.8457085969985" calcext:value-type="float">
            <text:p>3.8457085969985</text:p>
          </table:table-cell>
          <table:table-cell office:value-type="float" office:value="36.5235529975988" calcext:value-type="float">
            <text:p>36.5235529975988</text:p>
          </table:table-cell>
          <table:table-cell office:value-type="float" office:value="1660447200.39809" calcext:value-type="float">
            <text:p>1660447200.39809</text:p>
          </table:table-cell>
          <table:table-cell office:value-type="float" office:value="-2.09541393456214" calcext:value-type="float">
            <text:p>-2.09541393456214</text:p>
          </table:table-cell>
          <table:table-cell office:value-type="float" office:value="2.71225443229135" calcext:value-type="float">
            <text:p>2.71225443229135</text:p>
          </table:table-cell>
          <table:table-cell office:value-type="float" office:value="1775597.29295521" calcext:value-type="float">
            <text:p>1775597.29295521</text:p>
          </table:table-cell>
          <table:table-cell office:value-type="float" office:value="2352.25356880894" calcext:value-type="float">
            <text:p>2352.2535688089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8.2642095799805" calcext:value-type="float">
            <text:p>18.2642095799805</text:p>
          </table:table-cell>
          <table:table-cell office:value-type="float" office:value="1.04387988745169" calcext:value-type="float">
            <text:p>1.04387988745169</text:p>
          </table:table-cell>
          <table:table-cell office:value-type="float" office:value="10.4387988745169" calcext:value-type="float">
            <text:p>10.4387988745169</text:p>
          </table:table-cell>
          <table:table-cell office:value-type="float" office:value="0.193498385985385" calcext:value-type="float">
            <text:p>0.193498385985385</text:p>
          </table:table-cell>
          <table:table-cell office:value-type="float" office:value="-0.0471481905335146" calcext:value-type="float">
            <text:p>-0.047148190533515</text:p>
          </table:table-cell>
          <table:table-cell office:value-type="float" office:value="6.7731910093859" calcext:value-type="float">
            <text:p>6.7731910093859</text:p>
          </table:table-cell>
          <table:table-cell office:value-type="float" office:value="-7.30541696342476" calcext:value-type="float">
            <text:p>-7.3054169634247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.6907645811267" calcext:value-type="float">
            <text:p>15.6907645811267</text:p>
          </table:table-cell>
          <table:table-cell office:value-type="float" office:value="0.340183397444874" calcext:value-type="float">
            <text:p>0.340183397444874</text:p>
          </table:table-cell>
          <table:table-cell office:value-type="float" office:value="3.40183398308274" calcext:value-type="float">
            <text:p>3.40183398308274</text:p>
          </table:table-cell>
          <table:table-cell office:value-type="float" office:value="-0.65356363339209" calcext:value-type="float">
            <text:p>-0.65356363339209</text:p>
          </table:table-cell>
          <table:table-cell office:value-type="float" office:value="4.03163784595773" calcext:value-type="float">
            <text:p>4.03163784595773</text:p>
          </table:table-cell>
          <table:table-cell office:value-type="float" office:value="-14.223858656591" calcext:value-type="float">
            <text:p>-14.223858656591</text:p>
          </table:table-cell>
          <table:table-cell office:value-type="float" office:value="122.795401927012" calcext:value-type="float">
            <text:p>122.7954019270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.93069799452594" calcext:value-type="float">
            <text:p>9.93069799452594</text:p>
          </table:table-cell>
          <table:table-cell office:value-type="float" office:value="14.386965990224" calcext:value-type="float">
            <text:p>14.386965990224</text:p>
          </table:table-cell>
          <table:table-cell office:value-type="float" office:value="0.785539559556325" calcext:value-type="float">
            <text:p>0.785539559556325</text:p>
          </table:table-cell>
          <table:table-cell office:value-type="float" office:value="-1.40459831159769" calcext:value-type="float">
            <text:p>-1.40459831159769</text:p>
          </table:table-cell>
          <table:table-cell office:value-type="float" office:value="1.50228757109051" calcext:value-type="float">
            <text:p>1.50228757109051</text:p>
          </table:table-cell>
          <table:table-cell office:value-type="float" office:value="42527.6662228937" calcext:value-type="float">
            <text:p>42527.6662228937</text:p>
          </table:table-cell>
          <table:table-cell office:value-type="float" office:value="-77.0200211224576" calcext:value-type="float">
            <text:p>-77.020021122457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.3702687386625" calcext:value-type="float">
            <text:p>10.3702687386625</text:p>
          </table:table-cell>
          <table:table-cell table:style-name="ce1" office:value-type="float" office:value="0.000000000603592275102777" calcext:value-type="float">
            <text:p>6.04E-10</text:p>
          </table:table-cell>
          <table:table-cell table:style-name="ce1" office:value-type="float" office:value="-0.000000000603592275102777" calcext:value-type="float">
            <text:p>-6.04E-10</text:p>
          </table:table-cell>
          <table:table-cell office:value-type="float" office:value="731.502572031724" calcext:value-type="float">
            <text:p>731.502572031724</text:p>
          </table:table-cell>
          <table:table-cell office:value-type="float" office:value="4.37031403051722" calcext:value-type="float">
            <text:p>4.37031403051722</text:p>
          </table:table-cell>
          <table:table-cell office:value-type="float" office:value="6575.46149155798" calcext:value-type="float">
            <text:p>6575.46149155798</text:p>
          </table:table-cell>
          <table:table-cell office:value-type="float" office:value="4277.52623287418" calcext:value-type="float">
            <text:p>4277.526232874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.9345539450456" calcext:value-type="float">
            <text:p>14.9345539450456</text:p>
          </table:table-cell>
          <table:table-cell table:style-name="ce1" office:value-type="float" office:value="0.00000000490209280110484" calcext:value-type="float">
            <text:p>4.90E-09</text:p>
          </table:table-cell>
          <table:table-cell table:style-name="ce1" office:value-type="float" office:value="-0.00000000490209280110484" calcext:value-type="float">
            <text:p>-4.90E-09</text:p>
          </table:table-cell>
          <table:table-cell office:value-type="float" office:value="3174.40878398858" calcext:value-type="float">
            <text:p>3174.40878398858</text:p>
          </table:table-cell>
          <table:table-cell office:value-type="float" office:value="-26.7372400507737" calcext:value-type="float">
            <text:p>-26.7372400507737</text:p>
          </table:table-cell>
          <table:table-cell office:value-type="float" office:value="22588.1965646682" calcext:value-type="float">
            <text:p>22588.1965646682</text:p>
          </table:table-cell>
          <table:table-cell office:value-type="float" office:value="8743.19580198973" calcext:value-type="float">
            <text:p>8743.1958019897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89129938353796" calcext:value-type="float">
            <text:p>1.89129938353796</text:p>
          </table:table-cell>
          <table:table-cell office:value-type="float" office:value="1.15760303450956" calcext:value-type="float">
            <text:p>1.15760303450956</text:p>
          </table:table-cell>
          <table:table-cell office:value-type="float" office:value="52.9189977985313" calcext:value-type="float">
            <text:p>52.9189977985313</text:p>
          </table:table-cell>
          <table:table-cell office:value-type="float" office:value="-0.709954312524459" calcext:value-type="float">
            <text:p>-0.709954312524459</text:p>
          </table:table-cell>
          <table:table-cell office:value-type="float" office:value="0.485892530314848" calcext:value-type="float">
            <text:p>0.485892530314848</text:p>
          </table:table-cell>
          <table:table-cell office:value-type="float" office:value="-3576.11243273601" calcext:value-type="float">
            <text:p>-3576.11243273601</text:p>
          </table:table-cell>
          <table:table-cell office:value-type="float" office:value="2667.31138488901" calcext:value-type="float">
            <text:p>2667.3113848890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19830621053433" calcext:value-type="float">
            <text:p>1.19830621053433</text:p>
          </table:table-cell>
          <table:table-cell table:style-name="ce1" office:value-type="float" office:value="0.000000003358263696376" calcext:value-type="float">
            <text:p>3.36E-09</text:p>
          </table:table-cell>
          <table:table-cell office:value-type="float" office:value="0.144292295340031" calcext:value-type="float">
            <text:p>0.144292295340031</text:p>
          </table:table-cell>
          <table:table-cell office:value-type="float" office:value="167.495406463314" calcext:value-type="float">
            <text:p>167.495406463314</text:p>
          </table:table-cell>
          <table:table-cell office:value-type="float" office:value="0.34942616828293" calcext:value-type="float">
            <text:p>0.34942616828293</text:p>
          </table:table-cell>
          <table:table-cell office:value-type="float" office:value="1516827.7983841" calcext:value-type="float">
            <text:p>1516827.7983841</text:p>
          </table:table-cell>
          <table:table-cell office:value-type="float" office:value="3401.39725533318" calcext:value-type="float">
            <text:p>3401.3972553331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.18363521960245" calcext:value-type="float">
            <text:p>7.18363521960245</text:p>
          </table:table-cell>
          <table:table-cell table:style-name="ce1" office:value-type="float" office:value="0.000000000062233352760769" calcext:value-type="float">
            <text:p>6.22E-11</text:p>
          </table:table-cell>
          <table:table-cell table:style-name="ce1" office:value-type="float" office:value="-0.000000000062233352760769" calcext:value-type="float">
            <text:p>-6.22E-11</text:p>
          </table:table-cell>
          <table:table-cell office:value-type="float" office:value="1994.24959832312" calcext:value-type="float">
            <text:p>1994.24959832312</text:p>
          </table:table-cell>
          <table:table-cell office:value-type="float" office:value="42.3506405594426" calcext:value-type="float">
            <text:p>42.3506405594426</text:p>
          </table:table-cell>
          <table:table-cell office:value-type="float" office:value="33571.0635846979" calcext:value-type="float">
            <text:p>33571.0635846979</text:p>
          </table:table-cell>
          <table:table-cell office:value-type="float" office:value="36555.952990231" calcext:value-type="float">
            <text:p>36555.95299023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8.488602709627" calcext:value-type="float">
            <text:p>28.488602709627</text:p>
          </table:table-cell>
          <table:table-cell office:value-type="float" office:value="0.319888162677693" calcext:value-type="float">
            <text:p>0.319888162677693</text:p>
          </table:table-cell>
          <table:table-cell office:value-type="float" office:value="2.46867939915237" calcext:value-type="float">
            <text:p>2.46867939915237</text:p>
          </table:table-cell>
          <table:table-cell office:value-type="float" office:value="-0.00691446833710561" calcext:value-type="float">
            <text:p>-0.006914468337106</text:p>
          </table:table-cell>
          <table:table-cell office:value-type="float" office:value="0.168303579315293" calcext:value-type="float">
            <text:p>0.168303579315293</text:p>
          </table:table-cell>
          <table:table-cell office:value-type="float" office:value="0.00933808296098985" calcext:value-type="float">
            <text:p>0.00933808296099</text:p>
          </table:table-cell>
          <table:table-cell office:value-type="float" office:value="-0.177078137033236" calcext:value-type="float">
            <text:p>-0.17707813703323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.21589118923732" calcext:value-type="float">
            <text:p>7.21589118923732</text:p>
          </table:table-cell>
          <table:table-cell office:value-type="float" office:value="0.564954372210839" calcext:value-type="float">
            <text:p>0.564954372210839</text:p>
          </table:table-cell>
          <table:table-cell office:value-type="float" office:value="5.64954372210839" calcext:value-type="float">
            <text:p>5.64954372210839</text:p>
          </table:table-cell>
          <table:table-cell office:value-type="float" office:value="0.0108415575260966" calcext:value-type="float">
            <text:p>0.010841557526097</text:p>
          </table:table-cell>
          <table:table-cell office:value-type="float" office:value="-0.00190280873499221" calcext:value-type="float">
            <text:p>-0.001902808734992</text:p>
          </table:table-cell>
          <table:table-cell office:value-type="float" office:value="2.30640427365281" calcext:value-type="float">
            <text:p>2.30640427365281</text:p>
          </table:table-cell>
          <table:table-cell office:value-type="float" office:value="-7.54535195628079" calcext:value-type="float">
            <text:p>-7.5453519562807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.4679286758292" calcext:value-type="float">
            <text:p>12.4679286758292</text:p>
          </table:table-cell>
          <table:table-cell office:value-type="float" office:value="0.905037086055694" calcext:value-type="float">
            <text:p>0.905037086055694</text:p>
          </table:table-cell>
          <table:table-cell office:value-type="float" office:value="7.36228026451159" calcext:value-type="float">
            <text:p>7.36228026451159</text:p>
          </table:table-cell>
          <table:table-cell office:value-type="float" office:value="0.0208484854746473" calcext:value-type="float">
            <text:p>0.020848485474647</text:p>
          </table:table-cell>
          <table:table-cell office:value-type="float" office:value="-0.0168645955358609" calcext:value-type="float">
            <text:p>-0.016864595535861</text:p>
          </table:table-cell>
          <table:table-cell office:value-type="float" office:value="0.706183439939688" calcext:value-type="float">
            <text:p>0.706183439939688</text:p>
          </table:table-cell>
          <table:table-cell office:value-type="float" office:value="-1.66671582236008" calcext:value-type="float">
            <text:p>-1.6667158223600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16519122364329" calcext:value-type="float">
            <text:p>2.16519122364329</text:p>
          </table:table-cell>
          <table:table-cell office:value-type="float" office:value="3.15407637058517" calcext:value-type="float">
            <text:p>3.15407637058517</text:p>
          </table:table-cell>
          <table:table-cell office:value-type="float" office:value="31.5407637058518" calcext:value-type="float">
            <text:p>31.5407637058518</text:p>
          </table:table-cell>
          <table:table-cell office:value-type="float" office:value="0.000148031556406681" calcext:value-type="float">
            <text:p>0.000148031556407</text:p>
          </table:table-cell>
          <table:table-cell office:value-type="float" office:value="-0.000305353562238883" calcext:value-type="float">
            <text:p>-0.000305353562239</text:p>
          </table:table-cell>
          <table:table-cell office:value-type="float" office:value="6.00717465862065" calcext:value-type="float">
            <text:p>6.00717465862065</text:p>
          </table:table-cell>
          <table:table-cell office:value-type="float" office:value="-10.5520432729614" calcext:value-type="float">
            <text:p>-10.552043272961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.1631186311068" calcext:value-type="float">
            <text:p>13.1631186311068</text:p>
          </table:table-cell>
          <table:table-cell table:style-name="ce1" office:value-type="float" office:value="0.0000000000114461689280044" calcext:value-type="float">
            <text:p>1.14E-11</text:p>
          </table:table-cell>
          <table:table-cell table:style-name="ce1" office:value-type="float" office:value="-0.0000000000114461689280044" calcext:value-type="float">
            <text:p>-1.14E-11</text:p>
          </table:table-cell>
          <table:table-cell office:value-type="float" office:value="2.24205089652473E+015" calcext:value-type="float">
            <text:p>2.24205089652473E+015</text:p>
          </table:table-cell>
          <table:table-cell office:value-type="float" office:value="1050688623051162" calcext:value-type="float">
            <text:p>1050688623051162</text:p>
          </table:table-cell>
          <table:table-cell table:style-name="ce1" office:value-type="float" office:value="2.10709877249538E+016" calcext:value-type="float">
            <text:p>2.11E+16</text:p>
          </table:table-cell>
          <table:table-cell table:style-name="ce1" office:value-type="float" office:value="7.71868404598944E+016" calcext:value-type="float">
            <text:p>7.72E+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9.7237063328064" calcext:value-type="float">
            <text:p>19.7237063328064</text:p>
          </table:table-cell>
          <table:table-cell table:style-name="ce1" office:value-type="float" office:value="0.000000000032658364266257" calcext:value-type="float">
            <text:p>3.27E-11</text:p>
          </table:table-cell>
          <table:table-cell table:style-name="ce1" office:value-type="float" office:value="-0.000000000032658364266257" calcext:value-type="float">
            <text:p>-3.27E-11</text:p>
          </table:table-cell>
          <table:table-cell office:value-type="float" office:value="1093.45631452889" calcext:value-type="float">
            <text:p>1093.45631452889</text:p>
          </table:table-cell>
          <table:table-cell office:value-type="float" office:value="-9.93424756267681" calcext:value-type="float">
            <text:p>-9.93424756267681</text:p>
          </table:table-cell>
          <table:table-cell office:value-type="float" office:value="1992.88099103501" calcext:value-type="float">
            <text:p>1992.88099103501</text:p>
          </table:table-cell>
          <table:table-cell office:value-type="float" office:value="3138.09406230366" calcext:value-type="float">
            <text:p>3138.0940623036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7.3461458307161" calcext:value-type="float">
            <text:p>17.3461458307161</text:p>
          </table:table-cell>
          <table:table-cell office:value-type="float" office:value="19.9503141364949" calcext:value-type="float">
            <text:p>19.9503141364949</text:p>
          </table:table-cell>
          <table:table-cell office:value-type="float" office:value="0.638829595825567" calcext:value-type="float">
            <text:p>0.638829595825567</text:p>
          </table:table-cell>
          <table:table-cell office:value-type="float" office:value="30.0780886435066" calcext:value-type="float">
            <text:p>30.0780886435066</text:p>
          </table:table-cell>
          <table:table-cell office:value-type="float" office:value="30.7319975606224" calcext:value-type="float">
            <text:p>30.7319975606224</text:p>
          </table:table-cell>
          <table:table-cell office:value-type="float" office:value="159368.150740665" calcext:value-type="float">
            <text:p>159368.150740665</text:p>
          </table:table-cell>
          <table:table-cell office:value-type="float" office:value="176.854226367081" calcext:value-type="float">
            <text:p>176.85422636708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.25133913291329" calcext:value-type="float">
            <text:p>8.25133913291329</text:p>
          </table:table-cell>
          <table:table-cell office:value-type="float" office:value="2.50617517094635" calcext:value-type="float">
            <text:p>2.50617517094635</text:p>
          </table:table-cell>
          <table:table-cell office:value-type="float" office:value="0.95517099347707" calcext:value-type="float">
            <text:p>0.95517099347707</text:p>
          </table:table-cell>
          <table:table-cell office:value-type="float" office:value="0.00299484347620656" calcext:value-type="float">
            <text:p>0.002994843476207</text:p>
          </table:table-cell>
          <table:table-cell office:value-type="float" office:value="64112609830990.4" calcext:value-type="float">
            <text:p>64112609830990.4</text:p>
          </table:table-cell>
          <table:table-cell office:value-type="float" office:value="44.2841503681982" calcext:value-type="float">
            <text:p>44.2841503681982</text:p>
          </table:table-cell>
          <table:table-cell table:style-name="ce1" office:value-type="float" office:value="1.52209666562995E+016" calcext:value-type="float">
            <text:p>1.52E+1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.0368988242112" calcext:value-type="float">
            <text:p>4.0368988242112</text:p>
          </table:table-cell>
          <table:table-cell office:value-type="float" office:value="0.875010795818787" calcext:value-type="float">
            <text:p>0.875010795818787</text:p>
          </table:table-cell>
          <table:table-cell office:value-type="float" office:value="4.37505397908256" calcext:value-type="float">
            <text:p>4.37505397908256</text:p>
          </table:table-cell>
          <table:table-cell office:value-type="float" office:value="-0.465497531857726" calcext:value-type="float">
            <text:p>-0.465497531857726</text:p>
          </table:table-cell>
          <table:table-cell office:value-type="float" office:value="1.10961790845216" calcext:value-type="float">
            <text:p>1.10961790845216</text:p>
          </table:table-cell>
          <table:table-cell office:value-type="float" office:value="-711.888495391545" calcext:value-type="float">
            <text:p>-711.888495391545</text:p>
          </table:table-cell>
          <table:table-cell office:value-type="float" office:value="929.024957307803" calcext:value-type="float">
            <text:p>929.02495730780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4.2198505942546" calcext:value-type="float">
            <text:p>34.2198505942546</text:p>
          </table:table-cell>
          <table:table-cell table:style-name="ce1" office:value-type="float" office:value="0.0000000000317818002662479" calcext:value-type="float">
            <text:p>3.18E-11</text:p>
          </table:table-cell>
          <table:table-cell table:style-name="ce1" office:value-type="float" office:value="-0.0000000000317818002662479" calcext:value-type="float">
            <text:p>-3.18E-11</text:p>
          </table:table-cell>
          <table:table-cell office:value-type="float" office:value="11.9098417738155" calcext:value-type="float">
            <text:p>11.9098417738155</text:p>
          </table:table-cell>
          <table:table-cell office:value-type="float" office:value="-0.587824389124724" calcext:value-type="float">
            <text:p>-0.587824389124724</text:p>
          </table:table-cell>
          <table:table-cell office:value-type="float" office:value="27.0159619649688" calcext:value-type="float">
            <text:p>27.0159619649688</text:p>
          </table:table-cell>
          <table:table-cell office:value-type="float" office:value="6.30412595209338" calcext:value-type="float">
            <text:p>6.3041259520933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7.9540584536133" calcext:value-type="float">
            <text:p>37.9540584536133</text:p>
          </table:table-cell>
          <table:table-cell office:value-type="float" office:value="0.31495656905798" calcext:value-type="float">
            <text:p>0.31495656905798</text:p>
          </table:table-cell>
          <table:table-cell office:value-type="float" office:value="0.825464476377993" calcext:value-type="float">
            <text:p>0.825464476377993</text:p>
          </table:table-cell>
          <table:table-cell office:value-type="float" office:value="-0.00145510218761178" calcext:value-type="float">
            <text:p>-0.001455102187612</text:p>
          </table:table-cell>
          <table:table-cell office:value-type="float" office:value="0.396359459971437" calcext:value-type="float">
            <text:p>0.396359459971437</text:p>
          </table:table-cell>
          <table:table-cell office:value-type="float" office:value="0.00928547342243147" calcext:value-type="float">
            <text:p>0.009285473422431</text:p>
          </table:table-cell>
          <table:table-cell office:value-type="float" office:value="-0.0472991334463769" calcext:value-type="float">
            <text:p>-0.04729913344637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.75094667035104" calcext:value-type="float">
            <text:p>4.75094667035104</text:p>
          </table:table-cell>
          <table:table-cell table:style-name="ce1" office:value-type="float" office:value="0.0000000000182435049187782" calcext:value-type="float">
            <text:p>1.82E-11</text:p>
          </table:table-cell>
          <table:table-cell table:style-name="ce1" office:value-type="float" office:value="0.00000044363846686196" calcext:value-type="float">
            <text:p>4.44E-07</text:p>
          </table:table-cell>
          <table:table-cell office:value-type="float" office:value="-92.348577938029" calcext:value-type="float">
            <text:p>-92.348577938029</text:p>
          </table:table-cell>
          <table:table-cell office:value-type="float" office:value="0.36535786541282" calcext:value-type="float">
            <text:p>0.36535786541282</text:p>
          </table:table-cell>
          <table:table-cell office:value-type="float" office:value="64975.5110814924" calcext:value-type="float">
            <text:p>64975.5110814924</text:p>
          </table:table-cell>
          <table:table-cell office:value-type="float" office:value="-509.788712060485" calcext:value-type="float">
            <text:p>-509.78871206048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.57012980462316" calcext:value-type="float">
            <text:p>2.57012980462316</text:p>
          </table:table-cell>
          <table:table-cell office:value-type="float" office:value="0.99305782996865" calcext:value-type="float">
            <text:p>0.99305782996865</text:p>
          </table:table-cell>
          <table:table-cell office:value-type="float" office:value="1.41865404280903" calcext:value-type="float">
            <text:p>1.41865404280903</text:p>
          </table:table-cell>
          <table:table-cell table:style-name="ce1" office:value-type="float" office:value="-0.0000145477305576833" calcext:value-type="float">
            <text:p>-1.45E-05</text:p>
          </table:table-cell>
          <table:table-cell office:value-type="float" office:value="-0.000100230558392233" calcext:value-type="float">
            <text:p>-0.000100230558392</text:p>
          </table:table-cell>
          <table:table-cell office:value-type="float" office:value="6.12178336898045" calcext:value-type="float">
            <text:p>6.12178336898045</text:p>
          </table:table-cell>
          <table:table-cell office:value-type="float" office:value="-7.19383750368325" calcext:value-type="float">
            <text:p>-7.193837503683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.24566821228051" calcext:value-type="float">
            <text:p>3.24566821228051</text:p>
          </table:table-cell>
          <table:table-cell table:style-name="ce1" office:value-type="float" office:value="0.00000000673098533698522" calcext:value-type="float">
            <text:p>6.73E-09</text:p>
          </table:table-cell>
          <table:table-cell table:style-name="ce1" office:value-type="float" office:value="-0.00000000673098533698522" calcext:value-type="float">
            <text:p>-6.73E-09</text:p>
          </table:table-cell>
          <table:table-cell office:value-type="float" office:value="22.6874704678254" calcext:value-type="float">
            <text:p>22.6874704678254</text:p>
          </table:table-cell>
          <table:table-cell office:value-type="float" office:value="3.74159239014214" calcext:value-type="float">
            <text:p>3.74159239014214</text:p>
          </table:table-cell>
          <table:table-cell office:value-type="float" office:value="8300.54688608858" calcext:value-type="float">
            <text:p>8300.54688608858</text:p>
          </table:table-cell>
          <table:table-cell office:value-type="float" office:value="6412.76561294193" calcext:value-type="float">
            <text:p>6412.7656129419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5.870417277729" calcext:value-type="float">
            <text:p>15.870417277729</text:p>
          </table:table-cell>
          <table:table-cell table:style-name="ce1" office:value-type="float" office:value="0.0000000000109824934739132" calcext:value-type="float">
            <text:p>1.10E-11</text:p>
          </table:table-cell>
          <table:table-cell table:style-name="ce1" office:value-type="float" office:value="-0.0000000000109824934739132" calcext:value-type="float">
            <text:p>-1.10E-11</text:p>
          </table:table-cell>
          <table:table-cell office:value-type="float" office:value="-1.86922616871533" calcext:value-type="float">
            <text:p>-1.86922616871533</text:p>
          </table:table-cell>
          <table:table-cell office:value-type="float" office:value="0.195738504791308" calcext:value-type="float">
            <text:p>0.195738504791308</text:p>
          </table:table-cell>
          <table:table-cell office:value-type="float" office:value="-4.68411883516761" calcext:value-type="float">
            <text:p>-4.68411883516761</text:p>
          </table:table-cell>
          <table:table-cell office:value-type="float" office:value="-9.13317040947491" calcext:value-type="float">
            <text:p>-9.1331704094749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49831479701082" calcext:value-type="float">
            <text:p>6.49831479701082</text:p>
          </table:table-cell>
          <table:table-cell office:value-type="float" office:value="18.2262125819986" calcext:value-type="float">
            <text:p>18.2262125819986</text:p>
          </table:table-cell>
          <table:table-cell office:value-type="float" office:value="0.859066922137461" calcext:value-type="float">
            <text:p>0.859066922137461</text:p>
          </table:table-cell>
          <table:table-cell office:value-type="float" office:value="0.335387651201297" calcext:value-type="float">
            <text:p>0.335387651201297</text:p>
          </table:table-cell>
          <table:table-cell office:value-type="float" office:value="1.35984404878127" calcext:value-type="float">
            <text:p>1.35984404878127</text:p>
          </table:table-cell>
          <table:table-cell office:value-type="float" office:value="110464.336112409" calcext:value-type="float">
            <text:p>110464.336112409</text:p>
          </table:table-cell>
          <table:table-cell office:value-type="float" office:value="-214.592733684824" calcext:value-type="float">
            <text:p>-214.59273368482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.5668288440686" calcext:value-type="float">
            <text:p>11.5668288440686</text:p>
          </table:table-cell>
          <table:table-cell table:style-name="ce1" office:value-type="float" office:value="0.0000000000102949315083566" calcext:value-type="float">
            <text:p>1.03E-11</text:p>
          </table:table-cell>
          <table:table-cell table:style-name="ce1" office:value-type="float" office:value="-0.0000000000102949315083566" calcext:value-type="float">
            <text:p>-1.03E-11</text:p>
          </table:table-cell>
          <table:table-cell office:value-type="float" office:value="214.54111835941" calcext:value-type="float">
            <text:p>214.54111835941</text:p>
          </table:table-cell>
          <table:table-cell office:value-type="float" office:value="1.63711610527369" calcext:value-type="float">
            <text:p>1.63711610527369</text:p>
          </table:table-cell>
          <table:table-cell office:value-type="float" office:value="1861.72352948757" calcext:value-type="float">
            <text:p>1861.72352948757</text:p>
          </table:table-cell>
          <table:table-cell office:value-type="float" office:value="1314.82201547968" calcext:value-type="float">
            <text:p>1314.8220154796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5.6467380757035" calcext:value-type="float">
            <text:p>35.6467380757035</text:p>
          </table:table-cell>
          <table:table-cell table:style-name="ce1" office:value-type="float" office:value="0.000000000283192188137063" calcext:value-type="float">
            <text:p>2.83E-10</text:p>
          </table:table-cell>
          <table:table-cell table:style-name="ce1" office:value-type="float" office:value="-0.000000000283192188137063" calcext:value-type="float">
            <text:p>-2.83E-10</text:p>
          </table:table-cell>
          <table:table-cell office:value-type="float" office:value="1950.11599953765" calcext:value-type="float">
            <text:p>1950.11599953765</text:p>
          </table:table-cell>
          <table:table-cell office:value-type="float" office:value="3.133774383209" calcext:value-type="float">
            <text:p>3.133774383209</text:p>
          </table:table-cell>
          <table:table-cell office:value-type="float" office:value="1365.17193619345" calcext:value-type="float">
            <text:p>1365.17193619345</text:p>
          </table:table-cell>
          <table:table-cell office:value-type="float" office:value="1182.56565197486" calcext:value-type="float">
            <text:p>1182.5656519748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46974910319998" calcext:value-type="float">
            <text:p>5.46974910319998</text:p>
          </table:table-cell>
          <table:table-cell office:value-type="float" office:value="0.549676912800726" calcext:value-type="float">
            <text:p>0.549676912800726</text:p>
          </table:table-cell>
          <table:table-cell office:value-type="float" office:value="5.49676912084532" calcext:value-type="float">
            <text:p>5.49676912084532</text:p>
          </table:table-cell>
          <table:table-cell office:value-type="float" office:value="-0.000718396893968119" calcext:value-type="float">
            <text:p>-0.000718396893968</text:p>
          </table:table-cell>
          <table:table-cell office:value-type="float" office:value="-0.00056963441411919" calcext:value-type="float">
            <text:p>-0.000569634414119</text:p>
          </table:table-cell>
          <table:table-cell office:value-type="float" office:value="3.0087427211902" calcext:value-type="float">
            <text:p>3.0087427211902</text:p>
          </table:table-cell>
          <table:table-cell office:value-type="float" office:value="-10.2600974274283" calcext:value-type="float">
            <text:p>-10.260097427428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.03449474790079" calcext:value-type="float">
            <text:p>4.03449474790079</text:p>
          </table:table-cell>
          <table:table-cell office:value-type="float" office:value="16.8297510990017" calcext:value-type="float">
            <text:p>16.8297510990017</text:p>
          </table:table-cell>
          <table:table-cell office:value-type="float" office:value="0.551832758517407" calcext:value-type="float">
            <text:p>0.551832758517407</text:p>
          </table:table-cell>
          <table:table-cell office:value-type="float" office:value="126.755287843059" calcext:value-type="float">
            <text:p>126.755287843059</text:p>
          </table:table-cell>
          <table:table-cell office:value-type="float" office:value="0.959410190735384" calcext:value-type="float">
            <text:p>0.959410190735384</text:p>
          </table:table-cell>
          <table:table-cell office:value-type="float" office:value="152228.424199303" calcext:value-type="float">
            <text:p>152228.424199303</text:p>
          </table:table-cell>
          <table:table-cell office:value-type="float" office:value="-21.4889173672374" calcext:value-type="float">
            <text:p>-21.488917367237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.66675552412452" calcext:value-type="float">
            <text:p>7.66675552412452</text:p>
          </table:table-cell>
          <table:table-cell table:style-name="ce1" office:value-type="float" office:value="0.0000000000174076211522597" calcext:value-type="float">
            <text:p>1.74E-11</text:p>
          </table:table-cell>
          <table:table-cell table:style-name="ce1" office:value-type="float" office:value="-0.0000000000174076211522597" calcext:value-type="float">
            <text:p>-1.74E-11</text:p>
          </table:table-cell>
          <table:table-cell office:value-type="float" office:value="0.123952802790381" calcext:value-type="float">
            <text:p>0.123952802790381</text:p>
          </table:table-cell>
          <table:table-cell office:value-type="float" office:value="0.0417486632403242" calcext:value-type="float">
            <text:p>0.041748663240324</text:p>
          </table:table-cell>
          <table:table-cell office:value-type="float" office:value="6.94607773108685" calcext:value-type="float">
            <text:p>6.94607773108685</text:p>
          </table:table-cell>
          <table:table-cell office:value-type="float" office:value="14.5653969727279" calcext:value-type="float">
            <text:p>14.565396972727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6.2863899191369" calcext:value-type="float">
            <text:p>26.2863899191369</text:p>
          </table:table-cell>
          <table:table-cell office:value-type="float" office:value="0.679045095474147" calcext:value-type="float">
            <text:p>0.679045095474147</text:p>
          </table:table-cell>
          <table:table-cell office:value-type="float" office:value="6.79045097855212" calcext:value-type="float">
            <text:p>6.79045097855212</text:p>
          </table:table-cell>
          <table:table-cell office:value-type="float" office:value="0.264291292703594" calcext:value-type="float">
            <text:p>0.264291292703594</text:p>
          </table:table-cell>
          <table:table-cell office:value-type="float" office:value="-0.0732896960656126" calcext:value-type="float">
            <text:p>-0.073289696065613</text:p>
          </table:table-cell>
          <table:table-cell office:value-type="float" office:value="3.67520376222605" calcext:value-type="float">
            <text:p>3.67520376222605</text:p>
          </table:table-cell>
          <table:table-cell office:value-type="float" office:value="-8.43157696489414" calcext:value-type="float">
            <text:p>-8.4315769648941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.63552008779029" calcext:value-type="float">
            <text:p>4.63552008779029</text:p>
          </table:table-cell>
          <table:table-cell table:style-name="ce1" office:value-type="float" office:value="0.000000000450628734964811" calcext:value-type="float">
            <text:p>4.51E-10</text:p>
          </table:table-cell>
          <table:table-cell table:style-name="ce1" office:value-type="float" office:value="-0.000000000450628734964811" calcext:value-type="float">
            <text:p>-4.51E-10</text:p>
          </table:table-cell>
          <table:table-cell office:value-type="float" office:value="2161.75492610658" calcext:value-type="float">
            <text:p>2161.75492610658</text:p>
          </table:table-cell>
          <table:table-cell office:value-type="float" office:value="83.6877854763343" calcext:value-type="float">
            <text:p>83.6877854763343</text:p>
          </table:table-cell>
          <table:table-cell office:value-type="float" office:value="170276.897255297" calcext:value-type="float">
            <text:p>170276.897255297</text:p>
          </table:table-cell>
          <table:table-cell office:value-type="float" office:value="157685.54125722" calcext:value-type="float">
            <text:p>157685.5412572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5978430250379" calcext:value-type="float">
            <text:p>6.5978430250379</text:p>
          </table:table-cell>
          <table:table-cell office:value-type="float" office:value="18761.9280008775" calcext:value-type="float">
            <text:p>18761.9280008775</text:p>
          </table:table-cell>
          <table:table-cell table:style-name="ce1" office:value-type="float" office:value="9.71496940042777E-020" calcext:value-type="float">
            <text:p>9.71E-20</text:p>
          </table:table-cell>
          <table:table-cell office:value-type="float" office:value="16867824169884.9" calcext:value-type="float">
            <text:p>16867824169884.9</text:p>
          </table:table-cell>
          <table:table-cell office:value-type="float" office:value="2954684513412.36" calcext:value-type="float">
            <text:p>2954684513412.36</text:p>
          </table:table-cell>
          <table:table-cell table:style-name="ce1" office:value-type="float" office:value="1.32828620330744E+017" calcext:value-type="float">
            <text:p>1.33E+17</text:p>
          </table:table-cell>
          <table:table-cell office:value-type="float" office:value="1.56205942713285E+015" calcext:value-type="float">
            <text:p>1.56205942713285E+01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.1360090047042" calcext:value-type="float">
            <text:p>14.1360090047042</text:p>
          </table:table-cell>
          <table:table-cell office:value-type="float" office:value="0.453393260844979" calcext:value-type="float">
            <text:p>0.453393260844979</text:p>
          </table:table-cell>
          <table:table-cell office:value-type="float" office:value="21.2176657905262" calcext:value-type="float">
            <text:p>21.2176657905262</text:p>
          </table:table-cell>
          <table:table-cell office:value-type="float" office:value="-0.148180514443636" calcext:value-type="float">
            <text:p>-0.148180514443636</text:p>
          </table:table-cell>
          <table:table-cell office:value-type="float" office:value="0.454603182349968" calcext:value-type="float">
            <text:p>0.454603182349968</text:p>
          </table:table-cell>
          <table:table-cell office:value-type="float" office:value="-1.61826364041981" calcext:value-type="float">
            <text:p>-1.61826364041981</text:p>
          </table:table-cell>
          <table:table-cell office:value-type="float" office:value="7.66668958407719" calcext:value-type="float">
            <text:p>7.6666895840771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.1966829199421" calcext:value-type="float">
            <text:p>10.1966829199421</text:p>
          </table:table-cell>
          <table:table-cell office:value-type="float" office:value="0.744645269459344" calcext:value-type="float">
            <text:p>0.744645269459344</text:p>
          </table:table-cell>
          <table:table-cell office:value-type="float" office:value="2.17871979969195" calcext:value-type="float">
            <text:p>2.17871979969195</text:p>
          </table:table-cell>
          <table:table-cell office:value-type="float" office:value="0.0043123127186526" calcext:value-type="float">
            <text:p>0.004312312718653</text:p>
          </table:table-cell>
          <table:table-cell office:value-type="float" office:value="0.0189803814879919" calcext:value-type="float">
            <text:p>0.018980381487992</text:p>
          </table:table-cell>
          <table:table-cell office:value-type="float" office:value="0.326207041893383" calcext:value-type="float">
            <text:p>0.326207041893383</text:p>
          </table:table-cell>
          <table:table-cell office:value-type="float" office:value="-1.02650763157522" calcext:value-type="float">
            <text:p>-1.026507631575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3.0376348207056" calcext:value-type="float">
            <text:p>13.0376348207056</text:p>
          </table:table-cell>
          <table:table-cell table:style-name="ce1" office:value-type="float" office:value="0.00000000571795562084744" calcext:value-type="float">
            <text:p>5.72E-09</text:p>
          </table:table-cell>
          <table:table-cell table:style-name="ce1" office:value-type="float" office:value="-0.00000000571795562084744" calcext:value-type="float">
            <text:p>-5.72E-09</text:p>
          </table:table-cell>
          <table:table-cell office:value-type="float" office:value="3.63133735204797" calcext:value-type="float">
            <text:p>3.63133735204797</text:p>
          </table:table-cell>
          <table:table-cell office:value-type="float" office:value="-0.291017031461239" calcext:value-type="float">
            <text:p>-0.291017031461239</text:p>
          </table:table-cell>
          <table:table-cell office:value-type="float" office:value="12.1482674428121" calcext:value-type="float">
            <text:p>12.1482674428121</text:p>
          </table:table-cell>
          <table:table-cell office:value-type="float" office:value="16.4945743384149" calcext:value-type="float">
            <text:p>16.494574338414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.6483854078833" calcext:value-type="float">
            <text:p>25.6483854078833</text:p>
          </table:table-cell>
          <table:table-cell office:value-type="float" office:value="0.68530100867114" calcext:value-type="float">
            <text:p>0.68530100867114</text:p>
          </table:table-cell>
          <table:table-cell office:value-type="float" office:value="6.85301009741205" calcext:value-type="float">
            <text:p>6.85301009741205</text:p>
          </table:table-cell>
          <table:table-cell office:value-type="float" office:value="0.585312283290924" calcext:value-type="float">
            <text:p>0.585312283290924</text:p>
          </table:table-cell>
          <table:table-cell office:value-type="float" office:value="-0.100900247559951" calcext:value-type="float">
            <text:p>-0.100900247559951</text:p>
          </table:table-cell>
          <table:table-cell office:value-type="float" office:value="4.38030120109974" calcext:value-type="float">
            <text:p>4.38030120109974</text:p>
          </table:table-cell>
          <table:table-cell office:value-type="float" office:value="-9.79662149250815" calcext:value-type="float">
            <text:p>-9.796621492508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2.3933886816485" calcext:value-type="float">
            <text:p>32.3933886816485</text:p>
          </table:table-cell>
          <table:table-cell table:style-name="ce1" office:value-type="float" office:value="0.0000000062013285207769" calcext:value-type="float">
            <text:p>6.20E-09</text:p>
          </table:table-cell>
          <table:table-cell table:style-name="ce1" office:value-type="float" office:value="-0.0000000062013285207769" calcext:value-type="float">
            <text:p>-6.20E-09</text:p>
          </table:table-cell>
          <table:table-cell office:value-type="float" office:value="4036.81737880919" calcext:value-type="float">
            <text:p>4036.81737880919</text:p>
          </table:table-cell>
          <table:table-cell office:value-type="float" office:value="-64.8925136366148" calcext:value-type="float">
            <text:p>-64.8925136366148</text:p>
          </table:table-cell>
          <table:table-cell office:value-type="float" office:value="2489.42821304041" calcext:value-type="float">
            <text:p>2489.42821304041</text:p>
          </table:table-cell>
          <table:table-cell office:value-type="float" office:value="3429.79796447488" calcext:value-type="float">
            <text:p>3429.7979644748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.4781457348858" calcext:value-type="float">
            <text:p>7.4781457348858</text:p>
          </table:table-cell>
          <table:table-cell office:value-type="float" office:value="0.320172373017309" calcext:value-type="float">
            <text:p>0.320172373017309</text:p>
          </table:table-cell>
          <table:table-cell office:value-type="float" office:value="0.499999999999195" calcext:value-type="float">
            <text:p>0.499999999999195</text:p>
          </table:table-cell>
          <table:table-cell office:value-type="float" office:value="-0.00257415642837271" calcext:value-type="float">
            <text:p>-0.002574156428373</text:p>
          </table:table-cell>
          <table:table-cell office:value-type="float" office:value="0.0727409250433217" calcext:value-type="float">
            <text:p>0.072740925043322</text:p>
          </table:table-cell>
          <table:table-cell office:value-type="float" office:value="-1.20832913084396" calcext:value-type="float">
            <text:p>-1.20832913084396</text:p>
          </table:table-cell>
          <table:table-cell office:value-type="float" office:value="11.6848764782593" calcext:value-type="float">
            <text:p>11.684876478259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.00033321877663" calcext:value-type="float">
            <text:p>2.00033321877663</text:p>
          </table:table-cell>
          <table:table-cell office:value-type="float" office:value="18.5639458353772" calcext:value-type="float">
            <text:p>18.5639458353772</text:p>
          </table:table-cell>
          <table:table-cell office:value-type="float" office:value="-18.5639458353772" calcext:value-type="float">
            <text:p>-18.5639458353772</text:p>
          </table:table-cell>
          <table:table-cell office:value-type="float" office:value="-2.68854550423768" calcext:value-type="float">
            <text:p>-2.68854550423768</text:p>
          </table:table-cell>
          <table:table-cell office:value-type="float" office:value="2.15774328416865" calcext:value-type="float">
            <text:p>2.15774328416865</text:p>
          </table:table-cell>
          <table:table-cell office:value-type="float" office:value="109865.320257637" calcext:value-type="float">
            <text:p>109865.320257637</text:p>
          </table:table-cell>
          <table:table-cell office:value-type="float" office:value="6451.75913094215" calcext:value-type="float">
            <text:p>6451.7591309421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.1600459301271" calcext:value-type="float">
            <text:p>15.1600459301271</text:p>
          </table:table-cell>
          <table:table-cell office:value-type="float" office:value="0.415384155784204" calcext:value-type="float">
            <text:p>0.415384155784204</text:p>
          </table:table-cell>
          <table:table-cell office:value-type="float" office:value="2.81096719119708" calcext:value-type="float">
            <text:p>2.81096719119708</text:p>
          </table:table-cell>
          <table:table-cell office:value-type="float" office:value="-0.000808494731005352" calcext:value-type="float">
            <text:p>-0.000808494731005</text:p>
          </table:table-cell>
          <table:table-cell office:value-type="float" office:value="0.0133064985111873" calcext:value-type="float">
            <text:p>0.013306498511187</text:p>
          </table:table-cell>
          <table:table-cell office:value-type="float" office:value="0.0277416694054487" calcext:value-type="float">
            <text:p>0.027741669405449</text:p>
          </table:table-cell>
          <table:table-cell office:value-type="float" office:value="-0.311681446397128" calcext:value-type="float">
            <text:p>-0.31168144639712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7.2165730445347" calcext:value-type="float">
            <text:p>37.2165730445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8769663740815" calcext:value-type="float">
            <text:p>0.073876966374082</text:p>
          </table:table-cell>
          <table:table-cell office:value-type="float" office:value="3.81421854776469" calcext:value-type="float">
            <text:p>3.81421854776469</text:p>
          </table:table-cell>
          <table:table-cell office:value-type="float" office:value="1.15025360894007" calcext:value-type="float">
            <text:p>1.15025360894007</text:p>
          </table:table-cell>
          <table:table-cell office:value-type="float" office:value="512338980661433" calcext:value-type="float">
            <text:p>51233898066143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.5260307888887" calcext:value-type="float">
            <text:p>14.5260307888887</text:p>
          </table:table-cell>
          <table:table-cell office:value-type="float" office:value="1.14908431253437" calcext:value-type="float">
            <text:p>1.14908431253437</text:p>
          </table:table-cell>
          <table:table-cell office:value-type="float" office:value="0.0143012163124447" calcext:value-type="float">
            <text:p>0.014301216312445</text:p>
          </table:table-cell>
          <table:table-cell office:value-type="float" office:value="0.209542325480632" calcext:value-type="float">
            <text:p>0.209542325480632</text:p>
          </table:table-cell>
          <table:table-cell office:value-type="float" office:value="-0.039148435247978" calcext:value-type="float">
            <text:p>-0.039148435247978</text:p>
          </table:table-cell>
          <table:table-cell office:value-type="float" office:value="10.582695459036" calcext:value-type="float">
            <text:p>10.582695459036</text:p>
          </table:table-cell>
          <table:table-cell office:value-type="float" office:value="-9.33519139318098" calcext:value-type="float">
            <text:p>-9.3351913931809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7.6716575422028" calcext:value-type="float">
            <text:p>27.6716575422028</text:p>
          </table:table-cell>
          <table:table-cell office:value-type="float" office:value="0.569106533531578" calcext:value-type="float">
            <text:p>0.569106533531578</text:p>
          </table:table-cell>
          <table:table-cell office:value-type="float" office:value="0.000337798789294536" calcext:value-type="float">
            <text:p>0.000337798789295</text:p>
          </table:table-cell>
          <table:table-cell office:value-type="float" office:value="3.28720686860145" calcext:value-type="float">
            <text:p>3.28720686860145</text:p>
          </table:table-cell>
          <table:table-cell office:value-type="float" office:value="-0.319898693622149" calcext:value-type="float">
            <text:p>-0.319898693622149</text:p>
          </table:table-cell>
          <table:table-cell office:value-type="float" office:value="5.15304402784356" calcext:value-type="float">
            <text:p>5.15304402784356</text:p>
          </table:table-cell>
          <table:table-cell office:value-type="float" office:value="-1.13903510878989" calcext:value-type="float">
            <text:p>-1.1390351087898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7.3339876586987" calcext:value-type="float">
            <text:p>17.3339876586987</text:p>
          </table:table-cell>
          <table:table-cell table:style-name="ce1" office:value-type="float" office:value="0.0000000000451252319961353" calcext:value-type="float">
            <text:p>4.51E-11</text:p>
          </table:table-cell>
          <table:table-cell table:style-name="ce1" office:value-type="float" office:value="-0.0000000000451252319961353" calcext:value-type="float">
            <text:p>-4.51E-11</text:p>
          </table:table-cell>
          <table:table-cell office:value-type="float" office:value="21047.4146000615" calcext:value-type="float">
            <text:p>21047.4146000615</text:p>
          </table:table-cell>
          <table:table-cell office:value-type="float" office:value="-62.4330810614553" calcext:value-type="float">
            <text:p>-62.4330810614553</text:p>
          </table:table-cell>
          <table:table-cell office:value-type="float" office:value="40833.0859455976" calcext:value-type="float">
            <text:p>40833.0859455976</text:p>
          </table:table-cell>
          <table:table-cell office:value-type="float" office:value="65472.9356153958" calcext:value-type="float">
            <text:p>65472.935615395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2.2053475073459" calcext:value-type="float">
            <text:p>22.2053475073459</text:p>
          </table:table-cell>
          <table:table-cell office:value-type="float" office:value="0.856230109263243" calcext:value-type="float">
            <text:p>0.856230109263243</text:p>
          </table:table-cell>
          <table:table-cell office:value-type="float" office:value="2.15740533046467" calcext:value-type="float">
            <text:p>2.15740533046467</text:p>
          </table:table-cell>
          <table:table-cell office:value-type="float" office:value="0.244666718089195" calcext:value-type="float">
            <text:p>0.244666718089195</text:p>
          </table:table-cell>
          <table:table-cell office:value-type="float" office:value="-0.132516515964468" calcext:value-type="float">
            <text:p>-0.132516515964468</text:p>
          </table:table-cell>
          <table:table-cell office:value-type="float" office:value="0.703611435205939" calcext:value-type="float">
            <text:p>0.703611435205939</text:p>
          </table:table-cell>
          <table:table-cell office:value-type="float" office:value="-1.55624041126375" calcext:value-type="float">
            <text:p>-1.5562404112637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86108281879492" calcext:value-type="float">
            <text:p>6.86108281879492</text:p>
          </table:table-cell>
          <table:table-cell table:style-name="ce1" office:value-type="float" office:value="0.0000000000175534749637059" calcext:value-type="float">
            <text:p>1.76E-11</text:p>
          </table:table-cell>
          <table:table-cell table:style-name="ce1" office:value-type="float" office:value="0.0000892038408452427" calcext:value-type="float">
            <text:p>8.92E-05</text:p>
          </table:table-cell>
          <table:table-cell office:value-type="float" office:value="-3.28412788593168" calcext:value-type="float">
            <text:p>-3.28412788593168</text:p>
          </table:table-cell>
          <table:table-cell office:value-type="float" office:value="0.0131001753732609" calcext:value-type="float">
            <text:p>0.013100175373261</text:p>
          </table:table-cell>
          <table:table-cell office:value-type="float" office:value="65538.4584903227" calcext:value-type="float">
            <text:p>65538.4584903227</text:p>
          </table:table-cell>
          <table:table-cell office:value-type="float" office:value="-512.00927207395" calcext:value-type="float">
            <text:p>-512.0092720739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8.3569629368088" calcext:value-type="float">
            <text:p>28.3569629368088</text:p>
          </table:table-cell>
          <table:table-cell office:value-type="float" office:value="0.556030487847545" calcext:value-type="float">
            <text:p>0.556030487847545</text:p>
          </table:table-cell>
          <table:table-cell office:value-type="float" office:value="1.15732870804092" calcext:value-type="float">
            <text:p>1.15732870804092</text:p>
          </table:table-cell>
          <table:table-cell office:value-type="float" office:value="0.0819578759291398" calcext:value-type="float">
            <text:p>0.08195787592914</text:p>
          </table:table-cell>
          <table:table-cell office:value-type="float" office:value="0.093783172855279" calcext:value-type="float">
            <text:p>0.093783172855279</text:p>
          </table:table-cell>
          <table:table-cell office:value-type="float" office:value="0.142506626287269" calcext:value-type="float">
            <text:p>0.142506626287269</text:p>
          </table:table-cell>
          <table:table-cell office:value-type="float" office:value="-0.564649268364487" calcext:value-type="float">
            <text:p>-0.56464926836448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.4795207481176" calcext:value-type="float">
            <text:p>20.4795207481176</text:p>
          </table:table-cell>
          <table:table-cell office:value-type="float" office:value="1.53532787449604" calcext:value-type="float">
            <text:p>1.53532787449604</text:p>
          </table:table-cell>
          <table:table-cell table:style-name="ce1" office:value-type="float" office:value="0.000000039618715064817" calcext:value-type="float">
            <text:p>3.96E-08</text:p>
          </table:table-cell>
          <table:table-cell office:value-type="float" office:value="0.0083486935108058" calcext:value-type="float">
            <text:p>0.008348693510806</text:p>
          </table:table-cell>
          <table:table-cell office:value-type="float" office:value="58020409313043.6" calcext:value-type="float">
            <text:p>58020409313043.6</text:p>
          </table:table-cell>
          <table:table-cell office:value-type="float" office:value="6.61694102320084" calcext:value-type="float">
            <text:p>6.61694102320084</text:p>
          </table:table-cell>
          <table:table-cell office:value-type="float" office:value="1.50178706393995E+015" calcext:value-type="float">
            <text:p>1.50178706393995E+01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.9344232493464" calcext:value-type="float">
            <text:p>24.9344232493464</text:p>
          </table:table-cell>
          <table:table-cell office:value-type="float" office:value="0.825802732833635" calcext:value-type="float">
            <text:p>0.825802732833635</text:p>
          </table:table-cell>
          <table:table-cell office:value-type="float" office:value="0.68921030134532" calcext:value-type="float">
            <text:p>0.68921030134532</text:p>
          </table:table-cell>
          <table:table-cell office:value-type="float" office:value="0.660118119779579" calcext:value-type="float">
            <text:p>0.660118119779579</text:p>
          </table:table-cell>
          <table:table-cell office:value-type="float" office:value="-0.142396447131762" calcext:value-type="float">
            <text:p>-0.142396447131762</text:p>
          </table:table-cell>
          <table:table-cell office:value-type="float" office:value="1.28991130287956" calcext:value-type="float">
            <text:p>1.28991130287956</text:p>
          </table:table-cell>
          <table:table-cell office:value-type="float" office:value="-1.54181606512522" calcext:value-type="float">
            <text:p>-1.5418160651252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.5367843907128" calcext:value-type="float">
            <text:p>9.5367843907128</text:p>
          </table:table-cell>
          <table:table-cell office:value-type="float" office:value="0.46335434956406" calcext:value-type="float">
            <text:p>0.46335434956406</text:p>
          </table:table-cell>
          <table:table-cell office:value-type="float" office:value="4.63354349937719" calcext:value-type="float">
            <text:p>4.63354349937719</text:p>
          </table:table-cell>
          <table:table-cell office:value-type="float" office:value="0.00460058432592714" calcext:value-type="float">
            <text:p>0.004600584325927</text:p>
          </table:table-cell>
          <table:table-cell office:value-type="float" office:value="-0.0103515193686579" calcext:value-type="float">
            <text:p>-0.010351519368658</text:p>
          </table:table-cell>
          <table:table-cell office:value-type="float" office:value="0.0954245889845253" calcext:value-type="float">
            <text:p>0.095424588984525</text:p>
          </table:table-cell>
          <table:table-cell office:value-type="float" office:value="-0.659158407444805" calcext:value-type="float">
            <text:p>-0.65915840744480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88864639520932" calcext:value-type="float">
            <text:p>6.88864639520932</text:p>
          </table:table-cell>
          <table:table-cell table:style-name="ce1" office:value-type="float" office:value="0.0000000000177071342740892" calcext:value-type="float">
            <text:p>1.77E-11</text:p>
          </table:table-cell>
          <table:table-cell table:style-name="ce1" office:value-type="float" office:value="-0.0000000000177071342740892" calcext:value-type="float">
            <text:p>-1.77E-11</text:p>
          </table:table-cell>
          <table:table-cell office:value-type="float" office:value="594.666310251459" calcext:value-type="float">
            <text:p>594.666310251459</text:p>
          </table:table-cell>
          <table:table-cell office:value-type="float" office:value="1.5703003370634" calcext:value-type="float">
            <text:p>1.5703003370634</text:p>
          </table:table-cell>
          <table:table-cell office:value-type="float" office:value="51571.12532251" calcext:value-type="float">
            <text:p>51571.12532251</text:p>
          </table:table-cell>
          <table:table-cell office:value-type="float" office:value="27300.332561085" calcext:value-type="float">
            <text:p>27300.33256108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.90522530152197" calcext:value-type="float">
            <text:p>3.90522530152197</text:p>
          </table:table-cell>
          <table:table-cell table:style-name="ce1" office:value-type="float" office:value="0.00000000566236996253598" calcext:value-type="float">
            <text:p>5.66E-09</text:p>
          </table:table-cell>
          <table:table-cell table:style-name="ce1" office:value-type="float" office:value="-0.00000000566236996253598" calcext:value-type="float">
            <text:p>-5.66E-09</text:p>
          </table:table-cell>
          <table:table-cell office:value-type="float" office:value="1.19625610786127" calcext:value-type="float">
            <text:p>1.19625610786127</text:p>
          </table:table-cell>
          <table:table-cell office:value-type="float" office:value="0.0713764013399489" calcext:value-type="float">
            <text:p>0.071376401339949</text:p>
          </table:table-cell>
          <table:table-cell office:value-type="float" office:value="435.362089622624" calcext:value-type="float">
            <text:p>435.362089622624</text:p>
          </table:table-cell>
          <table:table-cell office:value-type="float" office:value="176.680775439629" calcext:value-type="float">
            <text:p>176.68077543962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.4243049877446" calcext:value-type="float">
            <text:p>15.4243049877446</text:p>
          </table:table-cell>
          <table:table-cell table:style-name="ce1" office:value-type="float" office:value="0.0000000000613601395726306" calcext:value-type="float">
            <text:p>6.14E-11</text:p>
          </table:table-cell>
          <table:table-cell table:style-name="ce1" office:value-type="float" office:value="-0.0000000000613601395726306" calcext:value-type="float">
            <text:p>-6.14E-11</text:p>
          </table:table-cell>
          <table:table-cell office:value-type="float" office:value="5275.46355993081" calcext:value-type="float">
            <text:p>5275.46355993081</text:p>
          </table:table-cell>
          <table:table-cell office:value-type="float" office:value="-5.33767268552047" calcext:value-type="float">
            <text:p>-5.33767268552047</text:p>
          </table:table-cell>
          <table:table-cell office:value-type="float" office:value="15885.8588886044" calcext:value-type="float">
            <text:p>15885.8588886044</text:p>
          </table:table-cell>
          <table:table-cell office:value-type="float" office:value="19115.9141622889" calcext:value-type="float">
            <text:p>19115.914162288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3.4779076673042" calcext:value-type="float">
            <text:p>23.4779076673042</text:p>
          </table:table-cell>
          <table:table-cell office:value-type="float" office:value="0.776158230659382" calcext:value-type="float">
            <text:p>0.776158230659382</text:p>
          </table:table-cell>
          <table:table-cell office:value-type="float" office:value="4.05095603621136" calcext:value-type="float">
            <text:p>4.05095603621136</text:p>
          </table:table-cell>
          <table:table-cell office:value-type="float" office:value="0.169932741077593" calcext:value-type="float">
            <text:p>0.169932741077593</text:p>
          </table:table-cell>
          <table:table-cell office:value-type="float" office:value="-0.195882497183738" calcext:value-type="float">
            <text:p>-0.195882497183738</text:p>
          </table:table-cell>
          <table:table-cell office:value-type="float" office:value="0.42557202686508" calcext:value-type="float">
            <text:p>0.42557202686508</text:p>
          </table:table-cell>
          <table:table-cell office:value-type="float" office:value="-1.27707203972904" calcext:value-type="float">
            <text:p>-1.2770720397290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68758059347377" calcext:value-type="float">
            <text:p>5.68758059347377</text:p>
          </table:table-cell>
          <table:table-cell table:style-name="ce1" office:value-type="float" office:value="0.0000000000169537160173459" calcext:value-type="float">
            <text:p>1.70E-11</text:p>
          </table:table-cell>
          <table:table-cell table:style-name="ce1" office:value-type="float" office:value="0.000000399361902773921" calcext:value-type="float">
            <text:p>3.99E-07</text:p>
          </table:table-cell>
          <table:table-cell office:value-type="float" office:value="-2.93300870550486" calcext:value-type="float">
            <text:p>-2.93300870550486</text:p>
          </table:table-cell>
          <table:table-cell office:value-type="float" office:value="0.0118313048913914" calcext:value-type="float">
            <text:p>0.011831304891392</text:p>
          </table:table-cell>
          <table:table-cell office:value-type="float" office:value="65861.7153357554" calcext:value-type="float">
            <text:p>65861.7153357554</text:p>
          </table:table-cell>
          <table:table-cell office:value-type="float" office:value="-513.271069155458" calcext:value-type="float">
            <text:p>-513.2710691554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56555170513138" calcext:value-type="float">
            <text:p>6.56555170513138</text:p>
          </table:table-cell>
          <table:table-cell table:style-name="ce1" office:value-type="float" office:value="0.0000000000184152888773021" calcext:value-type="float">
            <text:p>1.84E-11</text:p>
          </table:table-cell>
          <table:table-cell table:style-name="ce1" office:value-type="float" office:value="0.000000525469499972772" calcext:value-type="float">
            <text:p>5.25E-07</text:p>
          </table:table-cell>
          <table:table-cell office:value-type="float" office:value="-208.933317593137" calcext:value-type="float">
            <text:p>-208.933317593137</text:p>
          </table:table-cell>
          <table:table-cell office:value-type="float" office:value="0.846502830022482" calcext:value-type="float">
            <text:p>0.846502830022482</text:p>
          </table:table-cell>
          <table:table-cell office:value-type="float" office:value="62995.2871954279" calcext:value-type="float">
            <text:p>62995.2871954279</text:p>
          </table:table-cell>
          <table:table-cell office:value-type="float" office:value="-501.834197567103" calcext:value-type="float">
            <text:p>-501.83419756710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1.0734419636197" calcext:value-type="float">
            <text:p>31.0734419636197</text:p>
          </table:table-cell>
          <table:table-cell table:style-name="ce1" office:value-type="float" office:value="0.000000000163465703610041" calcext:value-type="float">
            <text:p>1.63E-10</text:p>
          </table:table-cell>
          <table:table-cell table:style-name="ce1" office:value-type="float" office:value="-0.000000000163465703610041" calcext:value-type="float">
            <text:p>-1.63E-10</text:p>
          </table:table-cell>
          <table:table-cell office:value-type="float" office:value="-5.84358337692993" calcext:value-type="float">
            <text:p>-5.84358337692993</text:p>
          </table:table-cell>
          <table:table-cell office:value-type="float" office:value="1.52514265494271" calcext:value-type="float">
            <text:p>1.52514265494271</text:p>
          </table:table-cell>
          <table:table-cell office:value-type="float" office:value="-4.53432915857752" calcext:value-type="float">
            <text:p>-4.53432915857752</text:p>
          </table:table-cell>
          <table:table-cell office:value-type="float" office:value="-2.53223674150823" calcext:value-type="float">
            <text:p>-2.5322367415082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.90659843998171" calcext:value-type="float">
            <text:p>2.90659843998171</text:p>
          </table:table-cell>
          <table:table-cell office:value-type="float" office:value="0.800055770572498" calcext:value-type="float">
            <text:p>0.800055770572498</text:p>
          </table:table-cell>
          <table:table-cell office:value-type="float" office:value="8.00055770572498" calcext:value-type="float">
            <text:p>8.00055770572498</text:p>
          </table:table-cell>
          <table:table-cell office:value-type="float" office:value="0.00140539946529037" calcext:value-type="float">
            <text:p>0.00140539946529</text:p>
          </table:table-cell>
          <table:table-cell office:value-type="float" office:value="-0.000310683590042811" calcext:value-type="float">
            <text:p>-0.000310683590043</text:p>
          </table:table-cell>
          <table:table-cell office:value-type="float" office:value="4.70825015496056" calcext:value-type="float">
            <text:p>4.70825015496056</text:p>
          </table:table-cell>
          <table:table-cell office:value-type="float" office:value="-7.99570450021853" calcext:value-type="float">
            <text:p>-7.9957045002185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.4295003332721" calcext:value-type="float">
            <text:p>15.4295003332721</text:p>
          </table:table-cell>
          <table:table-cell office:value-type="float" office:value="0.551549971674001" calcext:value-type="float">
            <text:p>0.551549971674001</text:p>
          </table:table-cell>
          <table:table-cell office:value-type="float" office:value="5.51549971290049" calcext:value-type="float">
            <text:p>5.51549971290049</text:p>
          </table:table-cell>
          <table:table-cell office:value-type="float" office:value="0.260986194304526" calcext:value-type="float">
            <text:p>0.260986194304526</text:p>
          </table:table-cell>
          <table:table-cell office:value-type="float" office:value="0.181155135347321" calcext:value-type="float">
            <text:p>0.181155135347321</text:p>
          </table:table-cell>
          <table:table-cell office:value-type="float" office:value="-11.7223854840291" calcext:value-type="float">
            <text:p>-11.7223854840291</text:p>
          </table:table-cell>
          <table:table-cell office:value-type="float" office:value="38.2299853924666" calcext:value-type="float">
            <text:p>38.229985392466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6.7950215149411" calcext:value-type="float">
            <text:p>36.7950215149411</text:p>
          </table:table-cell>
          <table:table-cell office:value-type="float" office:value="0.67317065557674" calcext:value-type="float">
            <text:p>0.67317065557674</text:p>
          </table:table-cell>
          <table:table-cell office:value-type="float" office:value="5.71865819511" calcext:value-type="float">
            <text:p>5.71865819511</text:p>
          </table:table-cell>
          <table:table-cell office:value-type="float" office:value="0.0245236809579922" calcext:value-type="float">
            <text:p>0.024523680957992</text:p>
          </table:table-cell>
          <table:table-cell office:value-type="float" office:value="0.00568544369673866" calcext:value-type="float">
            <text:p>0.005685443696739</text:p>
          </table:table-cell>
          <table:table-cell office:value-type="float" office:value="0.210999558948111" calcext:value-type="float">
            <text:p>0.210999558948111</text:p>
          </table:table-cell>
          <table:table-cell office:value-type="float" office:value="-0.905008355995141" calcext:value-type="float">
            <text:p>-0.90500835599514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.87383744955518" calcext:value-type="float">
            <text:p>4.87383744955518</text:p>
          </table:table-cell>
          <table:table-cell table:style-name="ce1" office:value-type="float" office:value="0.00000000248949019505336" calcext:value-type="float">
            <text:p>2.49E-09</text:p>
          </table:table-cell>
          <table:table-cell table:style-name="ce1" office:value-type="float" office:value="-0.00000000248949019505336" calcext:value-type="float">
            <text:p>-2.49E-09</text:p>
          </table:table-cell>
          <table:table-cell office:value-type="float" office:value="578.92008557766" calcext:value-type="float">
            <text:p>578.92008557766</text:p>
          </table:table-cell>
          <table:table-cell office:value-type="float" office:value="6.44151598356448" calcext:value-type="float">
            <text:p>6.44151598356448</text:p>
          </table:table-cell>
          <table:table-cell office:value-type="float" office:value="60571.0318076739" calcext:value-type="float">
            <text:p>60571.0318076739</text:p>
          </table:table-cell>
          <table:table-cell office:value-type="float" office:value="20294.8099657504" calcext:value-type="float">
            <text:p>20294.809965750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.8070855883255" calcext:value-type="float">
            <text:p>21.8070855883255</text:p>
          </table:table-cell>
          <table:table-cell table:style-name="ce1" office:value-type="float" office:value="0.0000000000623475950475535" calcext:value-type="float">
            <text:p>6.23E-11</text:p>
          </table:table-cell>
          <table:table-cell table:style-name="ce1" office:value-type="float" office:value="-0.0000000000623475950475535" calcext:value-type="float">
            <text:p>-6.23E-11</text:p>
          </table:table-cell>
          <table:table-cell office:value-type="float" office:value="58.9913914574146" calcext:value-type="float">
            <text:p>58.9913914574146</text:p>
          </table:table-cell>
          <table:table-cell office:value-type="float" office:value="1.42078407202081" calcext:value-type="float">
            <text:p>1.42078407202081</text:p>
          </table:table-cell>
          <table:table-cell office:value-type="float" office:value="73.9367900835323" calcext:value-type="float">
            <text:p>73.9367900835323</text:p>
          </table:table-cell>
          <table:table-cell office:value-type="float" office:value="76.9520607642729" calcext:value-type="float">
            <text:p>76.952060764272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0.8337495028532" calcext:value-type="float">
            <text:p>20.8337495028532</text:p>
          </table:table-cell>
          <table:table-cell table:style-name="ce1" office:value-type="float" office:value="0.0000000000116743003906033" calcext:value-type="float">
            <text:p>1.17E-11</text:p>
          </table:table-cell>
          <table:table-cell table:style-name="ce1" office:value-type="float" office:value="-0.0000000000116743003906033" calcext:value-type="float">
            <text:p>-1.17E-11</text:p>
          </table:table-cell>
          <table:table-cell office:value-type="float" office:value="329.194590750828" calcext:value-type="float">
            <text:p>329.194590750828</text:p>
          </table:table-cell>
          <table:table-cell office:value-type="float" office:value="2.27289830992354" calcext:value-type="float">
            <text:p>2.27289830992354</text:p>
          </table:table-cell>
          <table:table-cell office:value-type="float" office:value="519.22395488615" calcext:value-type="float">
            <text:p>519.22395488615</text:p>
          </table:table-cell>
          <table:table-cell office:value-type="float" office:value="310.671501627033" calcext:value-type="float">
            <text:p>310.67150162703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80022198721151" calcext:value-type="float">
            <text:p>6.80022198721151</text:p>
          </table:table-cell>
          <table:table-cell table:style-name="ce1" office:value-type="float" office:value="0.0000000000402840426018296" calcext:value-type="float">
            <text:p>4.03E-11</text:p>
          </table:table-cell>
          <table:table-cell table:style-name="ce1" office:value-type="float" office:value="-0.0000000000402840426018296" calcext:value-type="float">
            <text:p>-4.03E-11</text:p>
          </table:table-cell>
          <table:table-cell office:value-type="float" office:value="3122.84479142362" calcext:value-type="float">
            <text:p>3122.84479142362</text:p>
          </table:table-cell>
          <table:table-cell office:value-type="float" office:value="-1.4490984770841" calcext:value-type="float">
            <text:p>-1.4490984770841</text:p>
          </table:table-cell>
          <table:table-cell office:value-type="float" office:value="64234.9475724136" calcext:value-type="float">
            <text:p>64234.9475724136</text:p>
          </table:table-cell>
          <table:table-cell office:value-type="float" office:value="59296.6540848667" calcext:value-type="float">
            <text:p>59296.654084866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6.4185954921335" calcext:value-type="float">
            <text:p>16.4185954921335</text:p>
          </table:table-cell>
          <table:table-cell office:value-type="float" office:value="0.561323985968465" calcext:value-type="float">
            <text:p>0.561323985968465</text:p>
          </table:table-cell>
          <table:table-cell office:value-type="float" office:value="0.00892095724511466" calcext:value-type="float">
            <text:p>0.008920957245115</text:p>
          </table:table-cell>
          <table:table-cell office:value-type="float" office:value="0.050705819798629" calcext:value-type="float">
            <text:p>0.050705819798629</text:p>
          </table:table-cell>
          <table:table-cell office:value-type="float" office:value="-0.0218211208992557" calcext:value-type="float">
            <text:p>-0.021821120899256</text:p>
          </table:table-cell>
          <table:table-cell office:value-type="float" office:value="2.52161608888648" calcext:value-type="float">
            <text:p>2.52161608888648</text:p>
          </table:table-cell>
          <table:table-cell office:value-type="float" office:value="-8.31806524845849" calcext:value-type="float">
            <text:p>-8.3180652484584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4.4779429856263" calcext:value-type="float">
            <text:p>24.4779429856263</text:p>
          </table:table-cell>
          <table:table-cell office:value-type="float" office:value="0.650932284282692" calcext:value-type="float">
            <text:p>0.650932284282692</text:p>
          </table:table-cell>
          <table:table-cell office:value-type="float" office:value="0.729819006312178" calcext:value-type="float">
            <text:p>0.729819006312178</text:p>
          </table:table-cell>
          <table:table-cell office:value-type="float" office:value="0.269675170379207" calcext:value-type="float">
            <text:p>0.269675170379207</text:p>
          </table:table-cell>
          <table:table-cell office:value-type="float" office:value="-0.0920204118300207" calcext:value-type="float">
            <text:p>-0.092020411830021</text:p>
          </table:table-cell>
          <table:table-cell office:value-type="float" office:value="0.370949371235411" calcext:value-type="float">
            <text:p>0.370949371235411</text:p>
          </table:table-cell>
          <table:table-cell office:value-type="float" office:value="-0.912742227102777" calcext:value-type="float">
            <text:p>-0.91274222710277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.7346294789998" calcext:value-type="float">
            <text:p>14.7346294789998</text:p>
          </table:table-cell>
          <table:table-cell office:value-type="float" office:value="2.12575204848969" calcext:value-type="float">
            <text:p>2.12575204848969</text:p>
          </table:table-cell>
          <table:table-cell office:value-type="float" office:value="0.000583278051661661" calcext:value-type="float">
            <text:p>0.000583278051662</text:p>
          </table:table-cell>
          <table:table-cell office:value-type="float" office:value="0.0932825684902376" calcext:value-type="float">
            <text:p>0.093282568490238</text:p>
          </table:table-cell>
          <table:table-cell office:value-type="float" office:value="602994005193471" calcext:value-type="float">
            <text:p>602994005193471</text:p>
          </table:table-cell>
          <table:table-cell office:value-type="float" office:value="8.31726144915047" calcext:value-type="float">
            <text:p>8.31726144915047</text:p>
          </table:table-cell>
          <table:table-cell table:style-name="ce1" office:value-type="float" office:value="4.45187616337888E+016" calcext:value-type="float">
            <text:p>4.45E+1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.9492461440158" calcext:value-type="float">
            <text:p>20.9492461440158</text:p>
          </table:table-cell>
          <table:table-cell table:style-name="ce1" office:value-type="float" office:value="0.00000000470621712598367" calcext:value-type="float">
            <text:p>4.71E-09</text:p>
          </table:table-cell>
          <table:table-cell table:style-name="ce1" office:value-type="float" office:value="-0.00000000470621712598367" calcext:value-type="float">
            <text:p>-4.71E-09</text:p>
          </table:table-cell>
          <table:table-cell office:value-type="float" office:value="888.362967221225" calcext:value-type="float">
            <text:p>888.362967221225</text:p>
          </table:table-cell>
          <table:table-cell office:value-type="float" office:value="-2.07856328929614" calcext:value-type="float">
            <text:p>-2.07856328929614</text:p>
          </table:table-cell>
          <table:table-cell office:value-type="float" office:value="3088.12279909023" calcext:value-type="float">
            <text:p>3088.12279909023</text:p>
          </table:table-cell>
          <table:table-cell office:value-type="float" office:value="1187.24420134862" calcext:value-type="float">
            <text:p>1187.2442013486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.7536125380538" calcext:value-type="float">
            <text:p>27.7536125380538</text:p>
          </table:table-cell>
          <table:table-cell office:value-type="float" office:value="0.820988706994783" calcext:value-type="float">
            <text:p>0.820988706994783</text:p>
          </table:table-cell>
          <table:table-cell office:value-type="float" office:value="5.26783197015866" calcext:value-type="float">
            <text:p>5.26783197015866</text:p>
          </table:table-cell>
          <table:table-cell office:value-type="float" office:value="-0.0273531958459105" calcext:value-type="float">
            <text:p>-0.027353195845911</text:p>
          </table:table-cell>
          <table:table-cell office:value-type="float" office:value="0.131253102834505" calcext:value-type="float">
            <text:p>0.131253102834505</text:p>
          </table:table-cell>
          <table:table-cell office:value-type="float" office:value="0.446991944682378" calcext:value-type="float">
            <text:p>0.446991944682378</text:p>
          </table:table-cell>
          <table:table-cell office:value-type="float" office:value="-1.31294743668557" calcext:value-type="float">
            <text:p>-1.3129474366855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1.6142108537243" calcext:value-type="float">
            <text:p>21.6142108537243</text:p>
          </table:table-cell>
          <table:table-cell office:value-type="float" office:value="0.506714711442893" calcext:value-type="float">
            <text:p>0.506714711442893</text:p>
          </table:table-cell>
          <table:table-cell office:value-type="float" office:value="1.15604500486046" calcext:value-type="float">
            <text:p>1.15604500486046</text:p>
          </table:table-cell>
          <table:table-cell office:value-type="float" office:value="-0.00208766503904325" calcext:value-type="float">
            <text:p>-0.002087665039043</text:p>
          </table:table-cell>
          <table:table-cell office:value-type="float" office:value="0.429944373149264" calcext:value-type="float">
            <text:p>0.429944373149264</text:p>
          </table:table-cell>
          <table:table-cell office:value-type="float" office:value="0.0649747978827153" calcext:value-type="float">
            <text:p>0.064974797882715</text:p>
          </table:table-cell>
          <table:table-cell office:value-type="float" office:value="-0.317707599254445" calcext:value-type="float">
            <text:p>-0.31770759925444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5.1471028618694" calcext:value-type="float">
            <text:p>25.1471028618694</text:p>
          </table:table-cell>
          <table:table-cell table:style-name="ce1" office:value-type="float" office:value="0.00000000710425419136249" calcext:value-type="float">
            <text:p>7.10E-09</text:p>
          </table:table-cell>
          <table:table-cell table:style-name="ce1" office:value-type="float" office:value="-0.00000000710425419136249" calcext:value-type="float">
            <text:p>-7.10E-09</text:p>
          </table:table-cell>
          <table:table-cell office:value-type="float" office:value="369.432864375079" calcext:value-type="float">
            <text:p>369.432864375079</text:p>
          </table:table-cell>
          <table:table-cell office:value-type="float" office:value="1.29204408806421" calcext:value-type="float">
            <text:p>1.29204408806421</text:p>
          </table:table-cell>
          <table:table-cell office:value-type="float" office:value="380.356163265688" calcext:value-type="float">
            <text:p>380.356163265688</text:p>
          </table:table-cell>
          <table:table-cell office:value-type="float" office:value="326.037200324353" calcext:value-type="float">
            <text:p>326.03720032435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3.241987989558" calcext:value-type="float">
            <text:p>33.241987989558</text:p>
          </table:table-cell>
          <table:table-cell office:value-type="float" office:value="0.717168621023603" calcext:value-type="float">
            <text:p>0.717168621023603</text:p>
          </table:table-cell>
          <table:table-cell office:value-type="float" office:value="3.7801393697546" calcext:value-type="float">
            <text:p>3.7801393697546</text:p>
          </table:table-cell>
          <table:table-cell office:value-type="float" office:value="0.064068263558372" calcext:value-type="float">
            <text:p>0.064068263558372</text:p>
          </table:table-cell>
          <table:table-cell office:value-type="float" office:value="-0.0205395123696324" calcext:value-type="float">
            <text:p>-0.020539512369632</text:p>
          </table:table-cell>
          <table:table-cell office:value-type="float" office:value="0.286152568232707" calcext:value-type="float">
            <text:p>0.286152568232707</text:p>
          </table:table-cell>
          <table:table-cell office:value-type="float" office:value="-1.03559161129044" calcext:value-type="float">
            <text:p>-1.0355916112904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.79144798150431" calcext:value-type="float">
            <text:p>3.79144798150431</text:p>
          </table:table-cell>
          <table:table-cell office:value-type="float" office:value="0.790430497927311" calcext:value-type="float">
            <text:p>0.790430497927311</text:p>
          </table:table-cell>
          <table:table-cell office:value-type="float" office:value="3.95215248976611" calcext:value-type="float">
            <text:p>3.95215248976611</text:p>
          </table:table-cell>
          <table:table-cell office:value-type="float" office:value="0.00089222445457371" calcext:value-type="float">
            <text:p>0.000892224454574</text:p>
          </table:table-cell>
          <table:table-cell office:value-type="float" office:value="-0.000212686655086575" calcext:value-type="float">
            <text:p>-0.000212686655087</text:p>
          </table:table-cell>
          <table:table-cell office:value-type="float" office:value="7.01820192830077" calcext:value-type="float">
            <text:p>7.01820192830077</text:p>
          </table:table-cell>
          <table:table-cell office:value-type="float" office:value="-11.8578508112387" calcext:value-type="float">
            <text:p>-11.857850811238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25490290285333" calcext:value-type="float">
            <text:p>3.25490290285333</text:p>
          </table:table-cell>
          <table:table-cell table:style-name="ce1" office:value-type="float" office:value="0.0000000000168050467672502" calcext:value-type="float">
            <text:p>1.68E-11</text:p>
          </table:table-cell>
          <table:table-cell table:style-name="ce1" office:value-type="float" office:value="-0.0000000000168050467672502" calcext:value-type="float">
            <text:p>-1.68E-11</text:p>
          </table:table-cell>
          <table:table-cell office:value-type="float" office:value="2025.07640883361" calcext:value-type="float">
            <text:p>2025.07640883361</text:p>
          </table:table-cell>
          <table:table-cell office:value-type="float" office:value="29.0039323953618" calcext:value-type="float">
            <text:p>29.0039323953618</text:p>
          </table:table-cell>
          <table:table-cell office:value-type="float" office:value="258195.491283524" calcext:value-type="float">
            <text:p>258195.491283524</text:p>
          </table:table-cell>
          <table:table-cell office:value-type="float" office:value="155242.32751951" calcext:value-type="float">
            <text:p>155242.3275195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4.9031305775051" calcext:value-type="float">
            <text:p>34.9031305775051</text:p>
          </table:table-cell>
          <table:table-cell office:value-type="float" office:value="0.374428311481411" calcext:value-type="float">
            <text:p>0.374428311481411</text:p>
          </table:table-cell>
          <table:table-cell office:value-type="float" office:value="0.747321844255693" calcext:value-type="float">
            <text:p>0.747321844255693</text:p>
          </table:table-cell>
          <table:table-cell office:value-type="float" office:value="0.000380136309436362" calcext:value-type="float">
            <text:p>0.000380136309436</text:p>
          </table:table-cell>
          <table:table-cell office:value-type="float" office:value="0.502574732952625" calcext:value-type="float">
            <text:p>0.502574732952625</text:p>
          </table:table-cell>
          <table:table-cell office:value-type="float" office:value="0.0198439266403808" calcext:value-type="float">
            <text:p>0.019843926640381</text:p>
          </table:table-cell>
          <table:table-cell office:value-type="float" office:value="-0.0307155102190273" calcext:value-type="float">
            <text:p>-0.03071551021902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.2914017220079" calcext:value-type="float">
            <text:p>10.2914017220079</text:p>
          </table:table-cell>
          <table:table-cell office:value-type="float" office:value="0.900595231388716" calcext:value-type="float">
            <text:p>0.900595231388716</text:p>
          </table:table-cell>
          <table:table-cell office:value-type="float" office:value="9.00595231388716" calcext:value-type="float">
            <text:p>9.00595231388716</text:p>
          </table:table-cell>
          <table:table-cell office:value-type="float" office:value="0.0198170140828022" calcext:value-type="float">
            <text:p>0.019817014082802</text:p>
          </table:table-cell>
          <table:table-cell office:value-type="float" office:value="-0.0053198398947724" calcext:value-type="float">
            <text:p>-0.005319839894772</text:p>
          </table:table-cell>
          <table:table-cell office:value-type="float" office:value="5.88390411513993" calcext:value-type="float">
            <text:p>5.88390411513993</text:p>
          </table:table-cell>
          <table:table-cell office:value-type="float" office:value="-8.06555198690853" calcext:value-type="float">
            <text:p>-8.0655519869085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1.8934580395049" calcext:value-type="float">
            <text:p>21.8934580395049</text:p>
          </table:table-cell>
          <table:table-cell office:value-type="float" office:value="0.895332570782445" calcext:value-type="float">
            <text:p>0.895332570782445</text:p>
          </table:table-cell>
          <table:table-cell office:value-type="float" office:value="7.02396715759081" calcext:value-type="float">
            <text:p>7.02396715759081</text:p>
          </table:table-cell>
          <table:table-cell office:value-type="float" office:value="0.108082025842648" calcext:value-type="float">
            <text:p>0.108082025842648</text:p>
          </table:table-cell>
          <table:table-cell office:value-type="float" office:value="-0.0852854083044627" calcext:value-type="float">
            <text:p>-0.085285408304463</text:p>
          </table:table-cell>
          <table:table-cell office:value-type="float" office:value="0.676770585970643" calcext:value-type="float">
            <text:p>0.676770585970643</text:p>
          </table:table-cell>
          <table:table-cell office:value-type="float" office:value="-1.63020788181099" calcext:value-type="float">
            <text:p>-1.6302078818109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5.4257665599418" calcext:value-type="float">
            <text:p>35.4257665599418</text:p>
          </table:table-cell>
          <table:table-cell office:value-type="float" office:value="0.361772957017734" calcext:value-type="float">
            <text:p>0.361772957017734</text:p>
          </table:table-cell>
          <table:table-cell office:value-type="float" office:value="3.86996815738437" calcext:value-type="float">
            <text:p>3.86996815738437</text:p>
          </table:table-cell>
          <table:table-cell office:value-type="float" office:value="-0.000773138459122622" calcext:value-type="float">
            <text:p>-0.000773138459123</text:p>
          </table:table-cell>
          <table:table-cell office:value-type="float" office:value="0.117347806877385" calcext:value-type="float">
            <text:p>0.117347806877385</text:p>
          </table:table-cell>
          <table:table-cell office:value-type="float" office:value="0.0170688643388231" calcext:value-type="float">
            <text:p>0.017068864338823</text:p>
          </table:table-cell>
          <table:table-cell office:value-type="float" office:value="-0.252557634474873" calcext:value-type="float">
            <text:p>-0.25255763447487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7.6784017412198" calcext:value-type="float">
            <text:p>27.6784017412198</text:p>
          </table:table-cell>
          <table:table-cell table:style-name="ce1" office:value-type="float" office:value="0.0000000000428943522664522" calcext:value-type="float">
            <text:p>4.29E-11</text:p>
          </table:table-cell>
          <table:table-cell table:style-name="ce1" office:value-type="float" office:value="-0.0000000000428943522664522" calcext:value-type="float">
            <text:p>-4.29E-11</text:p>
          </table:table-cell>
          <table:table-cell office:value-type="float" office:value="5.12424636919892" calcext:value-type="float">
            <text:p>5.12424636919892</text:p>
          </table:table-cell>
          <table:table-cell office:value-type="float" office:value="-0.413014772027562" calcext:value-type="float">
            <text:p>-0.413014772027562</text:p>
          </table:table-cell>
          <table:table-cell office:value-type="float" office:value="6.88032313417845" calcext:value-type="float">
            <text:p>6.88032313417845</text:p>
          </table:table-cell>
          <table:table-cell office:value-type="float" office:value="2.86749122923173" calcext:value-type="float">
            <text:p>2.8674912292317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0.1166885529469" calcext:value-type="float">
            <text:p>20.1166885529469</text:p>
          </table:table-cell>
          <table:table-cell office:value-type="float" office:value="0.368924723229983" calcext:value-type="float">
            <text:p>0.368924723229983</text:p>
          </table:table-cell>
          <table:table-cell office:value-type="float" office:value="0.640224406559309" calcext:value-type="float">
            <text:p>0.640224406559309</text:p>
          </table:table-cell>
          <table:table-cell office:value-type="float" office:value="-0.00147493192963292" calcext:value-type="float">
            <text:p>-0.001474931929633</text:p>
          </table:table-cell>
          <table:table-cell office:value-type="float" office:value="0.339778300650064" calcext:value-type="float">
            <text:p>0.339778300650064</text:p>
          </table:table-cell>
          <table:table-cell office:value-type="float" office:value="0.0170367450467285" calcext:value-type="float">
            <text:p>0.017036745046729</text:p>
          </table:table-cell>
          <table:table-cell office:value-type="float" office:value="0.0705660885075723" calcext:value-type="float">
            <text:p>0.07056608850757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.3614369565935" calcext:value-type="float">
            <text:p>9.3614369565935</text:p>
          </table:table-cell>
          <table:table-cell office:value-type="float" office:value="38.8351386927489" calcext:value-type="float">
            <text:p>38.8351386927489</text:p>
          </table:table-cell>
          <table:table-cell office:value-type="float" office:value="2057933993.04038" calcext:value-type="float">
            <text:p>2057933993.04038</text:p>
          </table:table-cell>
          <table:table-cell office:value-type="float" office:value="188.888144190802" calcext:value-type="float">
            <text:p>188.888144190802</text:p>
          </table:table-cell>
          <table:table-cell office:value-type="float" office:value="225.814221563728" calcext:value-type="float">
            <text:p>225.814221563728</text:p>
          </table:table-cell>
          <table:table-cell office:value-type="float" office:value="2280479.23808859" calcext:value-type="float">
            <text:p>2280479.23808859</text:p>
          </table:table-cell>
          <table:table-cell office:value-type="float" office:value="4047.42006683527" calcext:value-type="float">
            <text:p>4047.4200668352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7.2599719968457" calcext:value-type="float">
            <text:p>17.2599719968457</text:p>
          </table:table-cell>
          <table:table-cell table:style-name="ce1" office:value-type="float" office:value="0.0000000000118648757552597" calcext:value-type="float">
            <text:p>1.19E-11</text:p>
          </table:table-cell>
          <table:table-cell table:style-name="ce1" office:value-type="float" office:value="-0.0000000000118648757552597" calcext:value-type="float">
            <text:p>-1.19E-11</text:p>
          </table:table-cell>
          <table:table-cell office:value-type="float" office:value="453.587675148884" calcext:value-type="float">
            <text:p>453.587675148884</text:p>
          </table:table-cell>
          <table:table-cell office:value-type="float" office:value="2.23835568309978" calcext:value-type="float">
            <text:p>2.23835568309978</text:p>
          </table:table-cell>
          <table:table-cell office:value-type="float" office:value="1543.0851607455" calcext:value-type="float">
            <text:p>1543.0851607455</text:p>
          </table:table-cell>
          <table:table-cell office:value-type="float" office:value="1180.16698785976" calcext:value-type="float">
            <text:p>1180.1669878597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6.0284944213389" calcext:value-type="float">
            <text:p>16.0284944213389</text:p>
          </table:table-cell>
          <table:table-cell office:value-type="float" office:value="0.302706716928306" calcext:value-type="float">
            <text:p>0.302706716928306</text:p>
          </table:table-cell>
          <table:table-cell office:value-type="float" office:value="1.43894809314652" calcext:value-type="float">
            <text:p>1.43894809314652</text:p>
          </table:table-cell>
          <table:table-cell office:value-type="float" office:value="-0.000528935663826539" calcext:value-type="float">
            <text:p>-0.000528935663827</text:p>
          </table:table-cell>
          <table:table-cell office:value-type="float" office:value="0.0476949437048214" calcext:value-type="float">
            <text:p>0.047694943704821</text:p>
          </table:table-cell>
          <table:table-cell office:value-type="float" office:value="0.00783918396896372" calcext:value-type="float">
            <text:p>0.007839183968964</text:p>
          </table:table-cell>
          <table:table-cell office:value-type="float" office:value="-0.133026190284102" calcext:value-type="float">
            <text:p>-0.13302619028410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.3263843879707" calcext:value-type="float">
            <text:p>12.3263843879707</text:p>
          </table:table-cell>
          <table:table-cell office:value-type="float" office:value="2.59650919100478" calcext:value-type="float">
            <text:p>2.59650919100478</text:p>
          </table:table-cell>
          <table:table-cell office:value-type="float" office:value="6.66952838291733" calcext:value-type="float">
            <text:p>6.66952838291733</text:p>
          </table:table-cell>
          <table:table-cell office:value-type="float" office:value="0.00304495713368897" calcext:value-type="float">
            <text:p>0.003044957133689</text:p>
          </table:table-cell>
          <table:table-cell office:value-type="float" office:value="-0.012554757235964" calcext:value-type="float">
            <text:p>-0.012554757235964</text:p>
          </table:table-cell>
          <table:table-cell office:value-type="float" office:value="2.07974597975044" calcext:value-type="float">
            <text:p>2.07974597975044</text:p>
          </table:table-cell>
          <table:table-cell office:value-type="float" office:value="-7.05034250255106" calcext:value-type="float">
            <text:p>-7.0503425025510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3.8244229462368" calcext:value-type="float">
            <text:p>23.8244229462368</text:p>
          </table:table-cell>
          <table:table-cell table:style-name="ce1" office:value-type="float" office:value="0.0000000000201369024355543" calcext:value-type="float">
            <text:p>2.01E-11</text:p>
          </table:table-cell>
          <table:table-cell table:style-name="ce1" office:value-type="float" office:value="-0.0000000000201369024355543" calcext:value-type="float">
            <text:p>-2.01E-11</text:p>
          </table:table-cell>
          <table:table-cell office:value-type="float" office:value="1.32187830569509" calcext:value-type="float">
            <text:p>1.32187830569509</text:p>
          </table:table-cell>
          <table:table-cell office:value-type="float" office:value="0.0698909330763514" calcext:value-type="float">
            <text:p>0.069890933076352</text:p>
          </table:table-cell>
          <table:table-cell office:value-type="float" office:value="3.14978037497914" calcext:value-type="float">
            <text:p>3.14978037497914</text:p>
          </table:table-cell>
          <table:table-cell office:value-type="float" office:value="0.171340042510368" calcext:value-type="float">
            <text:p>0.17134004251036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.09727162606346" calcext:value-type="float">
            <text:p>2.09727162606346</text:p>
          </table:table-cell>
          <table:table-cell office:value-type="float" office:value="0.99810200176063" calcext:value-type="float">
            <text:p>0.99810200176063</text:p>
          </table:table-cell>
          <table:table-cell office:value-type="float" office:value="9.98102001746636" calcext:value-type="float">
            <text:p>9.98102001746636</text:p>
          </table:table-cell>
          <table:table-cell office:value-type="float" office:value="-1.29536488224419" calcext:value-type="float">
            <text:p>-1.29536488224419</text:p>
          </table:table-cell>
          <table:table-cell office:value-type="float" office:value="1.36449574169563" calcext:value-type="float">
            <text:p>1.36449574169563</text:p>
          </table:table-cell>
          <table:table-cell office:value-type="float" office:value="-4619.89745329691" calcext:value-type="float">
            <text:p>-4619.89745329691</text:p>
          </table:table-cell>
          <table:table-cell office:value-type="float" office:value="4636.48841492623" calcext:value-type="float">
            <text:p>4636.4884149262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.077435366416" calcext:value-type="float">
            <text:p>16.077435366416</text:p>
          </table:table-cell>
          <table:table-cell office:value-type="float" office:value="0.657280658133718" calcext:value-type="float">
            <text:p>0.657280658133718</text:p>
          </table:table-cell>
          <table:table-cell office:value-type="float" office:value="6.57280657084114" calcext:value-type="float">
            <text:p>6.57280657084114</text:p>
          </table:table-cell>
          <table:table-cell office:value-type="float" office:value="1.47122433082871" calcext:value-type="float">
            <text:p>1.47122433082871</text:p>
          </table:table-cell>
          <table:table-cell office:value-type="float" office:value="0.195317402693742" calcext:value-type="float">
            <text:p>0.195317402693742</text:p>
          </table:table-cell>
          <table:table-cell office:value-type="float" office:value="-60.2119955874488" calcext:value-type="float">
            <text:p>-60.2119955874488</text:p>
          </table:table-cell>
          <table:table-cell office:value-type="float" office:value="138.941838327828" calcext:value-type="float">
            <text:p>138.94183832782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1.7075020073825" calcext:value-type="float">
            <text:p>31.7075020073825</text:p>
          </table:table-cell>
          <table:table-cell table:style-name="ce1" office:value-type="float" office:value="0.00000000301199009021386" calcext:value-type="float">
            <text:p>3.01E-09</text:p>
          </table:table-cell>
          <table:table-cell table:style-name="ce1" office:value-type="float" office:value="-0.00000000301199009021386" calcext:value-type="float">
            <text:p>-3.01E-09</text:p>
          </table:table-cell>
          <table:table-cell office:value-type="float" office:value="1.4501455931485" calcext:value-type="float">
            <text:p>1.4501455931485</text:p>
          </table:table-cell>
          <table:table-cell office:value-type="float" office:value="0.0489477034452762" calcext:value-type="float">
            <text:p>0.048947703445276</text:p>
          </table:table-cell>
          <table:table-cell office:value-type="float" office:value="1.64690275589071" calcext:value-type="float">
            <text:p>1.64690275589071</text:p>
          </table:table-cell>
          <table:table-cell office:value-type="float" office:value="0.214741928321652" calcext:value-type="float">
            <text:p>0.21474192832165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4.7946822267013" calcext:value-type="float">
            <text:p>44.7946822267013</text:p>
          </table:table-cell>
          <table:table-cell office:value-type="float" office:value="0.932839714392994" calcext:value-type="float">
            <text:p>0.932839714392994</text:p>
          </table:table-cell>
          <table:table-cell office:value-type="float" office:value="9.32839714392993" calcext:value-type="float">
            <text:p>9.32839714392993</text:p>
          </table:table-cell>
          <table:table-cell office:value-type="float" office:value="1.5587812601143" calcext:value-type="float">
            <text:p>1.5587812601143</text:p>
          </table:table-cell>
          <table:table-cell office:value-type="float" office:value="-0.326953493997841" calcext:value-type="float">
            <text:p>-0.326953493997841</text:p>
          </table:table-cell>
          <table:table-cell office:value-type="float" office:value="8.11671939218082" calcext:value-type="float">
            <text:p>8.11671939218082</text:p>
          </table:table-cell>
          <table:table-cell office:value-type="float" office:value="-10.1977161274913" calcext:value-type="float">
            <text:p>-10.197716127491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3.7358628386714" calcext:value-type="float">
            <text:p>13.7358628386714</text:p>
          </table:table-cell>
          <table:table-cell table:style-name="ce1" office:value-type="float" office:value="0.0000000000152108765636506" calcext:value-type="float">
            <text:p>1.52E-11</text:p>
          </table:table-cell>
          <table:table-cell table:style-name="ce1" office:value-type="float" office:value="-0.0000000000152108765636506" calcext:value-type="float">
            <text:p>-1.52E-11</text:p>
          </table:table-cell>
          <table:table-cell office:value-type="float" office:value="722.796804307211" calcext:value-type="float">
            <text:p>722.796804307211</text:p>
          </table:table-cell>
          <table:table-cell office:value-type="float" office:value="5.93805358586186" calcext:value-type="float">
            <text:p>5.93805358586186</text:p>
          </table:table-cell>
          <table:table-cell office:value-type="float" office:value="7282.03287333728" calcext:value-type="float">
            <text:p>7282.03287333728</text:p>
          </table:table-cell>
          <table:table-cell office:value-type="float" office:value="3599.71393915899" calcext:value-type="float">
            <text:p>3599.7139391589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9.2925626965833" calcext:value-type="float">
            <text:p>19.2925626965833</text:p>
          </table:table-cell>
          <table:table-cell table:style-name="ce1" office:value-type="float" office:value="0.00000000402949179639466" calcext:value-type="float">
            <text:p>4.03E-09</text:p>
          </table:table-cell>
          <table:table-cell table:style-name="ce1" office:value-type="float" office:value="-0.00000000402949179639466" calcext:value-type="float">
            <text:p>-4.03E-09</text:p>
          </table:table-cell>
          <table:table-cell office:value-type="float" office:value="3658.8354653631" calcext:value-type="float">
            <text:p>3658.8354653631</text:p>
          </table:table-cell>
          <table:table-cell office:value-type="float" office:value="-63.2557832584258" calcext:value-type="float">
            <text:p>-63.2557832584258</text:p>
          </table:table-cell>
          <table:table-cell office:value-type="float" office:value="5626.39675651662" calcext:value-type="float">
            <text:p>5626.39675651662</text:p>
          </table:table-cell>
          <table:table-cell office:value-type="float" office:value="7995.64881096434" calcext:value-type="float">
            <text:p>7995.6488109643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.6939276065682" calcext:value-type="float">
            <text:p>22.6939276065682</text:p>
          </table:table-cell>
          <table:table-cell table:style-name="ce1" office:value-type="float" office:value="0.0000000000123898967072076" calcext:value-type="float">
            <text:p>1.24E-11</text:p>
          </table:table-cell>
          <table:table-cell table:style-name="ce1" office:value-type="float" office:value="-0.0000000000123898967072076" calcext:value-type="float">
            <text:p>-1.24E-11</text:p>
          </table:table-cell>
          <table:table-cell office:value-type="float" office:value="245.990384008497" calcext:value-type="float">
            <text:p>245.990384008497</text:p>
          </table:table-cell>
          <table:table-cell office:value-type="float" office:value="1.29792391126925" calcext:value-type="float">
            <text:p>1.29792391126925</text:p>
          </table:table-cell>
          <table:table-cell office:value-type="float" office:value="351.16845974615" calcext:value-type="float">
            <text:p>351.16845974615</text:p>
          </table:table-cell>
          <table:table-cell office:value-type="float" office:value="393.214990350579" calcext:value-type="float">
            <text:p>393.21499035057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.5299402307343" calcext:value-type="float">
            <text:p>14.5299402307343</text:p>
          </table:table-cell>
          <table:table-cell office:value-type="float" office:value="0.439829480666899" calcext:value-type="float">
            <text:p>0.439829480666899</text:p>
          </table:table-cell>
          <table:table-cell office:value-type="float" office:value="4.3982948050329" calcext:value-type="float">
            <text:p>4.3982948050329</text:p>
          </table:table-cell>
          <table:table-cell office:value-type="float" office:value="-0.0219237538487891" calcext:value-type="float">
            <text:p>-0.021923753848789</text:p>
          </table:table-cell>
          <table:table-cell office:value-type="float" office:value="0.00294367585649594" calcext:value-type="float">
            <text:p>0.002943675856496</text:p>
          </table:table-cell>
          <table:table-cell office:value-type="float" office:value="1.06266582676983" calcext:value-type="float">
            <text:p>1.06266582676983</text:p>
          </table:table-cell>
          <table:table-cell office:value-type="float" office:value="-5.68668326351093" calcext:value-type="float">
            <text:p>-5.6866832635109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94741240406997" calcext:value-type="float">
            <text:p>6.94741240406997</text:p>
          </table:table-cell>
          <table:table-cell table:style-name="ce1" office:value-type="float" office:value="0.0000000000185842587175648" calcext:value-type="float">
            <text:p>1.86E-11</text:p>
          </table:table-cell>
          <table:table-cell table:style-name="ce1" office:value-type="float" office:value="0.000000148554980668741" calcext:value-type="float">
            <text:p>1.49E-07</text:p>
          </table:table-cell>
          <table:table-cell office:value-type="float" office:value="-122.267240529343" calcext:value-type="float">
            <text:p>-122.267240529343</text:p>
          </table:table-cell>
          <table:table-cell office:value-type="float" office:value="0.471523573861114" calcext:value-type="float">
            <text:p>0.471523573861114</text:p>
          </table:table-cell>
          <table:table-cell office:value-type="float" office:value="66034.9820308931" calcext:value-type="float">
            <text:p>66034.9820308931</text:p>
          </table:table-cell>
          <table:table-cell office:value-type="float" office:value="-513.96226121905" calcext:value-type="float">
            <text:p>-513.9622612190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.44413502747089" calcext:value-type="float">
            <text:p>4.44413502747089</text:p>
          </table:table-cell>
          <table:table-cell office:value-type="float" office:value="19.2817123663865" calcext:value-type="float">
            <text:p>19.2817123663865</text:p>
          </table:table-cell>
          <table:table-cell office:value-type="float" office:value="0.448831236974545" calcext:value-type="float">
            <text:p>0.448831236974545</text:p>
          </table:table-cell>
          <table:table-cell office:value-type="float" office:value="315.419224750891" calcext:value-type="float">
            <text:p>315.419224750891</text:p>
          </table:table-cell>
          <table:table-cell office:value-type="float" office:value="2.17101711546302" calcext:value-type="float">
            <text:p>2.17101711546302</text:p>
          </table:table-cell>
          <table:table-cell office:value-type="float" office:value="296746.795834308" calcext:value-type="float">
            <text:p>296746.795834308</text:p>
          </table:table-cell>
          <table:table-cell office:value-type="float" office:value="347.539100027979" calcext:value-type="float">
            <text:p>347.53910002797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.4778310335565" calcext:value-type="float">
            <text:p>26.4778310335565</text:p>
          </table:table-cell>
          <table:table-cell office:value-type="float" office:value="0.429732297107655" calcext:value-type="float">
            <text:p>0.429732297107655</text:p>
          </table:table-cell>
          <table:table-cell office:value-type="float" office:value="1.85004001289627" calcext:value-type="float">
            <text:p>1.85004001289627</text:p>
          </table:table-cell>
          <table:table-cell office:value-type="float" office:value="0.00193804888534516" calcext:value-type="float">
            <text:p>0.001938048885345</text:p>
          </table:table-cell>
          <table:table-cell office:value-type="float" office:value="0.117683369402492" calcext:value-type="float">
            <text:p>0.117683369402492</text:p>
          </table:table-cell>
          <table:table-cell office:value-type="float" office:value="0.0349183507206371" calcext:value-type="float">
            <text:p>0.034918350720637</text:p>
          </table:table-cell>
          <table:table-cell office:value-type="float" office:value="-0.319826591191191" calcext:value-type="float">
            <text:p>-0.3198265911911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.244215835089" calcext:value-type="float">
            <text:p>18.244215835089</text:p>
          </table:table-cell>
          <table:table-cell table:style-name="ce1" office:value-type="float" office:value="0.000000000236514098006416" calcext:value-type="float">
            <text:p>2.37E-10</text:p>
          </table:table-cell>
          <table:table-cell table:style-name="ce1" office:value-type="float" office:value="-0.000000000236514098006416" calcext:value-type="float">
            <text:p>-2.37E-10</text:p>
          </table:table-cell>
          <table:table-cell office:value-type="float" office:value="3.68170578217073" calcext:value-type="float">
            <text:p>3.68170578217073</text:p>
          </table:table-cell>
          <table:table-cell office:value-type="float" office:value="10.7975106708647" calcext:value-type="float">
            <text:p>10.7975106708647</text:p>
          </table:table-cell>
          <table:table-cell office:value-type="float" office:value="29.6573189069743" calcext:value-type="float">
            <text:p>29.6573189069743</text:p>
          </table:table-cell>
          <table:table-cell office:value-type="float" office:value="429.392389516553" calcext:value-type="float">
            <text:p>429.39238951655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71574280081811" calcext:value-type="float">
            <text:p>6.71574280081811</text:p>
          </table:table-cell>
          <table:table-cell office:value-type="float" office:value="0.880049593205611" calcext:value-type="float">
            <text:p>0.880049593205611</text:p>
          </table:table-cell>
          <table:table-cell office:value-type="float" office:value="8.80049592540594" calcext:value-type="float">
            <text:p>8.80049592540594</text:p>
          </table:table-cell>
          <table:table-cell office:value-type="float" office:value="-6.37785244550665" calcext:value-type="float">
            <text:p>-6.37785244550665</text:p>
          </table:table-cell>
          <table:table-cell office:value-type="float" office:value="13.395268401467" calcext:value-type="float">
            <text:p>13.395268401467</text:p>
          </table:table-cell>
          <table:table-cell office:value-type="float" office:value="-4234.55514659527" calcext:value-type="float">
            <text:p>-4234.55514659527</text:p>
          </table:table-cell>
          <table:table-cell office:value-type="float" office:value="5466.78478760502" calcext:value-type="float">
            <text:p>5466.7847876050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61617241080494" calcext:value-type="float">
            <text:p>1.61617241080494</text:p>
          </table:table-cell>
          <table:table-cell office:value-type="float" office:value="23.1064659179904" calcext:value-type="float">
            <text:p>23.1064659179904</text:p>
          </table:table-cell>
          <table:table-cell office:value-type="float" office:value="722617727.997449" calcext:value-type="float">
            <text:p>722617727.997449</text:p>
          </table:table-cell>
          <table:table-cell office:value-type="float" office:value="473.803520631354" calcext:value-type="float">
            <text:p>473.803520631354</text:p>
          </table:table-cell>
          <table:table-cell office:value-type="float" office:value="1.44723160770288" calcext:value-type="float">
            <text:p>1.44723160770288</text:p>
          </table:table-cell>
          <table:table-cell office:value-type="float" office:value="2341151.23919726" calcext:value-type="float">
            <text:p>2341151.23919726</text:p>
          </table:table-cell>
          <table:table-cell office:value-type="float" office:value="5212.5130124143" calcext:value-type="float">
            <text:p>5212.513012414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1.6221631866689" calcext:value-type="float">
            <text:p>11.6221631866689</text:p>
          </table:table-cell>
          <table:table-cell table:style-name="ce1" office:value-type="float" office:value="0.0000000000200322537330882" calcext:value-type="float">
            <text:p>2.00E-11</text:p>
          </table:table-cell>
          <table:table-cell table:style-name="ce1" office:value-type="float" office:value="-0.0000000000200322537330882" calcext:value-type="float">
            <text:p>-2.00E-11</text:p>
          </table:table-cell>
          <table:table-cell office:value-type="float" office:value="264.033163839234" calcext:value-type="float">
            <text:p>264.033163839234</text:p>
          </table:table-cell>
          <table:table-cell office:value-type="float" office:value="23.0623522610861" calcext:value-type="float">
            <text:p>23.0623522610861</text:p>
          </table:table-cell>
          <table:table-cell office:value-type="float" office:value="1656.97388533497" calcext:value-type="float">
            <text:p>1656.97388533497</text:p>
          </table:table-cell>
          <table:table-cell office:value-type="float" office:value="3843.32112747501" calcext:value-type="float">
            <text:p>3843.3211274750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.7189953535455" calcext:value-type="float">
            <text:p>20.7189953535455</text:p>
          </table:table-cell>
          <table:table-cell office:value-type="float" office:value="1.15429437449377" calcext:value-type="float">
            <text:p>1.15429437449377</text:p>
          </table:table-cell>
          <table:table-cell office:value-type="float" office:value="52.7677446583282" calcext:value-type="float">
            <text:p>52.7677446583282</text:p>
          </table:table-cell>
          <table:table-cell office:value-type="float" office:value="0.212304310830547" calcext:value-type="float">
            <text:p>0.212304310830547</text:p>
          </table:table-cell>
          <table:table-cell office:value-type="float" office:value="-0.0500031492113257" calcext:value-type="float">
            <text:p>-0.050003149211326</text:p>
          </table:table-cell>
          <table:table-cell office:value-type="float" office:value="8.30013625469412" calcext:value-type="float">
            <text:p>8.30013625469412</text:p>
          </table:table-cell>
          <table:table-cell office:value-type="float" office:value="-7.56187934316011" calcext:value-type="float">
            <text:p>-7.5618793431601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2.7125278619406" calcext:value-type="float">
            <text:p>22.7125278619406</text:p>
          </table:table-cell>
          <table:table-cell office:value-type="float" office:value="0.77142913002985" calcext:value-type="float">
            <text:p>0.77142913002985</text:p>
          </table:table-cell>
          <table:table-cell office:value-type="float" office:value="1.91632333455311" calcext:value-type="float">
            <text:p>1.91632333455311</text:p>
          </table:table-cell>
          <table:table-cell office:value-type="float" office:value="0.176329154528421" calcext:value-type="float">
            <text:p>0.176329154528421</text:p>
          </table:table-cell>
          <table:table-cell office:value-type="float" office:value="-0.0784320530273896" calcext:value-type="float">
            <text:p>-0.07843205302739</text:p>
          </table:table-cell>
          <table:table-cell office:value-type="float" office:value="0.469804750483968" calcext:value-type="float">
            <text:p>0.469804750483968</text:p>
          </table:table-cell>
          <table:table-cell office:value-type="float" office:value="-1.24165054995822" calcext:value-type="float">
            <text:p>-1.2416505499582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9.9303642077899" calcext:value-type="float">
            <text:p>19.9303642077899</text:p>
          </table:table-cell>
          <table:table-cell table:style-name="ce1" office:value-type="float" office:value="0.0000000000325215353164036" calcext:value-type="float">
            <text:p>3.25E-11</text:p>
          </table:table-cell>
          <table:table-cell table:style-name="ce1" office:value-type="float" office:value="-0.0000000000325215353164036" calcext:value-type="float">
            <text:p>-3.25E-11</text:p>
          </table:table-cell>
          <table:table-cell office:value-type="float" office:value="41156911574.8712" calcext:value-type="float">
            <text:p>41156911574.8712</text:p>
          </table:table-cell>
          <table:table-cell office:value-type="float" office:value="133723328.20882" calcext:value-type="float">
            <text:p>133723328.20882</text:p>
          </table:table-cell>
          <table:table-cell office:value-type="float" office:value="11093904690224.8" calcext:value-type="float">
            <text:p>11093904690224.8</text:p>
          </table:table-cell>
          <table:table-cell table:style-name="ce1" office:value-type="float" office:value="1.09047498292187E+017" calcext:value-type="float">
            <text:p>1.09E+1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2.5084934753662" calcext:value-type="float">
            <text:p>22.5084934753662</text:p>
          </table:table-cell>
          <table:table-cell office:value-type="float" office:value="0.789902187114048" calcext:value-type="float">
            <text:p>0.789902187114048</text:p>
          </table:table-cell>
          <table:table-cell office:value-type="float" office:value="5.81192457895444" calcext:value-type="float">
            <text:p>5.81192457895444</text:p>
          </table:table-cell>
          <table:table-cell office:value-type="float" office:value="0.00698219747962674" calcext:value-type="float">
            <text:p>0.006982197479627</text:p>
          </table:table-cell>
          <table:table-cell office:value-type="float" office:value="0.0304057408394946" calcext:value-type="float">
            <text:p>0.030405740839495</text:p>
          </table:table-cell>
          <table:table-cell office:value-type="float" office:value="0.392406878442406" calcext:value-type="float">
            <text:p>0.392406878442406</text:p>
          </table:table-cell>
          <table:table-cell office:value-type="float" office:value="-1.23439583703229" calcext:value-type="float">
            <text:p>-1.2343958370322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8.1361225022039" calcext:value-type="float">
            <text:p>38.1361225022039</text:p>
          </table:table-cell>
          <table:table-cell table:style-name="ce1" office:value-type="float" office:value="0.0000000000182078836672323" calcext:value-type="float">
            <text:p>1.82E-11</text:p>
          </table:table-cell>
          <table:table-cell table:style-name="ce1" office:value-type="float" office:value="-0.0000000000182078836672323" calcext:value-type="float">
            <text:p>-1.82E-11</text:p>
          </table:table-cell>
          <table:table-cell office:value-type="float" office:value="10.0015569020068" calcext:value-type="float">
            <text:p>10.0015569020068</text:p>
          </table:table-cell>
          <table:table-cell office:value-type="float" office:value="-1.63834806617269" calcext:value-type="float">
            <text:p>-1.63834806617269</text:p>
          </table:table-cell>
          <table:table-cell office:value-type="float" office:value="4.9943042606453" calcext:value-type="float">
            <text:p>4.9943042606453</text:p>
          </table:table-cell>
          <table:table-cell office:value-type="float" office:value="3.3859994488904" calcext:value-type="float">
            <text:p>3.38599944889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3.8432805015383" calcext:value-type="float">
            <text:p>33.8432805015383</text:p>
          </table:table-cell>
          <table:table-cell office:value-type="float" office:value="0.324608370648126" calcext:value-type="float">
            <text:p>0.324608370648126</text:p>
          </table:table-cell>
          <table:table-cell office:value-type="float" office:value="0.999340244754195" calcext:value-type="float">
            <text:p>0.999340244754195</text:p>
          </table:table-cell>
          <table:table-cell office:value-type="float" office:value="-0.00888248327740467" calcext:value-type="float">
            <text:p>-0.008882483277405</text:p>
          </table:table-cell>
          <table:table-cell office:value-type="float" office:value="0.818397039649943" calcext:value-type="float">
            <text:p>0.818397039649943</text:p>
          </table:table-cell>
          <table:table-cell office:value-type="float" office:value="0.00983027519419514" calcext:value-type="float">
            <text:p>0.009830275194195</text:p>
          </table:table-cell>
          <table:table-cell office:value-type="float" office:value="-0.0934808181794142" calcext:value-type="float">
            <text:p>-0.09348081817941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.13507062741495" calcext:value-type="float">
            <text:p>2.13507062741495</text:p>
          </table:table-cell>
          <table:table-cell office:value-type="float" office:value="0.790685360962508" calcext:value-type="float">
            <text:p>0.790685360962508</text:p>
          </table:table-cell>
          <table:table-cell office:value-type="float" office:value="7.90685360962507" calcext:value-type="float">
            <text:p>7.90685360962507</text:p>
          </table:table-cell>
          <table:table-cell office:value-type="float" office:value="0.000339490013861389" calcext:value-type="float">
            <text:p>0.000339490013861</text:p>
          </table:table-cell>
          <table:table-cell table:style-name="ce1" office:value-type="float" office:value="-0.0000352136067753969" calcext:value-type="float">
            <text:p>-3.52E-05</text:p>
          </table:table-cell>
          <table:table-cell office:value-type="float" office:value="5.62474586429144" calcext:value-type="float">
            <text:p>5.62474586429144</text:p>
          </table:table-cell>
          <table:table-cell office:value-type="float" office:value="-9.62213751969702" calcext:value-type="float">
            <text:p>-9.6221375196970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.37975916357331" calcext:value-type="float">
            <text:p>2.37975916357331</text:p>
          </table:table-cell>
          <table:table-cell office:value-type="float" office:value="0.431967294386443" calcext:value-type="float">
            <text:p>0.431967294386443</text:p>
          </table:table-cell>
          <table:table-cell office:value-type="float" office:value="0.499999999996672" calcext:value-type="float">
            <text:p>0.499999999996672</text:p>
          </table:table-cell>
          <table:table-cell office:value-type="float" office:value="-0.107876506141456" calcext:value-type="float">
            <text:p>-0.107876506141456</text:p>
          </table:table-cell>
          <table:table-cell office:value-type="float" office:value="1.45487114894579" calcext:value-type="float">
            <text:p>1.45487114894579</text:p>
          </table:table-cell>
          <table:table-cell office:value-type="float" office:value="-1200.02124401242" calcext:value-type="float">
            <text:p>-1200.02124401242</text:p>
          </table:table-cell>
          <table:table-cell office:value-type="float" office:value="6430.94212145518" calcext:value-type="float">
            <text:p>6430.942121455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.9450627233072" calcext:value-type="float">
            <text:p>13.9450627233072</text:p>
          </table:table-cell>
          <table:table-cell table:style-name="ce1" office:value-type="float" office:value="0.0000000000637786383588644" calcext:value-type="float">
            <text:p>6.38E-11</text:p>
          </table:table-cell>
          <table:table-cell table:style-name="ce1" office:value-type="float" office:value="-0.0000000000637786383588644" calcext:value-type="float">
            <text:p>-6.38E-11</text:p>
          </table:table-cell>
          <table:table-cell office:value-type="float" office:value="1934.58143637484" calcext:value-type="float">
            <text:p>1934.58143637484</text:p>
          </table:table-cell>
          <table:table-cell office:value-type="float" office:value="42.8892483125127" calcext:value-type="float">
            <text:p>42.8892483125127</text:p>
          </table:table-cell>
          <table:table-cell office:value-type="float" office:value="7954.23459583922" calcext:value-type="float">
            <text:p>7954.23459583922</text:p>
          </table:table-cell>
          <table:table-cell office:value-type="float" office:value="12869.7019578445" calcext:value-type="float">
            <text:p>12869.701957844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.80206899403753" calcext:value-type="float">
            <text:p>7.80206899403753</text:p>
          </table:table-cell>
          <table:table-cell table:style-name="ce1" office:value-type="float" office:value="0.00000000392682697597187" calcext:value-type="float">
            <text:p>3.93E-09</text:p>
          </table:table-cell>
          <table:table-cell table:style-name="ce1" office:value-type="float" office:value="-0.00000000392682697597187" calcext:value-type="float">
            <text:p>-3.93E-09</text:p>
          </table:table-cell>
          <table:table-cell office:value-type="float" office:value="322.329180781251" calcext:value-type="float">
            <text:p>322.329180781251</text:p>
          </table:table-cell>
          <table:table-cell office:value-type="float" office:value="7.46950107468275" calcext:value-type="float">
            <text:p>7.46950107468275</text:p>
          </table:table-cell>
          <table:table-cell office:value-type="float" office:value="7479.0648635886" calcext:value-type="float">
            <text:p>7479.0648635886</text:p>
          </table:table-cell>
          <table:table-cell office:value-type="float" office:value="7946.57850690465" calcext:value-type="float">
            <text:p>7946.5785069046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.2162315183871" calcext:value-type="float">
            <text:p>2.2162315183871</text:p>
          </table:table-cell>
          <table:table-cell office:value-type="float" office:value="0.885717857113899" calcext:value-type="float">
            <text:p>0.885717857113899</text:p>
          </table:table-cell>
          <table:table-cell office:value-type="float" office:value="0.738098214261582" calcext:value-type="float">
            <text:p>0.738098214261582</text:p>
          </table:table-cell>
          <table:table-cell table:style-name="ce1" office:value-type="float" office:value="-0.0000145323884735151" calcext:value-type="float">
            <text:p>-1.45E-05</text:p>
          </table:table-cell>
          <table:table-cell table:style-name="ce1" office:value-type="float" office:value="-0.0000184174924664144" calcext:value-type="float">
            <text:p>-1.84E-05</text:p>
          </table:table-cell>
          <table:table-cell office:value-type="float" office:value="2.67984037831109" calcext:value-type="float">
            <text:p>2.67984037831109</text:p>
          </table:table-cell>
          <table:table-cell office:value-type="float" office:value="-4.20049819272933" calcext:value-type="float">
            <text:p>-4.2004981927293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.80871301159594" calcext:value-type="float">
            <text:p>9.80871301159594</text:p>
          </table:table-cell>
          <table:table-cell office:value-type="float" office:value="19.9388185913183" calcext:value-type="float">
            <text:p>19.9388185913183</text:p>
          </table:table-cell>
          <table:table-cell office:value-type="float" office:value="0.619718574224227" calcext:value-type="float">
            <text:p>0.619718574224227</text:p>
          </table:table-cell>
          <table:table-cell office:value-type="float" office:value="-2.37453418843891" calcext:value-type="float">
            <text:p>-2.37453418843891</text:p>
          </table:table-cell>
          <table:table-cell office:value-type="float" office:value="3.16213915325011" calcext:value-type="float">
            <text:p>3.16213915325011</text:p>
          </table:table-cell>
          <table:table-cell office:value-type="float" office:value="157272.357365545" calcext:value-type="float">
            <text:p>157272.357365545</text:p>
          </table:table-cell>
          <table:table-cell office:value-type="float" office:value="242.009161308651" calcext:value-type="float">
            <text:p>242.00916130865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6.7267026709918" calcext:value-type="float">
            <text:p>16.7267026709918</text:p>
          </table:table-cell>
          <table:table-cell table:style-name="ce1" office:value-type="float" office:value="0.0000000000320548750005252" calcext:value-type="float">
            <text:p>3.21E-11</text:p>
          </table:table-cell>
          <table:table-cell table:style-name="ce1" office:value-type="float" office:value="-0.0000000000320548750005252" calcext:value-type="float">
            <text:p>-3.21E-11</text:p>
          </table:table-cell>
          <table:table-cell office:value-type="float" office:value="43.5963788086898" calcext:value-type="float">
            <text:p>43.5963788086898</text:p>
          </table:table-cell>
          <table:table-cell office:value-type="float" office:value="1.11056398288085" calcext:value-type="float">
            <text:p>1.11056398288085</text:p>
          </table:table-cell>
          <table:table-cell office:value-type="float" office:value="264.768907899318" calcext:value-type="float">
            <text:p>264.768907899318</text:p>
          </table:table-cell>
          <table:table-cell office:value-type="float" office:value="305.646565015848" calcext:value-type="float">
            <text:p>305.64656501584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.51596199216518" calcext:value-type="float">
            <text:p>2.51596199216518</text:p>
          </table:table-cell>
          <table:table-cell office:value-type="float" office:value="14.993975283705" calcext:value-type="float">
            <text:p>14.993975283705</text:p>
          </table:table-cell>
          <table:table-cell office:value-type="float" office:value="537067214.103251" calcext:value-type="float">
            <text:p>537067214.103251</text:p>
          </table:table-cell>
          <table:table-cell office:value-type="float" office:value="-3.78816746299389" calcext:value-type="float">
            <text:p>-3.78816746299389</text:p>
          </table:table-cell>
          <table:table-cell office:value-type="float" office:value="2.40124908097343" calcext:value-type="float">
            <text:p>2.40124908097343</text:p>
          </table:table-cell>
          <table:table-cell office:value-type="float" office:value="45045.5444250855" calcext:value-type="float">
            <text:p>45045.5444250855</text:p>
          </table:table-cell>
          <table:table-cell office:value-type="float" office:value="3035.55002062768" calcext:value-type="float">
            <text:p>3035.5500206276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3.6021258012441" calcext:value-type="float">
            <text:p>23.6021258012441</text:p>
          </table:table-cell>
          <table:table-cell office:value-type="float" office:value="0.332983900580268" calcext:value-type="float">
            <text:p>0.332983900580268</text:p>
          </table:table-cell>
          <table:table-cell office:value-type="float" office:value="3.32983900580268" calcext:value-type="float">
            <text:p>3.32983900580268</text:p>
          </table:table-cell>
          <table:table-cell office:value-type="float" office:value="-0.202821661648652" calcext:value-type="float">
            <text:p>-0.202821661648652</text:p>
          </table:table-cell>
          <table:table-cell office:value-type="float" office:value="1.88470411174664" calcext:value-type="float">
            <text:p>1.88470411174664</text:p>
          </table:table-cell>
          <table:table-cell office:value-type="float" office:value="-0.621137785575074" calcext:value-type="float">
            <text:p>-0.621137785575074</text:p>
          </table:table-cell>
          <table:table-cell office:value-type="float" office:value="5.49110072590557" calcext:value-type="float">
            <text:p>5.4911007259055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.03363004386952" calcext:value-type="float">
            <text:p>3.03363004386952</text:p>
          </table:table-cell>
          <table:table-cell office:value-type="float" office:value="0.288418902471491" calcext:value-type="float">
            <text:p>0.288418902471491</text:p>
          </table:table-cell>
          <table:table-cell office:value-type="float" office:value="2.88418902465561" calcext:value-type="float">
            <text:p>2.88418902465561</text:p>
          </table:table-cell>
          <table:table-cell office:value-type="float" office:value="-0.0198426703844665" calcext:value-type="float">
            <text:p>-0.019842670384467</text:p>
          </table:table-cell>
          <table:table-cell office:value-type="float" office:value="0.475680301395296" calcext:value-type="float">
            <text:p>0.475680301395296</text:p>
          </table:table-cell>
          <table:table-cell office:value-type="float" office:value="-57.2524361801887" calcext:value-type="float">
            <text:p>-57.2524361801887</text:p>
          </table:table-cell>
          <table:table-cell office:value-type="float" office:value="688.167308156562" calcext:value-type="float">
            <text:p>688.16730815656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.58692499867705" calcext:value-type="float">
            <text:p>2.58692499867705</text:p>
          </table:table-cell>
          <table:table-cell table:style-name="ce1" office:value-type="float" office:value="0.0000000000187554323718966" calcext:value-type="float">
            <text:p>1.88E-11</text:p>
          </table:table-cell>
          <table:table-cell table:style-name="ce1" office:value-type="float" office:value="-0.0000000000187554323718966" calcext:value-type="float">
            <text:p>-1.88E-11</text:p>
          </table:table-cell>
          <table:table-cell office:value-type="float" office:value="0.766339381779063" calcext:value-type="float">
            <text:p>0.766339381779063</text:p>
          </table:table-cell>
          <table:table-cell office:value-type="float" office:value="0.325828510509346" calcext:value-type="float">
            <text:p>0.325828510509346</text:p>
          </table:table-cell>
          <table:table-cell office:value-type="float" office:value="882.63199685319" calcext:value-type="float">
            <text:p>882.63199685319</text:p>
          </table:table-cell>
          <table:table-cell office:value-type="float" office:value="724.90988396645" calcext:value-type="float">
            <text:p>724.9098839664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.0511782148741" calcext:value-type="float">
            <text:p>14.0511782148741</text:p>
          </table:table-cell>
          <table:table-cell office:value-type="float" office:value="0.437632093262867" calcext:value-type="float">
            <text:p>0.437632093262867</text:p>
          </table:table-cell>
          <table:table-cell office:value-type="float" office:value="4.37632093262748" calcext:value-type="float">
            <text:p>4.37632093262748</text:p>
          </table:table-cell>
          <table:table-cell office:value-type="float" office:value="-0.0701414997006463" calcext:value-type="float">
            <text:p>-0.070141499700646</text:p>
          </table:table-cell>
          <table:table-cell office:value-type="float" office:value="2.61084666717251" calcext:value-type="float">
            <text:p>2.61084666717251</text:p>
          </table:table-cell>
          <table:table-cell office:value-type="float" office:value="-16.9074300501889" calcext:value-type="float">
            <text:p>-16.9074300501889</text:p>
          </table:table-cell>
          <table:table-cell office:value-type="float" office:value="88.0878579383342" calcext:value-type="float">
            <text:p>88.087857938334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1.049481362892" calcext:value-type="float">
            <text:p>31.049481362892</text:p>
          </table:table-cell>
          <table:table-cell office:value-type="float" office:value="0.808304212160533" calcext:value-type="float">
            <text:p>0.808304212160533</text:p>
          </table:table-cell>
          <table:table-cell office:value-type="float" office:value="8.08304212160561" calcext:value-type="float">
            <text:p>8.08304212160561</text:p>
          </table:table-cell>
          <table:table-cell office:value-type="float" office:value="0.701664093122268" calcext:value-type="float">
            <text:p>0.701664093122268</text:p>
          </table:table-cell>
          <table:table-cell office:value-type="float" office:value="-0.134125162889052" calcext:value-type="float">
            <text:p>-0.134125162889052</text:p>
          </table:table-cell>
          <table:table-cell office:value-type="float" office:value="6.01203701995375" calcext:value-type="float">
            <text:p>6.01203701995375</text:p>
          </table:table-cell>
          <table:table-cell office:value-type="float" office:value="-9.85513816721207" calcext:value-type="float">
            <text:p>-9.8551381672120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1.596871043799" calcext:value-type="float">
            <text:p>21.596871043799</text:p>
          </table:table-cell>
          <table:table-cell office:value-type="float" office:value="0.35698204779061" calcext:value-type="float">
            <text:p>0.35698204779061</text:p>
          </table:table-cell>
          <table:table-cell office:value-type="float" office:value="3.56982809337684" calcext:value-type="float">
            <text:p>3.56982809337684</text:p>
          </table:table-cell>
          <table:table-cell office:value-type="float" office:value="0.00708029210516187" calcext:value-type="float">
            <text:p>0.007080292105162</text:p>
          </table:table-cell>
          <table:table-cell office:value-type="float" office:value="-0.0350182387840309" calcext:value-type="float">
            <text:p>-0.035018238784031</text:p>
          </table:table-cell>
          <table:table-cell office:value-type="float" office:value="0.0248787216388822" calcext:value-type="float">
            <text:p>0.024878721638882</text:p>
          </table:table-cell>
          <table:table-cell office:value-type="float" office:value="-0.322661126893363" calcext:value-type="float">
            <text:p>-0.32266112689336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.25947751387328" calcext:value-type="float">
            <text:p>2.25947751387328</text:p>
          </table:table-cell>
          <table:table-cell office:value-type="float" office:value="0.92844160905859" calcext:value-type="float">
            <text:p>0.92844160905859</text:p>
          </table:table-cell>
          <table:table-cell office:value-type="float" office:value="9.28441609058589" calcext:value-type="float">
            <text:p>9.28441609058589</text:p>
          </table:table-cell>
          <table:table-cell office:value-type="float" office:value="0.00026645779043096" calcext:value-type="float">
            <text:p>0.000266457790431</text:p>
          </table:table-cell>
          <table:table-cell table:style-name="ce1" office:value-type="float" office:value="-0.00000543088826126843" calcext:value-type="float">
            <text:p>-5.43E-06</text:p>
          </table:table-cell>
          <table:table-cell office:value-type="float" office:value="6.59585197673857" calcext:value-type="float">
            <text:p>6.59585197673857</text:p>
          </table:table-cell>
          <table:table-cell office:value-type="float" office:value="-8.51377033650915" calcext:value-type="float">
            <text:p>-8.5137703365091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.14082511212017" calcext:value-type="float">
            <text:p>3.14082511212017</text:p>
          </table:table-cell>
          <table:table-cell table:style-name="ce1" office:value-type="float" office:value="0.0000000000182536225508827" calcext:value-type="float">
            <text:p>1.83E-11</text:p>
          </table:table-cell>
          <table:table-cell table:style-name="ce1" office:value-type="float" office:value="0.000000296497108439383" calcext:value-type="float">
            <text:p>2.96E-07</text:p>
          </table:table-cell>
          <table:table-cell office:value-type="float" office:value="-0.246508321466674" calcext:value-type="float">
            <text:p>-0.246508321466674</text:p>
          </table:table-cell>
          <table:table-cell office:value-type="float" office:value="0.000956468455773714" calcext:value-type="float">
            <text:p>0.000956468455774</text:p>
          </table:table-cell>
          <table:table-cell office:value-type="float" office:value="66384.4230111138" calcext:value-type="float">
            <text:p>66384.4230111138</text:p>
          </table:table-cell>
          <table:table-cell office:value-type="float" office:value="-515.314219207763" calcext:value-type="float">
            <text:p>-515.31421920776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8.3662149645042" calcext:value-type="float">
            <text:p>28.3662149645042</text:p>
          </table:table-cell>
          <table:table-cell table:style-name="ce1" office:value-type="float" office:value="0.0000000000333096613875054" calcext:value-type="float">
            <text:p>3.33E-11</text:p>
          </table:table-cell>
          <table:table-cell table:style-name="ce1" office:value-type="float" office:value="-0.0000000000333096613875054" calcext:value-type="float">
            <text:p>-3.33E-11</text:p>
          </table:table-cell>
          <table:table-cell office:value-type="float" office:value="5.11603391406828" calcext:value-type="float">
            <text:p>5.11603391406828</text:p>
          </table:table-cell>
          <table:table-cell office:value-type="float" office:value="-0.620065820932737" calcext:value-type="float">
            <text:p>-0.620065820932737</text:p>
          </table:table-cell>
          <table:table-cell office:value-type="float" office:value="4.8762500225018" calcext:value-type="float">
            <text:p>4.8762500225018</text:p>
          </table:table-cell>
          <table:table-cell office:value-type="float" office:value="1.4083557328373" calcext:value-type="float">
            <text:p>1.408355732837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.6928334226401" calcext:value-type="float">
            <text:p>20.6928334226401</text:p>
          </table:table-cell>
          <table:table-cell office:value-type="float" office:value="0.555725459315336" calcext:value-type="float">
            <text:p>0.555725459315336</text:p>
          </table:table-cell>
          <table:table-cell office:value-type="float" office:value="5.55725459315335" calcext:value-type="float">
            <text:p>5.55725459315335</text:p>
          </table:table-cell>
          <table:table-cell office:value-type="float" office:value="0.00264498413085772" calcext:value-type="float">
            <text:p>0.002644984130858</text:p>
          </table:table-cell>
          <table:table-cell office:value-type="float" office:value="-0.00193463093231641" calcext:value-type="float">
            <text:p>-0.001934630932316</text:p>
          </table:table-cell>
          <table:table-cell office:value-type="float" office:value="1.96111577743123" calcext:value-type="float">
            <text:p>1.96111577743123</text:p>
          </table:table-cell>
          <table:table-cell office:value-type="float" office:value="-6.65896123131289" calcext:value-type="float">
            <text:p>-6.6589612313128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2.089732750433" calcext:value-type="float">
            <text:p>12.089732750433</text:p>
          </table:table-cell>
          <table:table-cell table:style-name="ce1" office:value-type="float" office:value="0.0000000000363374232013056" calcext:value-type="float">
            <text:p>3.63E-11</text:p>
          </table:table-cell>
          <table:table-cell table:style-name="ce1" office:value-type="float" office:value="-0.0000000000363374232013056" calcext:value-type="float">
            <text:p>-3.63E-11</text:p>
          </table:table-cell>
          <table:table-cell office:value-type="float" office:value="570.846632353892" calcext:value-type="float">
            <text:p>570.846632353892</text:p>
          </table:table-cell>
          <table:table-cell office:value-type="float" office:value="41.037798330171" calcext:value-type="float">
            <text:p>41.037798330171</text:p>
          </table:table-cell>
          <table:table-cell office:value-type="float" office:value="4174.9963675591" calcext:value-type="float">
            <text:p>4174.9963675591</text:p>
          </table:table-cell>
          <table:table-cell office:value-type="float" office:value="5381.06219876866" calcext:value-type="float">
            <text:p>5381.0621987686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.0884496393815" calcext:value-type="float">
            <text:p>13.0884496393815</text:p>
          </table:table-cell>
          <table:table-cell office:value-type="float" office:value="0.311654177260134" calcext:value-type="float">
            <text:p>0.311654177260134</text:p>
          </table:table-cell>
          <table:table-cell office:value-type="float" office:value="3.11654177254217" calcext:value-type="float">
            <text:p>3.11654177254217</text:p>
          </table:table-cell>
          <table:table-cell office:value-type="float" office:value="4.87704550186354" calcext:value-type="float">
            <text:p>4.87704550186354</text:p>
          </table:table-cell>
          <table:table-cell office:value-type="float" office:value="18.0350796058724" calcext:value-type="float">
            <text:p>18.0350796058724</text:p>
          </table:table-cell>
          <table:table-cell office:value-type="float" office:value="-105.187539175344" calcext:value-type="float">
            <text:p>-105.187539175344</text:p>
          </table:table-cell>
          <table:table-cell office:value-type="float" office:value="1082.87776979726" calcext:value-type="float">
            <text:p>1082.877769797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.93044903737123" calcext:value-type="float">
            <text:p>7.93044903737123</text:p>
          </table:table-cell>
          <table:table-cell table:style-name="ce1" office:value-type="float" office:value="0.000000000013577692457919" calcext:value-type="float">
            <text:p>1.36E-11</text:p>
          </table:table-cell>
          <table:table-cell table:style-name="ce1" office:value-type="float" office:value="0.000000161737487566523" calcext:value-type="float">
            <text:p>1.62E-07</text:p>
          </table:table-cell>
          <table:table-cell office:value-type="float" office:value="-130.674809908788" calcext:value-type="float">
            <text:p>-130.674809908788</text:p>
          </table:table-cell>
          <table:table-cell office:value-type="float" office:value="0.609675187892067" calcext:value-type="float">
            <text:p>0.609675187892067</text:p>
          </table:table-cell>
          <table:table-cell office:value-type="float" office:value="58080.4672221126" calcext:value-type="float">
            <text:p>58080.4672221126</text:p>
          </table:table-cell>
          <table:table-cell office:value-type="float" office:value="-480.685472368257" calcext:value-type="float">
            <text:p>-480.68547236825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.69986233615541" calcext:value-type="float">
            <text:p>2.69986233615541</text:p>
          </table:table-cell>
          <table:table-cell table:style-name="ce1" office:value-type="float" office:value="0.0000000000102819430992025" calcext:value-type="float">
            <text:p>1.03E-11</text:p>
          </table:table-cell>
          <table:table-cell office:value-type="float" office:value="0.000461022560637672" calcext:value-type="float">
            <text:p>0.000461022560638</text:p>
          </table:table-cell>
          <table:table-cell office:value-type="float" office:value="283.05394481267" calcext:value-type="float">
            <text:p>283.05394481267</text:p>
          </table:table-cell>
          <table:table-cell office:value-type="float" office:value="0.683007787091836" calcext:value-type="float">
            <text:p>0.683007787091836</text:p>
          </table:table-cell>
          <table:table-cell office:value-type="float" office:value="507707.947106535" calcext:value-type="float">
            <text:p>507707.947106535</text:p>
          </table:table-cell>
          <table:table-cell office:value-type="float" office:value="1245.02476144473" calcext:value-type="float">
            <text:p>1245.0247614447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0.405461176434" calcext:value-type="float">
            <text:p>30.405461176434</text:p>
          </table:table-cell>
          <table:table-cell office:value-type="float" office:value="0.785541157484107" calcext:value-type="float">
            <text:p>0.785541157484107</text:p>
          </table:table-cell>
          <table:table-cell office:value-type="float" office:value="1.16318483140927" calcext:value-type="float">
            <text:p>1.16318483140927</text:p>
          </table:table-cell>
          <table:table-cell office:value-type="float" office:value="0.517336493536159" calcext:value-type="float">
            <text:p>0.517336493536159</text:p>
          </table:table-cell>
          <table:table-cell office:value-type="float" office:value="-0.128939447194289" calcext:value-type="float">
            <text:p>-0.128939447194289</text:p>
          </table:table-cell>
          <table:table-cell office:value-type="float" office:value="5.67267698691173" calcext:value-type="float">
            <text:p>5.67267698691173</text:p>
          </table:table-cell>
          <table:table-cell office:value-type="float" office:value="-9.80992474719925" calcext:value-type="float">
            <text:p>-9.8099247471992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.92177154590232" calcext:value-type="float">
            <text:p>2.92177154590232</text:p>
          </table:table-cell>
          <table:table-cell office:value-type="float" office:value="17.8676861050801" calcext:value-type="float">
            <text:p>17.8676861050801</text:p>
          </table:table-cell>
          <table:table-cell office:value-type="float" office:value="1006993972.88084" calcext:value-type="float">
            <text:p>1006993972.88084</text:p>
          </table:table-cell>
          <table:table-cell office:value-type="float" office:value="-0.49183049814053" calcext:value-type="float">
            <text:p>-0.49183049814053</text:p>
          </table:table-cell>
          <table:table-cell office:value-type="float" office:value="0.283204282511022" calcext:value-type="float">
            <text:p>0.283204282511022</text:p>
          </table:table-cell>
          <table:table-cell office:value-type="float" office:value="101319.894799332" calcext:value-type="float">
            <text:p>101319.894799332</text:p>
          </table:table-cell>
          <table:table-cell office:value-type="float" office:value="-291.087187124891" calcext:value-type="float">
            <text:p>-291.08718712489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2.7735432786465" calcext:value-type="float">
            <text:p>22.7735432786465</text:p>
          </table:table-cell>
          <table:table-cell table:style-name="ce1" office:value-type="float" office:value="0.00000000234498726997478" calcext:value-type="float">
            <text:p>2.34E-09</text:p>
          </table:table-cell>
          <table:table-cell table:style-name="ce1" office:value-type="float" office:value="-0.00000000234498726997478" calcext:value-type="float">
            <text:p>-2.34E-09</text:p>
          </table:table-cell>
          <table:table-cell office:value-type="float" office:value="4.71517098620032" calcext:value-type="float">
            <text:p>4.71517098620032</text:p>
          </table:table-cell>
          <table:table-cell office:value-type="float" office:value="-0.410505556425588" calcext:value-type="float">
            <text:p>-0.410505556425588</text:p>
          </table:table-cell>
          <table:table-cell office:value-type="float" office:value="6.78186492289448" calcext:value-type="float">
            <text:p>6.78186492289448</text:p>
          </table:table-cell>
          <table:table-cell office:value-type="float" office:value="4.90006703270876" calcext:value-type="float">
            <text:p>4.9000670327087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6.153230187231" calcext:value-type="float">
            <text:p>26.153230187231</text:p>
          </table:table-cell>
          <table:table-cell office:value-type="float" office:value="0.343989915875536" calcext:value-type="float">
            <text:p>0.343989915875536</text:p>
          </table:table-cell>
          <table:table-cell office:value-type="float" office:value="1.27367266404017" calcext:value-type="float">
            <text:p>1.27367266404017</text:p>
          </table:table-cell>
          <table:table-cell office:value-type="float" office:value="-0.00508283047786852" calcext:value-type="float">
            <text:p>-0.005082830477869</text:p>
          </table:table-cell>
          <table:table-cell office:value-type="float" office:value="0.285189632914549" calcext:value-type="float">
            <text:p>0.285189632914549</text:p>
          </table:table-cell>
          <table:table-cell office:value-type="float" office:value="0.0124781991005896" calcext:value-type="float">
            <text:p>0.01247819910059</text:p>
          </table:table-cell>
          <table:table-cell office:value-type="float" office:value="-0.151173164218477" calcext:value-type="float">
            <text:p>-0.15117316421847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.21699001461331" calcext:value-type="float">
            <text:p>8.21699001461331</text:p>
          </table:table-cell>
          <table:table-cell table:style-name="ce1" office:value-type="float" office:value="0.00000000532627543055316" calcext:value-type="float">
            <text:p>5.33E-09</text:p>
          </table:table-cell>
          <table:table-cell table:style-name="ce1" office:value-type="float" office:value="-0.00000000532627543055316" calcext:value-type="float">
            <text:p>-5.33E-09</text:p>
          </table:table-cell>
          <table:table-cell office:value-type="float" office:value="0.495812769829082" calcext:value-type="float">
            <text:p>0.495812769829082</text:p>
          </table:table-cell>
          <table:table-cell office:value-type="float" office:value="-0.00803812964548578" calcext:value-type="float">
            <text:p>-0.008038129645486</text:p>
          </table:table-cell>
          <table:table-cell office:value-type="float" office:value="6.71653219518245" calcext:value-type="float">
            <text:p>6.71653219518245</text:p>
          </table:table-cell>
          <table:table-cell office:value-type="float" office:value="9.29266176735508" calcext:value-type="float">
            <text:p>9.2926617673550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9.3830918842068" calcext:value-type="float">
            <text:p>29.3830918842068</text:p>
          </table:table-cell>
          <table:table-cell office:value-type="float" office:value="0.898620732721138" calcext:value-type="float">
            <text:p>0.898620732721138</text:p>
          </table:table-cell>
          <table:table-cell office:value-type="float" office:value="0.0094585145458352" calcext:value-type="float">
            <text:p>0.009458514545835</text:p>
          </table:table-cell>
          <table:table-cell office:value-type="float" office:value="0.49729607994818" calcext:value-type="float">
            <text:p>0.49729607994818</text:p>
          </table:table-cell>
          <table:table-cell office:value-type="float" office:value="-0.0675497496920316" calcext:value-type="float">
            <text:p>-0.067549749692032</text:p>
          </table:table-cell>
          <table:table-cell office:value-type="float" office:value="7.392910560977" calcext:value-type="float">
            <text:p>7.392910560977</text:p>
          </table:table-cell>
          <table:table-cell office:value-type="float" office:value="-9.96260849478028" calcext:value-type="float">
            <text:p>-9.9626084947802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5446870389968" calcext:value-type="float">
            <text:p>6.5446870389968</text:p>
          </table:table-cell>
          <table:table-cell table:style-name="ce1" office:value-type="float" office:value="0.0000000000799185787043389" calcext:value-type="float">
            <text:p>7.99E-11</text:p>
          </table:table-cell>
          <table:table-cell table:style-name="ce1" office:value-type="float" office:value="-0.0000000000799185787043389" calcext:value-type="float">
            <text:p>-7.99E-11</text:p>
          </table:table-cell>
          <table:table-cell office:value-type="float" office:value="2207.0156684959" calcext:value-type="float">
            <text:p>2207.0156684959</text:p>
          </table:table-cell>
          <table:table-cell office:value-type="float" office:value="39.8236313477454" calcext:value-type="float">
            <text:p>39.8236313477454</text:p>
          </table:table-cell>
          <table:table-cell office:value-type="float" office:value="58258.093920881" calcext:value-type="float">
            <text:p>58258.093920881</text:p>
          </table:table-cell>
          <table:table-cell office:value-type="float" office:value="55728.5845493787" calcext:value-type="float">
            <text:p>55728.584549378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8.4243520906495" calcext:value-type="float">
            <text:p>18.4243520906495</text:p>
          </table:table-cell>
          <table:table-cell office:value-type="float" office:value="0.32492055548958" calcext:value-type="float">
            <text:p>0.32492055548958</text:p>
          </table:table-cell>
          <table:table-cell office:value-type="float" office:value="0.499999999996026" calcext:value-type="float">
            <text:p>0.499999999996026</text:p>
          </table:table-cell>
          <table:table-cell office:value-type="float" office:value="-0.0337767172295436" calcext:value-type="float">
            <text:p>-0.033776717229544</text:p>
          </table:table-cell>
          <table:table-cell office:value-type="float" office:value="5.29750101927884" calcext:value-type="float">
            <text:p>5.29750101927884</text:p>
          </table:table-cell>
          <table:table-cell office:value-type="float" office:value="-9.95892606314991" calcext:value-type="float">
            <text:p>-9.95892606314991</text:p>
          </table:table-cell>
          <table:table-cell office:value-type="float" office:value="94.2262293432124" calcext:value-type="float">
            <text:p>94.226229343212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6.7613853371106" calcext:value-type="float">
            <text:p>16.7613853371106</text:p>
          </table:table-cell>
          <table:table-cell office:value-type="float" office:value="0.430131341679169" calcext:value-type="float">
            <text:p>0.430131341679169</text:p>
          </table:table-cell>
          <table:table-cell office:value-type="float" office:value="4.30131341387045" calcext:value-type="float">
            <text:p>4.30131341387045</text:p>
          </table:table-cell>
          <table:table-cell office:value-type="float" office:value="1.01736407154355" calcext:value-type="float">
            <text:p>1.01736407154355</text:p>
          </table:table-cell>
          <table:table-cell office:value-type="float" office:value="3.76765258852879" calcext:value-type="float">
            <text:p>3.76765258852879</text:p>
          </table:table-cell>
          <table:table-cell office:value-type="float" office:value="-23.9380818457901" calcext:value-type="float">
            <text:p>-23.9380818457901</text:p>
          </table:table-cell>
          <table:table-cell office:value-type="float" office:value="129.200952262354" calcext:value-type="float">
            <text:p>129.20095226235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6.0309052765246" calcext:value-type="float">
            <text:p>36.0309052765246</text:p>
          </table:table-cell>
          <table:table-cell office:value-type="float" office:value="0.677118701301515" calcext:value-type="float">
            <text:p>0.677118701301515</text:p>
          </table:table-cell>
          <table:table-cell office:value-type="float" office:value="1.28806968634034" calcext:value-type="float">
            <text:p>1.28806968634034</text:p>
          </table:table-cell>
          <table:table-cell office:value-type="float" office:value="0.31430999059936" calcext:value-type="float">
            <text:p>0.31430999059936</text:p>
          </table:table-cell>
          <table:table-cell office:value-type="float" office:value="0.14094793929961" calcext:value-type="float">
            <text:p>0.14094793929961</text:p>
          </table:table-cell>
          <table:table-cell office:value-type="float" office:value="0.303920646750158" calcext:value-type="float">
            <text:p>0.303920646750158</text:p>
          </table:table-cell>
          <table:table-cell office:value-type="float" office:value="-0.874957654175366" calcext:value-type="float">
            <text:p>-0.87495765417536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.738037591618" calcext:value-type="float">
            <text:p>15.738037591618</text:p>
          </table:table-cell>
          <table:table-cell table:style-name="ce1" office:value-type="float" office:value="0.0000000000131832804622171" calcext:value-type="float">
            <text:p>1.32E-11</text:p>
          </table:table-cell>
          <table:table-cell table:style-name="ce1" office:value-type="float" office:value="-0.0000000000131832804622171" calcext:value-type="float">
            <text:p>-1.32E-11</text:p>
          </table:table-cell>
          <table:table-cell office:value-type="float" office:value="119.744050276962" calcext:value-type="float">
            <text:p>119.744050276962</text:p>
          </table:table-cell>
          <table:table-cell office:value-type="float" office:value="1.61518370077416" calcext:value-type="float">
            <text:p>1.61518370077416</text:p>
          </table:table-cell>
          <table:table-cell office:value-type="float" office:value="251.206329312281" calcext:value-type="float">
            <text:p>251.206329312281</text:p>
          </table:table-cell>
          <table:table-cell office:value-type="float" office:value="558.929849299194" calcext:value-type="float">
            <text:p>558.92984929919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3.8885610466327" calcext:value-type="float">
            <text:p>33.8885610466327</text:p>
          </table:table-cell>
          <table:table-cell office:value-type="float" office:value="0.900141637271272" calcext:value-type="float">
            <text:p>0.900141637271272</text:p>
          </table:table-cell>
          <table:table-cell office:value-type="float" office:value="3.72018788391452" calcext:value-type="float">
            <text:p>3.72018788391452</text:p>
          </table:table-cell>
          <table:table-cell office:value-type="float" office:value="0.262109451628629" calcext:value-type="float">
            <text:p>0.262109451628629</text:p>
          </table:table-cell>
          <table:table-cell office:value-type="float" office:value="-0.169648941623826" calcext:value-type="float">
            <text:p>-0.169648941623826</text:p>
          </table:table-cell>
          <table:table-cell office:value-type="float" office:value="0.74889859260461" calcext:value-type="float">
            <text:p>0.74889859260461</text:p>
          </table:table-cell>
          <table:table-cell office:value-type="float" office:value="-1.68030596521922" calcext:value-type="float">
            <text:p>-1.6803059652192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.8898847922913" calcext:value-type="float">
            <text:p>13.8898847922913</text:p>
          </table:table-cell>
          <table:table-cell table:style-name="ce1" office:value-type="float" office:value="0.00000000063404430872056" calcext:value-type="float">
            <text:p>6.34E-10</text:p>
          </table:table-cell>
          <table:table-cell table:style-name="ce1" office:value-type="float" office:value="-0.00000000063404430872056" calcext:value-type="float">
            <text:p>-6.34E-10</text:p>
          </table:table-cell>
          <table:table-cell office:value-type="float" office:value="1.41759679381485" calcext:value-type="float">
            <text:p>1.41759679381485</text:p>
          </table:table-cell>
          <table:table-cell office:value-type="float" office:value="-0.148800344023779" calcext:value-type="float">
            <text:p>-0.148800344023779</text:p>
          </table:table-cell>
          <table:table-cell office:value-type="float" office:value="5.94046687854346" calcext:value-type="float">
            <text:p>5.94046687854346</text:p>
          </table:table-cell>
          <table:table-cell office:value-type="float" office:value="4.37917688654728" calcext:value-type="float">
            <text:p>4.3791768865472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.0982406649442" calcext:value-type="float">
            <text:p>11.0982406649442</text:p>
          </table:table-cell>
          <table:table-cell office:value-type="float" office:value="0.443406842951084" calcext:value-type="float">
            <text:p>0.443406842951084</text:p>
          </table:table-cell>
          <table:table-cell office:value-type="float" office:value="4.49203143886043" calcext:value-type="float">
            <text:p>4.49203143886043</text:p>
          </table:table-cell>
          <table:table-cell office:value-type="float" office:value="0.000188653770814529" calcext:value-type="float">
            <text:p>0.000188653770815</text:p>
          </table:table-cell>
          <table:table-cell office:value-type="float" office:value="0.00912693430403102" calcext:value-type="float">
            <text:p>0.009126934304031</text:p>
          </table:table-cell>
          <table:table-cell office:value-type="float" office:value="0.0388375671098601" calcext:value-type="float">
            <text:p>0.03883756710986</text:p>
          </table:table-cell>
          <table:table-cell office:value-type="float" office:value="-0.384403573890461" calcext:value-type="float">
            <text:p>-0.38440357389046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5.5044637092508" calcext:value-type="float">
            <text:p>25.5044637092508</text:p>
          </table:table-cell>
          <table:table-cell office:value-type="float" office:value="0.381958812145789" calcext:value-type="float">
            <text:p>0.381958812145789</text:p>
          </table:table-cell>
          <table:table-cell office:value-type="float" office:value="1.8669895488558" calcext:value-type="float">
            <text:p>1.8669895488558</text:p>
          </table:table-cell>
          <table:table-cell office:value-type="float" office:value="-0.0027666239290843" calcext:value-type="float">
            <text:p>-0.002766623929084</text:p>
          </table:table-cell>
          <table:table-cell office:value-type="float" office:value="0.162603431830156" calcext:value-type="float">
            <text:p>0.162603431830156</text:p>
          </table:table-cell>
          <table:table-cell office:value-type="float" office:value="0.0204794530626297" calcext:value-type="float">
            <text:p>0.02047945306263</text:p>
          </table:table-cell>
          <table:table-cell office:value-type="float" office:value="-0.244462127302441" calcext:value-type="float">
            <text:p>-0.24446212730244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8.1415402185531" calcext:value-type="float">
            <text:p>28.1415402185531</text:p>
          </table:table-cell>
          <table:table-cell office:value-type="float" office:value="0.444593796171345" calcext:value-type="float">
            <text:p>0.444593796171345</text:p>
          </table:table-cell>
          <table:table-cell office:value-type="float" office:value="3.82194023194046" calcext:value-type="float">
            <text:p>3.82194023194046</text:p>
          </table:table-cell>
          <table:table-cell office:value-type="float" office:value="0.00736093321666176" calcext:value-type="float">
            <text:p>0.007360933216662</text:p>
          </table:table-cell>
          <table:table-cell office:value-type="float" office:value="0.0350912099357795" calcext:value-type="float">
            <text:p>0.03509120993578</text:p>
          </table:table-cell>
          <table:table-cell office:value-type="float" office:value="0.0404412111093215" calcext:value-type="float">
            <text:p>0.040441211109322</text:p>
          </table:table-cell>
          <table:table-cell office:value-type="float" office:value="-0.388789804960445" calcext:value-type="float">
            <text:p>-0.38878980496044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6.2398112490288" calcext:value-type="float">
            <text:p>26.2398112490288</text:p>
          </table:table-cell>
          <table:table-cell table:style-name="ce1" office:value-type="float" office:value="0.0000000000122178536521707" calcext:value-type="float">
            <text:p>1.22E-11</text:p>
          </table:table-cell>
          <table:table-cell table:style-name="ce1" office:value-type="float" office:value="-0.0000000000122178536521707" calcext:value-type="float">
            <text:p>-1.22E-11</text:p>
          </table:table-cell>
          <table:table-cell office:value-type="float" office:value="3.16773512110272" calcext:value-type="float">
            <text:p>3.16773512110272</text:p>
          </table:table-cell>
          <table:table-cell office:value-type="float" office:value="-0.262237555944797" calcext:value-type="float">
            <text:p>-0.262237555944797</text:p>
          </table:table-cell>
          <table:table-cell office:value-type="float" office:value="4.00054370695248" calcext:value-type="float">
            <text:p>4.00054370695248</text:p>
          </table:table-cell>
          <table:table-cell office:value-type="float" office:value="0.15567238173882" calcext:value-type="float">
            <text:p>0.1556723817388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5.1008690191088" calcext:value-type="float">
            <text:p>25.1008690191088</text:p>
          </table:table-cell>
          <table:table-cell office:value-type="float" office:value="0.383304286392197" calcext:value-type="float">
            <text:p>0.383304286392197</text:p>
          </table:table-cell>
          <table:table-cell office:value-type="float" office:value="1.16495488708587" calcext:value-type="float">
            <text:p>1.16495488708587</text:p>
          </table:table-cell>
          <table:table-cell office:value-type="float" office:value="-0.00247838332631569" calcext:value-type="float">
            <text:p>-0.002478383326316</text:p>
          </table:table-cell>
          <table:table-cell office:value-type="float" office:value="0.23456815545301" calcext:value-type="float">
            <text:p>0.23456815545301</text:p>
          </table:table-cell>
          <table:table-cell office:value-type="float" office:value="0.0203549683188006" calcext:value-type="float">
            <text:p>0.020354968318801</text:p>
          </table:table-cell>
          <table:table-cell office:value-type="float" office:value="-0.177320609569193" calcext:value-type="float">
            <text:p>-0.17732060956919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.6288746031166" calcext:value-type="float">
            <text:p>36.6288746031166</text:p>
          </table:table-cell>
          <table:table-cell office:value-type="float" office:value="0.505856967327626" calcext:value-type="float">
            <text:p>0.505856967327626</text:p>
          </table:table-cell>
          <table:table-cell office:value-type="float" office:value="1.08768141039228" calcext:value-type="float">
            <text:p>1.08768141039228</text:p>
          </table:table-cell>
          <table:table-cell office:value-type="float" office:value="0.000297719858434261" calcext:value-type="float">
            <text:p>0.000297719858434</text:p>
          </table:table-cell>
          <table:table-cell office:value-type="float" office:value="0.674580408063021" calcext:value-type="float">
            <text:p>0.674580408063021</text:p>
          </table:table-cell>
          <table:table-cell office:value-type="float" office:value="0.0655756421452581" calcext:value-type="float">
            <text:p>0.065575642145258</text:p>
          </table:table-cell>
          <table:table-cell office:value-type="float" office:value="-0.295857320726541" calcext:value-type="float">
            <text:p>-0.29585732072654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3.3463851433976" calcext:value-type="float">
            <text:p>13.3463851433976</text:p>
          </table:table-cell>
          <table:table-cell office:value-type="float" office:value="0.658772824258262" calcext:value-type="float">
            <text:p>0.658772824258262</text:p>
          </table:table-cell>
          <table:table-cell office:value-type="float" office:value="6.58772823675719" calcext:value-type="float">
            <text:p>6.58772823675719</text:p>
          </table:table-cell>
          <table:table-cell office:value-type="float" office:value="1.35030603909258" calcext:value-type="float">
            <text:p>1.35030603909258</text:p>
          </table:table-cell>
          <table:table-cell office:value-type="float" office:value="0.762436487443462" calcext:value-type="float">
            <text:p>0.762436487443462</text:p>
          </table:table-cell>
          <table:table-cell office:value-type="float" office:value="-64.3451859565597" calcext:value-type="float">
            <text:p>-64.3451859565597</text:p>
          </table:table-cell>
          <table:table-cell office:value-type="float" office:value="147.833089869217" calcext:value-type="float">
            <text:p>147.83308986921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6.6794208360067" calcext:value-type="float">
            <text:p>16.6794208360067</text:p>
          </table:table-cell>
          <table:table-cell office:value-type="float" office:value="0.368804891760766" calcext:value-type="float">
            <text:p>0.368804891760766</text:p>
          </table:table-cell>
          <table:table-cell office:value-type="float" office:value="1.45107893658844" calcext:value-type="float">
            <text:p>1.45107893658844</text:p>
          </table:table-cell>
          <table:table-cell office:value-type="float" office:value="-0.00223324616325768" calcext:value-type="float">
            <text:p>-0.002233246163258</text:p>
          </table:table-cell>
          <table:table-cell office:value-type="float" office:value="0.0849217007464185" calcext:value-type="float">
            <text:p>0.084921700746419</text:p>
          </table:table-cell>
          <table:table-cell office:value-type="float" office:value="0.0164081610734204" calcext:value-type="float">
            <text:p>0.016408161073421</text:p>
          </table:table-cell>
          <table:table-cell office:value-type="float" office:value="-0.192465334241472" calcext:value-type="float">
            <text:p>-0.19246533424147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3.0679105455558" calcext:value-type="float">
            <text:p>13.0679105455558</text:p>
          </table:table-cell>
          <table:table-cell table:style-name="ce1" office:value-type="float" office:value="0.000000000116043544891537" calcext:value-type="float">
            <text:p>1.16E-10</text:p>
          </table:table-cell>
          <table:table-cell table:style-name="ce1" office:value-type="float" office:value="-0.000000000116043544891537" calcext:value-type="float">
            <text:p>-1.16E-10</text:p>
          </table:table-cell>
          <table:table-cell office:value-type="float" office:value="317.105926152227" calcext:value-type="float">
            <text:p>317.105926152227</text:p>
          </table:table-cell>
          <table:table-cell office:value-type="float" office:value="0.298793033307211" calcext:value-type="float">
            <text:p>0.298793033307211</text:p>
          </table:table-cell>
          <table:table-cell office:value-type="float" office:value="1533.4013000057" calcext:value-type="float">
            <text:p>1533.4013000057</text:p>
          </table:table-cell>
          <table:table-cell office:value-type="float" office:value="1486.93401617373" calcext:value-type="float">
            <text:p>1486.9340161737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.2278196854" calcext:value-type="float">
            <text:p>19.2278196854</text:p>
          </table:table-cell>
          <table:table-cell table:style-name="ce1" office:value-type="float" office:value="0.000000000305554894640087" calcext:value-type="float">
            <text:p>3.06E-10</text:p>
          </table:table-cell>
          <table:table-cell table:style-name="ce1" office:value-type="float" office:value="-0.000000000305554894640087" calcext:value-type="float">
            <text:p>-3.06E-10</text:p>
          </table:table-cell>
          <table:table-cell office:value-type="float" office:value="5332.06648330499" calcext:value-type="float">
            <text:p>5332.06648330499</text:p>
          </table:table-cell>
          <table:table-cell office:value-type="float" office:value="-79.1016014778351" calcext:value-type="float">
            <text:p>-79.1016014778351</text:p>
          </table:table-cell>
          <table:table-cell office:value-type="float" office:value="9406.95092991394" calcext:value-type="float">
            <text:p>9406.95092991394</text:p>
          </table:table-cell>
          <table:table-cell office:value-type="float" office:value="8592.55120912893" calcext:value-type="float">
            <text:p>8592.5512091289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3.2325668135297" calcext:value-type="float">
            <text:p>13.2325668135297</text:p>
          </table:table-cell>
          <table:table-cell office:value-type="float" office:value="0.435761806908448" calcext:value-type="float">
            <text:p>0.435761806908448</text:p>
          </table:table-cell>
          <table:table-cell office:value-type="float" office:value="4.35761806749324" calcext:value-type="float">
            <text:p>4.35761806749324</text:p>
          </table:table-cell>
          <table:table-cell office:value-type="float" office:value="1.86229654122525" calcext:value-type="float">
            <text:p>1.86229654122525</text:p>
          </table:table-cell>
          <table:table-cell office:value-type="float" office:value="1.741464726074" calcext:value-type="float">
            <text:p>1.741464726074</text:p>
          </table:table-cell>
          <table:table-cell office:value-type="float" office:value="-33.8245585785992" calcext:value-type="float">
            <text:p>-33.8245585785992</text:p>
          </table:table-cell>
          <table:table-cell office:value-type="float" office:value="177.938775982225" calcext:value-type="float">
            <text:p>177.93877598222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.50564851847849" calcext:value-type="float">
            <text:p>7.50564851847849</text:p>
          </table:table-cell>
          <table:table-cell office:value-type="float" office:value="0.937353163835698" calcext:value-type="float">
            <text:p>0.937353163835698</text:p>
          </table:table-cell>
          <table:table-cell office:value-type="float" office:value="9.37353163835772" calcext:value-type="float">
            <text:p>9.37353163835772</text:p>
          </table:table-cell>
          <table:table-cell office:value-type="float" office:value="0.0332368921548792" calcext:value-type="float">
            <text:p>0.033236892154879</text:p>
          </table:table-cell>
          <table:table-cell office:value-type="float" office:value="-0.00594591607787565" calcext:value-type="float">
            <text:p>-0.005945916077876</text:p>
          </table:table-cell>
          <table:table-cell office:value-type="float" office:value="10.6763691894563" calcext:value-type="float">
            <text:p>10.6763691894563</text:p>
          </table:table-cell>
          <table:table-cell office:value-type="float" office:value="-13.0297726177877" calcext:value-type="float">
            <text:p>-13.029772617787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.77548104126137" calcext:value-type="float">
            <text:p>3.77548104126137</text:p>
          </table:table-cell>
          <table:table-cell table:style-name="ce1" office:value-type="float" office:value="0.0000000000110721011555731" calcext:value-type="float">
            <text:p>1.11E-11</text:p>
          </table:table-cell>
          <table:table-cell table:style-name="ce1" office:value-type="float" office:value="-0.0000000000110721011555731" calcext:value-type="float">
            <text:p>-1.11E-11</text:p>
          </table:table-cell>
          <table:table-cell office:value-type="float" office:value="845.951327885191" calcext:value-type="float">
            <text:p>845.951327885191</text:p>
          </table:table-cell>
          <table:table-cell office:value-type="float" office:value="37.7051675584851" calcext:value-type="float">
            <text:p>37.7051675584851</text:p>
          </table:table-cell>
          <table:table-cell office:value-type="float" office:value="86623.5300215026" calcext:value-type="float">
            <text:p>86623.5300215026</text:p>
          </table:table-cell>
          <table:table-cell office:value-type="float" office:value="67692.5567514975" calcext:value-type="float">
            <text:p>67692.556751497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78808922838034" calcext:value-type="float">
            <text:p>1.78808922838034</text:p>
          </table:table-cell>
          <table:table-cell table:style-name="ce1" office:value-type="float" office:value="0.00000000443151991550729" calcext:value-type="float">
            <text:p>4.43E-09</text:p>
          </table:table-cell>
          <table:table-cell table:style-name="ce1" office:value-type="float" office:value="-0.00000000443151991550729" calcext:value-type="float">
            <text:p>-4.43E-09</text:p>
          </table:table-cell>
          <table:table-cell office:value-type="float" office:value="175.354568210085" calcext:value-type="float">
            <text:p>175.354568210085</text:p>
          </table:table-cell>
          <table:table-cell office:value-type="float" office:value="12.7262912130348" calcext:value-type="float">
            <text:p>12.7262912130348</text:p>
          </table:table-cell>
          <table:table-cell office:value-type="float" office:value="182930.174509953" calcext:value-type="float">
            <text:p>182930.174509953</text:p>
          </table:table-cell>
          <table:table-cell office:value-type="float" office:value="69281.5684108352" calcext:value-type="float">
            <text:p>69281.568410835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.9001719781032" calcext:value-type="float">
            <text:p>10.9001719781032</text:p>
          </table:table-cell>
          <table:table-cell office:value-type="float" office:value="0.813578862542797" calcext:value-type="float">
            <text:p>0.813578862542797</text:p>
          </table:table-cell>
          <table:table-cell office:value-type="float" office:value="0.0786822392047635" calcext:value-type="float">
            <text:p>0.078682239204764</text:p>
          </table:table-cell>
          <table:table-cell office:value-type="float" office:value="0.0823214356687653" calcext:value-type="float">
            <text:p>0.082321435668765</text:p>
          </table:table-cell>
          <table:table-cell office:value-type="float" office:value="-0.0152039759618855" calcext:value-type="float">
            <text:p>-0.015203975961886</text:p>
          </table:table-cell>
          <table:table-cell office:value-type="float" office:value="6.14835856620948" calcext:value-type="float">
            <text:p>6.14835856620948</text:p>
          </table:table-cell>
          <table:table-cell office:value-type="float" office:value="-9.95071616231593" calcext:value-type="float">
            <text:p>-9.9507161623159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4.1066074912561" calcext:value-type="float">
            <text:p>24.1066074912561</text:p>
          </table:table-cell>
          <table:table-cell office:value-type="float" office:value="0.221986640088117" calcext:value-type="float">
            <text:p>0.221986640088117</text:p>
          </table:table-cell>
          <table:table-cell office:value-type="float" office:value="0.499999999999904" calcext:value-type="float">
            <text:p>0.499999999999904</text:p>
          </table:table-cell>
          <table:table-cell office:value-type="float" office:value="-0.650495674679105" calcext:value-type="float">
            <text:p>-0.650495674679105</text:p>
          </table:table-cell>
          <table:table-cell office:value-type="float" office:value="13.4631903905515" calcext:value-type="float">
            <text:p>13.4631903905515</text:p>
          </table:table-cell>
          <table:table-cell office:value-type="float" office:value="-5.69258055485804" calcext:value-type="float">
            <text:p>-5.69258055485804</text:p>
          </table:table-cell>
          <table:table-cell office:value-type="float" office:value="115.470277431179" calcext:value-type="float">
            <text:p>115.47027743117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.07587871107659" calcext:value-type="float">
            <text:p>3.07587871107659</text:p>
          </table:table-cell>
          <table:table-cell table:style-name="ce1" office:value-type="float" office:value="0.0000000000183214912685477" calcext:value-type="float">
            <text:p>1.83E-11</text:p>
          </table:table-cell>
          <table:table-cell office:value-type="float" office:value="0.000241575370833261" calcext:value-type="float">
            <text:p>0.000241575370833</text:p>
          </table:table-cell>
          <table:table-cell office:value-type="float" office:value="-43.069154472981" calcext:value-type="float">
            <text:p>-43.069154472981</text:p>
          </table:table-cell>
          <table:table-cell office:value-type="float" office:value="0.170878607266851" calcext:value-type="float">
            <text:p>0.170878607266851</text:p>
          </table:table-cell>
          <table:table-cell office:value-type="float" office:value="64609.691110148" calcext:value-type="float">
            <text:p>64609.691110148</text:p>
          </table:table-cell>
          <table:table-cell office:value-type="float" office:value="-508.341038076825" calcext:value-type="float">
            <text:p>-508.34103807682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0.8027189596601" calcext:value-type="float">
            <text:p>20.8027189596601</text:p>
          </table:table-cell>
          <table:table-cell office:value-type="float" office:value="0.83819711506165" calcext:value-type="float">
            <text:p>0.83819711506165</text:p>
          </table:table-cell>
          <table:table-cell office:value-type="float" office:value="2.5184184661521" calcext:value-type="float">
            <text:p>2.5184184661521</text:p>
          </table:table-cell>
          <table:table-cell office:value-type="float" office:value="0.109200905309706" calcext:value-type="float">
            <text:p>0.109200905309706</text:p>
          </table:table-cell>
          <table:table-cell office:value-type="float" office:value="-0.0420152850533075" calcext:value-type="float">
            <text:p>-0.042015285053308</text:p>
          </table:table-cell>
          <table:table-cell office:value-type="float" office:value="0.592674086495285" calcext:value-type="float">
            <text:p>0.592674086495285</text:p>
          </table:table-cell>
          <table:table-cell office:value-type="float" office:value="-1.44326362561013" calcext:value-type="float">
            <text:p>-1.4432636256101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5.3179460555779" calcext:value-type="float">
            <text:p>35.3179460555779</text:p>
          </table:table-cell>
          <table:table-cell office:value-type="float" office:value="0.882242892392915" calcext:value-type="float">
            <text:p>0.882242892392915</text:p>
          </table:table-cell>
          <table:table-cell office:value-type="float" office:value="3.78129105151658" calcext:value-type="float">
            <text:p>3.78129105151658</text:p>
          </table:table-cell>
          <table:table-cell office:value-type="float" office:value="0.361726377978967" calcext:value-type="float">
            <text:p>0.361726377978967</text:p>
          </table:table-cell>
          <table:table-cell office:value-type="float" office:value="-0.307150898972186" calcext:value-type="float">
            <text:p>-0.307150898972186</text:p>
          </table:table-cell>
          <table:table-cell office:value-type="float" office:value="0.714857156325975" calcext:value-type="float">
            <text:p>0.714857156325975</text:p>
          </table:table-cell>
          <table:table-cell office:value-type="float" office:value="-1.64928047867682" calcext:value-type="float">
            <text:p>-1.6492804786768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6.4295572999388" calcext:value-type="float">
            <text:p>16.4295572999388</text:p>
          </table:table-cell>
          <table:table-cell office:value-type="float" office:value="0.816374093741338" calcext:value-type="float">
            <text:p>0.816374093741338</text:p>
          </table:table-cell>
          <table:table-cell office:value-type="float" office:value="8.16374093741337" calcext:value-type="float">
            <text:p>8.16374093741337</text:p>
          </table:table-cell>
          <table:table-cell office:value-type="float" office:value="0.240782974882806" calcext:value-type="float">
            <text:p>0.240782974882806</text:p>
          </table:table-cell>
          <table:table-cell office:value-type="float" office:value="-0.0355603320341773" calcext:value-type="float">
            <text:p>-0.035560332034177</text:p>
          </table:table-cell>
          <table:table-cell office:value-type="float" office:value="6.24722895494864" calcext:value-type="float">
            <text:p>6.24722895494864</text:p>
          </table:table-cell>
          <table:table-cell office:value-type="float" office:value="-10.0401222706306" calcext:value-type="float">
            <text:p>-10.040122270630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.8126927011584" calcext:value-type="float">
            <text:p>20.8126927011584</text:p>
          </table:table-cell>
          <table:table-cell office:value-type="float" office:value="0.171570462359692" calcext:value-type="float">
            <text:p>0.171570462359692</text:p>
          </table:table-cell>
          <table:table-cell office:value-type="float" office:value="0.85785231179836" calcext:value-type="float">
            <text:p>0.85785231179836</text:p>
          </table:table-cell>
          <table:table-cell office:value-type="float" office:value="-0.00518047824302107" calcext:value-type="float">
            <text:p>-0.005180478243021</text:p>
          </table:table-cell>
          <table:table-cell office:value-type="float" office:value="0.414085749970356" calcext:value-type="float">
            <text:p>0.414085749970356</text:p>
          </table:table-cell>
          <table:table-cell office:value-type="float" office:value="-0.0262170735257613" calcext:value-type="float">
            <text:p>-0.026217073525761</text:p>
          </table:table-cell>
          <table:table-cell office:value-type="float" office:value="0.861197368196362" calcext:value-type="float">
            <text:p>0.86119736819636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9.9779707321875" calcext:value-type="float">
            <text:p>39.9779707321875</text:p>
          </table:table-cell>
          <table:table-cell table:style-name="ce1" office:value-type="float" office:value="0.0000000000201355291927506" calcext:value-type="float">
            <text:p>2.01E-11</text:p>
          </table:table-cell>
          <table:table-cell table:style-name="ce1" office:value-type="float" office:value="-0.0000000000201355291927506" calcext:value-type="float">
            <text:p>-2.01E-11</text:p>
          </table:table-cell>
          <table:table-cell office:value-type="float" office:value="7.68431010246864" calcext:value-type="float">
            <text:p>7.68431010246864</text:p>
          </table:table-cell>
          <table:table-cell office:value-type="float" office:value="-1.97164550282659" calcext:value-type="float">
            <text:p>-1.97164550282659</text:p>
          </table:table-cell>
          <table:table-cell office:value-type="float" office:value="3.00978782000135" calcext:value-type="float">
            <text:p>3.00978782000135</text:p>
          </table:table-cell>
          <table:table-cell office:value-type="float" office:value="-0.385917677486577" calcext:value-type="float">
            <text:p>-0.38591767748657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2.2737200727328" calcext:value-type="float">
            <text:p>12.2737200727328</text:p>
          </table:table-cell>
          <table:table-cell table:style-name="ce1" office:value-type="float" office:value="0.0000000000166361020896844" calcext:value-type="float">
            <text:p>1.66E-11</text:p>
          </table:table-cell>
          <table:table-cell table:style-name="ce1" office:value-type="float" office:value="-0.0000000000166361020896844" calcext:value-type="float">
            <text:p>-1.66E-11</text:p>
          </table:table-cell>
          <table:table-cell office:value-type="float" office:value="54.6393322796318" calcext:value-type="float">
            <text:p>54.6393322796318</text:p>
          </table:table-cell>
          <table:table-cell office:value-type="float" office:value="0.29189261194382" calcext:value-type="float">
            <text:p>0.29189261194382</text:p>
          </table:table-cell>
          <table:table-cell office:value-type="float" office:value="416.104344679294" calcext:value-type="float">
            <text:p>416.104344679294</text:p>
          </table:table-cell>
          <table:table-cell office:value-type="float" office:value="317.93462230183" calcext:value-type="float">
            <text:p>317.9346223018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.31554670720832" calcext:value-type="float">
            <text:p>4.31554670720832</text:p>
          </table:table-cell>
          <table:table-cell office:value-type="float" office:value="0.569164075192399" calcext:value-type="float">
            <text:p>0.569164075192399</text:p>
          </table:table-cell>
          <table:table-cell office:value-type="float" office:value="5.69164075192399" calcext:value-type="float">
            <text:p>5.69164075192399</text:p>
          </table:table-cell>
          <table:table-cell office:value-type="float" office:value="0.00741157177045568" calcext:value-type="float">
            <text:p>0.007411571770456</text:p>
          </table:table-cell>
          <table:table-cell office:value-type="float" office:value="-0.000664873652065835" calcext:value-type="float">
            <text:p>-0.000664873652066</text:p>
          </table:table-cell>
          <table:table-cell office:value-type="float" office:value="3.34952328135044" calcext:value-type="float">
            <text:p>3.34952328135044</text:p>
          </table:table-cell>
          <table:table-cell office:value-type="float" office:value="-10.6636501757885" calcext:value-type="float">
            <text:p>-10.663650175788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.80704039309235" calcext:value-type="float">
            <text:p>2.80704039309235</text:p>
          </table:table-cell>
          <table:table-cell table:style-name="ce1" office:value-type="float" office:value="0.0000000000196971746835443" calcext:value-type="float">
            <text:p>1.97E-11</text:p>
          </table:table-cell>
          <table:table-cell office:value-type="float" office:value="0.000533559108640012" calcext:value-type="float">
            <text:p>0.00053355910864</text:p>
          </table:table-cell>
          <table:table-cell office:value-type="float" office:value="-0.972163691938918" calcext:value-type="float">
            <text:p>-0.972163691938918</text:p>
          </table:table-cell>
          <table:table-cell office:value-type="float" office:value="0.3101573723895" calcext:value-type="float">
            <text:p>0.3101573723895</text:p>
          </table:table-cell>
          <table:table-cell office:value-type="float" office:value="-1233.61994748873" calcext:value-type="float">
            <text:p>-1233.61994748873</text:p>
          </table:table-cell>
          <table:table-cell office:value-type="float" office:value="388.818394302696" calcext:value-type="float">
            <text:p>388.81839430269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.97339601336838" calcext:value-type="float">
            <text:p>9.97339601336838</text:p>
          </table:table-cell>
          <table:table-cell table:style-name="ce1" office:value-type="float" office:value="0.00000000524339819146061" calcext:value-type="float">
            <text:p>5.24E-09</text:p>
          </table:table-cell>
          <table:table-cell table:style-name="ce1" office:value-type="float" office:value="-0.00000000524339819146061" calcext:value-type="float">
            <text:p>-5.24E-09</text:p>
          </table:table-cell>
          <table:table-cell office:value-type="float" office:value="1184.11317747769" calcext:value-type="float">
            <text:p>1184.11317747769</text:p>
          </table:table-cell>
          <table:table-cell office:value-type="float" office:value="1.54697511695286" calcext:value-type="float">
            <text:p>1.54697511695286</text:p>
          </table:table-cell>
          <table:table-cell office:value-type="float" office:value="15997.1061572769" calcext:value-type="float">
            <text:p>15997.1061572769</text:p>
          </table:table-cell>
          <table:table-cell office:value-type="float" office:value="6282.38118384586" calcext:value-type="float">
            <text:p>6282.3811838458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2.5434121686209" calcext:value-type="float">
            <text:p>22.5434121686209</text:p>
          </table:table-cell>
          <table:table-cell table:style-name="ce1" office:value-type="float" office:value="0.0000000000110072187773495" calcext:value-type="float">
            <text:p>1.10E-11</text:p>
          </table:table-cell>
          <table:table-cell table:style-name="ce1" office:value-type="float" office:value="-0.0000000000110072187773495" calcext:value-type="float">
            <text:p>-1.10E-11</text:p>
          </table:table-cell>
          <table:table-cell office:value-type="float" office:value="4.80181888552283" calcext:value-type="float">
            <text:p>4.80181888552283</text:p>
          </table:table-cell>
          <table:table-cell office:value-type="float" office:value="-0.713008599307668" calcext:value-type="float">
            <text:p>-0.713008599307668</text:p>
          </table:table-cell>
          <table:table-cell office:value-type="float" office:value="10.1686204335577" calcext:value-type="float">
            <text:p>10.1686204335577</text:p>
          </table:table-cell>
          <table:table-cell office:value-type="float" office:value="0.40785203092751" calcext:value-type="float">
            <text:p>0.4078520309275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5.2910457305349" calcext:value-type="float">
            <text:p>25.2910457305349</text:p>
          </table:table-cell>
          <table:table-cell office:value-type="float" office:value="0.416616556383302" calcext:value-type="float">
            <text:p>0.416616556383302</text:p>
          </table:table-cell>
          <table:table-cell office:value-type="float" office:value="4.16616556121211" calcext:value-type="float">
            <text:p>4.16616556121211</text:p>
          </table:table-cell>
          <table:table-cell office:value-type="float" office:value="-0.127504353385042" calcext:value-type="float">
            <text:p>-0.127504353385042</text:p>
          </table:table-cell>
          <table:table-cell office:value-type="float" office:value="-0.0108284488729408" calcext:value-type="float">
            <text:p>-0.010828448872941</text:p>
          </table:table-cell>
          <table:table-cell office:value-type="float" office:value="0.986355512125122" calcext:value-type="float">
            <text:p>0.986355512125122</text:p>
          </table:table-cell>
          <table:table-cell office:value-type="float" office:value="-5.85634389682545" calcext:value-type="float">
            <text:p>-5.8563438968254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6.9939266512732" calcext:value-type="float">
            <text:p>16.9939266512732</text:p>
          </table:table-cell>
          <table:table-cell office:value-type="float" office:value="0.35050751358273" calcext:value-type="float">
            <text:p>0.35050751358273</text:p>
          </table:table-cell>
          <table:table-cell office:value-type="float" office:value="1.92374411898199" calcext:value-type="float">
            <text:p>1.92374411898199</text:p>
          </table:table-cell>
          <table:table-cell office:value-type="float" office:value="-0.00154145296720396" calcext:value-type="float">
            <text:p>-0.001541452967204</text:p>
          </table:table-cell>
          <table:table-cell office:value-type="float" office:value="0.0739806592358056" calcext:value-type="float">
            <text:p>0.073980659235806</text:p>
          </table:table-cell>
          <table:table-cell office:value-type="float" office:value="0.0142627925128642" calcext:value-type="float">
            <text:p>0.014262792512864</text:p>
          </table:table-cell>
          <table:table-cell office:value-type="float" office:value="-0.205843013862205" calcext:value-type="float">
            <text:p>-0.20584301386220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2.2860457673779" calcext:value-type="float">
            <text:p>22.2860457673779</text:p>
          </table:table-cell>
          <table:table-cell office:value-type="float" office:value="0.658865790779992" calcext:value-type="float">
            <text:p>0.658865790779992</text:p>
          </table:table-cell>
          <table:table-cell office:value-type="float" office:value="6.58865790724185" calcext:value-type="float">
            <text:p>6.58865790724185</text:p>
          </table:table-cell>
          <table:table-cell office:value-type="float" office:value="-0.0354720049211099" calcext:value-type="float">
            <text:p>-0.03547200492111</text:p>
          </table:table-cell>
          <table:table-cell office:value-type="float" office:value="3.42580685904797" calcext:value-type="float">
            <text:p>3.42580685904797</text:p>
          </table:table-cell>
          <table:table-cell office:value-type="float" office:value="-26.51128825744" calcext:value-type="float">
            <text:p>-26.51128825744</text:p>
          </table:table-cell>
          <table:table-cell office:value-type="float" office:value="60.6371605949956" calcext:value-type="float">
            <text:p>60.637160594995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8.2231111052726" calcext:value-type="float">
            <text:p>48.2231111052726</text:p>
          </table:table-cell>
          <table:table-cell office:value-type="float" office:value="0.393339725441859" calcext:value-type="float">
            <text:p>0.393339725441859</text:p>
          </table:table-cell>
          <table:table-cell office:value-type="float" office:value="0.779227358396532" calcext:value-type="float">
            <text:p>0.779227358396532</text:p>
          </table:table-cell>
          <table:table-cell office:value-type="float" office:value="-0.0230122420669587" calcext:value-type="float">
            <text:p>-0.023012242066959</text:p>
          </table:table-cell>
          <table:table-cell office:value-type="float" office:value="2.12693426522501" calcext:value-type="float">
            <text:p>2.12693426522501</text:p>
          </table:table-cell>
          <table:table-cell office:value-type="float" office:value="0.0209794326079267" calcext:value-type="float">
            <text:p>0.020979432607927</text:p>
          </table:table-cell>
          <table:table-cell office:value-type="float" office:value="-0.0360676883742143" calcext:value-type="float">
            <text:p>-0.03606768837421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2.6587336544447" calcext:value-type="float">
            <text:p>42.6587336544447</text:p>
          </table:table-cell>
          <table:table-cell office:value-type="float" office:value="0.337673198766424" calcext:value-type="float">
            <text:p>0.337673198766424</text:p>
          </table:table-cell>
          <table:table-cell office:value-type="float" office:value="3.37673198766424" calcext:value-type="float">
            <text:p>3.37673198766424</text:p>
          </table:table-cell>
          <table:table-cell office:value-type="float" office:value="0.201654819500441" calcext:value-type="float">
            <text:p>0.201654819500441</text:p>
          </table:table-cell>
          <table:table-cell office:value-type="float" office:value="-0.0857181352652144" calcext:value-type="float">
            <text:p>-0.085718135265214</text:p>
          </table:table-cell>
          <table:table-cell office:value-type="float" office:value="0.603066640129128" calcext:value-type="float">
            <text:p>0.603066640129128</text:p>
          </table:table-cell>
          <table:table-cell office:value-type="float" office:value="-5.40300558401097" calcext:value-type="float">
            <text:p>-5.4030055840109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.44476477660578" calcext:value-type="float">
            <text:p>3.44476477660578</text:p>
          </table:table-cell>
          <table:table-cell table:style-name="ce1" office:value-type="float" office:value="0.00000000022953917694202" calcext:value-type="float">
            <text:p>2.30E-10</text:p>
          </table:table-cell>
          <table:table-cell table:style-name="ce1" office:value-type="float" office:value="-0.00000000022953917694202" calcext:value-type="float">
            <text:p>-2.30E-10</text:p>
          </table:table-cell>
          <table:table-cell office:value-type="float" office:value="587.712358744189" calcext:value-type="float">
            <text:p>587.712358744189</text:p>
          </table:table-cell>
          <table:table-cell office:value-type="float" office:value="56.7279196864516" calcext:value-type="float">
            <text:p>56.7279196864516</text:p>
          </table:table-cell>
          <table:table-cell office:value-type="float" office:value="110020.235143895" calcext:value-type="float">
            <text:p>110020.235143895</text:p>
          </table:table-cell>
          <table:table-cell office:value-type="float" office:value="100826.582245861" calcext:value-type="float">
            <text:p>100826.58224586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.06510137556148" calcext:value-type="float">
            <text:p>7.06510137556148</text:p>
          </table:table-cell>
          <table:table-cell office:value-type="float" office:value="0.570560280421215" calcext:value-type="float">
            <text:p>0.570560280421215</text:p>
          </table:table-cell>
          <table:table-cell office:value-type="float" office:value="5.70560282769754" calcext:value-type="float">
            <text:p>5.70560282769754</text:p>
          </table:table-cell>
          <table:table-cell office:value-type="float" office:value="0.0356523969966939" calcext:value-type="float">
            <text:p>0.035652396996694</text:p>
          </table:table-cell>
          <table:table-cell office:value-type="float" office:value="-0.00510615244340117" calcext:value-type="float">
            <text:p>-0.005106152443401</text:p>
          </table:table-cell>
          <table:table-cell office:value-type="float" office:value="2.7970994892938" calcext:value-type="float">
            <text:p>2.7970994892938</text:p>
          </table:table-cell>
          <table:table-cell office:value-type="float" office:value="-8.91774826379444" calcext:value-type="float">
            <text:p>-8.9177482637944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.68057052082678" calcext:value-type="float">
            <text:p>2.68057052082678</text:p>
          </table:table-cell>
          <table:table-cell office:value-type="float" office:value="32375.3461834241" calcext:value-type="float">
            <text:p>32375.3461834241</text:p>
          </table:table-cell>
          <table:table-cell table:style-name="ce1" office:value-type="float" office:value="0.000000404023390136646" calcext:value-type="float">
            <text:p>4.04E-07</text:p>
          </table:table-cell>
          <table:table-cell office:value-type="float" office:value="917620079229551" calcext:value-type="float">
            <text:p>917620079229551</text:p>
          </table:table-cell>
          <table:table-cell office:value-type="float" office:value="294771152901329" calcext:value-type="float">
            <text:p>294771152901329</text:p>
          </table:table-cell>
          <table:table-cell table:style-name="ce1" office:value-type="float" office:value="2.69151905286205E+018" calcext:value-type="float">
            <text:p>2.69E+18</text:p>
          </table:table-cell>
          <table:table-cell table:style-name="ce1" office:value-type="float" office:value="5.11687410010271E+017" calcext:value-type="float">
            <text:p>5.12E+1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.40226832377671" calcext:value-type="float">
            <text:p>8.40226832377671</text:p>
          </table:table-cell>
          <table:table-cell office:value-type="float" office:value="0.916852955523927" calcext:value-type="float">
            <text:p>0.916852955523927</text:p>
          </table:table-cell>
          <table:table-cell office:value-type="float" office:value="46.2052952903728" calcext:value-type="float">
            <text:p>46.2052952903728</text:p>
          </table:table-cell>
          <table:table-cell office:value-type="float" office:value="0.0624156688448012" calcext:value-type="float">
            <text:p>0.062415668844801</text:p>
          </table:table-cell>
          <table:table-cell office:value-type="float" office:value="-0.0105333611288874" calcext:value-type="float">
            <text:p>-0.010533361128888</text:p>
          </table:table-cell>
          <table:table-cell office:value-type="float" office:value="5.61138504751789" calcext:value-type="float">
            <text:p>5.61138504751789</text:p>
          </table:table-cell>
          <table:table-cell office:value-type="float" office:value="-7.51591785913042" calcext:value-type="float">
            <text:p>-7.5159178591304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.98592425678814" calcext:value-type="float">
            <text:p>2.98592425678814</text:p>
          </table:table-cell>
          <table:table-cell office:value-type="float" office:value="0.79270717256692" calcext:value-type="float">
            <text:p>0.79270717256692</text:p>
          </table:table-cell>
          <table:table-cell office:value-type="float" office:value="7.92707172566919" calcext:value-type="float">
            <text:p>7.92707172566919</text:p>
          </table:table-cell>
          <table:table-cell office:value-type="float" office:value="-4.87012194926074" calcext:value-type="float">
            <text:p>-4.87012194926074</text:p>
          </table:table-cell>
          <table:table-cell office:value-type="float" office:value="4.2352542873882" calcext:value-type="float">
            <text:p>4.2352542873882</text:p>
          </table:table-cell>
          <table:table-cell office:value-type="float" office:value="-5645.11716644508" calcext:value-type="float">
            <text:p>-5645.11716644508</text:p>
          </table:table-cell>
          <table:table-cell office:value-type="float" office:value="8982.90910876435" calcext:value-type="float">
            <text:p>8982.9091087643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4.3454956792012" calcext:value-type="float">
            <text:p>24.3454956792012</text:p>
          </table:table-cell>
          <table:table-cell office:value-type="float" office:value="15.2092616319287" calcext:value-type="float">
            <text:p>15.2092616319287</text:p>
          </table:table-cell>
          <table:table-cell office:value-type="float" office:value="0.723663944127322" calcext:value-type="float">
            <text:p>0.723663944127322</text:p>
          </table:table-cell>
          <table:table-cell office:value-type="float" office:value="-8.12625608362608" calcext:value-type="float">
            <text:p>-8.12625608362608</text:p>
          </table:table-cell>
          <table:table-cell office:value-type="float" office:value="6.75790283418192" calcext:value-type="float">
            <text:p>6.75790283418192</text:p>
          </table:table-cell>
          <table:table-cell office:value-type="float" office:value="52975.778684277" calcext:value-type="float">
            <text:p>52975.778684277</text:p>
          </table:table-cell>
          <table:table-cell office:value-type="float" office:value="-18.625621866167" calcext:value-type="float">
            <text:p>-18.62562186616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.1976287739777" calcext:value-type="float">
            <text:p>14.1976287739777</text:p>
          </table:table-cell>
          <table:table-cell table:style-name="ce1" office:value-type="float" office:value="0.0000000000111366916019878" calcext:value-type="float">
            <text:p>1.11E-11</text:p>
          </table:table-cell>
          <table:table-cell table:style-name="ce1" office:value-type="float" office:value="-0.0000000000111366916019878" calcext:value-type="float">
            <text:p>-1.11E-11</text:p>
          </table:table-cell>
          <table:table-cell office:value-type="float" office:value="2690.6817628342" calcext:value-type="float">
            <text:p>2690.6817628342</text:p>
          </table:table-cell>
          <table:table-cell office:value-type="float" office:value="-12.2441300289323" calcext:value-type="float">
            <text:p>-12.2441300289323</text:p>
          </table:table-cell>
          <table:table-cell office:value-type="float" office:value="11484.7037465123" calcext:value-type="float">
            <text:p>11484.7037465123</text:p>
          </table:table-cell>
          <table:table-cell office:value-type="float" office:value="12721.7365313963" calcext:value-type="float">
            <text:p>12721.736531396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.53491180430058" calcext:value-type="float">
            <text:p>3.53491180430058</text:p>
          </table:table-cell>
          <table:table-cell office:value-type="float" office:value="0.573448450502217" calcext:value-type="float">
            <text:p>0.573448450502217</text:p>
          </table:table-cell>
          <table:table-cell office:value-type="float" office:value="5.73448450502216" calcext:value-type="float">
            <text:p>5.73448450502216</text:p>
          </table:table-cell>
          <table:table-cell office:value-type="float" office:value="-0.415391205896883" calcext:value-type="float">
            <text:p>-0.415391205896883</text:p>
          </table:table-cell>
          <table:table-cell office:value-type="float" office:value="0.88679526293938" calcext:value-type="float">
            <text:p>0.88679526293938</text:p>
          </table:table-cell>
          <table:table-cell office:value-type="float" office:value="-451.356218802391" calcext:value-type="float">
            <text:p>-451.356218802391</text:p>
          </table:table-cell>
          <table:table-cell office:value-type="float" office:value="1372.22902398929" calcext:value-type="float">
            <text:p>1372.2290239892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73027485303719" calcext:value-type="float">
            <text:p>6.73027485303719</text:p>
          </table:table-cell>
          <table:table-cell office:value-type="float" office:value="25.0390093473438" calcext:value-type="float">
            <text:p>25.0390093473438</text:p>
          </table:table-cell>
          <table:table-cell office:value-type="float" office:value="0.43339378294581" calcext:value-type="float">
            <text:p>0.43339378294581</text:p>
          </table:table-cell>
          <table:table-cell office:value-type="float" office:value="35.2253886191569" calcext:value-type="float">
            <text:p>35.2253886191569</text:p>
          </table:table-cell>
          <table:table-cell office:value-type="float" office:value="16.7081517561646" calcext:value-type="float">
            <text:p>16.7081517561646</text:p>
          </table:table-cell>
          <table:table-cell office:value-type="float" office:value="400082.247974329" calcext:value-type="float">
            <text:p>400082.247974329</text:p>
          </table:table-cell>
          <table:table-cell office:value-type="float" office:value="2072.725338594" calcext:value-type="float">
            <text:p>2072.72533859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.49357780567612" calcext:value-type="float">
            <text:p>2.49357780567612</text:p>
          </table:table-cell>
          <table:table-cell office:value-type="float" office:value="0.799588625407477" calcext:value-type="float">
            <text:p>0.799588625407477</text:p>
          </table:table-cell>
          <table:table-cell office:value-type="float" office:value="7.99588638234026" calcext:value-type="float">
            <text:p>7.99588638234026</text:p>
          </table:table-cell>
          <table:table-cell office:value-type="float" office:value="0.000841394863243486" calcext:value-type="float">
            <text:p>0.000841394863243</text:p>
          </table:table-cell>
          <table:table-cell office:value-type="float" office:value="-0.000229769481850996" calcext:value-type="float">
            <text:p>-0.000229769481851</text:p>
          </table:table-cell>
          <table:table-cell office:value-type="float" office:value="5.80712672124866" calcext:value-type="float">
            <text:p>5.80712672124866</text:p>
          </table:table-cell>
          <table:table-cell office:value-type="float" office:value="-9.72231633218875" calcext:value-type="float">
            <text:p>-9.7223163321887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.6654124400645" calcext:value-type="float">
            <text:p>7.6654124400645</text:p>
          </table:table-cell>
          <table:table-cell table:style-name="ce1" office:value-type="float" office:value="0.000000000140826139286814" calcext:value-type="float">
            <text:p>1.41E-10</text:p>
          </table:table-cell>
          <table:table-cell table:style-name="ce1" office:value-type="float" office:value="-0.000000000140826139286814" calcext:value-type="float">
            <text:p>-1.41E-10</text:p>
          </table:table-cell>
          <table:table-cell office:value-type="float" office:value="171.185679266516" calcext:value-type="float">
            <text:p>171.185679266516</text:p>
          </table:table-cell>
          <table:table-cell office:value-type="float" office:value="2.02116485508553" calcext:value-type="float">
            <text:p>2.02116485508553</text:p>
          </table:table-cell>
          <table:table-cell office:value-type="float" office:value="2647.14306325099" calcext:value-type="float">
            <text:p>2647.14306325099</text:p>
          </table:table-cell>
          <table:table-cell office:value-type="float" office:value="2672.02036099569" calcext:value-type="float">
            <text:p>2672.0203609956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.23895793770513" calcext:value-type="float">
            <text:p>9.23895793770513</text:p>
          </table:table-cell>
          <table:table-cell office:value-type="float" office:value="0.329039669865977" calcext:value-type="float">
            <text:p>0.329039669865977</text:p>
          </table:table-cell>
          <table:table-cell office:value-type="float" office:value="0.658079339722172" calcext:value-type="float">
            <text:p>0.658079339722172</text:p>
          </table:table-cell>
          <table:table-cell office:value-type="float" office:value="0.222308568890837" calcext:value-type="float">
            <text:p>0.222308568890837</text:p>
          </table:table-cell>
          <table:table-cell office:value-type="float" office:value="0.909727743334719" calcext:value-type="float">
            <text:p>0.909727743334719</text:p>
          </table:table-cell>
          <table:table-cell office:value-type="float" office:value="-13.9613899898406" calcext:value-type="float">
            <text:p>-13.9613899898406</text:p>
          </table:table-cell>
          <table:table-cell office:value-type="float" office:value="128.844936865047" calcext:value-type="float">
            <text:p>128.84493686504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.01394710603322" calcext:value-type="float">
            <text:p>2.01394710603322</text:p>
          </table:table-cell>
          <table:table-cell office:value-type="float" office:value="0.819083747335315" calcext:value-type="float">
            <text:p>0.819083747335315</text:p>
          </table:table-cell>
          <table:table-cell office:value-type="float" office:value="8.19083747335314" calcext:value-type="float">
            <text:p>8.19083747335314</text:p>
          </table:table-cell>
          <table:table-cell office:value-type="float" office:value="0.000258762035081328" calcext:value-type="float">
            <text:p>0.000258762035081</text:p>
          </table:table-cell>
          <table:table-cell table:style-name="ce1" office:value-type="float" office:value="-0.0000448546235428958" calcext:value-type="float">
            <text:p>-4.49E-05</text:p>
          </table:table-cell>
          <table:table-cell office:value-type="float" office:value="7.00371826740789" calcext:value-type="float">
            <text:p>7.00371826740789</text:p>
          </table:table-cell>
          <table:table-cell office:value-type="float" office:value="-11.1102143472903" calcext:value-type="float">
            <text:p>-11.110214347290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.7785535078214" calcext:value-type="float">
            <text:p>14.7785535078214</text:p>
          </table:table-cell>
          <table:table-cell table:style-name="ce1" office:value-type="float" office:value="0.0000000000177323942183376" calcext:value-type="float">
            <text:p>1.77E-11</text:p>
          </table:table-cell>
          <table:table-cell table:style-name="ce1" office:value-type="float" office:value="0.000000926880301489083" calcext:value-type="float">
            <text:p>9.27E-07</text:p>
          </table:table-cell>
          <table:table-cell office:value-type="float" office:value="-12.6581929811914" calcext:value-type="float">
            <text:p>-12.6581929811914</text:p>
          </table:table-cell>
          <table:table-cell office:value-type="float" office:value="0.0504513810185693" calcext:value-type="float">
            <text:p>0.050451381018569</text:p>
          </table:table-cell>
          <table:table-cell office:value-type="float" office:value="65385.3880022958" calcext:value-type="float">
            <text:p>65385.3880022958</text:p>
          </table:table-cell>
          <table:table-cell office:value-type="float" office:value="-511.410845433752" calcext:value-type="float">
            <text:p>-511.41084543375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1.360756955195" calcext:value-type="float">
            <text:p>11.360756955195</text:p>
          </table:table-cell>
          <table:table-cell table:style-name="ce1" office:value-type="float" office:value="0.0000000000846937182407746" calcext:value-type="float">
            <text:p>8.47E-11</text:p>
          </table:table-cell>
          <table:table-cell table:style-name="ce1" office:value-type="float" office:value="-0.0000000000846937182407746" calcext:value-type="float">
            <text:p>-8.47E-11</text:p>
          </table:table-cell>
          <table:table-cell office:value-type="float" office:value="2182.75519759648" calcext:value-type="float">
            <text:p>2182.75519759648</text:p>
          </table:table-cell>
          <table:table-cell office:value-type="float" office:value="-14.2768916173764" calcext:value-type="float">
            <text:p>-14.2768916173764</text:p>
          </table:table-cell>
          <table:table-cell office:value-type="float" office:value="12484.0615347552" calcext:value-type="float">
            <text:p>12484.0615347552</text:p>
          </table:table-cell>
          <table:table-cell office:value-type="float" office:value="14449.7985247456" calcext:value-type="float">
            <text:p>14449.798524745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8.6962421911863" calcext:value-type="float">
            <text:p>38.6962421911863</text:p>
          </table:table-cell>
          <table:table-cell office:value-type="float" office:value="0.647863774254986" calcext:value-type="float">
            <text:p>0.647863774254986</text:p>
          </table:table-cell>
          <table:table-cell office:value-type="float" office:value="0.533974666779853" calcext:value-type="float">
            <text:p>0.533974666779853</text:p>
          </table:table-cell>
          <table:table-cell office:value-type="float" office:value="2.10971931636944" calcext:value-type="float">
            <text:p>2.10971931636944</text:p>
          </table:table-cell>
          <table:table-cell office:value-type="float" office:value="-0.337777269520813" calcext:value-type="float">
            <text:p>-0.337777269520813</text:p>
          </table:table-cell>
          <table:table-cell office:value-type="float" office:value="1.64731690727319" calcext:value-type="float">
            <text:p>1.64731690727319</text:p>
          </table:table-cell>
          <table:table-cell office:value-type="float" office:value="-1.0749809999187" calcext:value-type="float">
            <text:p>-1.074980999918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1.3650262879926" calcext:value-type="float">
            <text:p>11.3650262879926</text:p>
          </table:table-cell>
          <table:table-cell table:style-name="ce1" office:value-type="float" office:value="0.0000000000108336691568226" calcext:value-type="float">
            <text:p>1.08E-11</text:p>
          </table:table-cell>
          <table:table-cell table:style-name="ce1" office:value-type="float" office:value="-0.0000000000108336691568226" calcext:value-type="float">
            <text:p>-1.08E-11</text:p>
          </table:table-cell>
          <table:table-cell office:value-type="float" office:value="15.0537854966725" calcext:value-type="float">
            <text:p>15.0537854966725</text:p>
          </table:table-cell>
          <table:table-cell office:value-type="float" office:value="5.02968409164651" calcext:value-type="float">
            <text:p>5.02968409164651</text:p>
          </table:table-cell>
          <table:table-cell office:value-type="float" office:value="352.612851801946" calcext:value-type="float">
            <text:p>352.612851801946</text:p>
          </table:table-cell>
          <table:table-cell office:value-type="float" office:value="320.770481221352" calcext:value-type="float">
            <text:p>320.77048122135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2.8843966389" calcext:value-type="float">
            <text:p>22.8843966389</text:p>
          </table:table-cell>
          <table:table-cell office:value-type="float" office:value="0.802752869449278" calcext:value-type="float">
            <text:p>0.802752869449278</text:p>
          </table:table-cell>
          <table:table-cell office:value-type="float" office:value="6.33084571410171" calcext:value-type="float">
            <text:p>6.33084571410171</text:p>
          </table:table-cell>
          <table:table-cell office:value-type="float" office:value="0.162855030643053" calcext:value-type="float">
            <text:p>0.162855030643053</text:p>
          </table:table-cell>
          <table:table-cell office:value-type="float" office:value="-0.186349633839779" calcext:value-type="float">
            <text:p>-0.186349633839779</text:p>
          </table:table-cell>
          <table:table-cell office:value-type="float" office:value="0.451560476704785" calcext:value-type="float">
            <text:p>0.451560476704785</text:p>
          </table:table-cell>
          <table:table-cell office:value-type="float" office:value="-1.33035371842624" calcext:value-type="float">
            <text:p>-1.3303537184262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3.391491286723" calcext:value-type="float">
            <text:p>23.391491286723</text:p>
          </table:table-cell>
          <table:table-cell office:value-type="float" office:value="0.882855691688061" calcext:value-type="float">
            <text:p>0.882855691688061</text:p>
          </table:table-cell>
          <table:table-cell office:value-type="float" office:value="7.08712346496298" calcext:value-type="float">
            <text:p>7.08712346496298</text:p>
          </table:table-cell>
          <table:table-cell office:value-type="float" office:value="0.0290136035087543" calcext:value-type="float">
            <text:p>0.029013603508754</text:p>
          </table:table-cell>
          <table:table-cell office:value-type="float" office:value="-0.0165339794435739" calcext:value-type="float">
            <text:p>-0.016533979443574</text:p>
          </table:table-cell>
          <table:table-cell office:value-type="float" office:value="0.62893310046729" calcext:value-type="float">
            <text:p>0.62893310046729</text:p>
          </table:table-cell>
          <table:table-cell office:value-type="float" office:value="-1.5710723755017" calcext:value-type="float">
            <text:p>-1.571072375501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.53519902122335" calcext:value-type="float">
            <text:p>2.53519902122335</text:p>
          </table:table-cell>
          <table:table-cell office:value-type="float" office:value="0.797845941249324" calcext:value-type="float">
            <text:p>0.797845941249324</text:p>
          </table:table-cell>
          <table:table-cell office:value-type="float" office:value="7.97845941249323" calcext:value-type="float">
            <text:p>7.97845941249323</text:p>
          </table:table-cell>
          <table:table-cell office:value-type="float" office:value="-0.416787566447958" calcext:value-type="float">
            <text:p>-0.416787566447958</text:p>
          </table:table-cell>
          <table:table-cell office:value-type="float" office:value="0.581873221101992" calcext:value-type="float">
            <text:p>0.581873221101992</text:p>
          </table:table-cell>
          <table:table-cell office:value-type="float" office:value="-542.136702974816" calcext:value-type="float">
            <text:p>-542.136702974816</text:p>
          </table:table-cell>
          <table:table-cell office:value-type="float" office:value="851.032227186654" calcext:value-type="float">
            <text:p>851.03222718665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5.7148711302919" calcext:value-type="float">
            <text:p>15.7148711302919</text:p>
          </table:table-cell>
          <table:table-cell office:value-type="float" office:value="18.284280186208" calcext:value-type="float">
            <text:p>18.284280186208</text:p>
          </table:table-cell>
          <table:table-cell office:value-type="float" office:value="1176484637.11164" calcext:value-type="float">
            <text:p>1176484637.11164</text:p>
          </table:table-cell>
          <table:table-cell office:value-type="float" office:value="-14.2763599056741" calcext:value-type="float">
            <text:p>-14.2763599056741</text:p>
          </table:table-cell>
          <table:table-cell office:value-type="float" office:value="6.34843045269125" calcext:value-type="float">
            <text:p>6.34843045269125</text:p>
          </table:table-cell>
          <table:table-cell office:value-type="float" office:value="110245.202131137" calcext:value-type="float">
            <text:p>110245.202131137</text:p>
          </table:table-cell>
          <table:table-cell office:value-type="float" office:value="7.84056467900413" calcext:value-type="float">
            <text:p>7.8405646790041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8.0907362653513" calcext:value-type="float">
            <text:p>18.0907362653513</text:p>
          </table:table-cell>
          <table:table-cell office:value-type="float" office:value="0.55821254197322" calcext:value-type="float">
            <text:p>0.55821254197322</text:p>
          </table:table-cell>
          <table:table-cell office:value-type="float" office:value="5.5821254197322" calcext:value-type="float">
            <text:p>5.5821254197322</text:p>
          </table:table-cell>
          <table:table-cell office:value-type="float" office:value="0.0030473302417494" calcext:value-type="float">
            <text:p>0.003047330241749</text:p>
          </table:table-cell>
          <table:table-cell office:value-type="float" office:value="-0.00272958220812177" calcext:value-type="float">
            <text:p>-0.002729582208122</text:p>
          </table:table-cell>
          <table:table-cell office:value-type="float" office:value="0.260085109107011" calcext:value-type="float">
            <text:p>0.260085109107011</text:p>
          </table:table-cell>
          <table:table-cell office:value-type="float" office:value="-1.14627413171375" calcext:value-type="float">
            <text:p>-1.1462741317137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5.0040998747735" calcext:value-type="float">
            <text:p>15.0040998747735</text:p>
          </table:table-cell>
          <table:table-cell office:value-type="float" office:value="0.381522817028735" calcext:value-type="float">
            <text:p>0.381522817028735</text:p>
          </table:table-cell>
          <table:table-cell office:value-type="float" office:value="1.06054588118162" calcext:value-type="float">
            <text:p>1.06054588118162</text:p>
          </table:table-cell>
          <table:table-cell office:value-type="float" office:value="-0.000801725319265392" calcext:value-type="float">
            <text:p>-0.000801725319265</text:p>
          </table:table-cell>
          <table:table-cell office:value-type="float" office:value="0.0580427525461268" calcext:value-type="float">
            <text:p>0.058042752546127</text:p>
          </table:table-cell>
          <table:table-cell office:value-type="float" office:value="0.0192172384905134" calcext:value-type="float">
            <text:p>0.019217238490513</text:p>
          </table:table-cell>
          <table:table-cell office:value-type="float" office:value="-0.148469392267801" calcext:value-type="float">
            <text:p>-0.1484693922678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.3784002211758" calcext:value-type="float">
            <text:p>10.3784002211758</text:p>
          </table:table-cell>
          <table:table-cell office:value-type="float" office:value="15.2324942664633" calcext:value-type="float">
            <text:p>15.2324942664633</text:p>
          </table:table-cell>
          <table:table-cell office:value-type="float" office:value="0.002540938222957" calcext:value-type="float">
            <text:p>0.002540938222957</text:p>
          </table:table-cell>
          <table:table-cell office:value-type="float" office:value="416.010376568304" calcext:value-type="float">
            <text:p>416.010376568304</text:p>
          </table:table-cell>
          <table:table-cell office:value-type="float" office:value="583973476371.758" calcext:value-type="float">
            <text:p>583973476371.758</text:p>
          </table:table-cell>
          <table:table-cell office:value-type="float" office:value="96641.0660424915" calcext:value-type="float">
            <text:p>96641.0660424915</text:p>
          </table:table-cell>
          <table:table-cell office:value-type="float" office:value="59918074196646.7" calcext:value-type="float">
            <text:p>59918074196646.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.92101130687435" calcext:value-type="float">
            <text:p>2.92101130687435</text:p>
          </table:table-cell>
          <table:table-cell table:style-name="ce1" office:value-type="float" office:value="0.0000000000174218027051585" calcext:value-type="float">
            <text:p>1.74E-11</text:p>
          </table:table-cell>
          <table:table-cell table:style-name="ce1" office:value-type="float" office:value="-0.0000000000174218027051585" calcext:value-type="float">
            <text:p>-1.74E-11</text:p>
          </table:table-cell>
          <table:table-cell office:value-type="float" office:value="6.9960036521208" calcext:value-type="float">
            <text:p>6.9960036521208</text:p>
          </table:table-cell>
          <table:table-cell office:value-type="float" office:value="2.02828961853864" calcext:value-type="float">
            <text:p>2.02828961853864</text:p>
          </table:table-cell>
          <table:table-cell office:value-type="float" office:value="3237.73937681453" calcext:value-type="float">
            <text:p>3237.73937681453</text:p>
          </table:table-cell>
          <table:table-cell office:value-type="float" office:value="3562.07378860772" calcext:value-type="float">
            <text:p>3562.0737886077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7.8993310308612" calcext:value-type="float">
            <text:p>27.8993310308612</text:p>
          </table:table-cell>
          <table:table-cell office:value-type="float" office:value="0.848418679585107" calcext:value-type="float">
            <text:p>0.848418679585107</text:p>
          </table:table-cell>
          <table:table-cell office:value-type="float" office:value="4.01663267132693" calcext:value-type="float">
            <text:p>4.01663267132693</text:p>
          </table:table-cell>
          <table:table-cell office:value-type="float" office:value="0.100421292619748" calcext:value-type="float">
            <text:p>0.100421292619748</text:p>
          </table:table-cell>
          <table:table-cell office:value-type="float" office:value="-0.012968201217207" calcext:value-type="float">
            <text:p>-0.012968201217207</text:p>
          </table:table-cell>
          <table:table-cell office:value-type="float" office:value="0.552874926593161" calcext:value-type="float">
            <text:p>0.552874926593161</text:p>
          </table:table-cell>
          <table:table-cell office:value-type="float" office:value="-1.44411508201932" calcext:value-type="float">
            <text:p>-1.4441150820193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7.0081516136487" calcext:value-type="float">
            <text:p>17.0081516136487</text:p>
          </table:table-cell>
          <table:table-cell office:value-type="float" office:value="0.675043926854919" calcext:value-type="float">
            <text:p>0.675043926854919</text:p>
          </table:table-cell>
          <table:table-cell office:value-type="float" office:value="0.623506432715963" calcext:value-type="float">
            <text:p>0.623506432715963</text:p>
          </table:table-cell>
          <table:table-cell office:value-type="float" office:value="0.233098096027093" calcext:value-type="float">
            <text:p>0.233098096027093</text:p>
          </table:table-cell>
          <table:table-cell office:value-type="float" office:value="0.0385726070077684" calcext:value-type="float">
            <text:p>0.038572607007769</text:p>
          </table:table-cell>
          <table:table-cell office:value-type="float" office:value="0.637708711827136" calcext:value-type="float">
            <text:p>0.637708711827136</text:p>
          </table:table-cell>
          <table:table-cell office:value-type="float" office:value="-0.840201618533892" calcext:value-type="float">
            <text:p>-0.84020161853389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.37326956288742" calcext:value-type="float">
            <text:p>9.37326956288742</text:p>
          </table:table-cell>
          <table:table-cell office:value-type="float" office:value="0.539810863748592" calcext:value-type="float">
            <text:p>0.539810863748592</text:p>
          </table:table-cell>
          <table:table-cell office:value-type="float" office:value="2.14518644409953" calcext:value-type="float">
            <text:p>2.14518644409953</text:p>
          </table:table-cell>
          <table:table-cell office:value-type="float" office:value="0.00415574885607639" calcext:value-type="float">
            <text:p>0.004155748856076</text:p>
          </table:table-cell>
          <table:table-cell office:value-type="float" office:value="0.00240010546590594" calcext:value-type="float">
            <text:p>0.002400105465906</text:p>
          </table:table-cell>
          <table:table-cell office:value-type="float" office:value="0.100068439698111" calcext:value-type="float">
            <text:p>0.100068439698111</text:p>
          </table:table-cell>
          <table:table-cell office:value-type="float" office:value="-0.574039299365463" calcext:value-type="float">
            <text:p>-0.57403929936546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.1761796091698" calcext:value-type="float">
            <text:p>20.1761796091698</text:p>
          </table:table-cell>
          <table:table-cell table:style-name="ce1" office:value-type="float" office:value="0.0000000000194127301011909" calcext:value-type="float">
            <text:p>1.94E-11</text:p>
          </table:table-cell>
          <table:table-cell table:style-name="ce1" office:value-type="float" office:value="-0.0000000000194127301011909" calcext:value-type="float">
            <text:p>-1.94E-11</text:p>
          </table:table-cell>
          <table:table-cell office:value-type="float" office:value="1.74072142806397" calcext:value-type="float">
            <text:p>1.74072142806397</text:p>
          </table:table-cell>
          <table:table-cell office:value-type="float" office:value="-0.4472051767342" calcext:value-type="float">
            <text:p>-0.4472051767342</text:p>
          </table:table-cell>
          <table:table-cell office:value-type="float" office:value="2.54753593302084" calcext:value-type="float">
            <text:p>2.54753593302084</text:p>
          </table:table-cell>
          <table:table-cell office:value-type="float" office:value="1.9586796319288" calcext:value-type="float">
            <text:p>1.958679631928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8.8451221106857" calcext:value-type="float">
            <text:p>38.8451221106857</text:p>
          </table:table-cell>
          <table:table-cell office:value-type="float" office:value="0.812220310405066" calcext:value-type="float">
            <text:p>0.812220310405066</text:p>
          </table:table-cell>
          <table:table-cell office:value-type="float" office:value="37.1729921257543" calcext:value-type="float">
            <text:p>37.1729921257543</text:p>
          </table:table-cell>
          <table:table-cell office:value-type="float" office:value="0.989571497303488" calcext:value-type="float">
            <text:p>0.989571497303488</text:p>
          </table:table-cell>
          <table:table-cell office:value-type="float" office:value="-0.192110215226013" calcext:value-type="float">
            <text:p>-0.192110215226013</text:p>
          </table:table-cell>
          <table:table-cell office:value-type="float" office:value="5.27056704844037" calcext:value-type="float">
            <text:p>5.27056704844037</text:p>
          </table:table-cell>
          <table:table-cell office:value-type="float" office:value="-8.6490188052512" calcext:value-type="float">
            <text:p>-8.649018805251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.23909213107227" calcext:value-type="float">
            <text:p>3.23909213107227</text:p>
          </table:table-cell>
          <table:table-cell office:value-type="float" office:value="0.451216401305969" calcext:value-type="float">
            <text:p>0.451216401305969</text:p>
          </table:table-cell>
          <table:table-cell office:value-type="float" office:value="4.51216402137087" calcext:value-type="float">
            <text:p>4.51216402137087</text:p>
          </table:table-cell>
          <table:table-cell office:value-type="float" office:value="-0.0712477638596618" calcext:value-type="float">
            <text:p>-0.071247763859662</text:p>
          </table:table-cell>
          <table:table-cell office:value-type="float" office:value="0.283042630890319" calcext:value-type="float">
            <text:p>0.283042630890319</text:p>
          </table:table-cell>
          <table:table-cell office:value-type="float" office:value="-115.39822817954" calcext:value-type="float">
            <text:p>-115.39822817954</text:p>
          </table:table-cell>
          <table:table-cell office:value-type="float" office:value="566.595808896481" calcext:value-type="float">
            <text:p>566.59580889648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9.7717594116192" calcext:value-type="float">
            <text:p>19.7717594116192</text:p>
          </table:table-cell>
          <table:table-cell office:value-type="float" office:value="0.691213972053858" calcext:value-type="float">
            <text:p>0.691213972053858</text:p>
          </table:table-cell>
          <table:table-cell office:value-type="float" office:value="6.91213972053857" calcext:value-type="float">
            <text:p>6.91213972053857</text:p>
          </table:table-cell>
          <table:table-cell office:value-type="float" office:value="0.345316118852381" calcext:value-type="float">
            <text:p>0.345316118852381</text:p>
          </table:table-cell>
          <table:table-cell office:value-type="float" office:value="-0.0883293672990966" calcext:value-type="float">
            <text:p>-0.088329367299097</text:p>
          </table:table-cell>
          <table:table-cell office:value-type="float" office:value="2.18372641989362" calcext:value-type="float">
            <text:p>2.18372641989362</text:p>
          </table:table-cell>
          <table:table-cell office:value-type="float" office:value="-5.04837671899276" calcext:value-type="float">
            <text:p>-5.0483767189927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3.7654063536559" calcext:value-type="float">
            <text:p>13.7654063536559</text:p>
          </table:table-cell>
          <table:table-cell office:value-type="float" office:value="0.517523859752972" calcext:value-type="float">
            <text:p>0.517523859752972</text:p>
          </table:table-cell>
          <table:table-cell office:value-type="float" office:value="5.81866588227137" calcext:value-type="float">
            <text:p>5.81866588227137</text:p>
          </table:table-cell>
          <table:table-cell office:value-type="float" office:value="0.00285577332572573" calcext:value-type="float">
            <text:p>0.002855773325726</text:p>
          </table:table-cell>
          <table:table-cell office:value-type="float" office:value="0.000983558988513103" calcext:value-type="float">
            <text:p>0.000983558988513</text:p>
          </table:table-cell>
          <table:table-cell office:value-type="float" office:value="0.0736611874631807" calcext:value-type="float">
            <text:p>0.073661187463181</text:p>
          </table:table-cell>
          <table:table-cell office:value-type="float" office:value="-0.534997947954757" calcext:value-type="float">
            <text:p>-0.53499794795475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.87667292835192" calcext:value-type="float">
            <text:p>7.87667292835192</text:p>
          </table:table-cell>
          <table:table-cell office:value-type="float" office:value="17.6391752495158" calcext:value-type="float">
            <text:p>17.6391752495158</text:p>
          </table:table-cell>
          <table:table-cell office:value-type="float" office:value="0.723637267311698" calcext:value-type="float">
            <text:p>0.723637267311698</text:p>
          </table:table-cell>
          <table:table-cell office:value-type="float" office:value="-3.38544096050788" calcext:value-type="float">
            <text:p>-3.38544096050788</text:p>
          </table:table-cell>
          <table:table-cell office:value-type="float" office:value="2.0090484559122" calcext:value-type="float">
            <text:p>2.0090484559122</text:p>
          </table:table-cell>
          <table:table-cell office:value-type="float" office:value="95801.7313957407" calcext:value-type="float">
            <text:p>95801.7313957407</text:p>
          </table:table-cell>
          <table:table-cell office:value-type="float" office:value="-24.8784730021871" calcext:value-type="float">
            <text:p>-24.878473002187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.06676966246103" calcext:value-type="float">
            <text:p>9.06676966246103</text:p>
          </table:table-cell>
          <table:table-cell table:style-name="ce1" office:value-type="float" office:value="0.00000000349581172640821" calcext:value-type="float">
            <text:p>3.50E-09</text:p>
          </table:table-cell>
          <table:table-cell table:style-name="ce1" office:value-type="float" office:value="-0.00000000349581172640821" calcext:value-type="float">
            <text:p>-3.50E-09</text:p>
          </table:table-cell>
          <table:table-cell office:value-type="float" office:value="2.68926207154106" calcext:value-type="float">
            <text:p>2.68926207154106</text:p>
          </table:table-cell>
          <table:table-cell office:value-type="float" office:value="-0.0587617131601151" calcext:value-type="float">
            <text:p>-0.058761713160115</text:p>
          </table:table-cell>
          <table:table-cell office:value-type="float" office:value="90.1198908190698" calcext:value-type="float">
            <text:p>90.1198908190698</text:p>
          </table:table-cell>
          <table:table-cell office:value-type="float" office:value="34.8556072631032" calcext:value-type="float">
            <text:p>34.855607263103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.02541580758882" calcext:value-type="float">
            <text:p>8.02541580758882</text:p>
          </table:table-cell>
          <table:table-cell table:style-name="ce1" office:value-type="float" office:value="0.0000000000397370846484809" calcext:value-type="float">
            <text:p>3.97E-11</text:p>
          </table:table-cell>
          <table:table-cell table:style-name="ce1" office:value-type="float" office:value="-0.0000000000397370846484809" calcext:value-type="float">
            <text:p>-3.97E-11</text:p>
          </table:table-cell>
          <table:table-cell office:value-type="float" office:value="276.902334085345" calcext:value-type="float">
            <text:p>276.902334085345</text:p>
          </table:table-cell>
          <table:table-cell office:value-type="float" office:value="11.5140104618614" calcext:value-type="float">
            <text:p>11.5140104618614</text:p>
          </table:table-cell>
          <table:table-cell office:value-type="float" office:value="7786.76327107682" calcext:value-type="float">
            <text:p>7786.76327107682</text:p>
          </table:table-cell>
          <table:table-cell office:value-type="float" office:value="9075.59935087401" calcext:value-type="float">
            <text:p>9075.5993508740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2.4104961641174" calcext:value-type="float">
            <text:p>32.4104961641174</text:p>
          </table:table-cell>
          <table:table-cell office:value-type="float" office:value="0.631254697172591" calcext:value-type="float">
            <text:p>0.631254697172591</text:p>
          </table:table-cell>
          <table:table-cell office:value-type="float" office:value="2.47736422918553" calcext:value-type="float">
            <text:p>2.47736422918553</text:p>
          </table:table-cell>
          <table:table-cell office:value-type="float" office:value="-0.0131299096416187" calcext:value-type="float">
            <text:p>-0.013129909641619</text:p>
          </table:table-cell>
          <table:table-cell office:value-type="float" office:value="0.380170752732362" calcext:value-type="float">
            <text:p>0.380170752732362</text:p>
          </table:table-cell>
          <table:table-cell office:value-type="float" office:value="0.156333999541143" calcext:value-type="float">
            <text:p>0.156333999541143</text:p>
          </table:table-cell>
          <table:table-cell office:value-type="float" office:value="-0.725901867322618" calcext:value-type="float">
            <text:p>-0.72590186732261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1.1667284687641" calcext:value-type="float">
            <text:p>11.1667284687641</text:p>
          </table:table-cell>
          <table:table-cell office:value-type="float" office:value="17.3439144076355" calcext:value-type="float">
            <text:p>17.3439144076355</text:p>
          </table:table-cell>
          <table:table-cell office:value-type="float" office:value="340095796.553314" calcext:value-type="float">
            <text:p>340095796.553314</text:p>
          </table:table-cell>
          <table:table-cell office:value-type="float" office:value="-2.70781437639346" calcext:value-type="float">
            <text:p>-2.70781437639346</text:p>
          </table:table-cell>
          <table:table-cell office:value-type="float" office:value="3.28083475265973" calcext:value-type="float">
            <text:p>3.28083475265973</text:p>
          </table:table-cell>
          <table:table-cell office:value-type="float" office:value="89821.2119813738" calcext:value-type="float">
            <text:p>89821.2119813738</text:p>
          </table:table-cell>
          <table:table-cell office:value-type="float" office:value="205.636889572789" calcext:value-type="float">
            <text:p>205.63688957278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.8681533096496" calcext:value-type="float">
            <text:p>10.8681533096496</text:p>
          </table:table-cell>
          <table:table-cell office:value-type="float" office:value="0.461981215388714" calcext:value-type="float">
            <text:p>0.461981215388714</text:p>
          </table:table-cell>
          <table:table-cell office:value-type="float" office:value="-0.461981215388714" calcext:value-type="float">
            <text:p>-0.461981215388714</text:p>
          </table:table-cell>
          <table:table-cell office:value-type="float" office:value="0.0797672305222393" calcext:value-type="float">
            <text:p>0.079767230522239</text:p>
          </table:table-cell>
          <table:table-cell office:value-type="float" office:value="0.0404560240285508" calcext:value-type="float">
            <text:p>0.040456024028551</text:p>
          </table:table-cell>
          <table:table-cell office:value-type="float" office:value="0.539347614885639" calcext:value-type="float">
            <text:p>0.539347614885639</text:p>
          </table:table-cell>
          <table:table-cell office:value-type="float" office:value="-0.176409435543586" calcext:value-type="float">
            <text:p>-0.17640943554358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3.865679621554" calcext:value-type="float">
            <text:p>13.865679621554</text:p>
          </table:table-cell>
          <table:table-cell table:style-name="ce1" office:value-type="float" office:value="0.0000000000492544742529489" calcext:value-type="float">
            <text:p>4.93E-11</text:p>
          </table:table-cell>
          <table:table-cell table:style-name="ce1" office:value-type="float" office:value="-0.0000000000492544742529489" calcext:value-type="float">
            <text:p>-4.93E-11</text:p>
          </table:table-cell>
          <table:table-cell office:value-type="float" office:value="1238.69941235041" calcext:value-type="float">
            <text:p>1238.69941235041</text:p>
          </table:table-cell>
          <table:table-cell office:value-type="float" office:value="26.1162832941277" calcext:value-type="float">
            <text:p>26.1162832941277</text:p>
          </table:table-cell>
          <table:table-cell office:value-type="float" office:value="8474.63682820004" calcext:value-type="float">
            <text:p>8474.63682820004</text:p>
          </table:table-cell>
          <table:table-cell office:value-type="float" office:value="8292.04871281447" calcext:value-type="float">
            <text:p>8292.0487128144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3.2005880587649" calcext:value-type="float">
            <text:p>13.2005880587649</text:p>
          </table:table-cell>
          <table:table-cell office:value-type="float" office:value="0.414425250905696" calcext:value-type="float">
            <text:p>0.414425250905696</text:p>
          </table:table-cell>
          <table:table-cell office:value-type="float" office:value="4.14425250905696" calcext:value-type="float">
            <text:p>4.14425250905696</text:p>
          </table:table-cell>
          <table:table-cell office:value-type="float" office:value="0.000354382723514918" calcext:value-type="float">
            <text:p>0.000354382723515</text:p>
          </table:table-cell>
          <table:table-cell office:value-type="float" office:value="0.00512520455081519" calcext:value-type="float">
            <text:p>0.005125204550815</text:p>
          </table:table-cell>
          <table:table-cell office:value-type="float" office:value="0.0259365367734734" calcext:value-type="float">
            <text:p>0.025936536773474</text:p>
          </table:table-cell>
          <table:table-cell office:value-type="float" office:value="-0.322763107930226" calcext:value-type="float">
            <text:p>-0.32276310793022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5.5406538039696" calcext:value-type="float">
            <text:p>25.5406538039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5157875488936" calcext:value-type="float">
            <text:p>0.063515787548894</text:p>
          </table:table-cell>
          <table:table-cell office:value-type="float" office:value="9.21358167792705" calcext:value-type="float">
            <text:p>9.21358167792705</text:p>
          </table:table-cell>
          <table:table-cell office:value-type="float" office:value="13.9241852706735" calcext:value-type="float">
            <text:p>13.9241852706735</text:p>
          </table:table-cell>
          <table:table-cell table:style-name="ce1" office:value-type="float" office:value="2.83952079182256E+016" calcext:value-type="float">
            <text:p>2.84E+1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9.2696061851738" calcext:value-type="float">
            <text:p>19.2696061851738</text:p>
          </table:table-cell>
          <table:table-cell office:value-type="float" office:value="0.561433301923083" calcext:value-type="float">
            <text:p>0.561433301923083</text:p>
          </table:table-cell>
          <table:table-cell office:value-type="float" office:value="5.61433303162624" calcext:value-type="float">
            <text:p>5.61433303162624</text:p>
          </table:table-cell>
          <table:table-cell office:value-type="float" office:value="0.131017608262971" calcext:value-type="float">
            <text:p>0.131017608262971</text:p>
          </table:table-cell>
          <table:table-cell office:value-type="float" office:value="-0.0207943941874912" calcext:value-type="float">
            <text:p>-0.020794394187491</text:p>
          </table:table-cell>
          <table:table-cell office:value-type="float" office:value="2.220305708238" calcext:value-type="float">
            <text:p>2.220305708238</text:p>
          </table:table-cell>
          <table:table-cell office:value-type="float" office:value="-7.35916013643394" calcext:value-type="float">
            <text:p>-7.3591601364339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.82024653357027" calcext:value-type="float">
            <text:p>3.82024653357027</text:p>
          </table:table-cell>
          <table:table-cell table:style-name="ce1" office:value-type="float" office:value="0.0000000048864131339081" calcext:value-type="float">
            <text:p>4.89E-09</text:p>
          </table:table-cell>
          <table:table-cell table:style-name="ce1" office:value-type="float" office:value="-0.0000000048864131339081" calcext:value-type="float">
            <text:p>-4.89E-09</text:p>
          </table:table-cell>
          <table:table-cell office:value-type="float" office:value="0.518734169297379" calcext:value-type="float">
            <text:p>0.518734169297379</text:p>
          </table:table-cell>
          <table:table-cell office:value-type="float" office:value="0.116142311614986" calcext:value-type="float">
            <text:p>0.116142311614986</text:p>
          </table:table-cell>
          <table:table-cell office:value-type="float" office:value="73.8102594602334" calcext:value-type="float">
            <text:p>73.8102594602334</text:p>
          </table:table-cell>
          <table:table-cell office:value-type="float" office:value="118.763883543342" calcext:value-type="float">
            <text:p>118.76388354334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.50698652383756" calcext:value-type="float">
            <text:p>2.50698652383756</text:p>
          </table:table-cell>
          <table:table-cell office:value-type="float" office:value="0.561682703046748" calcext:value-type="float">
            <text:p>0.561682703046748</text:p>
          </table:table-cell>
          <table:table-cell office:value-type="float" office:value="5.6168270499433" calcext:value-type="float">
            <text:p>5.6168270499433</text:p>
          </table:table-cell>
          <table:table-cell office:value-type="float" office:value="0.0011943153765076" calcext:value-type="float">
            <text:p>0.001194315376508</text:p>
          </table:table-cell>
          <table:table-cell office:value-type="float" office:value="-0.000122730564956511" calcext:value-type="float">
            <text:p>-0.000122730564957</text:p>
          </table:table-cell>
          <table:table-cell office:value-type="float" office:value="3.40978100411877" calcext:value-type="float">
            <text:p>3.40978100411877</text:p>
          </table:table-cell>
          <table:table-cell office:value-type="float" office:value="-11.1234638391014" calcext:value-type="float">
            <text:p>-11.123463839101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3.079330573242" calcext:value-type="float">
            <text:p>13.079330573242</text:p>
          </table:table-cell>
          <table:table-cell table:style-name="ce1" office:value-type="float" office:value="0.0000000000174709131762185" calcext:value-type="float">
            <text:p>1.75E-11</text:p>
          </table:table-cell>
          <table:table-cell table:style-name="ce1" office:value-type="float" office:value="-0.0000000000174709131762185" calcext:value-type="float">
            <text:p>-1.75E-11</text:p>
          </table:table-cell>
          <table:table-cell office:value-type="float" office:value="1702.74799919507" calcext:value-type="float">
            <text:p>1702.74799919507</text:p>
          </table:table-cell>
          <table:table-cell office:value-type="float" office:value="1.64709453742494" calcext:value-type="float">
            <text:p>1.64709453742494</text:p>
          </table:table-cell>
          <table:table-cell office:value-type="float" office:value="9124.75402703755" calcext:value-type="float">
            <text:p>9124.75402703755</text:p>
          </table:table-cell>
          <table:table-cell office:value-type="float" office:value="6380.09645479112" calcext:value-type="float">
            <text:p>6380.0964547911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6.0456715274365" calcext:value-type="float">
            <text:p>16.0456715274365</text:p>
          </table:table-cell>
          <table:table-cell office:value-type="float" office:value="0.813589985937674" calcext:value-type="float">
            <text:p>0.813589985937674</text:p>
          </table:table-cell>
          <table:table-cell office:value-type="float" office:value="8.13589985937673" calcext:value-type="float">
            <text:p>8.13589985937673</text:p>
          </table:table-cell>
          <table:table-cell office:value-type="float" office:value="0.19647821674557" calcext:value-type="float">
            <text:p>0.19647821674557</text:p>
          </table:table-cell>
          <table:table-cell office:value-type="float" office:value="-0.0464474287799369" calcext:value-type="float">
            <text:p>-0.046447428779937</text:p>
          </table:table-cell>
          <table:table-cell office:value-type="float" office:value="4.4869079249111" calcext:value-type="float">
            <text:p>4.4869079249111</text:p>
          </table:table-cell>
          <table:table-cell office:value-type="float" office:value="-7.44046562942569" calcext:value-type="float">
            <text:p>-7.4404656294256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7.6167679299103" calcext:value-type="float">
            <text:p>17.6167679299103</text:p>
          </table:table-cell>
          <table:table-cell office:value-type="float" office:value="2.61042877546244" calcext:value-type="float">
            <text:p>2.61042877546244</text:p>
          </table:table-cell>
          <table:table-cell office:value-type="float" office:value="0.00197250659687471" calcext:value-type="float">
            <text:p>0.001972506596875</text:p>
          </table:table-cell>
          <table:table-cell table:style-name="ce1" office:value-type="float" office:value="-0.0000835298231567634" calcext:value-type="float">
            <text:p>-8.35E-05</text:p>
          </table:table-cell>
          <table:table-cell office:value-type="float" office:value="-0.00751584772076414" calcext:value-type="float">
            <text:p>-0.007515847720764</text:p>
          </table:table-cell>
          <table:table-cell office:value-type="float" office:value="2.09837311577887" calcext:value-type="float">
            <text:p>2.09837311577887</text:p>
          </table:table-cell>
          <table:table-cell office:value-type="float" office:value="-7.12227336581938" calcext:value-type="float">
            <text:p>-7.1222733658193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7.1244105322943" calcext:value-type="float">
            <text:p>27.1244105322943</text:p>
          </table:table-cell>
          <table:table-cell table:style-name="ce1" office:value-type="float" office:value="0.00000000402977294729609" calcext:value-type="float">
            <text:p>4.03E-09</text:p>
          </table:table-cell>
          <table:table-cell table:style-name="ce1" office:value-type="float" office:value="-0.00000000402977294729609" calcext:value-type="float">
            <text:p>-4.03E-09</text:p>
          </table:table-cell>
          <table:table-cell office:value-type="float" office:value="7.79321034950096" calcext:value-type="float">
            <text:p>7.79321034950096</text:p>
          </table:table-cell>
          <table:table-cell office:value-type="float" office:value="-0.986669444388967" calcext:value-type="float">
            <text:p>-0.986669444388967</text:p>
          </table:table-cell>
          <table:table-cell office:value-type="float" office:value="4.69781067642033" calcext:value-type="float">
            <text:p>4.69781067642033</text:p>
          </table:table-cell>
          <table:table-cell office:value-type="float" office:value="2.91380971028582" calcext:value-type="float">
            <text:p>2.9138097102858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8.0211281276487" calcext:value-type="float">
            <text:p>28.0211281276487</text:p>
          </table:table-cell>
          <table:table-cell office:value-type="float" office:value="0.770833857635297" calcext:value-type="float">
            <text:p>0.770833857635297</text:p>
          </table:table-cell>
          <table:table-cell office:value-type="float" office:value="7.7083385712252" calcext:value-type="float">
            <text:p>7.7083385712252</text:p>
          </table:table-cell>
          <table:table-cell office:value-type="float" office:value="-2.4690692629099" calcext:value-type="float">
            <text:p>-2.4690692629099</text:p>
          </table:table-cell>
          <table:table-cell office:value-type="float" office:value="-52.2636044954722" calcext:value-type="float">
            <text:p>-52.2636044954722</text:p>
          </table:table-cell>
          <table:table-cell office:value-type="float" office:value="630.296509834841" calcext:value-type="float">
            <text:p>630.296509834841</text:p>
          </table:table-cell>
          <table:table-cell office:value-type="float" office:value="-1061.36933688544" calcext:value-type="float">
            <text:p>-1061.3693368854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1.4327384263207" calcext:value-type="float">
            <text:p>11.4327384263207</text:p>
          </table:table-cell>
          <table:table-cell office:value-type="float" office:value="0.787076595146254" calcext:value-type="float">
            <text:p>0.787076595146254</text:p>
          </table:table-cell>
          <table:table-cell office:value-type="float" office:value="7.87076595520274" calcext:value-type="float">
            <text:p>7.87076595520274</text:p>
          </table:table-cell>
          <table:table-cell office:value-type="float" office:value="0.116119832480804" calcext:value-type="float">
            <text:p>0.116119832480804</text:p>
          </table:table-cell>
          <table:table-cell office:value-type="float" office:value="-0.0184465550497795" calcext:value-type="float">
            <text:p>-0.01844655504978</text:p>
          </table:table-cell>
          <table:table-cell office:value-type="float" office:value="4.45123217821439" calcext:value-type="float">
            <text:p>4.45123217821439</text:p>
          </table:table-cell>
          <table:table-cell office:value-type="float" office:value="-7.80481183516071" calcext:value-type="float">
            <text:p>-7.8048118351607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8.5061833960618" calcext:value-type="float">
            <text:p>18.5061833960618</text:p>
          </table:table-cell>
          <table:table-cell office:value-type="float" office:value="0.648966231804973" calcext:value-type="float">
            <text:p>0.648966231804973</text:p>
          </table:table-cell>
          <table:table-cell office:value-type="float" office:value="-0.648966231804973" calcext:value-type="float">
            <text:p>-0.648966231804973</text:p>
          </table:table-cell>
          <table:table-cell office:value-type="float" office:value="0.325951023807104" calcext:value-type="float">
            <text:p>0.325951023807104</text:p>
          </table:table-cell>
          <table:table-cell office:value-type="float" office:value="14.0562600236132" calcext:value-type="float">
            <text:p>14.0562600236132</text:p>
          </table:table-cell>
          <table:table-cell office:value-type="float" office:value="-201.943697525129" calcext:value-type="float">
            <text:p>-201.943697525129</text:p>
          </table:table-cell>
          <table:table-cell office:value-type="float" office:value="479.076075452282" calcext:value-type="float">
            <text:p>479.07607545228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9.0935481422209" calcext:value-type="float">
            <text:p>29.0935481422209</text:p>
          </table:table-cell>
          <table:table-cell office:value-type="float" office:value="1.23551413445171" calcext:value-type="float">
            <text:p>1.23551413445171</text:p>
          </table:table-cell>
          <table:table-cell office:value-type="float" office:value="23.345910626884" calcext:value-type="float">
            <text:p>23.345910626884</text:p>
          </table:table-cell>
          <table:table-cell office:value-type="float" office:value="0.0817115869089612" calcext:value-type="float">
            <text:p>0.081711586908961</text:p>
          </table:table-cell>
          <table:table-cell office:value-type="float" office:value="15937635597303.8" calcext:value-type="float">
            <text:p>15937635597303.8</text:p>
          </table:table-cell>
          <table:table-cell office:value-type="float" office:value="3.01847790349269" calcext:value-type="float">
            <text:p>3.01847790349269</text:p>
          </table:table-cell>
          <table:table-cell office:value-type="float" office:value="192479566664713" calcext:value-type="float">
            <text:p>19247956666471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.37940451348548" calcext:value-type="float">
            <text:p>2.37940451348548</text:p>
          </table:table-cell>
          <table:table-cell table:style-name="ce1" office:value-type="float" office:value="0.0000000249400814453982" calcext:value-type="float">
            <text:p>2.49E-08</text:p>
          </table:table-cell>
          <table:table-cell table:style-name="ce1" office:value-type="float" office:value="-0.0000000249400814453982" calcext:value-type="float">
            <text:p>-2.49E-08</text:p>
          </table:table-cell>
          <table:table-cell office:value-type="float" office:value="504.378883885391" calcext:value-type="float">
            <text:p>504.378883885391</text:p>
          </table:table-cell>
          <table:table-cell office:value-type="float" office:value="25.8439948557405" calcext:value-type="float">
            <text:p>25.8439948557405</text:p>
          </table:table-cell>
          <table:table-cell office:value-type="float" office:value="1121352.64469341" calcext:value-type="float">
            <text:p>1121352.64469341</text:p>
          </table:table-cell>
          <table:table-cell office:value-type="float" office:value="137540.307851132" calcext:value-type="float">
            <text:p>137540.30785113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.82252958819312" calcext:value-type="float">
            <text:p>2.82252958819312</text:p>
          </table:table-cell>
          <table:table-cell table:style-name="ce1" office:value-type="float" office:value="0.0000000000172114021065719" calcext:value-type="float">
            <text:p>1.72E-11</text:p>
          </table:table-cell>
          <table:table-cell office:value-type="float" office:value="0.000819648748231775" calcext:value-type="float">
            <text:p>0.000819648748232</text:p>
          </table:table-cell>
          <table:table-cell office:value-type="float" office:value="210.828383635154" calcext:value-type="float">
            <text:p>210.828383635154</text:p>
          </table:table-cell>
          <table:table-cell office:value-type="float" office:value="0.429897247305764" calcext:value-type="float">
            <text:p>0.429897247305764</text:p>
          </table:table-cell>
          <table:table-cell office:value-type="float" office:value="277386.049892846" calcext:value-type="float">
            <text:p>277386.049892846</text:p>
          </table:table-cell>
          <table:table-cell office:value-type="float" office:value="955.191468949151" calcext:value-type="float">
            <text:p>955.19146894915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6.3940657443532" calcext:value-type="float">
            <text:p>36.3940657443532</text:p>
          </table:table-cell>
          <table:table-cell office:value-type="float" office:value="1.15130362341345" calcext:value-type="float">
            <text:p>1.15130362341345</text:p>
          </table:table-cell>
          <table:table-cell office:value-type="float" office:value="11.513036235272" calcext:value-type="float">
            <text:p>11.513036235272</text:p>
          </table:table-cell>
          <table:table-cell office:value-type="float" office:value="0.921855020036592" calcext:value-type="float">
            <text:p>0.921855020036592</text:p>
          </table:table-cell>
          <table:table-cell office:value-type="float" office:value="-0.217781682796079" calcext:value-type="float">
            <text:p>-0.217781682796079</text:p>
          </table:table-cell>
          <table:table-cell office:value-type="float" office:value="7.42747344677882" calcext:value-type="float">
            <text:p>7.42747344677882</text:p>
          </table:table-cell>
          <table:table-cell office:value-type="float" office:value="-6.92902569172714" calcext:value-type="float">
            <text:p>-6.9290256917271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7.2885098650732" calcext:value-type="float">
            <text:p>17.2885098650732</text:p>
          </table:table-cell>
          <table:table-cell office:value-type="float" office:value="0.55201586440238" calcext:value-type="float">
            <text:p>0.55201586440238</text:p>
          </table:table-cell>
          <table:table-cell office:value-type="float" office:value="0.499999999997019" calcext:value-type="float">
            <text:p>0.499999999997019</text:p>
          </table:table-cell>
          <table:table-cell office:value-type="float" office:value="0.16566827472368" calcext:value-type="float">
            <text:p>0.16566827472368</text:p>
          </table:table-cell>
          <table:table-cell office:value-type="float" office:value="0.854705507967237" calcext:value-type="float">
            <text:p>0.854705507967237</text:p>
          </table:table-cell>
          <table:table-cell office:value-type="float" office:value="-32.7755257648558" calcext:value-type="float">
            <text:p>-32.7755257648558</text:p>
          </table:table-cell>
          <table:table-cell office:value-type="float" office:value="107.25422722937" calcext:value-type="float">
            <text:p>107.2542272293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.2272205154436" calcext:value-type="float">
            <text:p>20.2272205154436</text:p>
          </table:table-cell>
          <table:table-cell table:style-name="ce1" office:value-type="float" office:value="0.0000000000375979967612669" calcext:value-type="float">
            <text:p>3.76E-11</text:p>
          </table:table-cell>
          <table:table-cell table:style-name="ce1" office:value-type="float" office:value="-0.0000000000375979967612669" calcext:value-type="float">
            <text:p>-3.76E-11</text:p>
          </table:table-cell>
          <table:table-cell office:value-type="float" office:value="81.0518444478908" calcext:value-type="float">
            <text:p>81.0518444478908</text:p>
          </table:table-cell>
          <table:table-cell office:value-type="float" office:value="2.45748127364434" calcext:value-type="float">
            <text:p>2.45748127364434</text:p>
          </table:table-cell>
          <table:table-cell office:value-type="float" office:value="114.950856101458" calcext:value-type="float">
            <text:p>114.950856101458</text:p>
          </table:table-cell>
          <table:table-cell office:value-type="float" office:value="147.660174639142" calcext:value-type="float">
            <text:p>147.66017463914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6.4216277155684" calcext:value-type="float">
            <text:p>26.4216277155684</text:p>
          </table:table-cell>
          <table:table-cell office:value-type="float" office:value="0.416130777633405" calcext:value-type="float">
            <text:p>0.416130777633405</text:p>
          </table:table-cell>
          <table:table-cell office:value-type="float" office:value="0.871358632034221" calcext:value-type="float">
            <text:p>0.871358632034221</text:p>
          </table:table-cell>
          <table:table-cell office:value-type="float" office:value="-0.00753788552839998" calcext:value-type="float">
            <text:p>-0.0075378855284</text:p>
          </table:table-cell>
          <table:table-cell office:value-type="float" office:value="0.549669987887692" calcext:value-type="float">
            <text:p>0.549669987887692</text:p>
          </table:table-cell>
          <table:table-cell office:value-type="float" office:value="0.0265972536370021" calcext:value-type="float">
            <text:p>0.026597253637002</text:p>
          </table:table-cell>
          <table:table-cell office:value-type="float" office:value="-0.0992147911870111" calcext:value-type="float">
            <text:p>-0.09921479118701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6.7380219852139" calcext:value-type="float">
            <text:p>26.7380219852139</text:p>
          </table:table-cell>
          <table:table-cell table:style-name="ce1" office:value-type="float" office:value="0.0000000000176667171446788" calcext:value-type="float">
            <text:p>1.77E-11</text:p>
          </table:table-cell>
          <table:table-cell table:style-name="ce1" office:value-type="float" office:value="-0.0000000000176667171446788" calcext:value-type="float">
            <text:p>-1.77E-11</text:p>
          </table:table-cell>
          <table:table-cell office:value-type="float" office:value="145.957910516476" calcext:value-type="float">
            <text:p>145.957910516476</text:p>
          </table:table-cell>
          <table:table-cell office:value-type="float" office:value="3.50222681580819" calcext:value-type="float">
            <text:p>3.50222681580819</text:p>
          </table:table-cell>
          <table:table-cell office:value-type="float" office:value="156.978552968779" calcext:value-type="float">
            <text:p>156.978552968779</text:p>
          </table:table-cell>
          <table:table-cell office:value-type="float" office:value="148.240687458385" calcext:value-type="float">
            <text:p>148.24068745838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5.4424834595721" calcext:value-type="float">
            <text:p>25.4424834595721</text:p>
          </table:table-cell>
          <table:table-cell table:style-name="ce1" office:value-type="float" office:value="0.00000000370347507776488" calcext:value-type="float">
            <text:p>3.70E-09</text:p>
          </table:table-cell>
          <table:table-cell table:style-name="ce1" office:value-type="float" office:value="-0.00000000370347507776488" calcext:value-type="float">
            <text:p>-3.70E-09</text:p>
          </table:table-cell>
          <table:table-cell office:value-type="float" office:value="7666.08807202561" calcext:value-type="float">
            <text:p>7666.08807202561</text:p>
          </table:table-cell>
          <table:table-cell office:value-type="float" office:value="-75.5664937253567" calcext:value-type="float">
            <text:p>-75.5664937253567</text:p>
          </table:table-cell>
          <table:table-cell office:value-type="float" office:value="12678.0163214209" calcext:value-type="float">
            <text:p>12678.0163214209</text:p>
          </table:table-cell>
          <table:table-cell office:value-type="float" office:value="6788.76064124637" calcext:value-type="float">
            <text:p>6788.7606412463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.6111469201053" calcext:value-type="float">
            <text:p>12.6111469201053</text:p>
          </table:table-cell>
          <table:table-cell office:value-type="float" office:value="0.447013345230816" calcext:value-type="float">
            <text:p>0.447013345230816</text:p>
          </table:table-cell>
          <table:table-cell office:value-type="float" office:value="4.47013345230816" calcext:value-type="float">
            <text:p>4.47013345230816</text:p>
          </table:table-cell>
          <table:table-cell office:value-type="float" office:value="0.0200568472873995" calcext:value-type="float">
            <text:p>0.0200568472874</text:p>
          </table:table-cell>
          <table:table-cell office:value-type="float" office:value="-0.00528369068787454" calcext:value-type="float">
            <text:p>-0.005283690687875</text:p>
          </table:table-cell>
          <table:table-cell office:value-type="float" office:value="1.56162325199912" calcext:value-type="float">
            <text:p>1.56162325199912</text:p>
          </table:table-cell>
          <table:table-cell office:value-type="float" office:value="-8.01493442061003" calcext:value-type="float">
            <text:p>-8.0149344206100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.456597880783" calcext:value-type="float">
            <text:p>4.456597880783</text:p>
          </table:table-cell>
          <table:table-cell table:style-name="ce1" office:value-type="float" office:value="0.00000000149969462356314" calcext:value-type="float">
            <text:p>1.50E-09</text:p>
          </table:table-cell>
          <table:table-cell table:style-name="ce1" office:value-type="float" office:value="-0.00000000149969462356314" calcext:value-type="float">
            <text:p>-1.50E-09</text:p>
          </table:table-cell>
          <table:table-cell office:value-type="float" office:value="0.916248351232908" calcext:value-type="float">
            <text:p>0.916248351232908</text:p>
          </table:table-cell>
          <table:table-cell office:value-type="float" office:value="0.0323104498466197" calcext:value-type="float">
            <text:p>0.03231044984662</text:p>
          </table:table-cell>
          <table:table-cell office:value-type="float" office:value="148.047961445704" calcext:value-type="float">
            <text:p>148.047961445704</text:p>
          </table:table-cell>
          <table:table-cell office:value-type="float" office:value="48.1574631835724" calcext:value-type="float">
            <text:p>48.157463183572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5.7251910495687" calcext:value-type="float">
            <text:p>35.7251910495687</text:p>
          </table:table-cell>
          <table:table-cell office:value-type="float" office:value="0.482127274434903" calcext:value-type="float">
            <text:p>0.482127274434903</text:p>
          </table:table-cell>
          <table:table-cell office:value-type="float" office:value="0.684016352161873" calcext:value-type="float">
            <text:p>0.684016352161873</text:p>
          </table:table-cell>
          <table:table-cell office:value-type="float" office:value="-0.001972915589153" calcext:value-type="float">
            <text:p>-0.001972915589153</text:p>
          </table:table-cell>
          <table:table-cell office:value-type="float" office:value="1.12462045355556" calcext:value-type="float">
            <text:p>1.12462045355556</text:p>
          </table:table-cell>
          <table:table-cell office:value-type="float" office:value="0.053153320988781" calcext:value-type="float">
            <text:p>0.053153320988781</text:p>
          </table:table-cell>
          <table:table-cell office:value-type="float" office:value="0.0356793363459408" calcext:value-type="float">
            <text:p>0.03567933634594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1.7067379849702" calcext:value-type="float">
            <text:p>11.7067379849702</text:p>
          </table:table-cell>
          <table:table-cell office:value-type="float" office:value="0.802496404194354" calcext:value-type="float">
            <text:p>0.802496404194354</text:p>
          </table:table-cell>
          <table:table-cell office:value-type="float" office:value="8.02496404194353" calcext:value-type="float">
            <text:p>8.02496404194353</text:p>
          </table:table-cell>
          <table:table-cell office:value-type="float" office:value="0.0674277595895902" calcext:value-type="float">
            <text:p>0.06742775958959</text:p>
          </table:table-cell>
          <table:table-cell office:value-type="float" office:value="-0.0190031777621151" calcext:value-type="float">
            <text:p>-0.019003177762115</text:p>
          </table:table-cell>
          <table:table-cell office:value-type="float" office:value="3.96355880428111" calcext:value-type="float">
            <text:p>3.96355880428111</text:p>
          </table:table-cell>
          <table:table-cell office:value-type="float" office:value="-6.79859031994972" calcext:value-type="float">
            <text:p>-6.7985903199497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.30520001375963" calcext:value-type="float">
            <text:p>2.30520001375963</text:p>
          </table:table-cell>
          <table:table-cell office:value-type="float" office:value="33.0112146708092" calcext:value-type="float">
            <text:p>33.0112146708092</text:p>
          </table:table-cell>
          <table:table-cell office:value-type="float" office:value="47.1588781011559" calcext:value-type="float">
            <text:p>47.1588781011559</text:p>
          </table:table-cell>
          <table:table-cell office:value-type="float" office:value="-0.0460455646606457" calcext:value-type="float">
            <text:p>-0.046045564660646</text:p>
          </table:table-cell>
          <table:table-cell office:value-type="float" office:value="1525415920.79716" calcext:value-type="float">
            <text:p>1525415920.79716</text:p>
          </table:table-cell>
          <table:table-cell office:value-type="float" office:value="1187818.31491715" calcext:value-type="float">
            <text:p>1187818.31491715</text:p>
          </table:table-cell>
          <table:table-cell office:value-type="float" office:value="5978873407839.63" calcext:value-type="float">
            <text:p>5978873407839.6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.36514107194579" calcext:value-type="float">
            <text:p>9.36514107194579</text:p>
          </table:table-cell>
          <table:table-cell office:value-type="float" office:value="0.556969164685255" calcext:value-type="float">
            <text:p>0.556969164685255</text:p>
          </table:table-cell>
          <table:table-cell office:value-type="float" office:value="5.56969166564586" calcext:value-type="float">
            <text:p>5.56969166564586</text:p>
          </table:table-cell>
          <table:table-cell office:value-type="float" office:value="0.0100727522597099" calcext:value-type="float">
            <text:p>0.01007275225971</text:p>
          </table:table-cell>
          <table:table-cell office:value-type="float" office:value="-0.00170344162766148" calcext:value-type="float">
            <text:p>-0.001703441627661</text:p>
          </table:table-cell>
          <table:table-cell office:value-type="float" office:value="3.60574323389245" calcext:value-type="float">
            <text:p>3.60574323389245</text:p>
          </table:table-cell>
          <table:table-cell office:value-type="float" office:value="-11.9335961672533" calcext:value-type="float">
            <text:p>-11.933596167253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8.5600676627662" calcext:value-type="float">
            <text:p>18.5600676627662</text:p>
          </table:table-cell>
          <table:table-cell table:style-name="ce1" office:value-type="float" office:value="0.0000000000110599227843016" calcext:value-type="float">
            <text:p>1.11E-11</text:p>
          </table:table-cell>
          <table:table-cell table:style-name="ce1" office:value-type="float" office:value="-0.0000000000110599227843016" calcext:value-type="float">
            <text:p>-1.11E-11</text:p>
          </table:table-cell>
          <table:table-cell office:value-type="float" office:value="-1.04863945259367" calcext:value-type="float">
            <text:p>-1.04863945259367</text:p>
          </table:table-cell>
          <table:table-cell office:value-type="float" office:value="0.596709124643102" calcext:value-type="float">
            <text:p>0.596709124643102</text:p>
          </table:table-cell>
          <table:table-cell office:value-type="float" office:value="-2.31478787934733" calcext:value-type="float">
            <text:p>-2.31478787934733</text:p>
          </table:table-cell>
          <table:table-cell office:value-type="float" office:value="-0.439590692715107" calcext:value-type="float">
            <text:p>-0.43959069271510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4.325513332297" calcext:value-type="float">
            <text:p>34.325513332297</text:p>
          </table:table-cell>
          <table:table-cell office:value-type="float" office:value="21653.6876416193" calcext:value-type="float">
            <text:p>21653.6876416193</text:p>
          </table:table-cell>
          <table:table-cell office:value-type="float" office:value="216536.876419344" calcext:value-type="float">
            <text:p>216536.876419344</text:p>
          </table:table-cell>
          <table:table-cell office:value-type="float" office:value="-26.3953470287735" calcext:value-type="float">
            <text:p>-26.3953470287735</text:p>
          </table:table-cell>
          <table:table-cell office:value-type="float" office:value="62.5229701024093" calcext:value-type="float">
            <text:p>62.5229701024093</text:p>
          </table:table-cell>
          <table:table-cell office:value-type="float" office:value="56737742063113.3" calcext:value-type="float">
            <text:p>56737742063113.3</text:p>
          </table:table-cell>
          <table:table-cell table:style-name="ce1" office:value-type="float" office:value="5.20297000278552E+017" calcext:value-type="float">
            <text:p>5.20E+1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.395078709359" calcext:value-type="float">
            <text:p>14.395078709359</text:p>
          </table:table-cell>
          <table:table-cell table:style-name="ce1" office:value-type="float" office:value="0.0000000000353063409669879" calcext:value-type="float">
            <text:p>3.53E-11</text:p>
          </table:table-cell>
          <table:table-cell table:style-name="ce1" office:value-type="float" office:value="-0.0000000000353063409669879" calcext:value-type="float">
            <text:p>-3.53E-11</text:p>
          </table:table-cell>
          <table:table-cell office:value-type="float" office:value="20093.6357665913" calcext:value-type="float">
            <text:p>20093.6357665913</text:p>
          </table:table-cell>
          <table:table-cell office:value-type="float" office:value="-162.45942369867" calcext:value-type="float">
            <text:p>-162.45942369867</text:p>
          </table:table-cell>
          <table:table-cell office:value-type="float" office:value="83303.3842779595" calcext:value-type="float">
            <text:p>83303.3842779595</text:p>
          </table:table-cell>
          <table:table-cell office:value-type="float" office:value="103920.243507966" calcext:value-type="float">
            <text:p>103920.24350796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6.1022887475822" calcext:value-type="float">
            <text:p>66.1022887475822</text:p>
          </table:table-cell>
          <table:table-cell office:value-type="float" office:value="0.466806805345369" calcext:value-type="float">
            <text:p>0.466806805345369</text:p>
          </table:table-cell>
          <table:table-cell office:value-type="float" office:value="0.558804773447063" calcext:value-type="float">
            <text:p>0.558804773447063</text:p>
          </table:table-cell>
          <table:table-cell office:value-type="float" office:value="-0.0037931067298801" calcext:value-type="float">
            <text:p>-0.00379310672988</text:p>
          </table:table-cell>
          <table:table-cell office:value-type="float" office:value="0.569369068747577" calcext:value-type="float">
            <text:p>0.569369068747577</text:p>
          </table:table-cell>
          <table:table-cell office:value-type="float" office:value="0.0426922201956755" calcext:value-type="float">
            <text:p>0.042692220195676</text:p>
          </table:table-cell>
          <table:table-cell office:value-type="float" office:value="0.28348217023623" calcext:value-type="float">
            <text:p>0.2834821702362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2.202376343747" calcext:value-type="float">
            <text:p>22.202376343747</text:p>
          </table:table-cell>
          <table:table-cell office:value-type="float" office:value="1.03779018745536" calcext:value-type="float">
            <text:p>1.03779018745536</text:p>
          </table:table-cell>
          <table:table-cell office:value-type="float" office:value="0.102686938291852" calcext:value-type="float">
            <text:p>0.102686938291852</text:p>
          </table:table-cell>
          <table:table-cell office:value-type="float" office:value="0.521860111485204" calcext:value-type="float">
            <text:p>0.521860111485204</text:p>
          </table:table-cell>
          <table:table-cell office:value-type="float" office:value="-0.105174064142341" calcext:value-type="float">
            <text:p>-0.105174064142341</text:p>
          </table:table-cell>
          <table:table-cell office:value-type="float" office:value="7.96598577768517" calcext:value-type="float">
            <text:p>7.96598577768517</text:p>
          </table:table-cell>
          <table:table-cell office:value-type="float" office:value="-8.47340875779163" calcext:value-type="float">
            <text:p>-8.4734087577916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4.8524909334144" calcext:value-type="float">
            <text:p>34.8524909334144</text:p>
          </table:table-cell>
          <table:table-cell office:value-type="float" office:value="0.703782840117809" calcext:value-type="float">
            <text:p>0.703782840117809</text:p>
          </table:table-cell>
          <table:table-cell office:value-type="float" office:value="7.03782840117805" calcext:value-type="float">
            <text:p>7.03782840117805</text:p>
          </table:table-cell>
          <table:table-cell office:value-type="float" office:value="1.00970030921598" calcext:value-type="float">
            <text:p>1.00970030921598</text:p>
          </table:table-cell>
          <table:table-cell office:value-type="float" office:value="-0.182337703882201" calcext:value-type="float">
            <text:p>-0.182337703882201</text:p>
          </table:table-cell>
          <table:table-cell office:value-type="float" office:value="3.93496445192305" calcext:value-type="float">
            <text:p>3.93496445192305</text:p>
          </table:table-cell>
          <table:table-cell office:value-type="float" office:value="-8.43975352252334" calcext:value-type="float">
            <text:p>-8.4397535225233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3.9167007419464" calcext:value-type="float">
            <text:p>43.9167007419464</text:p>
          </table:table-cell>
          <table:table-cell office:value-type="float" office:value="0.764807610935677" calcext:value-type="float">
            <text:p>0.764807610935677</text:p>
          </table:table-cell>
          <table:table-cell office:value-type="float" office:value="2.80719581158857" calcext:value-type="float">
            <text:p>2.80719581158857</text:p>
          </table:table-cell>
          <table:table-cell office:value-type="float" office:value="0.40981943287382" calcext:value-type="float">
            <text:p>0.40981943287382</text:p>
          </table:table-cell>
          <table:table-cell office:value-type="float" office:value="-0.301875140275375" calcext:value-type="float">
            <text:p>-0.301875140275375</text:p>
          </table:table-cell>
          <table:table-cell office:value-type="float" office:value="0.411531161844787" calcext:value-type="float">
            <text:p>0.411531161844787</text:p>
          </table:table-cell>
          <table:table-cell office:value-type="float" office:value="-1.22097355670906" calcext:value-type="float">
            <text:p>-1.2209735567090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.22386599399301" calcext:value-type="float">
            <text:p>3.22386599399301</text:p>
          </table:table-cell>
          <table:table-cell table:style-name="ce1" office:value-type="float" office:value="0.00000000456343313300571" calcext:value-type="float">
            <text:p>4.56E-09</text:p>
          </table:table-cell>
          <table:table-cell table:style-name="ce1" office:value-type="float" office:value="-0.00000000456343313300571" calcext:value-type="float">
            <text:p>-4.56E-09</text:p>
          </table:table-cell>
          <table:table-cell office:value-type="float" office:value="672.54276314737" calcext:value-type="float">
            <text:p>672.54276314737</text:p>
          </table:table-cell>
          <table:table-cell office:value-type="float" office:value="17.6044817091044" calcext:value-type="float">
            <text:p>17.6044817091044</text:p>
          </table:table-cell>
          <table:table-cell office:value-type="float" office:value="164489.908862395" calcext:value-type="float">
            <text:p>164489.908862395</text:p>
          </table:table-cell>
          <table:table-cell office:value-type="float" office:value="62690.6935003476" calcext:value-type="float">
            <text:p>62690.693500347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.55791811351623" calcext:value-type="float">
            <text:p>2.55791811351623</text:p>
          </table:table-cell>
          <table:table-cell office:value-type="float" office:value="11.3542434007357" calcext:value-type="float">
            <text:p>11.3542434007357</text:p>
          </table:table-cell>
          <table:table-cell office:value-type="float" office:value="718335916.665324" calcext:value-type="float">
            <text:p>718335916.665324</text:p>
          </table:table-cell>
          <table:table-cell office:value-type="float" office:value="148.440418684447" calcext:value-type="float">
            <text:p>148.440418684447</text:p>
          </table:table-cell>
          <table:table-cell office:value-type="float" office:value="0.55263911284742" calcext:value-type="float">
            <text:p>0.55263911284742</text:p>
          </table:table-cell>
          <table:table-cell office:value-type="float" office:value="263959.907595412" calcext:value-type="float">
            <text:p>263959.907595412</text:p>
          </table:table-cell>
          <table:table-cell office:value-type="float" office:value="662.985638060475" calcext:value-type="float">
            <text:p>662.98563806047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.38139094315859" calcext:value-type="float">
            <text:p>3.38139094315859</text:p>
          </table:table-cell>
          <table:table-cell office:value-type="float" office:value="16.0473360188953" calcext:value-type="float">
            <text:p>16.0473360188953</text:p>
          </table:table-cell>
          <table:table-cell office:value-type="float" office:value="131.613795157819" calcext:value-type="float">
            <text:p>131.613795157819</text:p>
          </table:table-cell>
          <table:table-cell office:value-type="float" office:value="64.4930217374185" calcext:value-type="float">
            <text:p>64.4930217374185</text:p>
          </table:table-cell>
          <table:table-cell office:value-type="float" office:value="-0.248364015863022" calcext:value-type="float">
            <text:p>-0.248364015863022</text:p>
          </table:table-cell>
          <table:table-cell office:value-type="float" office:value="66706.5387680998" calcext:value-type="float">
            <text:p>66706.5387680998</text:p>
          </table:table-cell>
          <table:table-cell office:value-type="float" office:value="-516.541803081693" calcext:value-type="float">
            <text:p>-516.54180308169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.05403021215866" calcext:value-type="float">
            <text:p>3.05403021215866</text:p>
          </table:table-cell>
          <table:table-cell table:style-name="ce1" office:value-type="float" office:value="0.0000000000183483467911334" calcext:value-type="float">
            <text:p>1.83E-11</text:p>
          </table:table-cell>
          <table:table-cell table:style-name="ce1" office:value-type="float" office:value="0.000000345066437771049" calcext:value-type="float">
            <text:p>3.45E-07</text:p>
          </table:table-cell>
          <table:table-cell office:value-type="float" office:value="-1.09286750450492" calcext:value-type="float">
            <text:p>-1.09286750450492</text:p>
          </table:table-cell>
          <table:table-cell office:value-type="float" office:value="0.00437288369632926" calcext:value-type="float">
            <text:p>0.004372883696329</text:p>
          </table:table-cell>
          <table:table-cell office:value-type="float" office:value="63959.0683185747" calcext:value-type="float">
            <text:p>63959.0683185747</text:p>
          </table:table-cell>
          <table:table-cell office:value-type="float" office:value="-505.838799645635" calcext:value-type="float">
            <text:p>-505.83879964563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7.8205009453273" calcext:value-type="float">
            <text:p>27.8205009453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6753232101575" calcext:value-type="float">
            <text:p>0.586753232101575</text:p>
          </table:table-cell>
          <table:table-cell office:value-type="float" office:value="836862769173963" calcext:value-type="float">
            <text:p>836862769173963</text:p>
          </table:table-cell>
          <table:table-cell office:value-type="float" office:value="8.5611383749094" calcext:value-type="float">
            <text:p>8.5611383749094</text:p>
          </table:table-cell>
          <table:table-cell table:style-name="ce1" office:value-type="float" office:value="1.52381070253366E+016" calcext:value-type="float">
            <text:p>1.52E+1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.58766160235238" calcext:value-type="float">
            <text:p>3.58766160235238</text:p>
          </table:table-cell>
          <table:table-cell table:style-name="ce1" office:value-type="float" office:value="0.00000000156828286108356" calcext:value-type="float">
            <text:p>1.57E-09</text:p>
          </table:table-cell>
          <table:table-cell table:style-name="ce1" office:value-type="float" office:value="-0.00000000156828286108356" calcext:value-type="float">
            <text:p>-1.57E-09</text:p>
          </table:table-cell>
          <table:table-cell office:value-type="float" office:value="-0.0720204251890307" calcext:value-type="float">
            <text:p>-0.072020425189031</text:p>
          </table:table-cell>
          <table:table-cell office:value-type="float" office:value="0.00722457000804858" calcext:value-type="float">
            <text:p>0.007224570008049</text:p>
          </table:table-cell>
          <table:table-cell office:value-type="float" office:value="-17.9526245495506" calcext:value-type="float">
            <text:p>-17.9526245495506</text:p>
          </table:table-cell>
          <table:table-cell office:value-type="float" office:value="-8.42108658997293" calcext:value-type="float">
            <text:p>-8.4210865899729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.28246987717938" calcext:value-type="float">
            <text:p>9.28246987717938</text:p>
          </table:table-cell>
          <table:table-cell office:value-type="float" office:value="16.0002883751296" calcext:value-type="float">
            <text:p>16.0002883751296</text:p>
          </table:table-cell>
          <table:table-cell office:value-type="float" office:value="160.002883751294" calcext:value-type="float">
            <text:p>160.002883751294</text:p>
          </table:table-cell>
          <table:table-cell office:value-type="float" office:value="2.64121491445965" calcext:value-type="float">
            <text:p>2.64121491445965</text:p>
          </table:table-cell>
          <table:table-cell office:value-type="float" office:value="-0.00998846351048944" calcext:value-type="float">
            <text:p>-0.009988463510489</text:p>
          </table:table-cell>
          <table:table-cell office:value-type="float" office:value="67976.6933695943" calcext:value-type="float">
            <text:p>67976.6933695943</text:p>
          </table:table-cell>
          <table:table-cell office:value-type="float" office:value="-521.533615147329" calcext:value-type="float">
            <text:p>-521.53361514732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.48361004805702" calcext:value-type="float">
            <text:p>2.48361004805702</text:p>
          </table:table-cell>
          <table:table-cell table:style-name="ce1" office:value-type="float" office:value="0.00000000538581024816911" calcext:value-type="float">
            <text:p>5.39E-09</text:p>
          </table:table-cell>
          <table:table-cell table:style-name="ce1" office:value-type="float" office:value="-0.00000000538581024816911" calcext:value-type="float">
            <text:p>-5.39E-09</text:p>
          </table:table-cell>
          <table:table-cell office:value-type="float" office:value="198.353248707529" calcext:value-type="float">
            <text:p>198.353248707529</text:p>
          </table:table-cell>
          <table:table-cell office:value-type="float" office:value="5.71493413375973" calcext:value-type="float">
            <text:p>5.71493413375973</text:p>
          </table:table-cell>
          <table:table-cell office:value-type="float" office:value="119528.8032592" calcext:value-type="float">
            <text:p>119528.8032592</text:p>
          </table:table-cell>
          <table:table-cell office:value-type="float" office:value="47194.0611676247" calcext:value-type="float">
            <text:p>47194.061167624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.23368114358161" calcext:value-type="float">
            <text:p>5.23368114358161</text:p>
          </table:table-cell>
          <table:table-cell office:value-type="float" office:value="16.6570613119824" calcext:value-type="float">
            <text:p>16.6570613119824</text:p>
          </table:table-cell>
          <table:table-cell table:style-name="ce1" office:value-type="float" office:value="0.0000766525460120505" calcext:value-type="float">
            <text:p>7.67E-05</text:p>
          </table:table-cell>
          <table:table-cell office:value-type="float" office:value="179.29628020905" calcext:value-type="float">
            <text:p>179.29628020905</text:p>
          </table:table-cell>
          <table:table-cell office:value-type="float" office:value="-0.480942045666817" calcext:value-type="float">
            <text:p>-0.480942045666817</text:p>
          </table:table-cell>
          <table:table-cell office:value-type="float" office:value="113947.815847943" calcext:value-type="float">
            <text:p>113947.815847943</text:p>
          </table:table-cell>
          <table:table-cell office:value-type="float" office:value="-654.069944954451" calcext:value-type="float">
            <text:p>-654.06994495445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5.4328695466357" calcext:value-type="float">
            <text:p>15.4328695466357</text:p>
          </table:table-cell>
          <table:table-cell office:value-type="float" office:value="0.678511926157353" calcext:value-type="float">
            <text:p>0.678511926157353</text:p>
          </table:table-cell>
          <table:table-cell office:value-type="float" office:value="6.78511926157353" calcext:value-type="float">
            <text:p>6.78511926157353</text:p>
          </table:table-cell>
          <table:table-cell office:value-type="float" office:value="0.163418012656225" calcext:value-type="float">
            <text:p>0.163418012656225</text:p>
          </table:table-cell>
          <table:table-cell office:value-type="float" office:value="-0.0132585088806376" calcext:value-type="float">
            <text:p>-0.013258508880638</text:p>
          </table:table-cell>
          <table:table-cell office:value-type="float" office:value="5.65148144286982" calcext:value-type="float">
            <text:p>5.65148144286982</text:p>
          </table:table-cell>
          <table:table-cell office:value-type="float" office:value="-12.7361086294194" calcext:value-type="float">
            <text:p>-12.736108629419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.53399726217656" calcext:value-type="float">
            <text:p>5.53399726217656</text:p>
          </table:table-cell>
          <table:table-cell table:style-name="ce1" office:value-type="float" office:value="0.000000000016041780582968" calcext:value-type="float">
            <text:p>1.60E-11</text:p>
          </table:table-cell>
          <table:table-cell table:style-name="ce1" office:value-type="float" office:value="-0.000000000016041780582968" calcext:value-type="float">
            <text:p>-1.60E-11</text:p>
          </table:table-cell>
          <table:table-cell office:value-type="float" office:value="-0.129213316000807" calcext:value-type="float">
            <text:p>-0.129213316000807</text:p>
          </table:table-cell>
          <table:table-cell office:value-type="float" office:value="0.12545616129828" calcext:value-type="float">
            <text:p>0.12545616129828</text:p>
          </table:table-cell>
          <table:table-cell office:value-type="float" office:value="-16.2868225521611" calcext:value-type="float">
            <text:p>-16.2868225521611</text:p>
          </table:table-cell>
          <table:table-cell office:value-type="float" office:value="14.7795501347844" calcext:value-type="float">
            <text:p>14.779550134784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1.9198370326113" calcext:value-type="float">
            <text:p>31.9198370326113</text:p>
          </table:table-cell>
          <table:table-cell office:value-type="float" office:value="0.585588017554878" calcext:value-type="float">
            <text:p>0.585588017554878</text:p>
          </table:table-cell>
          <table:table-cell office:value-type="float" office:value="1.58891212834036" calcext:value-type="float">
            <text:p>1.58891212834036</text:p>
          </table:table-cell>
          <table:table-cell office:value-type="float" office:value="0.0381271524454271" calcext:value-type="float">
            <text:p>0.038127152445427</text:p>
          </table:table-cell>
          <table:table-cell office:value-type="float" office:value="0.237953618722583" calcext:value-type="float">
            <text:p>0.237953618722583</text:p>
          </table:table-cell>
          <table:table-cell office:value-type="float" office:value="0.132266510636283" calcext:value-type="float">
            <text:p>0.132266510636283</text:p>
          </table:table-cell>
          <table:table-cell office:value-type="float" office:value="-0.594226938236709" calcext:value-type="float">
            <text:p>-0.59422693823670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8.8385732045027" calcext:value-type="float">
            <text:p>18.8385732045027</text:p>
          </table:table-cell>
          <table:table-cell office:value-type="float" office:value="0.706050593544553" calcext:value-type="float">
            <text:p>0.706050593544553</text:p>
          </table:table-cell>
          <table:table-cell office:value-type="float" office:value="6.61682509281063" calcext:value-type="float">
            <text:p>6.61682509281063</text:p>
          </table:table-cell>
          <table:table-cell office:value-type="float" office:value="0.00239656070291311" calcext:value-type="float">
            <text:p>0.002396560702913</text:p>
          </table:table-cell>
          <table:table-cell office:value-type="float" office:value="0.00926418468364094" calcext:value-type="float">
            <text:p>0.009264184683641</text:p>
          </table:table-cell>
          <table:table-cell office:value-type="float" office:value="0.250447541054758" calcext:value-type="float">
            <text:p>0.250447541054758</text:p>
          </table:table-cell>
          <table:table-cell office:value-type="float" office:value="-0.989523808597515" calcext:value-type="float">
            <text:p>-0.98952380859751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.97593589207367" calcext:value-type="float">
            <text:p>7.97593589207367</text:p>
          </table:table-cell>
          <table:table-cell office:value-type="float" office:value="24.4778559749071" calcext:value-type="float">
            <text:p>24.4778559749071</text:p>
          </table:table-cell>
          <table:table-cell office:value-type="float" office:value="0.641465034754602" calcext:value-type="float">
            <text:p>0.641465034754602</text:p>
          </table:table-cell>
          <table:table-cell office:value-type="float" office:value="-9.82288185326431" calcext:value-type="float">
            <text:p>-9.82288185326431</text:p>
          </table:table-cell>
          <table:table-cell office:value-type="float" office:value="8.91351215638569" calcext:value-type="float">
            <text:p>8.91351215638569</text:p>
          </table:table-cell>
          <table:table-cell office:value-type="float" office:value="357391.573936969" calcext:value-type="float">
            <text:p>357391.573936969</text:p>
          </table:table-cell>
          <table:table-cell office:value-type="float" office:value="260.481363173495" calcext:value-type="float">
            <text:p>260.48136317349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.8753296848431" calcext:value-type="float">
            <text:p>2.8753296848431</text:p>
          </table:table-cell>
          <table:table-cell table:style-name="ce1" office:value-type="float" office:value="0.0000000000615364394483112" calcext:value-type="float">
            <text:p>6.15E-11</text:p>
          </table:table-cell>
          <table:table-cell table:style-name="ce1" office:value-type="float" office:value="-0.0000000000615364394483112" calcext:value-type="float">
            <text:p>-6.15E-11</text:p>
          </table:table-cell>
          <table:table-cell office:value-type="float" office:value="140.708564661554" calcext:value-type="float">
            <text:p>140.708564661554</text:p>
          </table:table-cell>
          <table:table-cell office:value-type="float" office:value="18.4409429886767" calcext:value-type="float">
            <text:p>18.4409429886767</text:p>
          </table:table-cell>
          <table:table-cell office:value-type="float" office:value="30931.7561122183" calcext:value-type="float">
            <text:p>30931.7561122183</text:p>
          </table:table-cell>
          <table:table-cell office:value-type="float" office:value="38877.26994771" calcext:value-type="float">
            <text:p>38877.2699477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4.7193561514785" calcext:value-type="float">
            <text:p>24.7193561514785</text:p>
          </table:table-cell>
          <table:table-cell office:value-type="float" office:value="0.550761799348628" calcext:value-type="float">
            <text:p>0.550761799348628</text:p>
          </table:table-cell>
          <table:table-cell office:value-type="float" office:value="1.31381077157651" calcext:value-type="float">
            <text:p>1.31381077157651</text:p>
          </table:table-cell>
          <table:table-cell office:value-type="float" office:value="0.090210233639603" calcext:value-type="float">
            <text:p>0.090210233639603</text:p>
          </table:table-cell>
          <table:table-cell office:value-type="float" office:value="0.0477722043711216" calcext:value-type="float">
            <text:p>0.047772204371122</text:p>
          </table:table-cell>
          <table:table-cell office:value-type="float" office:value="0.132830365096212" calcext:value-type="float">
            <text:p>0.132830365096212</text:p>
          </table:table-cell>
          <table:table-cell office:value-type="float" office:value="-0.585071802744551" calcext:value-type="float">
            <text:p>-0.58507180274455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.24400751708783" calcext:value-type="float">
            <text:p>8.24400751708783</text:p>
          </table:table-cell>
          <table:table-cell office:value-type="float" office:value="845.813075967138" calcext:value-type="float">
            <text:p>845.813075967138</text:p>
          </table:table-cell>
          <table:table-cell office:value-type="float" office:value="966901477.986281" calcext:value-type="float">
            <text:p>966901477.986281</text:p>
          </table:table-cell>
          <table:table-cell office:value-type="float" office:value="103003591.76903" calcext:value-type="float">
            <text:p>103003591.76903</text:p>
          </table:table-cell>
          <table:table-cell office:value-type="float" office:value="53189411.7780221" calcext:value-type="float">
            <text:p>53189411.7780221</text:p>
          </table:table-cell>
          <table:table-cell office:value-type="float" office:value="520095463350.081" calcext:value-type="float">
            <text:p>520095463350.081</text:p>
          </table:table-cell>
          <table:table-cell office:value-type="float" office:value="4283946477.06237" calcext:value-type="float">
            <text:p>4283946477.0623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5.3883082572581" calcext:value-type="float">
            <text:p>25.3883082572581</text:p>
          </table:table-cell>
          <table:table-cell office:value-type="float" office:value="1.15323980406542" calcext:value-type="float">
            <text:p>1.15323980406542</text:p>
          </table:table-cell>
          <table:table-cell office:value-type="float" office:value="11.5323980406542" calcext:value-type="float">
            <text:p>11.5323980406542</text:p>
          </table:table-cell>
          <table:table-cell office:value-type="float" office:value="0.365475669751564" calcext:value-type="float">
            <text:p>0.365475669751564</text:p>
          </table:table-cell>
          <table:table-cell office:value-type="float" office:value="-0.0746250762647174" calcext:value-type="float">
            <text:p>-0.074625076264718</text:p>
          </table:table-cell>
          <table:table-cell office:value-type="float" office:value="9.80879745552905" calcext:value-type="float">
            <text:p>9.80879745552905</text:p>
          </table:table-cell>
          <table:table-cell office:value-type="float" office:value="-8.70520819450731" calcext:value-type="float">
            <text:p>-8.7052081945073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.5825761030941" calcext:value-type="float">
            <text:p>2.5825761030941</text:p>
          </table:table-cell>
          <table:table-cell table:style-name="ce1" office:value-type="float" office:value="0.0000000000181899695390227" calcext:value-type="float">
            <text:p>1.82E-11</text:p>
          </table:table-cell>
          <table:table-cell table:style-name="ce1" office:value-type="float" office:value="-0.0000000000181899695390227" calcext:value-type="float">
            <text:p>-1.82E-11</text:p>
          </table:table-cell>
          <table:table-cell office:value-type="float" office:value="20.1870872770686" calcext:value-type="float">
            <text:p>20.1870872770686</text:p>
          </table:table-cell>
          <table:table-cell office:value-type="float" office:value="24.0020090013493" calcext:value-type="float">
            <text:p>24.0020090013493</text:p>
          </table:table-cell>
          <table:table-cell office:value-type="float" office:value="16166.9680124121" calcext:value-type="float">
            <text:p>16166.9680124121</text:p>
          </table:table-cell>
          <table:table-cell office:value-type="float" office:value="61839.0379530168" calcext:value-type="float">
            <text:p>61839.037953016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1.5715698446531" calcext:value-type="float">
            <text:p>31.5715698446531</text:p>
          </table:table-cell>
          <table:table-cell table:style-name="ce1" office:value-type="float" office:value="0.0000000000357527042384951" calcext:value-type="float">
            <text:p>3.58E-11</text:p>
          </table:table-cell>
          <table:table-cell table:style-name="ce1" office:value-type="float" office:value="-0.0000000000357527042384951" calcext:value-type="float">
            <text:p>-3.58E-11</text:p>
          </table:table-cell>
          <table:table-cell office:value-type="float" office:value="2.36620553626838" calcext:value-type="float">
            <text:p>2.36620553626838</text:p>
          </table:table-cell>
          <table:table-cell office:value-type="float" office:value="-0.0279900478828791" calcext:value-type="float">
            <text:p>-0.027990047882879</text:p>
          </table:table-cell>
          <table:table-cell office:value-type="float" office:value="13.8179718970753" calcext:value-type="float">
            <text:p>13.8179718970753</text:p>
          </table:table-cell>
          <table:table-cell office:value-type="float" office:value="0.327893041214983" calcext:value-type="float">
            <text:p>0.32789304121498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8.3545367157435" calcext:value-type="float">
            <text:p>28.3545367157435</text:p>
          </table:table-cell>
          <table:table-cell table:style-name="ce1" office:value-type="float" office:value="0.0000000147406979960517" calcext:value-type="float">
            <text:p>1.47E-08</text:p>
          </table:table-cell>
          <table:table-cell table:style-name="ce1" office:value-type="float" office:value="-0.0000000147406979960517" calcext:value-type="float">
            <text:p>-1.47E-08</text:p>
          </table:table-cell>
          <table:table-cell office:value-type="float" office:value="3.11400109869963" calcext:value-type="float">
            <text:p>3.11400109869963</text:p>
          </table:table-cell>
          <table:table-cell office:value-type="float" office:value="-0.602948007245035" calcext:value-type="float">
            <text:p>-0.602948007245035</text:p>
          </table:table-cell>
          <table:table-cell office:value-type="float" office:value="3.21656583731929" calcext:value-type="float">
            <text:p>3.21656583731929</text:p>
          </table:table-cell>
          <table:table-cell office:value-type="float" office:value="0.0433145663494106" calcext:value-type="float">
            <text:p>0.04331456634941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3.4548109052062" calcext:value-type="float">
            <text:p>13.4548109052062</text:p>
          </table:table-cell>
          <table:table-cell table:style-name="ce1" office:value-type="float" office:value="0.0000000000130284896756809" calcext:value-type="float">
            <text:p>1.30E-11</text:p>
          </table:table-cell>
          <table:table-cell table:style-name="ce1" office:value-type="float" office:value="-0.0000000000130284896756809" calcext:value-type="float">
            <text:p>-1.30E-11</text:p>
          </table:table-cell>
          <table:table-cell office:value-type="float" office:value="415.288515068834" calcext:value-type="float">
            <text:p>415.288515068834</text:p>
          </table:table-cell>
          <table:table-cell office:value-type="float" office:value="1.78356032114464" calcext:value-type="float">
            <text:p>1.78356032114464</text:p>
          </table:table-cell>
          <table:table-cell office:value-type="float" office:value="2640.86330420513" calcext:value-type="float">
            <text:p>2640.86330420513</text:p>
          </table:table-cell>
          <table:table-cell office:value-type="float" office:value="1415.35168983485" calcext:value-type="float">
            <text:p>1415.3516898348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0.3166415524728" calcext:value-type="float">
            <text:p>40.3166415524728</text:p>
          </table:table-cell>
          <table:table-cell office:value-type="float" office:value="0.293280114149604" calcext:value-type="float">
            <text:p>0.293280114149604</text:p>
          </table:table-cell>
          <table:table-cell office:value-type="float" office:value="2.65083802558554" calcext:value-type="float">
            <text:p>2.65083802558554</text:p>
          </table:table-cell>
          <table:table-cell office:value-type="float" office:value="-0.00312683082788133" calcext:value-type="float">
            <text:p>-0.003126830827881</text:p>
          </table:table-cell>
          <table:table-cell office:value-type="float" office:value="0.28227642060455" calcext:value-type="float">
            <text:p>0.28227642060455</text:p>
          </table:table-cell>
          <table:table-cell office:value-type="float" office:value="0.00724276101023333" calcext:value-type="float">
            <text:p>0.007242761010233</text:p>
          </table:table-cell>
          <table:table-cell office:value-type="float" office:value="-0.157987338730798" calcext:value-type="float">
            <text:p>-0.15798733873079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1.3768282658497" calcext:value-type="float">
            <text:p>41.3768282658497</text:p>
          </table:table-cell>
          <table:table-cell office:value-type="float" office:value="0.909939573552014" calcext:value-type="float">
            <text:p>0.909939573552014</text:p>
          </table:table-cell>
          <table:table-cell office:value-type="float" office:value="9.0993957432346" calcext:value-type="float">
            <text:p>9.0993957432346</text:p>
          </table:table-cell>
          <table:table-cell office:value-type="float" office:value="0.4740294739245" calcext:value-type="float">
            <text:p>0.4740294739245</text:p>
          </table:table-cell>
          <table:table-cell office:value-type="float" office:value="-0.133209447740278" calcext:value-type="float">
            <text:p>-0.133209447740278</text:p>
          </table:table-cell>
          <table:table-cell office:value-type="float" office:value="6.04270419957327" calcext:value-type="float">
            <text:p>6.04270419957327</text:p>
          </table:table-cell>
          <table:table-cell office:value-type="float" office:value="-8.12602985740708" calcext:value-type="float">
            <text:p>-8.1260298574070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.18007329833533" calcext:value-type="float">
            <text:p>4.18007329833533</text:p>
          </table:table-cell>
          <table:table-cell table:style-name="ce1" office:value-type="float" office:value="0.00000000528786692194143" calcext:value-type="float">
            <text:p>5.29E-09</text:p>
          </table:table-cell>
          <table:table-cell table:style-name="ce1" office:value-type="float" office:value="-0.00000000528786692194143" calcext:value-type="float">
            <text:p>-5.29E-09</text:p>
          </table:table-cell>
          <table:table-cell office:value-type="float" office:value="2777.44520484645" calcext:value-type="float">
            <text:p>2777.44520484645</text:p>
          </table:table-cell>
          <table:table-cell office:value-type="float" office:value="56.0537071389503" calcext:value-type="float">
            <text:p>56.0537071389503</text:p>
          </table:table-cell>
          <table:table-cell office:value-type="float" office:value="363188.642882355" calcext:value-type="float">
            <text:p>363188.642882355</text:p>
          </table:table-cell>
          <table:table-cell office:value-type="float" office:value="142831.950687279" calcext:value-type="float">
            <text:p>142831.95068727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.89834994428037" calcext:value-type="float">
            <text:p>4.89834994428037</text:p>
          </table:table-cell>
          <table:table-cell office:value-type="float" office:value="0.887216074997276" calcext:value-type="float">
            <text:p>0.887216074997276</text:p>
          </table:table-cell>
          <table:table-cell office:value-type="float" office:value="8.8721607485082" calcext:value-type="float">
            <text:p>8.8721607485082</text:p>
          </table:table-cell>
          <table:table-cell office:value-type="float" office:value="-0.000852112562805771" calcext:value-type="float">
            <text:p>-0.000852112562806</text:p>
          </table:table-cell>
          <table:table-cell office:value-type="float" office:value="0.000163019966649396" calcext:value-type="float">
            <text:p>0.000163019966649</text:p>
          </table:table-cell>
          <table:table-cell office:value-type="float" office:value="5.56600416424441" calcext:value-type="float">
            <text:p>5.56600416424441</text:p>
          </table:table-cell>
          <table:table-cell office:value-type="float" office:value="-7.85821563011842" calcext:value-type="float">
            <text:p>-7.8582156301184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0.5993883171506" calcext:value-type="float">
            <text:p>10.5993883171506</text:p>
          </table:table-cell>
          <table:table-cell office:value-type="float" office:value="0.882855644725732" calcext:value-type="float">
            <text:p>0.882855644725732</text:p>
          </table:table-cell>
          <table:table-cell office:value-type="float" office:value="-0.882855644725732" calcext:value-type="float">
            <text:p>-0.882855644725732</text:p>
          </table:table-cell>
          <table:table-cell office:value-type="float" office:value="-2.24036578441847" calcext:value-type="float">
            <text:p>-2.24036578441847</text:p>
          </table:table-cell>
          <table:table-cell office:value-type="float" office:value="8.75047749398706" calcext:value-type="float">
            <text:p>8.75047749398706</text:p>
          </table:table-cell>
          <table:table-cell office:value-type="float" office:value="-1795.20628987282" calcext:value-type="float">
            <text:p>-1795.20628987282</text:p>
          </table:table-cell>
          <table:table-cell office:value-type="float" office:value="2302.43813649353" calcext:value-type="float">
            <text:p>2302.4381364935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8.6395413244555" calcext:value-type="float">
            <text:p>58.6395413244555</text:p>
          </table:table-cell>
          <table:table-cell office:value-type="float" office:value="0.935715777422004" calcext:value-type="float">
            <text:p>0.935715777422004</text:p>
          </table:table-cell>
          <table:table-cell office:value-type="float" office:value="9.35715777422003" calcext:value-type="float">
            <text:p>9.35715777422003</text:p>
          </table:table-cell>
          <table:table-cell office:value-type="float" office:value="2.14968327745286" calcext:value-type="float">
            <text:p>2.14968327745286</text:p>
          </table:table-cell>
          <table:table-cell office:value-type="float" office:value="-0.512304159230328" calcext:value-type="float">
            <text:p>-0.512304159230328</text:p>
          </table:table-cell>
          <table:table-cell office:value-type="float" office:value="5.95089164463046" calcext:value-type="float">
            <text:p>5.95089164463046</text:p>
          </table:table-cell>
          <table:table-cell office:value-type="float" office:value="-7.6722019947139" calcext:value-type="float">
            <text:p>-7.672201994713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2.6775167048154" calcext:value-type="float">
            <text:p>62.6775167048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1362534427816" calcext:value-type="float">
            <text:p>0.056136253442782</text:p>
          </table:table-cell>
          <table:table-cell office:value-type="float" office:value="6.03740949155991" calcext:value-type="float">
            <text:p>6.03740949155991</text:p>
          </table:table-cell>
          <table:table-cell office:value-type="float" office:value="3.42246030748383" calcext:value-type="float">
            <text:p>3.42246030748383</text:p>
          </table:table-cell>
          <table:table-cell office:value-type="float" office:value="1.72560828329376E+015" calcext:value-type="float">
            <text:p>1.72560828329376E+01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.4074625109554" calcext:value-type="float">
            <text:p>48.4074625109554</text:p>
          </table:table-cell>
          <table:table-cell office:value-type="float" office:value="0.716581814803881" calcext:value-type="float">
            <text:p>0.716581814803881</text:p>
          </table:table-cell>
          <table:table-cell office:value-type="float" office:value="0.8198997900088" calcext:value-type="float">
            <text:p>0.8198997900088</text:p>
          </table:table-cell>
          <table:table-cell office:value-type="float" office:value="0.697503173763075" calcext:value-type="float">
            <text:p>0.697503173763075</text:p>
          </table:table-cell>
          <table:table-cell office:value-type="float" office:value="-0.152807639775655" calcext:value-type="float">
            <text:p>-0.152807639775655</text:p>
          </table:table-cell>
          <table:table-cell office:value-type="float" office:value="0.516556796859496" calcext:value-type="float">
            <text:p>0.516556796859496</text:p>
          </table:table-cell>
          <table:table-cell office:value-type="float" office:value="-1.08238177179265" calcext:value-type="float">
            <text:p>-1.0823817717926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7.9368316358843" calcext:value-type="float">
            <text:p>27.9368316358843</text:p>
          </table:table-cell>
          <table:table-cell office:value-type="float" office:value="0.936192879980676" calcext:value-type="float">
            <text:p>0.936192879980676</text:p>
          </table:table-cell>
          <table:table-cell office:value-type="float" office:value="42.86307478199" calcext:value-type="float">
            <text:p>42.86307478199</text:p>
          </table:table-cell>
          <table:table-cell office:value-type="float" office:value="0.399414772433358" calcext:value-type="float">
            <text:p>0.399414772433358</text:p>
          </table:table-cell>
          <table:table-cell office:value-type="float" office:value="-0.104643370548632" calcext:value-type="float">
            <text:p>-0.104643370548632</text:p>
          </table:table-cell>
          <table:table-cell office:value-type="float" office:value="5.45222877931149" calcext:value-type="float">
            <text:p>5.45222877931149</text:p>
          </table:table-cell>
          <table:table-cell office:value-type="float" office:value="-7.09721648880139" calcext:value-type="float">
            <text:p>-7.0972164888013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.69409051167677" calcext:value-type="float">
            <text:p>4.69409051167677</text:p>
          </table:table-cell>
          <table:table-cell office:value-type="float" office:value="0.560982521964073" calcext:value-type="float">
            <text:p>0.560982521964073</text:p>
          </table:table-cell>
          <table:table-cell office:value-type="float" office:value="5.60982521964073" calcext:value-type="float">
            <text:p>5.60982521964073</text:p>
          </table:table-cell>
          <table:table-cell office:value-type="float" office:value="-0.433780548162438" calcext:value-type="float">
            <text:p>-0.433780548162438</text:p>
          </table:table-cell>
          <table:table-cell office:value-type="float" office:value="1.20261163989881" calcext:value-type="float">
            <text:p>1.20261163989881</text:p>
          </table:table-cell>
          <table:table-cell office:value-type="float" office:value="-192.585452324682" calcext:value-type="float">
            <text:p>-192.585452324682</text:p>
          </table:table-cell>
          <table:table-cell office:value-type="float" office:value="611.647808047183" calcext:value-type="float">
            <text:p>611.64780804718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.04969874927349" calcext:value-type="float">
            <text:p>3.04969874927349</text:p>
          </table:table-cell>
          <table:table-cell office:value-type="float" office:value="17.6201534602995" calcext:value-type="float">
            <text:p>17.6201534602995</text:p>
          </table:table-cell>
          <table:table-cell office:value-type="float" office:value="1.02534237942976" calcext:value-type="float">
            <text:p>1.02534237942976</text:p>
          </table:table-cell>
          <table:table-cell office:value-type="float" office:value="-1.19019105657077" calcext:value-type="float">
            <text:p>-1.19019105657077</text:p>
          </table:table-cell>
          <table:table-cell office:value-type="float" office:value="0.462647043797179" calcext:value-type="float">
            <text:p>0.462647043797179</text:p>
          </table:table-cell>
          <table:table-cell office:value-type="float" office:value="95625.4548665601" calcext:value-type="float">
            <text:p>95625.4548665601</text:p>
          </table:table-cell>
          <table:table-cell office:value-type="float" office:value="-323.164805179022" calcext:value-type="float">
            <text:p>-323.16480517902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5.0608136863939" calcext:value-type="float">
            <text:p>25.0608136863939</text:p>
          </table:table-cell>
          <table:table-cell office:value-type="float" office:value="0.657682084506454" calcext:value-type="float">
            <text:p>0.657682084506454</text:p>
          </table:table-cell>
          <table:table-cell office:value-type="float" office:value="1.41304117590593" calcext:value-type="float">
            <text:p>1.41304117590593</text:p>
          </table:table-cell>
          <table:table-cell office:value-type="float" office:value="0.0716966229865688" calcext:value-type="float">
            <text:p>0.071696622986569</text:p>
          </table:table-cell>
          <table:table-cell office:value-type="float" office:value="0.312031299903366" calcext:value-type="float">
            <text:p>0.312031299903366</text:p>
          </table:table-cell>
          <table:table-cell office:value-type="float" office:value="0.219083765556014" calcext:value-type="float">
            <text:p>0.219083765556014</text:p>
          </table:table-cell>
          <table:table-cell office:value-type="float" office:value="-0.725876355697818" calcext:value-type="float">
            <text:p>-0.72587635569781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9.1998142887663" calcext:value-type="float">
            <text:p>39.1998142887663</text:p>
          </table:table-cell>
          <table:table-cell table:style-name="ce1" office:value-type="float" office:value="0.0000000000364369714645322" calcext:value-type="float">
            <text:p>3.64E-11</text:p>
          </table:table-cell>
          <table:table-cell table:style-name="ce1" office:value-type="float" office:value="-0.0000000000364369714645322" calcext:value-type="float">
            <text:p>-3.64E-11</text:p>
          </table:table-cell>
          <table:table-cell office:value-type="float" office:value="343.865231446284" calcext:value-type="float">
            <text:p>343.865231446284</text:p>
          </table:table-cell>
          <table:table-cell office:value-type="float" office:value="4.51303233885517" calcext:value-type="float">
            <text:p>4.51303233885517</text:p>
          </table:table-cell>
          <table:table-cell office:value-type="float" office:value="154.544555738366" calcext:value-type="float">
            <text:p>154.544555738366</text:p>
          </table:table-cell>
          <table:table-cell office:value-type="float" office:value="191.519048732009" calcext:value-type="float">
            <text:p>191.51904873200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3.2355610828435" calcext:value-type="float">
            <text:p>23.2355610828435</text:p>
          </table:table-cell>
          <table:table-cell office:value-type="float" office:value="0.605961929623784" calcext:value-type="float">
            <text:p>0.605961929623784</text:p>
          </table:table-cell>
          <table:table-cell office:value-type="float" office:value="1.78705179711547" calcext:value-type="float">
            <text:p>1.78705179711547</text:p>
          </table:table-cell>
          <table:table-cell office:value-type="float" office:value="0.0581299056765813" calcext:value-type="float">
            <text:p>0.058129905676581</text:p>
          </table:table-cell>
          <table:table-cell office:value-type="float" office:value="0.00873143611785925" calcext:value-type="float">
            <text:p>0.008731436117859</text:p>
          </table:table-cell>
          <table:table-cell office:value-type="float" office:value="0.172003467920565" calcext:value-type="float">
            <text:p>0.172003467920565</text:p>
          </table:table-cell>
          <table:table-cell office:value-type="float" office:value="-0.728791737245143" calcext:value-type="float">
            <text:p>-0.72879173724514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2.3957805945182" calcext:value-type="float">
            <text:p>12.3957805945182</text:p>
          </table:table-cell>
          <table:table-cell office:value-type="float" office:value="0.462361110269742" calcext:value-type="float">
            <text:p>0.462361110269742</text:p>
          </table:table-cell>
          <table:table-cell office:value-type="float" office:value="1.26598123080143" calcext:value-type="float">
            <text:p>1.26598123080143</text:p>
          </table:table-cell>
          <table:table-cell office:value-type="float" office:value="-0.000486914755829105" calcext:value-type="float">
            <text:p>-0.000486914755829</text:p>
          </table:table-cell>
          <table:table-cell office:value-type="float" office:value="0.0352391176007743" calcext:value-type="float">
            <text:p>0.035239117600774</text:p>
          </table:table-cell>
          <table:table-cell office:value-type="float" office:value="0.0437319808799042" calcext:value-type="float">
            <text:p>0.043731980879904</text:p>
          </table:table-cell>
          <table:table-cell office:value-type="float" office:value="-0.285057051362273" calcext:value-type="float">
            <text:p>-0.28505705136227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7.7407975957555" calcext:value-type="float">
            <text:p>37.7407975957555</text:p>
          </table:table-cell>
          <table:table-cell office:value-type="float" office:value="0.332684787647821" calcext:value-type="float">
            <text:p>0.332684787647821</text:p>
          </table:table-cell>
          <table:table-cell office:value-type="float" office:value="3.32684787639534" calcext:value-type="float">
            <text:p>3.32684787639534</text:p>
          </table:table-cell>
          <table:table-cell office:value-type="float" office:value="-0.384925156471551" calcext:value-type="float">
            <text:p>-0.384925156471551</text:p>
          </table:table-cell>
          <table:table-cell office:value-type="float" office:value="14.9900328913849" calcext:value-type="float">
            <text:p>14.9900328913849</text:p>
          </table:table-cell>
          <table:table-cell office:value-type="float" office:value="-32.4495250938983" calcext:value-type="float">
            <text:p>-32.4495250938983</text:p>
          </table:table-cell>
          <table:table-cell office:value-type="float" office:value="293.074801895284" calcext:value-type="float">
            <text:p>293.07480189528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.97953362963159" calcext:value-type="float">
            <text:p>4.97953362963159</text:p>
          </table:table-cell>
          <table:table-cell office:value-type="float" office:value="0.884078188899521" calcext:value-type="float">
            <text:p>0.884078188899521</text:p>
          </table:table-cell>
          <table:table-cell office:value-type="float" office:value="8.84078187631914" calcext:value-type="float">
            <text:p>8.84078187631914</text:p>
          </table:table-cell>
          <table:table-cell office:value-type="float" office:value="-0.00106278071903336" calcext:value-type="float">
            <text:p>-0.001062780719033</text:p>
          </table:table-cell>
          <table:table-cell table:style-name="ce1" office:value-type="float" office:value="0.0000468256379637635" calcext:value-type="float">
            <text:p>4.68E-05</text:p>
          </table:table-cell>
          <table:table-cell office:value-type="float" office:value="5.20137565453462" calcext:value-type="float">
            <text:p>5.20137565453462</text:p>
          </table:table-cell>
          <table:table-cell office:value-type="float" office:value="-7.43642274862117" calcext:value-type="float">
            <text:p>-7.4364227486211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6.5757702332312" calcext:value-type="float">
            <text:p>16.5757702332312</text:p>
          </table:table-cell>
          <table:table-cell office:value-type="float" office:value="0.484493666417975" calcext:value-type="float">
            <text:p>0.484493666417975</text:p>
          </table:table-cell>
          <table:table-cell office:value-type="float" office:value="5.95771967234784" calcext:value-type="float">
            <text:p>5.95771967234784</text:p>
          </table:table-cell>
          <table:table-cell office:value-type="float" office:value="0.0203165066580005" calcext:value-type="float">
            <text:p>0.020316506658001</text:p>
          </table:table-cell>
          <table:table-cell office:value-type="float" office:value="-0.0655038813786604" calcext:value-type="float">
            <text:p>-0.06550388137866</text:p>
          </table:table-cell>
          <table:table-cell office:value-type="float" office:value="0.0608357287614323" calcext:value-type="float">
            <text:p>0.060835728761432</text:p>
          </table:table-cell>
          <table:table-cell office:value-type="float" office:value="-0.487960829017109" calcext:value-type="float">
            <text:p>-0.48796082901710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.81469149834292" calcext:value-type="float">
            <text:p>3.81469149834292</text:p>
          </table:table-cell>
          <table:table-cell table:style-name="ce1" office:value-type="float" office:value="0.0000000291931996827043" calcext:value-type="float">
            <text:p>2.92E-08</text:p>
          </table:table-cell>
          <table:table-cell office:value-type="float" office:value="0.000543371666793732" calcext:value-type="float">
            <text:p>0.000543371666794</text:p>
          </table:table-cell>
          <table:table-cell office:value-type="float" office:value="-1.12677760861796" calcext:value-type="float">
            <text:p>-1.12677760861796</text:p>
          </table:table-cell>
          <table:table-cell office:value-type="float" office:value="0.00452880813658172" calcext:value-type="float">
            <text:p>0.004528808136582</text:p>
          </table:table-cell>
          <table:table-cell office:value-type="float" office:value="65145.6298602279" calcext:value-type="float">
            <text:p>65145.6298602279</text:p>
          </table:table-cell>
          <table:table-cell office:value-type="float" office:value="-510.474198385399" calcext:value-type="float">
            <text:p>-510.47419838539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3.3379935222652" calcext:value-type="float">
            <text:p>43.3379935222652</text:p>
          </table:table-cell>
          <table:table-cell office:value-type="float" office:value="1.16085926472389" calcext:value-type="float">
            <text:p>1.16085926472389</text:p>
          </table:table-cell>
          <table:table-cell office:value-type="float" office:value="11.6085926473431" calcext:value-type="float">
            <text:p>11.6085926473431</text:p>
          </table:table-cell>
          <table:table-cell office:value-type="float" office:value="1.54377106124864" calcext:value-type="float">
            <text:p>1.54377106124864</text:p>
          </table:table-cell>
          <table:table-cell office:value-type="float" office:value="-0.426312771028548" calcext:value-type="float">
            <text:p>-0.426312771028548</text:p>
          </table:table-cell>
          <table:table-cell office:value-type="float" office:value="7.61669116439553" calcext:value-type="float">
            <text:p>7.61669116439553</text:p>
          </table:table-cell>
          <table:table-cell office:value-type="float" office:value="-6.99965995133701" calcext:value-type="float">
            <text:p>-6.9996599513370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.32719078335953" calcext:value-type="float">
            <text:p>2.32719078335953</text:p>
          </table:table-cell>
          <table:table-cell office:value-type="float" office:value="19.6191568674141" calcext:value-type="float">
            <text:p>19.6191568674141</text:p>
          </table:table-cell>
          <table:table-cell office:value-type="float" office:value="210794699.254849" calcext:value-type="float">
            <text:p>210794699.254849</text:p>
          </table:table-cell>
          <table:table-cell office:value-type="float" office:value="-17.2873345615708" calcext:value-type="float">
            <text:p>-17.2873345615708</text:p>
          </table:table-cell>
          <table:table-cell office:value-type="float" office:value="13.135029428146" calcext:value-type="float">
            <text:p>13.135029428146</text:p>
          </table:table-cell>
          <table:table-cell office:value-type="float" office:value="112771.28543553" calcext:value-type="float">
            <text:p>112771.28543553</text:p>
          </table:table-cell>
          <table:table-cell office:value-type="float" office:value="26116.2498375672" calcext:value-type="float">
            <text:p>26116.249837567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3.4154490275802" calcext:value-type="float">
            <text:p>23.4154490275802</text:p>
          </table:table-cell>
          <table:table-cell office:value-type="float" office:value="0.556747471136326" calcext:value-type="float">
            <text:p>0.556747471136326</text:p>
          </table:table-cell>
          <table:table-cell office:value-type="float" office:value="25.451313459193" calcext:value-type="float">
            <text:p>25.451313459193</text:p>
          </table:table-cell>
          <table:table-cell office:value-type="float" office:value="-1.800282433992" calcext:value-type="float">
            <text:p>-1.800282433992</text:p>
          </table:table-cell>
          <table:table-cell office:value-type="float" office:value="5.10317069506364" calcext:value-type="float">
            <text:p>5.10317069506364</text:p>
          </table:table-cell>
          <table:table-cell office:value-type="float" office:value="-88.4794633174624" calcext:value-type="float">
            <text:p>-88.4794633174624</text:p>
          </table:table-cell>
          <table:table-cell office:value-type="float" office:value="285.137354690473" calcext:value-type="float">
            <text:p>285.13735469047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8.154294117755" calcext:value-type="float">
            <text:p>18.154294117755</text:p>
          </table:table-cell>
          <table:table-cell office:value-type="float" office:value="0.327394363266506" calcext:value-type="float">
            <text:p>0.327394363266506</text:p>
          </table:table-cell>
          <table:table-cell office:value-type="float" office:value="0.49999999999842" calcext:value-type="float">
            <text:p>0.49999999999842</text:p>
          </table:table-cell>
          <table:table-cell office:value-type="float" office:value="-0.0643316252970947" calcext:value-type="float">
            <text:p>-0.064331625297095</text:p>
          </table:table-cell>
          <table:table-cell office:value-type="float" office:value="6.92581276495588" calcext:value-type="float">
            <text:p>6.92581276495588</text:p>
          </table:table-cell>
          <table:table-cell office:value-type="float" office:value="-15.7197653813732" calcext:value-type="float">
            <text:p>-15.7197653813732</text:p>
          </table:table-cell>
          <table:table-cell office:value-type="float" office:value="146.550105770035" calcext:value-type="float">
            <text:p>146.55010577003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3.5277867246934" calcext:value-type="float">
            <text:p>23.5277867246934</text:p>
          </table:table-cell>
          <table:table-cell office:value-type="float" office:value="0.577077558233445" calcext:value-type="float">
            <text:p>0.577077558233445</text:p>
          </table:table-cell>
          <table:table-cell office:value-type="float" office:value="1.47974449364825" calcext:value-type="float">
            <text:p>1.47974449364825</text:p>
          </table:table-cell>
          <table:table-cell office:value-type="float" office:value="0.328602622826955" calcext:value-type="float">
            <text:p>0.328602622826955</text:p>
          </table:table-cell>
          <table:table-cell office:value-type="float" office:value="-0.0944608086614922" calcext:value-type="float">
            <text:p>-0.094460808661492</text:p>
          </table:table-cell>
          <table:table-cell office:value-type="float" office:value="1.19925678408209" calcext:value-type="float">
            <text:p>1.19925678408209</text:p>
          </table:table-cell>
          <table:table-cell office:value-type="float" office:value="-3.93419007809952" calcext:value-type="float">
            <text:p>-3.9341900780995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.57045237443435" calcext:value-type="float">
            <text:p>2.57045237443435</text:p>
          </table:table-cell>
          <table:table-cell office:value-type="float" office:value="0.919256839729101" calcext:value-type="float">
            <text:p>0.919256839729101</text:p>
          </table:table-cell>
          <table:table-cell office:value-type="float" office:value="9.19256841620372" calcext:value-type="float">
            <text:p>9.19256841620372</text:p>
          </table:table-cell>
          <table:table-cell office:value-type="float" office:value="0.000924752905368862" calcext:value-type="float">
            <text:p>0.000924752905369</text:p>
          </table:table-cell>
          <table:table-cell office:value-type="float" office:value="-0.000335685124332737" calcext:value-type="float">
            <text:p>-0.000335685124333</text:p>
          </table:table-cell>
          <table:table-cell office:value-type="float" office:value="6.18296716415235" calcext:value-type="float">
            <text:p>6.18296716415235</text:p>
          </table:table-cell>
          <table:table-cell office:value-type="float" office:value="-8.16186710586159" calcext:value-type="float">
            <text:p>-8.1618671058615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8.8256934005802" calcext:value-type="float">
            <text:p>28.8256934005802</text:p>
          </table:table-cell>
          <table:table-cell office:value-type="float" office:value="0.870116735783413" calcext:value-type="float">
            <text:p>0.870116735783413</text:p>
          </table:table-cell>
          <table:table-cell office:value-type="float" office:value="3.20875831469328" calcext:value-type="float">
            <text:p>3.20875831469328</text:p>
          </table:table-cell>
          <table:table-cell office:value-type="float" office:value="0.317446924589656" calcext:value-type="float">
            <text:p>0.317446924589656</text:p>
          </table:table-cell>
          <table:table-cell office:value-type="float" office:value="-0.254508168575608" calcext:value-type="float">
            <text:p>-0.254508168575608</text:p>
          </table:table-cell>
          <table:table-cell office:value-type="float" office:value="0.696040230739449" calcext:value-type="float">
            <text:p>0.696040230739449</text:p>
          </table:table-cell>
          <table:table-cell office:value-type="float" office:value="-1.61268739225493" calcext:value-type="float">
            <text:p>-1.6126873922549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8.707382735999" calcext:value-type="float">
            <text:p>18.707382735999</text:p>
          </table:table-cell>
          <table:table-cell table:style-name="ce1" office:value-type="float" office:value="0.0000000000136768405377263" calcext:value-type="float">
            <text:p>1.37E-11</text:p>
          </table:table-cell>
          <table:table-cell table:style-name="ce1" office:value-type="float" office:value="-0.0000000000136768405377263" calcext:value-type="float">
            <text:p>-1.37E-11</text:p>
          </table:table-cell>
          <table:table-cell office:value-type="float" office:value="4.10033197498767" calcext:value-type="float">
            <text:p>4.10033197498767</text:p>
          </table:table-cell>
          <table:table-cell office:value-type="float" office:value="-0.0188684288708617" calcext:value-type="float">
            <text:p>-0.018868428870862</text:p>
          </table:table-cell>
          <table:table-cell office:value-type="float" office:value="16.4734273096308" calcext:value-type="float">
            <text:p>16.4734273096308</text:p>
          </table:table-cell>
          <table:table-cell office:value-type="float" office:value="1.74936885702399" calcext:value-type="float">
            <text:p>1.749368857023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2.2992534001463" calcext:value-type="float">
            <text:p>62.2992534001463</text:p>
          </table:table-cell>
          <table:table-cell office:value-type="float" office:value="0.906980197894425" calcext:value-type="float">
            <text:p>0.906980197894425</text:p>
          </table:table-cell>
          <table:table-cell office:value-type="float" office:value="9.06980198690783" calcext:value-type="float">
            <text:p>9.06980198690783</text:p>
          </table:table-cell>
          <table:table-cell office:value-type="float" office:value="1.46798400746214" calcext:value-type="float">
            <text:p>1.46798400746214</text:p>
          </table:table-cell>
          <table:table-cell office:value-type="float" office:value="-0.33053301937459" calcext:value-type="float">
            <text:p>-0.33053301937459</text:p>
          </table:table-cell>
          <table:table-cell office:value-type="float" office:value="4.65288323057207" calcext:value-type="float">
            <text:p>4.65288323057207</text:p>
          </table:table-cell>
          <table:table-cell office:value-type="float" office:value="-6.47883633577154" calcext:value-type="float">
            <text:p>-6.4788363357715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9.6477316680505" calcext:value-type="float">
            <text:p>39.6477316680505</text:p>
          </table:table-cell>
          <table:table-cell office:value-type="float" office:value="0.56835490329317" calcext:value-type="float">
            <text:p>0.56835490329317</text:p>
          </table:table-cell>
          <table:table-cell office:value-type="float" office:value="3.5075411395201" calcext:value-type="float">
            <text:p>3.5075411395201</text:p>
          </table:table-cell>
          <table:table-cell office:value-type="float" office:value="0.187070109589338" calcext:value-type="float">
            <text:p>0.187070109589338</text:p>
          </table:table-cell>
          <table:table-cell office:value-type="float" office:value="-0.394258332894655" calcext:value-type="float">
            <text:p>-0.394258332894655</text:p>
          </table:table-cell>
          <table:table-cell office:value-type="float" office:value="0.126701251055346" calcext:value-type="float">
            <text:p>0.126701251055346</text:p>
          </table:table-cell>
          <table:table-cell office:value-type="float" office:value="-0.693167912007034" calcext:value-type="float">
            <text:p>-0.69316791200703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2.2548357022808" calcext:value-type="float">
            <text:p>52.2548357022808</text:p>
          </table:table-cell>
          <table:table-cell table:style-name="ce1" office:value-type="float" office:value="0.000000000037820741581243" calcext:value-type="float">
            <text:p>3.78E-11</text:p>
          </table:table-cell>
          <table:table-cell table:style-name="ce1" office:value-type="float" office:value="-0.000000000037820741581243" calcext:value-type="float">
            <text:p>-3.78E-11</text:p>
          </table:table-cell>
          <table:table-cell office:value-type="float" office:value="60.200697197374" calcext:value-type="float">
            <text:p>60.200697197374</text:p>
          </table:table-cell>
          <table:table-cell office:value-type="float" office:value="-1.52956798477313" calcext:value-type="float">
            <text:p>-1.52956798477313</text:p>
          </table:table-cell>
          <table:table-cell office:value-type="float" office:value="17.4085234065622" calcext:value-type="float">
            <text:p>17.4085234065622</text:p>
          </table:table-cell>
          <table:table-cell office:value-type="float" office:value="26.3198585740156" calcext:value-type="float">
            <text:p>26.319858574015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.27188810977904" calcext:value-type="float">
            <text:p>7.27188810977904</text:p>
          </table:table-cell>
          <table:table-cell table:style-name="ce1" office:value-type="float" office:value="0.0000000000170448218079981" calcext:value-type="float">
            <text:p>1.70E-11</text:p>
          </table:table-cell>
          <table:table-cell table:style-name="ce1" office:value-type="float" office:value="-0.0000000000170448218079981" calcext:value-type="float">
            <text:p>-1.70E-11</text:p>
          </table:table-cell>
          <table:table-cell office:value-type="float" office:value="1527.14577449564" calcext:value-type="float">
            <text:p>1527.14577449564</text:p>
          </table:table-cell>
          <table:table-cell office:value-type="float" office:value="34.186500522848" calcext:value-type="float">
            <text:p>34.186500522848</text:p>
          </table:table-cell>
          <table:table-cell office:value-type="float" office:value="74687.3177880584" calcext:value-type="float">
            <text:p>74687.3177880584</text:p>
          </table:table-cell>
          <table:table-cell office:value-type="float" office:value="43162.3338217816" calcext:value-type="float">
            <text:p>43162.333821781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4.5909934258069" calcext:value-type="float">
            <text:p>24.5909934258069</text:p>
          </table:table-cell>
          <table:table-cell table:style-name="ce1" office:value-type="float" office:value="0.0000000000406411482190069" calcext:value-type="float">
            <text:p>4.06E-11</text:p>
          </table:table-cell>
          <table:table-cell table:style-name="ce1" office:value-type="float" office:value="-0.0000000000406411482190069" calcext:value-type="float">
            <text:p>-4.06E-11</text:p>
          </table:table-cell>
          <table:table-cell office:value-type="float" office:value="146.79612864134" calcext:value-type="float">
            <text:p>146.79612864134</text:p>
          </table:table-cell>
          <table:table-cell office:value-type="float" office:value="-1.66235153746559" calcext:value-type="float">
            <text:p>-1.66235153746559</text:p>
          </table:table-cell>
          <table:table-cell office:value-type="float" office:value="229.878439403178" calcext:value-type="float">
            <text:p>229.878439403178</text:p>
          </table:table-cell>
          <table:table-cell office:value-type="float" office:value="183.440620267209" calcext:value-type="float">
            <text:p>183.44062026720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6.9741048581901" calcext:value-type="float">
            <text:p>56.9741048581901</text:p>
          </table:table-cell>
          <table:table-cell table:style-name="ce1" office:value-type="float" office:value="0.0000000000460754177497296" calcext:value-type="float">
            <text:p>4.61E-11</text:p>
          </table:table-cell>
          <table:table-cell table:style-name="ce1" office:value-type="float" office:value="-0.0000000000460754177497296" calcext:value-type="float">
            <text:p>-4.61E-11</text:p>
          </table:table-cell>
          <table:table-cell office:value-type="float" office:value="30.2115679964277" calcext:value-type="float">
            <text:p>30.2115679964277</text:p>
          </table:table-cell>
          <table:table-cell office:value-type="float" office:value="-5.76970361274553" calcext:value-type="float">
            <text:p>-5.76970361274553</text:p>
          </table:table-cell>
          <table:table-cell office:value-type="float" office:value="5.45213310360123" calcext:value-type="float">
            <text:p>5.45213310360123</text:p>
          </table:table-cell>
          <table:table-cell office:value-type="float" office:value="6.5626746305312" calcext:value-type="float">
            <text:p>6.562674630531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1.504960973262" calcext:value-type="float">
            <text:p>21.504960973262</text:p>
          </table:table-cell>
          <table:table-cell table:style-name="ce1" office:value-type="float" office:value="0.000000000019762226596966" calcext:value-type="float">
            <text:p>1.98E-11</text:p>
          </table:table-cell>
          <table:table-cell table:style-name="ce1" office:value-type="float" office:value="-0.000000000019762226596966" calcext:value-type="float">
            <text:p>-1.98E-11</text:p>
          </table:table-cell>
          <table:table-cell office:value-type="float" office:value="33.0236508756527" calcext:value-type="float">
            <text:p>33.0236508756527</text:p>
          </table:table-cell>
          <table:table-cell office:value-type="float" office:value="1.15117218309272" calcext:value-type="float">
            <text:p>1.15117218309272</text:p>
          </table:table-cell>
          <table:table-cell office:value-type="float" office:value="143.205062866144" calcext:value-type="float">
            <text:p>143.205062866144</text:p>
          </table:table-cell>
          <table:table-cell office:value-type="float" office:value="110.031931176028" calcext:value-type="float">
            <text:p>110.03193117602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.25244662452496" calcext:value-type="float">
            <text:p>9.25244662452496</text:p>
          </table:table-cell>
          <table:table-cell office:value-type="float" office:value="0.821569413816246" calcext:value-type="float">
            <text:p>0.821569413816246</text:p>
          </table:table-cell>
          <table:table-cell office:value-type="float" office:value="1.29112199881346" calcext:value-type="float">
            <text:p>1.29112199881346</text:p>
          </table:table-cell>
          <table:table-cell office:value-type="float" office:value="0.0283849344216653" calcext:value-type="float">
            <text:p>0.028384934421665</text:p>
          </table:table-cell>
          <table:table-cell office:value-type="float" office:value="-0.004469969996021" calcext:value-type="float">
            <text:p>-0.004469969996021</text:p>
          </table:table-cell>
          <table:table-cell office:value-type="float" office:value="5.44518408131258" calcext:value-type="float">
            <text:p>5.44518408131258</text:p>
          </table:table-cell>
          <table:table-cell office:value-type="float" office:value="-8.74219890993883" calcext:value-type="float">
            <text:p>-8.7421989099388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9.206504953662" calcext:value-type="float">
            <text:p>29.206504953662</text:p>
          </table:table-cell>
          <table:table-cell office:value-type="float" office:value="0.724685505240166" calcext:value-type="float">
            <text:p>0.724685505240166</text:p>
          </table:table-cell>
          <table:table-cell office:value-type="float" office:value="0.702038665506838" calcext:value-type="float">
            <text:p>0.702038665506838</text:p>
          </table:table-cell>
          <table:table-cell office:value-type="float" office:value="0.52330439309659" calcext:value-type="float">
            <text:p>0.52330439309659</text:p>
          </table:table-cell>
          <table:table-cell office:value-type="float" office:value="-0.0467848681416487" calcext:value-type="float">
            <text:p>-0.046784868141649</text:p>
          </table:table-cell>
          <table:table-cell office:value-type="float" office:value="0.598128492461617" calcext:value-type="float">
            <text:p>0.598128492461617</text:p>
          </table:table-cell>
          <table:table-cell office:value-type="float" office:value="-1.07913840888095" calcext:value-type="float">
            <text:p>-1.0791384088809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.84285046284076" calcext:value-type="float">
            <text:p>4.84285046284076</text:p>
          </table:table-cell>
          <table:table-cell table:style-name="ce1" office:value-type="float" office:value="0.0000000000111747677145997" calcext:value-type="float">
            <text:p>1.12E-11</text:p>
          </table:table-cell>
          <table:table-cell table:style-name="ce1" office:value-type="float" office:value="-0.0000000000111747677145997" calcext:value-type="float">
            <text:p>-1.12E-11</text:p>
          </table:table-cell>
          <table:table-cell office:value-type="float" office:value="2096.74332410185" calcext:value-type="float">
            <text:p>2096.74332410185</text:p>
          </table:table-cell>
          <table:table-cell office:value-type="float" office:value="85.8838517976727" calcext:value-type="float">
            <text:p>85.8838517976727</text:p>
          </table:table-cell>
          <table:table-cell office:value-type="float" office:value="135652.469566366" calcext:value-type="float">
            <text:p>135652.469566366</text:p>
          </table:table-cell>
          <table:table-cell office:value-type="float" office:value="131597.465656688" calcext:value-type="float">
            <text:p>131597.46565668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4.5130517402484" calcext:value-type="float">
            <text:p>24.5130517402484</text:p>
          </table:table-cell>
          <table:table-cell table:style-name="ce1" office:value-type="float" office:value="0.0000000107650228996031" calcext:value-type="float">
            <text:p>1.08E-08</text:p>
          </table:table-cell>
          <table:table-cell table:style-name="ce1" office:value-type="float" office:value="-0.0000000107650228996031" calcext:value-type="float">
            <text:p>-1.08E-08</text:p>
          </table:table-cell>
          <table:table-cell office:value-type="float" office:value="1.83544792302395" calcext:value-type="float">
            <text:p>1.83544792302395</text:p>
          </table:table-cell>
          <table:table-cell office:value-type="float" office:value="-0.172259284611883" calcext:value-type="float">
            <text:p>-0.172259284611883</text:p>
          </table:table-cell>
          <table:table-cell office:value-type="float" office:value="4.72892695125809" calcext:value-type="float">
            <text:p>4.72892695125809</text:p>
          </table:table-cell>
          <table:table-cell office:value-type="float" office:value="2.20864758923213" calcext:value-type="float">
            <text:p>2.2086475892321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3.27270393797" calcext:value-type="float">
            <text:p>13.27270393797</text:p>
          </table:table-cell>
          <table:table-cell office:value-type="float" office:value="0.478755845925894" calcext:value-type="float">
            <text:p>0.478755845925894</text:p>
          </table:table-cell>
          <table:table-cell office:value-type="float" office:value="1.75406631668021" calcext:value-type="float">
            <text:p>1.75406631668021</text:p>
          </table:table-cell>
          <table:table-cell office:value-type="float" office:value="-0.00283701217210022" calcext:value-type="float">
            <text:p>-0.0028370121721</text:p>
          </table:table-cell>
          <table:table-cell office:value-type="float" office:value="0.0543021524650753" calcext:value-type="float">
            <text:p>0.054302152465075</text:p>
          </table:table-cell>
          <table:table-cell office:value-type="float" office:value="0.0475284348636679" calcext:value-type="float">
            <text:p>0.047528434863668</text:p>
          </table:table-cell>
          <table:table-cell office:value-type="float" office:value="-0.362567941327156" calcext:value-type="float">
            <text:p>-0.3625679413271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1.7670528542967" calcext:value-type="float">
            <text:p>21.7670528542967</text:p>
          </table:table-cell>
          <table:table-cell office:value-type="float" office:value="0.819950235990244" calcext:value-type="float">
            <text:p>0.819950235990244</text:p>
          </table:table-cell>
          <table:table-cell office:value-type="float" office:value="8.19950238023172" calcext:value-type="float">
            <text:p>8.19950238023172</text:p>
          </table:table-cell>
          <table:table-cell office:value-type="float" office:value="0.156712576138174" calcext:value-type="float">
            <text:p>0.156712576138174</text:p>
          </table:table-cell>
          <table:table-cell office:value-type="float" office:value="-0.0395529280558978" calcext:value-type="float">
            <text:p>-0.039552928055898</text:p>
          </table:table-cell>
          <table:table-cell office:value-type="float" office:value="4.19261779958913" calcext:value-type="float">
            <text:p>4.19261779958913</text:p>
          </table:table-cell>
          <table:table-cell office:value-type="float" office:value="-6.90837836501637" calcext:value-type="float">
            <text:p>-6.9083783650163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0.9525145720269" calcext:value-type="float">
            <text:p>20.9525145720269</text:p>
          </table:table-cell>
          <table:table-cell office:value-type="float" office:value="0.681044094898222" calcext:value-type="float">
            <text:p>0.681044094898222</text:p>
          </table:table-cell>
          <table:table-cell office:value-type="float" office:value="6.81044094898221" calcext:value-type="float">
            <text:p>6.81044094898221</text:p>
          </table:table-cell>
          <table:table-cell office:value-type="float" office:value="0.104447145025113" calcext:value-type="float">
            <text:p>0.104447145025113</text:p>
          </table:table-cell>
          <table:table-cell office:value-type="float" office:value="-0.0241916690587336" calcext:value-type="float">
            <text:p>-0.024191669058734</text:p>
          </table:table-cell>
          <table:table-cell office:value-type="float" office:value="3.70696992820071" calcext:value-type="float">
            <text:p>3.70696992820071</text:p>
          </table:table-cell>
          <table:table-cell office:value-type="float" office:value="-8.45606258136055" calcext:value-type="float">
            <text:p>-8.4560625813605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2.0787271867649" calcext:value-type="float">
            <text:p>22.0787271867649</text:p>
          </table:table-cell>
          <table:table-cell table:style-name="ce1" office:value-type="float" office:value="0.0000000138414695954779" calcext:value-type="float">
            <text:p>1.38E-08</text:p>
          </table:table-cell>
          <table:table-cell table:style-name="ce1" office:value-type="float" office:value="-0.0000000138414695954779" calcext:value-type="float">
            <text:p>-1.38E-08</text:p>
          </table:table-cell>
          <table:table-cell office:value-type="float" office:value="1.32317737526503" calcext:value-type="float">
            <text:p>1.32317737526503</text:p>
          </table:table-cell>
          <table:table-cell office:value-type="float" office:value="-0.570477034375091" calcext:value-type="float">
            <text:p>-0.570477034375091</text:p>
          </table:table-cell>
          <table:table-cell office:value-type="float" office:value="1.17135292184952" calcext:value-type="float">
            <text:p>1.17135292184952</text:p>
          </table:table-cell>
          <table:table-cell office:value-type="float" office:value="0.506007840771281" calcext:value-type="float">
            <text:p>0.50600784077128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3.6677704966234" calcext:value-type="float">
            <text:p>63.6677704966234</text:p>
          </table:table-cell>
          <table:table-cell office:value-type="float" office:value="0.815470063834551" calcext:value-type="float">
            <text:p>0.815470063834551</text:p>
          </table:table-cell>
          <table:table-cell office:value-type="float" office:value="0.0807377038925667" calcext:value-type="float">
            <text:p>0.080737703892567</text:p>
          </table:table-cell>
          <table:table-cell office:value-type="float" office:value="1.01743703184453" calcext:value-type="float">
            <text:p>1.01743703184453</text:p>
          </table:table-cell>
          <table:table-cell office:value-type="float" office:value="-0.23092996671025" calcext:value-type="float">
            <text:p>-0.23092996671025</text:p>
          </table:table-cell>
          <table:table-cell office:value-type="float" office:value="2.92444062512875" calcext:value-type="float">
            <text:p>2.92444062512875</text:p>
          </table:table-cell>
          <table:table-cell office:value-type="float" office:value="-5.06270320756841" calcext:value-type="float">
            <text:p>-5.0627032075684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3.7274222611075" calcext:value-type="float">
            <text:p>13.7274222611075</text:p>
          </table:table-cell>
          <table:table-cell table:style-name="ce1" office:value-type="float" office:value="0.0000000000184742583468809" calcext:value-type="float">
            <text:p>1.85E-11</text:p>
          </table:table-cell>
          <table:table-cell table:style-name="ce1" office:value-type="float" office:value="-0.0000000000184742583468809" calcext:value-type="float">
            <text:p>-1.85E-11</text:p>
          </table:table-cell>
          <table:table-cell office:value-type="float" office:value="1.38260844857104" calcext:value-type="float">
            <text:p>1.38260844857104</text:p>
          </table:table-cell>
          <table:table-cell office:value-type="float" office:value="-0.250574793007321" calcext:value-type="float">
            <text:p>-0.250574793007321</text:p>
          </table:table-cell>
          <table:table-cell office:value-type="float" office:value="4.75716885385364" calcext:value-type="float">
            <text:p>4.75716885385364</text:p>
          </table:table-cell>
          <table:table-cell office:value-type="float" office:value="1.07784864997781" calcext:value-type="float">
            <text:p>1.0778486499778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9.157948945472" calcext:value-type="float">
            <text:p>49.157948945472</text:p>
          </table:table-cell>
          <table:table-cell office:value-type="float" office:value="0.840663449998518" calcext:value-type="float">
            <text:p>0.840663449998518</text:p>
          </table:table-cell>
          <table:table-cell office:value-type="float" office:value="2.63480251823096" calcext:value-type="float">
            <text:p>2.63480251823096</text:p>
          </table:table-cell>
          <table:table-cell office:value-type="float" office:value="0.655874092531515" calcext:value-type="float">
            <text:p>0.655874092531515</text:p>
          </table:table-cell>
          <table:table-cell office:value-type="float" office:value="-0.468091840339145" calcext:value-type="float">
            <text:p>-0.468091840339145</text:p>
          </table:table-cell>
          <table:table-cell office:value-type="float" office:value="0.625987637109773" calcext:value-type="float">
            <text:p>0.625987637109773</text:p>
          </table:table-cell>
          <table:table-cell office:value-type="float" office:value="-1.50374166969185" calcext:value-type="float">
            <text:p>-1.5037416696918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5.8764824477348" calcext:value-type="float">
            <text:p>55.8764824477348</text:p>
          </table:table-cell>
          <table:table-cell office:value-type="float" office:value="0.592080598747592" calcext:value-type="float">
            <text:p>0.592080598747592</text:p>
          </table:table-cell>
          <table:table-cell office:value-type="float" office:value="5.92080600651126" calcext:value-type="float">
            <text:p>5.92080600651126</text:p>
          </table:table-cell>
          <table:table-cell office:value-type="float" office:value="1.97647115639973" calcext:value-type="float">
            <text:p>1.97647115639973</text:p>
          </table:table-cell>
          <table:table-cell office:value-type="float" office:value="-0.231774240343793" calcext:value-type="float">
            <text:p>-0.231774240343793</text:p>
          </table:table-cell>
          <table:table-cell office:value-type="float" office:value="3.5915319262449" calcext:value-type="float">
            <text:p>3.5915319262449</text:p>
          </table:table-cell>
          <table:table-cell office:value-type="float" office:value="-10.5957035204951" calcext:value-type="float">
            <text:p>-10.595703520495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8.5034300128821" calcext:value-type="float">
            <text:p>28.5034300128821</text:p>
          </table:table-cell>
          <table:table-cell office:value-type="float" office:value="0.774511659478303" calcext:value-type="float">
            <text:p>0.774511659478303</text:p>
          </table:table-cell>
          <table:table-cell office:value-type="float" office:value="7.74511659303289" calcext:value-type="float">
            <text:p>7.74511659303289</text:p>
          </table:table-cell>
          <table:table-cell office:value-type="float" office:value="-0.029350396594349" calcext:value-type="float">
            <text:p>-0.029350396594349</text:p>
          </table:table-cell>
          <table:table-cell office:value-type="float" office:value="0.00475429047921594" calcext:value-type="float">
            <text:p>0.004754290479216</text:p>
          </table:table-cell>
          <table:table-cell office:value-type="float" office:value="3.5714147695991" calcext:value-type="float">
            <text:p>3.5714147695991</text:p>
          </table:table-cell>
          <table:table-cell office:value-type="float" office:value="-6.55353298354094" calcext:value-type="float">
            <text:p>-6.5535329835409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5.6266559663707" calcext:value-type="float">
            <text:p>45.6266559663707</text:p>
          </table:table-cell>
          <table:table-cell office:value-type="float" office:value="0.202680057206376" calcext:value-type="float">
            <text:p>0.202680057206376</text:p>
          </table:table-cell>
          <table:table-cell office:value-type="float" office:value="2.02680057144303" calcext:value-type="float">
            <text:p>2.02680057144303</text:p>
          </table:table-cell>
          <table:table-cell office:value-type="float" office:value="-0.506340926453398" calcext:value-type="float">
            <text:p>-0.506340926453398</text:p>
          </table:table-cell>
          <table:table-cell office:value-type="float" office:value="-0.0928608503114891" calcext:value-type="float">
            <text:p>-0.092860850311489</text:p>
          </table:table-cell>
          <table:table-cell office:value-type="float" office:value="0.380915172161371" calcext:value-type="float">
            <text:p>0.380915172161371</text:p>
          </table:table-cell>
          <table:table-cell office:value-type="float" office:value="-9.3137797531808" calcext:value-type="float">
            <text:p>-9.313779753180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6.2922799629139" calcext:value-type="float">
            <text:p>26.2922799629139</text:p>
          </table:table-cell>
          <table:table-cell office:value-type="float" office:value="0.882102108143333" calcext:value-type="float">
            <text:p>0.882102108143333</text:p>
          </table:table-cell>
          <table:table-cell office:value-type="float" office:value="3.30596906495163" calcext:value-type="float">
            <text:p>3.30596906495163</text:p>
          </table:table-cell>
          <table:table-cell office:value-type="float" office:value="0.155137824637044" calcext:value-type="float">
            <text:p>0.155137824637044</text:p>
          </table:table-cell>
          <table:table-cell office:value-type="float" office:value="-0.0892312960996139" calcext:value-type="float">
            <text:p>-0.089231296099614</text:p>
          </table:table-cell>
          <table:table-cell office:value-type="float" office:value="0.698668866605612" calcext:value-type="float">
            <text:p>0.698668866605612</text:p>
          </table:table-cell>
          <table:table-cell office:value-type="float" office:value="-1.60982763851362" calcext:value-type="float">
            <text:p>-1.6098276385136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4.8532718527795" calcext:value-type="float">
            <text:p>24.8532718527795</text:p>
          </table:table-cell>
          <table:table-cell office:value-type="float" office:value="0.380084661879963" calcext:value-type="float">
            <text:p>0.380084661879963</text:p>
          </table:table-cell>
          <table:table-cell office:value-type="float" office:value="0.400226594805292" calcext:value-type="float">
            <text:p>0.400226594805292</text:p>
          </table:table-cell>
          <table:table-cell office:value-type="float" office:value="-0.00047048333151601" calcext:value-type="float">
            <text:p>-0.000470483331516</text:p>
          </table:table-cell>
          <table:table-cell office:value-type="float" office:value="0.186069512658082" calcext:value-type="float">
            <text:p>0.186069512658082</text:p>
          </table:table-cell>
          <table:table-cell office:value-type="float" office:value="0.0185499765850876" calcext:value-type="float">
            <text:p>0.018549976585088</text:p>
          </table:table-cell>
          <table:table-cell office:value-type="float" office:value="0.628587432806072" calcext:value-type="float">
            <text:p>0.62858743280607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2.7413123144891" calcext:value-type="float">
            <text:p>12.7413123144891</text:p>
          </table:table-cell>
          <table:table-cell office:value-type="float" office:value="0.434443297019735" calcext:value-type="float">
            <text:p>0.434443297019735</text:p>
          </table:table-cell>
          <table:table-cell office:value-type="float" office:value="0.543054121274648" calcext:value-type="float">
            <text:p>0.543054121274648</text:p>
          </table:table-cell>
          <table:table-cell office:value-type="float" office:value="0.154499972844389" calcext:value-type="float">
            <text:p>0.154499972844389</text:p>
          </table:table-cell>
          <table:table-cell office:value-type="float" office:value="1.41240509761661" calcext:value-type="float">
            <text:p>1.41240509761661</text:p>
          </table:table-cell>
          <table:table-cell office:value-type="float" office:value="-10.6953436964313" calcext:value-type="float">
            <text:p>-10.6953436964313</text:p>
          </table:table-cell>
          <table:table-cell office:value-type="float" office:value="56.4780400849433" calcext:value-type="float">
            <text:p>56.478040084943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.6518956376511" calcext:value-type="float">
            <text:p>2.6518956376511</text:p>
          </table:table-cell>
          <table:table-cell table:style-name="ce1" office:value-type="float" office:value="0.00000000274458172478388" calcext:value-type="float">
            <text:p>2.74E-09</text:p>
          </table:table-cell>
          <table:table-cell office:value-type="float" office:value="0.199623321956089" calcext:value-type="float">
            <text:p>0.199623321956089</text:p>
          </table:table-cell>
          <table:table-cell office:value-type="float" office:value="258.53331208082" calcext:value-type="float">
            <text:p>258.53331208082</text:p>
          </table:table-cell>
          <table:table-cell office:value-type="float" office:value="1.37325899676586" calcext:value-type="float">
            <text:p>1.37325899676586</text:p>
          </table:table-cell>
          <table:table-cell office:value-type="float" office:value="259193.588640108" calcext:value-type="float">
            <text:p>259193.588640108</text:p>
          </table:table-cell>
          <table:table-cell office:value-type="float" office:value="3855.17218773402" calcext:value-type="float">
            <text:p>3855.1721877340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8.8757120053492" calcext:value-type="float">
            <text:p>18.8757120053492</text:p>
          </table:table-cell>
          <table:table-cell table:style-name="ce1" office:value-type="float" office:value="0.00000000251643399810415" calcext:value-type="float">
            <text:p>2.52E-09</text:p>
          </table:table-cell>
          <table:table-cell table:style-name="ce1" office:value-type="float" office:value="-0.00000000251643399810415" calcext:value-type="float">
            <text:p>-2.52E-09</text:p>
          </table:table-cell>
          <table:table-cell office:value-type="float" office:value="435.580352886642" calcext:value-type="float">
            <text:p>435.580352886642</text:p>
          </table:table-cell>
          <table:table-cell office:value-type="float" office:value="0.94789515905436" calcext:value-type="float">
            <text:p>0.94789515905436</text:p>
          </table:table-cell>
          <table:table-cell office:value-type="float" office:value="1615.44215947282" calcext:value-type="float">
            <text:p>1615.44215947282</text:p>
          </table:table-cell>
          <table:table-cell office:value-type="float" office:value="920.105147762487" calcext:value-type="float">
            <text:p>920.10514776248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.69035662596624" calcext:value-type="float">
            <text:p>2.69035662596624</text:p>
          </table:table-cell>
          <table:table-cell table:style-name="ce1" office:value-type="float" office:value="0.00000000285299114240343" calcext:value-type="float">
            <text:p>2.85E-09</text:p>
          </table:table-cell>
          <table:table-cell table:style-name="ce1" office:value-type="float" office:value="-0.00000000285299114240343" calcext:value-type="float">
            <text:p>-2.85E-09</text:p>
          </table:table-cell>
          <table:table-cell office:value-type="float" office:value="177.576072885576" calcext:value-type="float">
            <text:p>177.576072885576</text:p>
          </table:table-cell>
          <table:table-cell office:value-type="float" office:value="0.998466065118917" calcext:value-type="float">
            <text:p>0.998466065118917</text:p>
          </table:table-cell>
          <table:table-cell office:value-type="float" office:value="80341.5768164896" calcext:value-type="float">
            <text:p>80341.5768164896</text:p>
          </table:table-cell>
          <table:table-cell office:value-type="float" office:value="27708.4297639346" calcext:value-type="float">
            <text:p>27708.429763934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.35174322792617" calcext:value-type="float">
            <text:p>3.35174322792617</text:p>
          </table:table-cell>
          <table:table-cell office:value-type="float" office:value="0.314000223487097" calcext:value-type="float">
            <text:p>0.314000223487097</text:p>
          </table:table-cell>
          <table:table-cell office:value-type="float" office:value="3.14000223425748" calcext:value-type="float">
            <text:p>3.14000223425748</text:p>
          </table:table-cell>
          <table:table-cell office:value-type="float" office:value="0.0078000142695913" calcext:value-type="float">
            <text:p>0.007800014269591</text:p>
          </table:table-cell>
          <table:table-cell office:value-type="float" office:value="0.287363707590506" calcext:value-type="float">
            <text:p>0.287363707590506</text:p>
          </table:table-cell>
          <table:table-cell office:value-type="float" office:value="-31.8905446035677" calcext:value-type="float">
            <text:p>-31.8905446035677</text:p>
          </table:table-cell>
          <table:table-cell office:value-type="float" office:value="323.347580255449" calcext:value-type="float">
            <text:p>323.34758025544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5.0405115088122" calcext:value-type="float">
            <text:p>35.0405115088122</text:p>
          </table:table-cell>
          <table:table-cell office:value-type="float" office:value="0.340294052189593" calcext:value-type="float">
            <text:p>0.340294052189593</text:p>
          </table:table-cell>
          <table:table-cell office:value-type="float" office:value="0.680588104379186" calcext:value-type="float">
            <text:p>0.680588104379186</text:p>
          </table:table-cell>
          <table:table-cell office:value-type="float" office:value="0.018114596782505" calcext:value-type="float">
            <text:p>0.018114596782505</text:p>
          </table:table-cell>
          <table:table-cell office:value-type="float" office:value="-0.066846469336001" calcext:value-type="float">
            <text:p>-0.066846469336001</text:p>
          </table:table-cell>
          <table:table-cell office:value-type="float" office:value="0.0559275815239266" calcext:value-type="float">
            <text:p>0.055927581523927</text:p>
          </table:table-cell>
          <table:table-cell office:value-type="float" office:value="-0.598766892221205" calcext:value-type="float">
            <text:p>-0.59876689222120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3.0739775404181" calcext:value-type="float">
            <text:p>43.0739775404181</text:p>
          </table:table-cell>
          <table:table-cell office:value-type="float" office:value="1.04052424169748" calcext:value-type="float">
            <text:p>1.04052424169748</text:p>
          </table:table-cell>
          <table:table-cell office:value-type="float" office:value="10.4052424169748" calcext:value-type="float">
            <text:p>10.4052424169748</text:p>
          </table:table-cell>
          <table:table-cell office:value-type="float" office:value="1.11244542380483" calcext:value-type="float">
            <text:p>1.11244542380483</text:p>
          </table:table-cell>
          <table:table-cell office:value-type="float" office:value="-0.239393999289075" calcext:value-type="float">
            <text:p>-0.239393999289075</text:p>
          </table:table-cell>
          <table:table-cell office:value-type="float" office:value="7.26861221132581" calcext:value-type="float">
            <text:p>7.26861221132581</text:p>
          </table:table-cell>
          <table:table-cell office:value-type="float" office:value="-7.79616133851015" calcext:value-type="float">
            <text:p>-7.7961613385101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9.2225423212039" calcext:value-type="float">
            <text:p>29.2225423212039</text:p>
          </table:table-cell>
          <table:table-cell table:style-name="ce1" office:value-type="float" office:value="0.0000000000185783468179318" calcext:value-type="float">
            <text:p>1.86E-11</text:p>
          </table:table-cell>
          <table:table-cell table:style-name="ce1" office:value-type="float" office:value="-0.0000000000185783468179318" calcext:value-type="float">
            <text:p>-1.86E-11</text:p>
          </table:table-cell>
          <table:table-cell office:value-type="float" office:value="5.97317261268946" calcext:value-type="float">
            <text:p>5.97317261268946</text:p>
          </table:table-cell>
          <table:table-cell office:value-type="float" office:value="-0.929529348846666" calcext:value-type="float">
            <text:p>-0.929529348846666</text:p>
          </table:table-cell>
          <table:table-cell office:value-type="float" office:value="8.2346493530578" calcext:value-type="float">
            <text:p>8.2346493530578</text:p>
          </table:table-cell>
          <table:table-cell office:value-type="float" office:value="-0.994623129313744" calcext:value-type="float">
            <text:p>-0.99462312931374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2.3732764638752" calcext:value-type="float">
            <text:p>42.3732764638752</text:p>
          </table:table-cell>
          <table:table-cell office:value-type="float" office:value="0.898709640929075" calcext:value-type="float">
            <text:p>0.898709640929075</text:p>
          </table:table-cell>
          <table:table-cell office:value-type="float" office:value="8.98709640929074" calcext:value-type="float">
            <text:p>8.98709640929074</text:p>
          </table:table-cell>
          <table:table-cell office:value-type="float" office:value="0.384116314341117" calcext:value-type="float">
            <text:p>0.384116314341117</text:p>
          </table:table-cell>
          <table:table-cell office:value-type="float" office:value="-0.0711476730824419" calcext:value-type="float">
            <text:p>-0.071147673082442</text:p>
          </table:table-cell>
          <table:table-cell office:value-type="float" office:value="4.36706686897703" calcext:value-type="float">
            <text:p>4.36706686897703</text:p>
          </table:table-cell>
          <table:table-cell office:value-type="float" office:value="-6.21461267402881" calcext:value-type="float">
            <text:p>-6.2146126740288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2.8761912427006" calcext:value-type="float">
            <text:p>12.8761912427006</text:p>
          </table:table-cell>
          <table:table-cell office:value-type="float" office:value="32.5504812636068" calcext:value-type="float">
            <text:p>32.5504812636068</text:p>
          </table:table-cell>
          <table:table-cell office:value-type="float" office:value="0.472933905655249" calcext:value-type="float">
            <text:p>0.472933905655249</text:p>
          </table:table-cell>
          <table:table-cell office:value-type="float" office:value="386.088261200671" calcext:value-type="float">
            <text:p>386.088261200671</text:p>
          </table:table-cell>
          <table:table-cell office:value-type="float" office:value="179.530530253392" calcext:value-type="float">
            <text:p>179.530530253392</text:p>
          </table:table-cell>
          <table:table-cell office:value-type="float" office:value="1132778.62970693" calcext:value-type="float">
            <text:p>1132778.62970693</text:p>
          </table:table-cell>
          <table:table-cell office:value-type="float" office:value="2608.43006563194" calcext:value-type="float">
            <text:p>2608.4300656319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.22175262267763" calcext:value-type="float">
            <text:p>4.22175262267763</text:p>
          </table:table-cell>
          <table:table-cell table:style-name="ce1" office:value-type="float" office:value="0.000000000988333740791934" calcext:value-type="float">
            <text:p>9.88E-10</text:p>
          </table:table-cell>
          <table:table-cell table:style-name="ce1" office:value-type="float" office:value="-0.000000000988333740791934" calcext:value-type="float">
            <text:p>-9.88E-10</text:p>
          </table:table-cell>
          <table:table-cell office:value-type="float" office:value="2205.30040427124" calcext:value-type="float">
            <text:p>2205.30040427124</text:p>
          </table:table-cell>
          <table:table-cell office:value-type="float" office:value="36.1306978444514" calcext:value-type="float">
            <text:p>36.1306978444514</text:p>
          </table:table-cell>
          <table:table-cell office:value-type="float" office:value="439132.926497878" calcext:value-type="float">
            <text:p>439132.926497878</text:p>
          </table:table-cell>
          <table:table-cell office:value-type="float" office:value="121419.80479629" calcext:value-type="float">
            <text:p>121419.8047962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5.4612634102193" calcext:value-type="float">
            <text:p>35.4612634102193</text:p>
          </table:table-cell>
          <table:table-cell office:value-type="float" office:value="0.350110866456832" calcext:value-type="float">
            <text:p>0.350110866456832</text:p>
          </table:table-cell>
          <table:table-cell office:value-type="float" office:value="1.62798416471011" calcext:value-type="float">
            <text:p>1.62798416471011</text:p>
          </table:table-cell>
          <table:table-cell office:value-type="float" office:value="-0.0033646427538949" calcext:value-type="float">
            <text:p>-0.003364642753895</text:p>
          </table:table-cell>
          <table:table-cell office:value-type="float" office:value="0.256611817164728" calcext:value-type="float">
            <text:p>0.256611817164728</text:p>
          </table:table-cell>
          <table:table-cell office:value-type="float" office:value="0.0143471127634302" calcext:value-type="float">
            <text:p>0.01434711276343</text:p>
          </table:table-cell>
          <table:table-cell office:value-type="float" office:value="-0.193433897457278" calcext:value-type="float">
            <text:p>-0.19343389745727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0.8507544949287" calcext:value-type="float">
            <text:p>40.8507544949287</text:p>
          </table:table-cell>
          <table:table-cell table:style-name="ce1" office:value-type="float" office:value="0.0000000000350650703662468" calcext:value-type="float">
            <text:p>3.51E-11</text:p>
          </table:table-cell>
          <table:table-cell table:style-name="ce1" office:value-type="float" office:value="-0.0000000000350650703662468" calcext:value-type="float">
            <text:p>-3.51E-11</text:p>
          </table:table-cell>
          <table:table-cell office:value-type="float" office:value="28.9384673942858" calcext:value-type="float">
            <text:p>28.9384673942858</text:p>
          </table:table-cell>
          <table:table-cell office:value-type="float" office:value="-4.51525935665472" calcext:value-type="float">
            <text:p>-4.51525935665472</text:p>
          </table:table-cell>
          <table:table-cell office:value-type="float" office:value="7.93577780210154" calcext:value-type="float">
            <text:p>7.93577780210154</text:p>
          </table:table-cell>
          <table:table-cell office:value-type="float" office:value="8.25121304398215" calcext:value-type="float">
            <text:p>8.2512130439821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8.0508696805766" calcext:value-type="float">
            <text:p>38.0508696805766</text:p>
          </table:table-cell>
          <table:table-cell office:value-type="float" office:value="0.578051872664409" calcext:value-type="float">
            <text:p>0.578051872664409</text:p>
          </table:table-cell>
          <table:table-cell office:value-type="float" office:value="1.13477866166275" calcext:value-type="float">
            <text:p>1.13477866166275</text:p>
          </table:table-cell>
          <table:table-cell office:value-type="float" office:value="0.159972141343147" calcext:value-type="float">
            <text:p>0.159972141343147</text:p>
          </table:table-cell>
          <table:table-cell office:value-type="float" office:value="0.258229390117259" calcext:value-type="float">
            <text:p>0.258229390117259</text:p>
          </table:table-cell>
          <table:table-cell office:value-type="float" office:value="0.16290309418503" calcext:value-type="float">
            <text:p>0.16290309418503</text:p>
          </table:table-cell>
          <table:table-cell office:value-type="float" office:value="-0.585557970994708" calcext:value-type="float">
            <text:p>-0.58555797099470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.64149869829969" calcext:value-type="float">
            <text:p>8.64149869829969</text:p>
          </table:table-cell>
          <table:table-cell table:style-name="ce1" office:value-type="float" office:value="0.00000000462012597645347" calcext:value-type="float">
            <text:p>4.62E-09</text:p>
          </table:table-cell>
          <table:table-cell table:style-name="ce1" office:value-type="float" office:value="-0.00000000462012597645347" calcext:value-type="float">
            <text:p>-4.62E-09</text:p>
          </table:table-cell>
          <table:table-cell office:value-type="float" office:value="4086.72876790396" calcext:value-type="float">
            <text:p>4086.72876790396</text:p>
          </table:table-cell>
          <table:table-cell office:value-type="float" office:value="44.3127954837745" calcext:value-type="float">
            <text:p>44.3127954837745</text:p>
          </table:table-cell>
          <table:table-cell office:value-type="float" office:value="58018.0667398665" calcext:value-type="float">
            <text:p>58018.0667398665</text:p>
          </table:table-cell>
          <table:table-cell office:value-type="float" office:value="64045.0644985927" calcext:value-type="float">
            <text:p>64045.064498592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8.7723575155371" calcext:value-type="float">
            <text:p>38.7723575155371</text:p>
          </table:table-cell>
          <table:table-cell office:value-type="float" office:value="0.447421003363337" calcext:value-type="float">
            <text:p>0.447421003363337</text:p>
          </table:table-cell>
          <table:table-cell office:value-type="float" office:value="4.47421003363338" calcext:value-type="float">
            <text:p>4.47421003363338</text:p>
          </table:table-cell>
          <table:table-cell office:value-type="float" office:value="0.0729204321063382" calcext:value-type="float">
            <text:p>0.072920432106338</text:p>
          </table:table-cell>
          <table:table-cell office:value-type="float" office:value="-0.0108329525938966" calcext:value-type="float">
            <text:p>-0.010832952593897</text:p>
          </table:table-cell>
          <table:table-cell office:value-type="float" office:value="1.42810633695322" calcext:value-type="float">
            <text:p>1.42810633695322</text:p>
          </table:table-cell>
          <table:table-cell office:value-type="float" office:value="-7.33409859927966" calcext:value-type="float">
            <text:p>-7.3340985992796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9.459813449436" calcext:value-type="float">
            <text:p>79.459813449436</text:p>
          </table:table-cell>
          <table:table-cell office:value-type="float" office:value="0.552661652067827" calcext:value-type="float">
            <text:p>0.552661652067827</text:p>
          </table:table-cell>
          <table:table-cell office:value-type="float" office:value="1.83932791049314" calcext:value-type="float">
            <text:p>1.83932791049314</text:p>
          </table:table-cell>
          <table:table-cell office:value-type="float" office:value="0.176132559565848" calcext:value-type="float">
            <text:p>0.176132559565848</text:p>
          </table:table-cell>
          <table:table-cell office:value-type="float" office:value="0.705765630458498" calcext:value-type="float">
            <text:p>0.705765630458498</text:p>
          </table:table-cell>
          <table:table-cell office:value-type="float" office:value="0.105497640660171" calcext:value-type="float">
            <text:p>0.105497640660171</text:p>
          </table:table-cell>
          <table:table-cell office:value-type="float" office:value="-0.561955152618923" calcext:value-type="float">
            <text:p>-0.56195515261892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3.6445955230065" calcext:value-type="float">
            <text:p>33.6445955230065</text:p>
          </table:table-cell>
          <table:table-cell table:style-name="ce1" office:value-type="float" office:value="0.00000000605376750576181" calcext:value-type="float">
            <text:p>6.05E-09</text:p>
          </table:table-cell>
          <table:table-cell table:style-name="ce1" office:value-type="float" office:value="-0.00000000605376750576181" calcext:value-type="float">
            <text:p>-6.05E-09</text:p>
          </table:table-cell>
          <table:table-cell office:value-type="float" office:value="13.4353038810193" calcext:value-type="float">
            <text:p>13.4353038810193</text:p>
          </table:table-cell>
          <table:table-cell office:value-type="float" office:value="-1.25735360595634" calcext:value-type="float">
            <text:p>-1.25735360595634</text:p>
          </table:table-cell>
          <table:table-cell office:value-type="float" office:value="8.15777503999435" calcext:value-type="float">
            <text:p>8.15777503999435</text:p>
          </table:table-cell>
          <table:table-cell office:value-type="float" office:value="5.4889053055616" calcext:value-type="float">
            <text:p>5.488905305561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2.9048243393729" calcext:value-type="float">
            <text:p>32.9048243393729</text:p>
          </table:table-cell>
          <table:table-cell office:value-type="float" office:value="0.767072082712071" calcext:value-type="float">
            <text:p>0.767072082712071</text:p>
          </table:table-cell>
          <table:table-cell office:value-type="float" office:value="18.0690000454303" calcext:value-type="float">
            <text:p>18.0690000454303</text:p>
          </table:table-cell>
          <table:table-cell office:value-type="float" office:value="0.078080104807708" calcext:value-type="float">
            <text:p>0.078080104807708</text:p>
          </table:table-cell>
          <table:table-cell office:value-type="float" office:value="-0.119896458299166" calcext:value-type="float">
            <text:p>-0.119896458299166</text:p>
          </table:table-cell>
          <table:table-cell office:value-type="float" office:value="0.356414783374978" calcext:value-type="float">
            <text:p>0.356414783374978</text:p>
          </table:table-cell>
          <table:table-cell office:value-type="float" office:value="-1.19246294721467" calcext:value-type="float">
            <text:p>-1.1924629472146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.72817801061037" calcext:value-type="float">
            <text:p>2.72817801061037</text:p>
          </table:table-cell>
          <table:table-cell office:value-type="float" office:value="0.583780801783966" calcext:value-type="float">
            <text:p>0.583780801783966</text:p>
          </table:table-cell>
          <table:table-cell office:value-type="float" office:value="5.83780801783966" calcext:value-type="float">
            <text:p>5.83780801783966</text:p>
          </table:table-cell>
          <table:table-cell office:value-type="float" office:value="-0.486253420967784" calcext:value-type="float">
            <text:p>-0.486253420967784</text:p>
          </table:table-cell>
          <table:table-cell office:value-type="float" office:value="0.817407736172397" calcext:value-type="float">
            <text:p>0.817407736172397</text:p>
          </table:table-cell>
          <table:table-cell office:value-type="float" office:value="-524.816461248766" calcext:value-type="float">
            <text:p>-524.816461248766</text:p>
          </table:table-cell>
          <table:table-cell office:value-type="float" office:value="1539.61349413651" calcext:value-type="float">
            <text:p>1539.6134941365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5.3940146438671" calcext:value-type="float">
            <text:p>25.3940146438671</text:p>
          </table:table-cell>
          <table:table-cell office:value-type="float" office:value="1.27226202724142" calcext:value-type="float">
            <text:p>1.27226202724142</text:p>
          </table:table-cell>
          <table:table-cell office:value-type="float" office:value="12.7226203009631" calcext:value-type="float">
            <text:p>12.7226203009631</text:p>
          </table:table-cell>
          <table:table-cell office:value-type="float" office:value="0.214474882736985" calcext:value-type="float">
            <text:p>0.214474882736985</text:p>
          </table:table-cell>
          <table:table-cell office:value-type="float" office:value="-0.0507359902475151" calcext:value-type="float">
            <text:p>-0.050735990247515</text:p>
          </table:table-cell>
          <table:table-cell office:value-type="float" office:value="9.30157453020379" calcext:value-type="float">
            <text:p>9.30157453020379</text:p>
          </table:table-cell>
          <table:table-cell office:value-type="float" office:value="-7.36514972582387" calcext:value-type="float">
            <text:p>-7.3651497258238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.0429927322464" calcext:value-type="float">
            <text:p>3.0429927322464</text:p>
          </table:table-cell>
          <table:table-cell table:style-name="ce1" office:value-type="float" office:value="0.0000000741187482561416" calcext:value-type="float">
            <text:p>7.41E-08</text:p>
          </table:table-cell>
          <table:table-cell office:value-type="float" office:value="4.30503030879736" calcext:value-type="float">
            <text:p>4.30503030879736</text:p>
          </table:table-cell>
          <table:table-cell office:value-type="float" office:value="3923513873836.99" calcext:value-type="float">
            <text:p>3923513873836.99</text:p>
          </table:table-cell>
          <table:table-cell office:value-type="float" office:value="135627884044.39" calcext:value-type="float">
            <text:p>135627884044.39</text:p>
          </table:table-cell>
          <table:table-cell office:value-type="float" office:value="3632105697232413" calcext:value-type="float">
            <text:p>3632105697232413</text:p>
          </table:table-cell>
          <table:table-cell office:value-type="float" office:value="313476399397466" calcext:value-type="float">
            <text:p>31347639939746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.73811302904019" calcext:value-type="float">
            <text:p>4.73811302904019</text:p>
          </table:table-cell>
          <table:table-cell table:style-name="ce1" office:value-type="float" office:value="0.00000000045793272815662" calcext:value-type="float">
            <text:p>4.58E-10</text:p>
          </table:table-cell>
          <table:table-cell table:style-name="ce1" office:value-type="float" office:value="-0.00000000045793272815662" calcext:value-type="float">
            <text:p>-4.58E-10</text:p>
          </table:table-cell>
          <table:table-cell office:value-type="float" office:value="1209.74032901229" calcext:value-type="float">
            <text:p>1209.74032901229</text:p>
          </table:table-cell>
          <table:table-cell office:value-type="float" office:value="36.4112827168073" calcext:value-type="float">
            <text:p>36.4112827168073</text:p>
          </table:table-cell>
          <table:table-cell office:value-type="float" office:value="105161.810523607" calcext:value-type="float">
            <text:p>105161.810523607</text:p>
          </table:table-cell>
          <table:table-cell office:value-type="float" office:value="62762.6906054244" calcext:value-type="float">
            <text:p>62762.690605424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3.2812116261087" calcext:value-type="float">
            <text:p>13.2812116261087</text:p>
          </table:table-cell>
          <table:table-cell table:style-name="ce1" office:value-type="float" office:value="0.0000000196043192168788" calcext:value-type="float">
            <text:p>1.96E-08</text:p>
          </table:table-cell>
          <table:table-cell table:style-name="ce1" office:value-type="float" office:value="-0.0000000196043192168788" calcext:value-type="float">
            <text:p>-1.96E-08</text:p>
          </table:table-cell>
          <table:table-cell office:value-type="float" office:value="0.43466402243188" calcext:value-type="float">
            <text:p>0.43466402243188</text:p>
          </table:table-cell>
          <table:table-cell office:value-type="float" office:value="-0.057223514956314" calcext:value-type="float">
            <text:p>-0.057223514956314</text:p>
          </table:table-cell>
          <table:table-cell office:value-type="float" office:value="4.63052340745891" calcext:value-type="float">
            <text:p>4.63052340745891</text:p>
          </table:table-cell>
          <table:table-cell office:value-type="float" office:value="0.0684962573510861" calcext:value-type="float">
            <text:p>0.06849625735108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4.5283764023331" calcext:value-type="float">
            <text:p>44.5283764023331</text:p>
          </table:table-cell>
          <table:table-cell table:style-name="ce1" office:value-type="float" office:value="0.0000000000375782490130149" calcext:value-type="float">
            <text:p>3.76E-11</text:p>
          </table:table-cell>
          <table:table-cell table:style-name="ce1" office:value-type="float" office:value="-0.0000000000375782490130149" calcext:value-type="float">
            <text:p>-3.76E-11</text:p>
          </table:table-cell>
          <table:table-cell office:value-type="float" office:value="8.77076159388032" calcext:value-type="float">
            <text:p>8.77076159388032</text:p>
          </table:table-cell>
          <table:table-cell office:value-type="float" office:value="-1.08477976166243" calcext:value-type="float">
            <text:p>-1.08477976166243</text:p>
          </table:table-cell>
          <table:table-cell office:value-type="float" office:value="4.49247818828679" calcext:value-type="float">
            <text:p>4.49247818828679</text:p>
          </table:table-cell>
          <table:table-cell office:value-type="float" office:value="2.00676489497202" calcext:value-type="float">
            <text:p>2.0067648949720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5.112920873393" calcext:value-type="float">
            <text:p>15.112920873393</text:p>
          </table:table-cell>
          <table:table-cell table:style-name="ce1" office:value-type="float" office:value="0.0000000000348615247784597" calcext:value-type="float">
            <text:p>3.49E-11</text:p>
          </table:table-cell>
          <table:table-cell table:style-name="ce1" office:value-type="float" office:value="-0.0000000000348615247784597" calcext:value-type="float">
            <text:p>-3.49E-11</text:p>
          </table:table-cell>
          <table:table-cell office:value-type="float" office:value="1413.20509111354" calcext:value-type="float">
            <text:p>1413.20509111354</text:p>
          </table:table-cell>
          <table:table-cell office:value-type="float" office:value="6.71663272665221" calcext:value-type="float">
            <text:p>6.71663272665221</text:p>
          </table:table-cell>
          <table:table-cell office:value-type="float" office:value="5254.54955892488" calcext:value-type="float">
            <text:p>5254.54955892488</text:p>
          </table:table-cell>
          <table:table-cell office:value-type="float" office:value="6487.73842083042" calcext:value-type="float">
            <text:p>6487.7384208304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9.5086034224581" calcext:value-type="float">
            <text:p>19.5086034224581</text:p>
          </table:table-cell>
          <table:table-cell office:value-type="float" office:value="0.315630754272306" calcext:value-type="float">
            <text:p>0.315630754272306</text:p>
          </table:table-cell>
          <table:table-cell office:value-type="float" office:value="3.79938751613568" calcext:value-type="float">
            <text:p>3.79938751613568</text:p>
          </table:table-cell>
          <table:table-cell office:value-type="float" office:value="-0.000191461339443717" calcext:value-type="float">
            <text:p>-0.000191461339444</text:p>
          </table:table-cell>
          <table:table-cell office:value-type="float" office:value="0.0187144679287064" calcext:value-type="float">
            <text:p>0.018714467928707</text:p>
          </table:table-cell>
          <table:table-cell office:value-type="float" office:value="0.0098460291413093" calcext:value-type="float">
            <text:p>0.009846029141309</text:p>
          </table:table-cell>
          <table:table-cell office:value-type="float" office:value="-0.19155613970129" calcext:value-type="float">
            <text:p>-0.1915561397012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1.8921103736418" calcext:value-type="float">
            <text:p>21.8921103736418</text:p>
          </table:table-cell>
          <table:table-cell office:value-type="float" office:value="0.356414538350801" calcext:value-type="float">
            <text:p>0.356414538350801</text:p>
          </table:table-cell>
          <table:table-cell office:value-type="float" office:value="1.73836108447703" calcext:value-type="float">
            <text:p>1.73836108447703</text:p>
          </table:table-cell>
          <table:table-cell office:value-type="float" office:value="-0.00166752246141336" calcext:value-type="float">
            <text:p>-0.001667522461413</text:p>
          </table:table-cell>
          <table:table-cell office:value-type="float" office:value="0.0690430315152072" calcext:value-type="float">
            <text:p>0.069043031515207</text:p>
          </table:table-cell>
          <table:table-cell office:value-type="float" office:value="0.0148887963780247" calcext:value-type="float">
            <text:p>0.014888796378025</text:p>
          </table:table-cell>
          <table:table-cell office:value-type="float" office:value="-0.202383104382391" calcext:value-type="float">
            <text:p>-0.20238310438239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8.2356205982555" calcext:value-type="float">
            <text:p>28.2356205982555</text:p>
          </table:table-cell>
          <table:table-cell office:value-type="float" office:value="0.686941323656983" calcext:value-type="float">
            <text:p>0.686941323656983</text:p>
          </table:table-cell>
          <table:table-cell office:value-type="float" office:value="6.86941325740291" calcext:value-type="float">
            <text:p>6.86941325740291</text:p>
          </table:table-cell>
          <table:table-cell office:value-type="float" office:value="0.574090674520694" calcext:value-type="float">
            <text:p>0.574090674520694</text:p>
          </table:table-cell>
          <table:table-cell office:value-type="float" office:value="-0.0921099653610321" calcext:value-type="float">
            <text:p>-0.092109965361032</text:p>
          </table:table-cell>
          <table:table-cell office:value-type="float" office:value="4.66741365827448" calcext:value-type="float">
            <text:p>4.66741365827448</text:p>
          </table:table-cell>
          <table:table-cell office:value-type="float" office:value="-10.3628156327553" calcext:value-type="float">
            <text:p>-10.362815632755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4.2987919241205" calcext:value-type="float">
            <text:p>64.2987919241205</text:p>
          </table:table-cell>
          <table:table-cell office:value-type="float" office:value="0.679084943589442" calcext:value-type="float">
            <text:p>0.679084943589442</text:p>
          </table:table-cell>
          <table:table-cell office:value-type="float" office:value="0.663953230918711" calcext:value-type="float">
            <text:p>0.663953230918711</text:p>
          </table:table-cell>
          <table:table-cell office:value-type="float" office:value="1.94363182385171" calcext:value-type="float">
            <text:p>1.94363182385171</text:p>
          </table:table-cell>
          <table:table-cell office:value-type="float" office:value="-0.329838136913148" calcext:value-type="float">
            <text:p>-0.329838136913148</text:p>
          </table:table-cell>
          <table:table-cell office:value-type="float" office:value="0.629099407572131" calcext:value-type="float">
            <text:p>0.629099407572131</text:p>
          </table:table-cell>
          <table:table-cell office:value-type="float" office:value="-0.992984719156584" calcext:value-type="float">
            <text:p>-0.99298471915658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68676691002726" calcext:value-type="float">
            <text:p>6.68676691002726</text:p>
          </table:table-cell>
          <table:table-cell table:style-name="ce1" office:value-type="float" office:value="0.0000000000112506027716179" calcext:value-type="float">
            <text:p>1.13E-11</text:p>
          </table:table-cell>
          <table:table-cell table:style-name="ce1" office:value-type="float" office:value="-0.0000000000112506027716179" calcext:value-type="float">
            <text:p>-1.13E-11</text:p>
          </table:table-cell>
          <table:table-cell office:value-type="float" office:value="-0.31541427515474" calcext:value-type="float">
            <text:p>-0.31541427515474</text:p>
          </table:table-cell>
          <table:table-cell office:value-type="float" office:value="0.0400882732143078" calcext:value-type="float">
            <text:p>0.040088273214308</text:p>
          </table:table-cell>
          <table:table-cell office:value-type="float" office:value="-9.0149210396194" calcext:value-type="float">
            <text:p>-9.0149210396194</text:p>
          </table:table-cell>
          <table:table-cell office:value-type="float" office:value="-6.80758154712102" calcext:value-type="float">
            <text:p>-6.8075815471210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7.7065900460334" calcext:value-type="float">
            <text:p>17.7065900460334</text:p>
          </table:table-cell>
          <table:table-cell office:value-type="float" office:value="2944.81329007195" calcext:value-type="float">
            <text:p>2944.81329007195</text:p>
          </table:table-cell>
          <table:table-cell table:style-name="ce1" office:value-type="float" office:value="1.90112156950527E-017" calcext:value-type="float">
            <text:p>1.90E-17</text:p>
          </table:table-cell>
          <table:table-cell office:value-type="float" office:value="102623423320.449" calcext:value-type="float">
            <text:p>102623423320.449</text:p>
          </table:table-cell>
          <table:table-cell office:value-type="float" office:value="36614657834.606" calcext:value-type="float">
            <text:p>36614657834.606</text:p>
          </table:table-cell>
          <table:table-cell office:value-type="float" office:value="80131805568168.9" calcext:value-type="float">
            <text:p>80131805568168.9</text:p>
          </table:table-cell>
          <table:table-cell office:value-type="float" office:value="1758810396538.08" calcext:value-type="float">
            <text:p>1758810396538.0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.62648265057315" calcext:value-type="float">
            <text:p>2.62648265057315</text:p>
          </table:table-cell>
          <table:table-cell office:value-type="float" office:value="2.26275297085741" calcext:value-type="float">
            <text:p>2.26275297085741</text:p>
          </table:table-cell>
          <table:table-cell office:value-type="float" office:value="0.147665295600959" calcext:value-type="float">
            <text:p>0.147665295600959</text:p>
          </table:table-cell>
          <table:table-cell office:value-type="float" office:value="0.000433531388672637" calcext:value-type="float">
            <text:p>0.000433531388673</text:p>
          </table:table-cell>
          <table:table-cell office:value-type="float" office:value="0.139268441791586" calcext:value-type="float">
            <text:p>0.139268441791586</text:p>
          </table:table-cell>
          <table:table-cell office:value-type="float" office:value="26.9454189838278" calcext:value-type="float">
            <text:p>26.9454189838278</text:p>
          </table:table-cell>
          <table:table-cell office:value-type="float" office:value="224.426660013761" calcext:value-type="float">
            <text:p>224.42666001376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5.006164827121" calcext:value-type="float">
            <text:p>25.006164827121</text:p>
          </table:table-cell>
          <table:table-cell office:value-type="float" office:value="0.293550547366539" calcext:value-type="float">
            <text:p>0.293550547366539</text:p>
          </table:table-cell>
          <table:table-cell office:value-type="float" office:value="0.927910089657629" calcext:value-type="float">
            <text:p>0.927910089657629</text:p>
          </table:table-cell>
          <table:table-cell office:value-type="float" office:value="-0.00115160540321919" calcext:value-type="float">
            <text:p>-0.001151605403219</text:p>
          </table:table-cell>
          <table:table-cell office:value-type="float" office:value="0.181332594194406" calcext:value-type="float">
            <text:p>0.181332594194406</text:p>
          </table:table-cell>
          <table:table-cell office:value-type="float" office:value="0.00674063539390798" calcext:value-type="float">
            <text:p>0.006740635393908</text:p>
          </table:table-cell>
          <table:table-cell office:value-type="float" office:value="-0.0644887951536317" calcext:value-type="float">
            <text:p>-0.06448879515363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.98917026090183" calcext:value-type="float">
            <text:p>2.98917026090183</text:p>
          </table:table-cell>
          <table:table-cell table:style-name="ce1" office:value-type="float" office:value="0.0000000000124447607437826" calcext:value-type="float">
            <text:p>1.24E-11</text:p>
          </table:table-cell>
          <table:table-cell table:style-name="ce1" office:value-type="float" office:value="-0.0000000000124447607437826" calcext:value-type="float">
            <text:p>-1.24E-11</text:p>
          </table:table-cell>
          <table:table-cell office:value-type="float" office:value="-0.0211836681551717" calcext:value-type="float">
            <text:p>-0.021183668155172</text:p>
          </table:table-cell>
          <table:table-cell office:value-type="float" office:value="0.00189808350979435" calcext:value-type="float">
            <text:p>0.001898083509794</text:p>
          </table:table-cell>
          <table:table-cell office:value-type="float" office:value="-11.2563180348419" calcext:value-type="float">
            <text:p>-11.2563180348419</text:p>
          </table:table-cell>
          <table:table-cell office:value-type="float" office:value="-10.1096875232672" calcext:value-type="float">
            <text:p>-10.109687523267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7.3595927037177" calcext:value-type="float">
            <text:p>27.3595927037177</text:p>
          </table:table-cell>
          <table:table-cell office:value-type="float" office:value="0.402863199008348" calcext:value-type="float">
            <text:p>0.402863199008348</text:p>
          </table:table-cell>
          <table:table-cell office:value-type="float" office:value="3.51090764280477" calcext:value-type="float">
            <text:p>3.51090764280477</text:p>
          </table:table-cell>
          <table:table-cell office:value-type="float" office:value="0.000813641233123508" calcext:value-type="float">
            <text:p>0.000813641233124</text:p>
          </table:table-cell>
          <table:table-cell office:value-type="float" office:value="0.0519075557294271" calcext:value-type="float">
            <text:p>0.051907555729427</text:p>
          </table:table-cell>
          <table:table-cell office:value-type="float" office:value="0.0265290649761208" calcext:value-type="float">
            <text:p>0.026529064976121</text:p>
          </table:table-cell>
          <table:table-cell office:value-type="float" office:value="-0.312592366226889" calcext:value-type="float">
            <text:p>-0.31259236622688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9.9383926159118" calcext:value-type="float">
            <text:p>19.9383926159118</text:p>
          </table:table-cell>
          <table:table-cell table:style-name="ce1" office:value-type="float" office:value="0.0000000000688723187334229" calcext:value-type="float">
            <text:p>6.89E-11</text:p>
          </table:table-cell>
          <table:table-cell table:style-name="ce1" office:value-type="float" office:value="-0.0000000000688723187334229" calcext:value-type="float">
            <text:p>-6.89E-11</text:p>
          </table:table-cell>
          <table:table-cell office:value-type="float" office:value="2.91427275644729" calcext:value-type="float">
            <text:p>2.91427275644729</text:p>
          </table:table-cell>
          <table:table-cell office:value-type="float" office:value="-0.0903296815481648" calcext:value-type="float">
            <text:p>-0.090329681548165</text:p>
          </table:table-cell>
          <table:table-cell office:value-type="float" office:value="6.82152732419041" calcext:value-type="float">
            <text:p>6.82152732419041</text:p>
          </table:table-cell>
          <table:table-cell office:value-type="float" office:value="7.04014044878249" calcext:value-type="float">
            <text:p>7.0401404487824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2.5126198401423" calcext:value-type="float">
            <text:p>62.5126198401423</text:p>
          </table:table-cell>
          <table:table-cell office:value-type="float" office:value="0.782532991107182" calcext:value-type="float">
            <text:p>0.782532991107182</text:p>
          </table:table-cell>
          <table:table-cell office:value-type="float" office:value="0.659771873680085" calcext:value-type="float">
            <text:p>0.659771873680085</text:p>
          </table:table-cell>
          <table:table-cell office:value-type="float" office:value="3.95274202303504" calcext:value-type="float">
            <text:p>3.95274202303504</text:p>
          </table:table-cell>
          <table:table-cell office:value-type="float" office:value="-0.717074954729257" calcext:value-type="float">
            <text:p>-0.717074954729257</text:p>
          </table:table-cell>
          <table:table-cell office:value-type="float" office:value="1.22266817496606" calcext:value-type="float">
            <text:p>1.22266817496606</text:p>
          </table:table-cell>
          <table:table-cell office:value-type="float" office:value="-1.37848562389328" calcext:value-type="float">
            <text:p>-1.3784856238932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7.6504840664966" calcext:value-type="float">
            <text:p>37.6504840664966</text:p>
          </table:table-cell>
          <table:table-cell office:value-type="float" office:value="0.812824675132919" calcext:value-type="float">
            <text:p>0.812824675132919</text:p>
          </table:table-cell>
          <table:table-cell office:value-type="float" office:value="0.00940905512416719" calcext:value-type="float">
            <text:p>0.009409055124167</text:p>
          </table:table-cell>
          <table:table-cell office:value-type="float" office:value="0.879072750519259" calcext:value-type="float">
            <text:p>0.879072750519259</text:p>
          </table:table-cell>
          <table:table-cell office:value-type="float" office:value="-0.219989900465556" calcext:value-type="float">
            <text:p>-0.219989900465556</text:p>
          </table:table-cell>
          <table:table-cell office:value-type="float" office:value="3.7335311068454" calcext:value-type="float">
            <text:p>3.7335311068454</text:p>
          </table:table-cell>
          <table:table-cell office:value-type="float" office:value="-6.31169317204555" calcext:value-type="float">
            <text:p>-6.3116931720455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5.116081495697" calcext:value-type="float">
            <text:p>15.116081495697</text:p>
          </table:table-cell>
          <table:table-cell table:style-name="ce1" office:value-type="float" office:value="0.00000000762107520848683" calcext:value-type="float">
            <text:p>7.62E-09</text:p>
          </table:table-cell>
          <table:table-cell table:style-name="ce1" office:value-type="float" office:value="-0.00000000762107520848683" calcext:value-type="float">
            <text:p>-7.62E-09</text:p>
          </table:table-cell>
          <table:table-cell office:value-type="float" office:value="207.882415528495" calcext:value-type="float">
            <text:p>207.882415528495</text:p>
          </table:table-cell>
          <table:table-cell office:value-type="float" office:value="24.301400969017" calcext:value-type="float">
            <text:p>24.301400969017</text:p>
          </table:table-cell>
          <table:table-cell office:value-type="float" office:value="1360.35854381036" calcext:value-type="float">
            <text:p>1360.35854381036</text:p>
          </table:table-cell>
          <table:table-cell office:value-type="float" office:value="1761.91096597171" calcext:value-type="float">
            <text:p>1761.9109659717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9.5920579272191" calcext:value-type="float">
            <text:p>29.5920579272191</text:p>
          </table:table-cell>
          <table:table-cell office:value-type="float" office:value="0.375548431695321" calcext:value-type="float">
            <text:p>0.375548431695321</text:p>
          </table:table-cell>
          <table:table-cell office:value-type="float" office:value="5.82424787495033" calcext:value-type="float">
            <text:p>5.82424787495033</text:p>
          </table:table-cell>
          <table:table-cell office:value-type="float" office:value="0.0042933939690222" calcext:value-type="float">
            <text:p>0.004293393969022</text:p>
          </table:table-cell>
          <table:table-cell office:value-type="float" office:value="0.0373036846678248" calcext:value-type="float">
            <text:p>0.037303684667825</text:p>
          </table:table-cell>
          <table:table-cell office:value-type="float" office:value="0.0201544321127329" calcext:value-type="float">
            <text:p>0.020154432112733</text:p>
          </table:table-cell>
          <table:table-cell office:value-type="float" office:value="-0.279787259597985" calcext:value-type="float">
            <text:p>-0.27978725959798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.88488795517467" calcext:value-type="float">
            <text:p>2.88488795517467</text:p>
          </table:table-cell>
          <table:table-cell office:value-type="float" office:value="40.4734550328711" calcext:value-type="float">
            <text:p>40.4734550328711</text:p>
          </table:table-cell>
          <table:table-cell office:value-type="float" office:value="0.585501780625719" calcext:value-type="float">
            <text:p>0.585501780625719</text:p>
          </table:table-cell>
          <table:table-cell office:value-type="float" office:value="-0.0826975793920152" calcext:value-type="float">
            <text:p>-0.082697579392015</text:p>
          </table:table-cell>
          <table:table-cell office:value-type="float" office:value="20612176014.181" calcext:value-type="float">
            <text:p>20612176014.181</text:p>
          </table:table-cell>
          <table:table-cell office:value-type="float" office:value="2684056.36182452" calcext:value-type="float">
            <text:p>2684056.36182452</text:p>
          </table:table-cell>
          <table:table-cell office:value-type="float" office:value="29833363730318.9" calcext:value-type="float">
            <text:p>29833363730318.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3.889200910002" calcext:value-type="float">
            <text:p>23.889200910002</text:p>
          </table:table-cell>
          <table:table-cell office:value-type="float" office:value="0.44207747252606" calcext:value-type="float">
            <text:p>0.44207747252606</text:p>
          </table:table-cell>
          <table:table-cell office:value-type="float" office:value="3.13507872347338" calcext:value-type="float">
            <text:p>3.13507872347338</text:p>
          </table:table-cell>
          <table:table-cell office:value-type="float" office:value="0.00246271648672136" calcext:value-type="float">
            <text:p>0.002462716486721</text:p>
          </table:table-cell>
          <table:table-cell office:value-type="float" office:value="0.0215224304883876" calcext:value-type="float">
            <text:p>0.021522430488388</text:p>
          </table:table-cell>
          <table:table-cell office:value-type="float" office:value="0.0396238329392157" calcext:value-type="float">
            <text:p>0.039623832939216</text:p>
          </table:table-cell>
          <table:table-cell office:value-type="float" office:value="-0.378367934171842" calcext:value-type="float">
            <text:p>-0.37836793417184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2.1143249951642" calcext:value-type="float">
            <text:p>22.1143249951642</text:p>
          </table:table-cell>
          <table:table-cell office:value-type="float" office:value="16.2467077127463" calcext:value-type="float">
            <text:p>16.2467077127463</text:p>
          </table:table-cell>
          <table:table-cell office:value-type="float" office:value="1.23856947390605" calcext:value-type="float">
            <text:p>1.23856947390605</text:p>
          </table:table-cell>
          <table:table-cell office:value-type="float" office:value="-33.0913740616119" calcext:value-type="float">
            <text:p>-33.0913740616119</text:p>
          </table:table-cell>
          <table:table-cell office:value-type="float" office:value="4.73411979597205" calcext:value-type="float">
            <text:p>4.73411979597205</text:p>
          </table:table-cell>
          <table:table-cell office:value-type="float" office:value="68437.224264577" calcext:value-type="float">
            <text:p>68437.224264577</text:p>
          </table:table-cell>
          <table:table-cell office:value-type="float" office:value="-351.187685539433" calcext:value-type="float">
            <text:p>-351.18768553943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7.8381400201233" calcext:value-type="float">
            <text:p>37.8381400201233</text:p>
          </table:table-cell>
          <table:table-cell table:style-name="ce1" office:value-type="float" office:value="0.0000000000151582499888472" calcext:value-type="float">
            <text:p>1.52E-11</text:p>
          </table:table-cell>
          <table:table-cell table:style-name="ce1" office:value-type="float" office:value="-0.0000000000151582499888472" calcext:value-type="float">
            <text:p>-1.52E-11</text:p>
          </table:table-cell>
          <table:table-cell office:value-type="float" office:value="3200.65260214139" calcext:value-type="float">
            <text:p>3200.65260214139</text:p>
          </table:table-cell>
          <table:table-cell office:value-type="float" office:value="-3.10553093549992" calcext:value-type="float">
            <text:p>-3.10553093549992</text:p>
          </table:table-cell>
          <table:table-cell office:value-type="float" office:value="3767.42632863711" calcext:value-type="float">
            <text:p>3767.42632863711</text:p>
          </table:table-cell>
          <table:table-cell office:value-type="float" office:value="3448.37105195884" calcext:value-type="float">
            <text:p>3448.3710519588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.28251223006587" calcext:value-type="float">
            <text:p>3.28251223006587</text:p>
          </table:table-cell>
          <table:table-cell office:value-type="float" office:value="1.01439356442567" calcext:value-type="float">
            <text:p>1.01439356442567</text:p>
          </table:table-cell>
          <table:table-cell office:value-type="float" office:value="10.1439356442567" calcext:value-type="float">
            <text:p>10.1439356442567</text:p>
          </table:table-cell>
          <table:table-cell office:value-type="float" office:value="-0.874020418840316" calcext:value-type="float">
            <text:p>-0.874020418840316</text:p>
          </table:table-cell>
          <table:table-cell office:value-type="float" office:value="0.605942749998038" calcext:value-type="float">
            <text:p>0.605942749998038</text:p>
          </table:table-cell>
          <table:table-cell office:value-type="float" office:value="-998.040005317757" calcext:value-type="float">
            <text:p>-998.040005317757</text:p>
          </table:table-cell>
          <table:table-cell office:value-type="float" office:value="968.888916671813" calcext:value-type="float">
            <text:p>968.88891667181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9.1831338312661" calcext:value-type="float">
            <text:p>29.1831338312661</text:p>
          </table:table-cell>
          <table:table-cell office:value-type="float" office:value="0.890534694301104" calcext:value-type="float">
            <text:p>0.890534694301104</text:p>
          </table:table-cell>
          <table:table-cell office:value-type="float" office:value="5.49307586503665" calcext:value-type="float">
            <text:p>5.49307586503665</text:p>
          </table:table-cell>
          <table:table-cell office:value-type="float" office:value="0.220369154367269" calcext:value-type="float">
            <text:p>0.220369154367269</text:p>
          </table:table-cell>
          <table:table-cell office:value-type="float" office:value="-0.180220330439256" calcext:value-type="float">
            <text:p>-0.180220330439256</text:p>
          </table:table-cell>
          <table:table-cell office:value-type="float" office:value="0.684575558469745" calcext:value-type="float">
            <text:p>0.684575558469745</text:p>
          </table:table-cell>
          <table:table-cell office:value-type="float" office:value="-1.63161037780907" calcext:value-type="float">
            <text:p>-1.6316103778090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.16442962222707" calcext:value-type="float">
            <text:p>9.16442962222707</text:p>
          </table:table-cell>
          <table:table-cell table:style-name="ce1" office:value-type="float" office:value="0.00000000905717782361326" calcext:value-type="float">
            <text:p>9.06E-09</text:p>
          </table:table-cell>
          <table:table-cell table:style-name="ce1" office:value-type="float" office:value="-0.00000000905717782361326" calcext:value-type="float">
            <text:p>-9.06E-09</text:p>
          </table:table-cell>
          <table:table-cell office:value-type="float" office:value="102.026081049794" calcext:value-type="float">
            <text:p>102.026081049794</text:p>
          </table:table-cell>
          <table:table-cell office:value-type="float" office:value="1.34937116086593" calcext:value-type="float">
            <text:p>1.34937116086593</text:p>
          </table:table-cell>
          <table:table-cell office:value-type="float" office:value="2519.18069424415" calcext:value-type="float">
            <text:p>2519.18069424415</text:p>
          </table:table-cell>
          <table:table-cell office:value-type="float" office:value="1114.16982375126" calcext:value-type="float">
            <text:p>1114.1698237512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1.4056462231839" calcext:value-type="float">
            <text:p>21.4056462231839</text:p>
          </table:table-cell>
          <table:table-cell office:value-type="float" office:value="0.55814427844827" calcext:value-type="float">
            <text:p>0.55814427844827</text:p>
          </table:table-cell>
          <table:table-cell office:value-type="float" office:value="3.21094690134017" calcext:value-type="float">
            <text:p>3.21094690134017</text:p>
          </table:table-cell>
          <table:table-cell office:value-type="float" office:value="0.0342640851074314" calcext:value-type="float">
            <text:p>0.034264085107431</text:p>
          </table:table-cell>
          <table:table-cell office:value-type="float" office:value="-0.05684916064346" calcext:value-type="float">
            <text:p>-0.05684916064346</text:p>
          </table:table-cell>
          <table:table-cell office:value-type="float" office:value="0.114697794734719" calcext:value-type="float">
            <text:p>0.114697794734719</text:p>
          </table:table-cell>
          <table:table-cell office:value-type="float" office:value="-0.652332722325464" calcext:value-type="float">
            <text:p>-0.65233272232546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5.8699448681184" calcext:value-type="float">
            <text:p>35.8699448681184</text:p>
          </table:table-cell>
          <table:table-cell office:value-type="float" office:value="0.646943102478009" calcext:value-type="float">
            <text:p>0.646943102478009</text:p>
          </table:table-cell>
          <table:table-cell office:value-type="float" office:value="6.4694310236408" calcext:value-type="float">
            <text:p>6.4694310236408</text:p>
          </table:table-cell>
          <table:table-cell office:value-type="float" office:value="-0.168317839769041" calcext:value-type="float">
            <text:p>-0.168317839769041</text:p>
          </table:table-cell>
          <table:table-cell office:value-type="float" office:value="12.3111595050564" calcext:value-type="float">
            <text:p>12.3111595050564</text:p>
          </table:table-cell>
          <table:table-cell office:value-type="float" office:value="-27.5666043301635" calcext:value-type="float">
            <text:p>-27.5666043301635</text:p>
          </table:table-cell>
          <table:table-cell office:value-type="float" office:value="65.4459190732477" calcext:value-type="float">
            <text:p>65.445919073247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9.7583824067778" calcext:value-type="float">
            <text:p>49.7583824067778</text:p>
          </table:table-cell>
          <table:table-cell office:value-type="float" office:value="0.47356741067211" calcext:value-type="float">
            <text:p>0.47356741067211</text:p>
          </table:table-cell>
          <table:table-cell office:value-type="float" office:value="0.645058503138825" calcext:value-type="float">
            <text:p>0.645058503138825</text:p>
          </table:table-cell>
          <table:table-cell office:value-type="float" office:value="-0.0055570381742544" calcext:value-type="float">
            <text:p>-0.005557038174254</text:p>
          </table:table-cell>
          <table:table-cell office:value-type="float" office:value="1.03551801016609" calcext:value-type="float">
            <text:p>1.03551801016609</text:p>
          </table:table-cell>
          <table:table-cell office:value-type="float" office:value="0.0473330601894387" calcext:value-type="float">
            <text:p>0.047333060189439</text:p>
          </table:table-cell>
          <table:table-cell office:value-type="float" office:value="0.103458373093806" calcext:value-type="float">
            <text:p>0.10345837309380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2.1452005709026" calcext:value-type="float">
            <text:p>32.1452005709026</text:p>
          </table:table-cell>
          <table:table-cell office:value-type="float" office:value="0.783558522569342" calcext:value-type="float">
            <text:p>0.783558522569342</text:p>
          </table:table-cell>
          <table:table-cell office:value-type="float" office:value="4.3127185939751" calcext:value-type="float">
            <text:p>4.3127185939751</text:p>
          </table:table-cell>
          <table:table-cell office:value-type="float" office:value="0.183232369018009" calcext:value-type="float">
            <text:p>0.183232369018009</text:p>
          </table:table-cell>
          <table:table-cell office:value-type="float" office:value="-0.219368518879212" calcext:value-type="float">
            <text:p>-0.219368518879212</text:p>
          </table:table-cell>
          <table:table-cell office:value-type="float" office:value="0.441870450879597" calcext:value-type="float">
            <text:p>0.441870450879597</text:p>
          </table:table-cell>
          <table:table-cell office:value-type="float" office:value="-1.30564859008822" calcext:value-type="float">
            <text:p>-1.3056485900882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3.8239753642773" calcext:value-type="float">
            <text:p>23.8239753642773</text:p>
          </table:table-cell>
          <table:table-cell office:value-type="float" office:value="1.48133666046967" calcext:value-type="float">
            <text:p>1.48133666046967</text:p>
          </table:table-cell>
          <table:table-cell office:value-type="float" office:value="67.7182504690784" calcext:value-type="float">
            <text:p>67.7182504690784</text:p>
          </table:table-cell>
          <table:table-cell office:value-type="float" office:value="0.226169691011743" calcext:value-type="float">
            <text:p>0.226169691011743</text:p>
          </table:table-cell>
          <table:table-cell office:value-type="float" office:value="-0.066397033509388" calcext:value-type="float">
            <text:p>-0.066397033509388</text:p>
          </table:table-cell>
          <table:table-cell office:value-type="float" office:value="9.22240760694245" calcext:value-type="float">
            <text:p>9.22240760694245</text:p>
          </table:table-cell>
          <table:table-cell office:value-type="float" office:value="-6.39713940623939" calcext:value-type="float">
            <text:p>-6.3971394062393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1.463579166136" calcext:value-type="float">
            <text:p>11.463579166136</text:p>
          </table:table-cell>
          <table:table-cell office:value-type="float" office:value="0.925416101022392" calcext:value-type="float">
            <text:p>0.925416101022392</text:p>
          </table:table-cell>
          <table:table-cell office:value-type="float" office:value="0.0046518930091161" calcext:value-type="float">
            <text:p>0.004651893009116</text:p>
          </table:table-cell>
          <table:table-cell office:value-type="float" office:value="0.0365767050449678" calcext:value-type="float">
            <text:p>0.036576705044968</text:p>
          </table:table-cell>
          <table:table-cell office:value-type="float" office:value="-0.00720631897307951" calcext:value-type="float">
            <text:p>-0.00720631897308</text:p>
          </table:table-cell>
          <table:table-cell office:value-type="float" office:value="5.21287478906869" calcext:value-type="float">
            <text:p>5.21287478906869</text:p>
          </table:table-cell>
          <table:table-cell office:value-type="float" office:value="-6.94339340390186" calcext:value-type="float">
            <text:p>-6.9433934039018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2.373369938721" calcext:value-type="float">
            <text:p>32.373369938721</text:p>
          </table:table-cell>
          <table:table-cell office:value-type="float" office:value="0.47176385257042" calcext:value-type="float">
            <text:p>0.47176385257042</text:p>
          </table:table-cell>
          <table:table-cell office:value-type="float" office:value="2.19450808408243" calcext:value-type="float">
            <text:p>2.19450808408243</text:p>
          </table:table-cell>
          <table:table-cell office:value-type="float" office:value="-0.0131918912929094" calcext:value-type="float">
            <text:p>-0.01319189129291</text:p>
          </table:table-cell>
          <table:table-cell office:value-type="float" office:value="0.223881769747691" calcext:value-type="float">
            <text:p>0.223881769747691</text:p>
          </table:table-cell>
          <table:table-cell office:value-type="float" office:value="0.0458535497009803" calcext:value-type="float">
            <text:p>0.04585354970098</text:p>
          </table:table-cell>
          <table:table-cell office:value-type="float" office:value="-0.382669934090388" calcext:value-type="float">
            <text:p>-0.38266993409038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.80923785940936" calcext:value-type="float">
            <text:p>2.80923785940936</text:p>
          </table:table-cell>
          <table:table-cell office:value-type="float" office:value="0.938286276606783" calcext:value-type="float">
            <text:p>0.938286276606783</text:p>
          </table:table-cell>
          <table:table-cell office:value-type="float" office:value="9.38286276606783" calcext:value-type="float">
            <text:p>9.38286276606783</text:p>
          </table:table-cell>
          <table:table-cell office:value-type="float" office:value="-1.24476018986716" calcext:value-type="float">
            <text:p>-1.24476018986716</text:p>
          </table:table-cell>
          <table:table-cell office:value-type="float" office:value="1.41267406243466" calcext:value-type="float">
            <text:p>1.41267406243466</text:p>
          </table:table-cell>
          <table:table-cell office:value-type="float" office:value="-1892.89063937898" calcext:value-type="float">
            <text:p>-1892.89063937898</text:p>
          </table:table-cell>
          <table:table-cell office:value-type="float" office:value="2149.20048735551" calcext:value-type="float">
            <text:p>2149.2004873555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2.1220064355703" calcext:value-type="float">
            <text:p>22.1220064355703</text:p>
          </table:table-cell>
          <table:table-cell table:style-name="ce1" office:value-type="float" office:value="0.0000000000132121536447648" calcext:value-type="float">
            <text:p>1.32E-11</text:p>
          </table:table-cell>
          <table:table-cell table:style-name="ce1" office:value-type="float" office:value="-0.0000000000132121536447648" calcext:value-type="float">
            <text:p>-1.32E-11</text:p>
          </table:table-cell>
          <table:table-cell office:value-type="float" office:value="-2.63826719870283" calcext:value-type="float">
            <text:p>-2.63826719870283</text:p>
          </table:table-cell>
          <table:table-cell office:value-type="float" office:value="0.437865322672426" calcext:value-type="float">
            <text:p>0.437865322672426</text:p>
          </table:table-cell>
          <table:table-cell office:value-type="float" office:value="-9.95443095997714" calcext:value-type="float">
            <text:p>-9.95443095997714</text:p>
          </table:table-cell>
          <table:table-cell office:value-type="float" office:value="-4.37502418124572" calcext:value-type="float">
            <text:p>-4.3750241812457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1.9832350506111" calcext:value-type="float">
            <text:p>41.9832350506111</text:p>
          </table:table-cell>
          <table:table-cell office:value-type="float" office:value="11.3426679631559" calcext:value-type="float">
            <text:p>11.3426679631559</text:p>
          </table:table-cell>
          <table:table-cell table:style-name="ce1" office:value-type="float" office:value="0.0000000000000382465852848014" calcext:value-type="float">
            <text:p>3.82E-14</text:p>
          </table:table-cell>
          <table:table-cell office:value-type="float" office:value="1051.51138332438" calcext:value-type="float">
            <text:p>1051.51138332438</text:p>
          </table:table-cell>
          <table:table-cell office:value-type="float" office:value="118923997.416721" calcext:value-type="float">
            <text:p>118923997.416721</text:p>
          </table:table-cell>
          <table:table-cell office:value-type="float" office:value="22260.8162132796" calcext:value-type="float">
            <text:p>22260.8162132796</text:p>
          </table:table-cell>
          <table:table-cell office:value-type="float" office:value="645583535.212331" calcext:value-type="float">
            <text:p>645583535.21233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6.7449086099358" calcext:value-type="float">
            <text:p>16.7449086099358</text:p>
          </table:table-cell>
          <table:table-cell office:value-type="float" office:value="25611.6121110471" calcext:value-type="float">
            <text:p>25611.6121110471</text:p>
          </table:table-cell>
          <table:table-cell office:value-type="float" office:value="61906288.5024137" calcext:value-type="float">
            <text:p>61906288.5024137</text:p>
          </table:table-cell>
          <table:table-cell office:value-type="float" office:value="1.47229427582152E+015" calcext:value-type="float">
            <text:p>1.47229427582152E+015</text:p>
          </table:table-cell>
          <table:table-cell office:value-type="float" office:value="489226382232826" calcext:value-type="float">
            <text:p>489226382232826</text:p>
          </table:table-cell>
          <table:table-cell table:style-name="ce1" office:value-type="float" office:value="4.86043709494927E+017" calcext:value-type="float">
            <text:p>4.86E+17</text:p>
          </table:table-cell>
          <table:table-cell table:style-name="ce1" office:value-type="float" office:value="1.85407689916848E+016" calcext:value-type="float">
            <text:p>1.85E+1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7.7024781006151" calcext:value-type="float">
            <text:p>27.7024781006151</text:p>
          </table:table-cell>
          <table:table-cell office:value-type="float" office:value="0.662513164871468" calcext:value-type="float">
            <text:p>0.662513164871468</text:p>
          </table:table-cell>
          <table:table-cell office:value-type="float" office:value="-0.662513164871468" calcext:value-type="float">
            <text:p>-0.662513164871468</text:p>
          </table:table-cell>
          <table:table-cell office:value-type="float" office:value="-0.775325547285288" calcext:value-type="float">
            <text:p>-0.775325547285288</text:p>
          </table:table-cell>
          <table:table-cell office:value-type="float" office:value="4.43043330775978" calcext:value-type="float">
            <text:p>4.43043330775978</text:p>
          </table:table-cell>
          <table:table-cell office:value-type="float" office:value="-21.4966152270411" calcext:value-type="float">
            <text:p>-21.4966152270411</text:p>
          </table:table-cell>
          <table:table-cell office:value-type="float" office:value="48.5368220660899" calcext:value-type="float">
            <text:p>48.536822066089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2.3853466843862" calcext:value-type="float">
            <text:p>32.3853466843862</text:p>
          </table:table-cell>
          <table:table-cell office:value-type="float" office:value="0.550124326012381" calcext:value-type="float">
            <text:p>0.550124326012381</text:p>
          </table:table-cell>
          <table:table-cell office:value-type="float" office:value="5.50124325741313" calcext:value-type="float">
            <text:p>5.50124325741313</text:p>
          </table:table-cell>
          <table:table-cell office:value-type="float" office:value="-0.244787331720021" calcext:value-type="float">
            <text:p>-0.244787331720021</text:p>
          </table:table-cell>
          <table:table-cell office:value-type="float" office:value="0.0166052865597787" calcext:value-type="float">
            <text:p>0.016605286559779</text:p>
          </table:table-cell>
          <table:table-cell office:value-type="float" office:value="2.36434534183867" calcext:value-type="float">
            <text:p>2.36434534183867</text:p>
          </table:table-cell>
          <table:table-cell office:value-type="float" office:value="-8.11512205151234" calcext:value-type="float">
            <text:p>-8.1151220515123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0.5476902896155" calcext:value-type="float">
            <text:p>20.5476902896155</text:p>
          </table:table-cell>
          <table:table-cell office:value-type="float" office:value="0.503314865677695" calcext:value-type="float">
            <text:p>0.503314865677695</text:p>
          </table:table-cell>
          <table:table-cell office:value-type="float" office:value="3.90799899682362" calcext:value-type="float">
            <text:p>3.90799899682362</text:p>
          </table:table-cell>
          <table:table-cell office:value-type="float" office:value="-0.00208523042702329" calcext:value-type="float">
            <text:p>-0.002085230427023</text:p>
          </table:table-cell>
          <table:table-cell office:value-type="float" office:value="0.066239282604222" calcext:value-type="float">
            <text:p>0.066239282604222</text:p>
          </table:table-cell>
          <table:table-cell office:value-type="float" office:value="0.0635779208942665" calcext:value-type="float">
            <text:p>0.063577920894267</text:p>
          </table:table-cell>
          <table:table-cell office:value-type="float" office:value="-0.487717073081784" calcext:value-type="float">
            <text:p>-0.48771707308178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6.5949707750562" calcext:value-type="float">
            <text:p>46.5949707750562</text:p>
          </table:table-cell>
          <table:table-cell office:value-type="float" office:value="0.662198945380212" calcext:value-type="float">
            <text:p>0.662198945380212</text:p>
          </table:table-cell>
          <table:table-cell office:value-type="float" office:value="2.20732981793197" calcext:value-type="float">
            <text:p>2.20732981793197</text:p>
          </table:table-cell>
          <table:table-cell office:value-type="float" office:value="-0.0335310667166081" calcext:value-type="float">
            <text:p>-0.033531066716608</text:p>
          </table:table-cell>
          <table:table-cell office:value-type="float" office:value="-0.0514787399200413" calcext:value-type="float">
            <text:p>-0.051478739920041</text:p>
          </table:table-cell>
          <table:table-cell office:value-type="float" office:value="1.1078176512462" calcext:value-type="float">
            <text:p>1.1078176512462</text:p>
          </table:table-cell>
          <table:table-cell office:value-type="float" office:value="-2.96484460872475" calcext:value-type="float">
            <text:p>-2.9648446087247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8.966002698866" calcext:value-type="float">
            <text:p>18.966002698866</text:p>
          </table:table-cell>
          <table:table-cell office:value-type="float" office:value="0.362899868216827" calcext:value-type="float">
            <text:p>0.362899868216827</text:p>
          </table:table-cell>
          <table:table-cell office:value-type="float" office:value="1.35993229095676" calcext:value-type="float">
            <text:p>1.35993229095676</text:p>
          </table:table-cell>
          <table:table-cell office:value-type="float" office:value="-0.00292960988039592" calcext:value-type="float">
            <text:p>-0.002929609880396</text:p>
          </table:table-cell>
          <table:table-cell office:value-type="float" office:value="0.139858736774049" calcext:value-type="float">
            <text:p>0.139858736774049</text:p>
          </table:table-cell>
          <table:table-cell office:value-type="float" office:value="0.0155782650690853" calcext:value-type="float">
            <text:p>0.015578265069085</text:p>
          </table:table-cell>
          <table:table-cell office:value-type="float" office:value="-0.179100813901797" calcext:value-type="float">
            <text:p>-0.17910081390179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6.2654644933723" calcext:value-type="float">
            <text:p>36.2654644933723</text:p>
          </table:table-cell>
          <table:table-cell table:style-name="ce1" office:value-type="float" office:value="0.0000000000116273375765329" calcext:value-type="float">
            <text:p>1.16E-11</text:p>
          </table:table-cell>
          <table:table-cell table:style-name="ce1" office:value-type="float" office:value="0.000000879833286429907" calcext:value-type="float">
            <text:p>8.80E-07</text:p>
          </table:table-cell>
          <table:table-cell office:value-type="float" office:value="-3.06775597067011" calcext:value-type="float">
            <text:p>-3.06775597067011</text:p>
          </table:table-cell>
          <table:table-cell office:value-type="float" office:value="1.71240738350399" calcext:value-type="float">
            <text:p>1.71240738350399</text:p>
          </table:table-cell>
          <table:table-cell office:value-type="float" office:value="-3.42400673998623" calcext:value-type="float">
            <text:p>-3.42400673998623</text:p>
          </table:table-cell>
          <table:table-cell office:value-type="float" office:value="0.36958685868161" calcext:value-type="float">
            <text:p>0.3695868586816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4.4189200656715" calcext:value-type="float">
            <text:p>24.4189200656715</text:p>
          </table:table-cell>
          <table:table-cell office:value-type="float" office:value="0.392823041554985" calcext:value-type="float">
            <text:p>0.392823041554985</text:p>
          </table:table-cell>
          <table:table-cell office:value-type="float" office:value="3.92823041554985" calcext:value-type="float">
            <text:p>3.92823041554985</text:p>
          </table:table-cell>
          <table:table-cell office:value-type="float" office:value="-0.00118518892953782" calcext:value-type="float">
            <text:p>-0.001185188929538</text:p>
          </table:table-cell>
          <table:table-cell office:value-type="float" office:value="0.0522268658625815" calcext:value-type="float">
            <text:p>0.052226865862582</text:p>
          </table:table-cell>
          <table:table-cell office:value-type="float" office:value="0.0231054806873709" calcext:value-type="float">
            <text:p>0.023105480687371</text:p>
          </table:table-cell>
          <table:table-cell office:value-type="float" office:value="-0.304044174206912" calcext:value-type="float">
            <text:p>-0.30404417420691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.69201263270394" calcext:value-type="float">
            <text:p>2.69201263270394</text:p>
          </table:table-cell>
          <table:table-cell office:value-type="float" office:value="0.567295227215098" calcext:value-type="float">
            <text:p>0.567295227215098</text:p>
          </table:table-cell>
          <table:table-cell office:value-type="float" office:value="5.67295227485025" calcext:value-type="float">
            <text:p>5.67295227485025</text:p>
          </table:table-cell>
          <table:table-cell office:value-type="float" office:value="-0.528037886996687" calcext:value-type="float">
            <text:p>-0.528037886996687</text:p>
          </table:table-cell>
          <table:table-cell office:value-type="float" office:value="1.12089641941558" calcext:value-type="float">
            <text:p>1.12089641941558</text:p>
          </table:table-cell>
          <table:table-cell office:value-type="float" office:value="-571.690038419137" calcext:value-type="float">
            <text:p>-571.690038419137</text:p>
          </table:table-cell>
          <table:table-cell office:value-type="float" office:value="1776.08472376157" calcext:value-type="float">
            <text:p>1776.0847237615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0.9873071599817" calcext:value-type="float">
            <text:p>30.9873071599817</text:p>
          </table:table-cell>
          <table:table-cell office:value-type="float" office:value="0.898743490261743" calcext:value-type="float">
            <text:p>0.898743490261743</text:p>
          </table:table-cell>
          <table:table-cell office:value-type="float" office:value="4.32215399679951" calcext:value-type="float">
            <text:p>4.32215399679951</text:p>
          </table:table-cell>
          <table:table-cell office:value-type="float" office:value="0.259383408851863" calcext:value-type="float">
            <text:p>0.259383408851863</text:p>
          </table:table-cell>
          <table:table-cell office:value-type="float" office:value="-0.234826815592908" calcext:value-type="float">
            <text:p>-0.234826815592908</text:p>
          </table:table-cell>
          <table:table-cell office:value-type="float" office:value="0.763239205338208" calcext:value-type="float">
            <text:p>0.763239205338208</text:p>
          </table:table-cell>
          <table:table-cell office:value-type="float" office:value="-1.71578590344051" calcext:value-type="float">
            <text:p>-1.7157859034405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7.3214570211517" calcext:value-type="float">
            <text:p>27.3214570211517</text:p>
          </table:table-cell>
          <table:table-cell office:value-type="float" office:value="0.805012613214503" calcext:value-type="float">
            <text:p>0.805012613214503</text:p>
          </table:table-cell>
          <table:table-cell office:value-type="float" office:value="-0.805012613214503" calcext:value-type="float">
            <text:p>-0.805012613214503</text:p>
          </table:table-cell>
          <table:table-cell office:value-type="float" office:value="1.77047421416261" calcext:value-type="float">
            <text:p>1.77047421416261</text:p>
          </table:table-cell>
          <table:table-cell office:value-type="float" office:value="-0.115899958388927" calcext:value-type="float">
            <text:p>-0.115899958388927</text:p>
          </table:table-cell>
          <table:table-cell office:value-type="float" office:value="5.09342121345616" calcext:value-type="float">
            <text:p>5.09342121345616</text:p>
          </table:table-cell>
          <table:table-cell office:value-type="float" office:value="-1.60202836008189" calcext:value-type="float">
            <text:p>-1.6020283600818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.6362197906942" calcext:value-type="float">
            <text:p>2.6362197906942</text:p>
          </table:table-cell>
          <table:table-cell office:value-type="float" office:value="275.321416104531" calcext:value-type="float">
            <text:p>275.321416104531</text:p>
          </table:table-cell>
          <table:table-cell table:style-name="ce1" office:value-type="float" office:value="0.0000000939557365044937" calcext:value-type="float">
            <text:p>9.40E-08</text:p>
          </table:table-cell>
          <table:table-cell office:value-type="float" office:value="-0.065799620964317" calcext:value-type="float">
            <text:p>-0.065799620964317</text:p>
          </table:table-cell>
          <table:table-cell office:value-type="float" office:value="293695788.710369" calcext:value-type="float">
            <text:p>293695788.710369</text:p>
          </table:table-cell>
          <table:table-cell office:value-type="float" office:value="5746309143.49173" calcext:value-type="float">
            <text:p>5746309143.49173</text:p>
          </table:table-cell>
          <table:table-cell office:value-type="float" office:value="515703198498.794" calcext:value-type="float">
            <text:p>515703198498.79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9.5757588180916" calcext:value-type="float">
            <text:p>39.5757588180916</text:p>
          </table:table-cell>
          <table:table-cell office:value-type="float" office:value="0.332983504406037" calcext:value-type="float">
            <text:p>0.332983504406037</text:p>
          </table:table-cell>
          <table:table-cell office:value-type="float" office:value="1.33015253883211" calcext:value-type="float">
            <text:p>1.33015253883211</text:p>
          </table:table-cell>
          <table:table-cell office:value-type="float" office:value="-0.014858084498566" calcext:value-type="float">
            <text:p>-0.014858084498566</text:p>
          </table:table-cell>
          <table:table-cell office:value-type="float" office:value="0.609453428386429" calcext:value-type="float">
            <text:p>0.609453428386429</text:p>
          </table:table-cell>
          <table:table-cell office:value-type="float" office:value="0.0103555245817102" calcext:value-type="float">
            <text:p>0.01035552458171</text:p>
          </table:table-cell>
          <table:table-cell office:value-type="float" office:value="-0.142245759811719" calcext:value-type="float">
            <text:p>-0.14224575981171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3.6148034424958" calcext:value-type="float">
            <text:p>33.6148034424958</text:p>
          </table:table-cell>
          <table:table-cell office:value-type="float" office:value="0.402138087405148" calcext:value-type="float">
            <text:p>0.402138087405148</text:p>
          </table:table-cell>
          <table:table-cell office:value-type="float" office:value="0.624048471821748" calcext:value-type="float">
            <text:p>0.624048471821748</text:p>
          </table:table-cell>
          <table:table-cell office:value-type="float" office:value="-0.00442959638538407" calcext:value-type="float">
            <text:p>-0.004429596385384</text:p>
          </table:table-cell>
          <table:table-cell office:value-type="float" office:value="0.903283240187338" calcext:value-type="float">
            <text:p>0.903283240187338</text:p>
          </table:table-cell>
          <table:table-cell office:value-type="float" office:value="0.0240529817941209" calcext:value-type="float">
            <text:p>0.024052981794121</text:p>
          </table:table-cell>
          <table:table-cell office:value-type="float" office:value="0.104551644722853" calcext:value-type="float">
            <text:p>0.10455164472285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0.4606779961308" calcext:value-type="float">
            <text:p>20.4606779961308</text:p>
          </table:table-cell>
          <table:table-cell table:style-name="ce1" office:value-type="float" office:value="0.0000000000153828915980229" calcext:value-type="float">
            <text:p>1.54E-11</text:p>
          </table:table-cell>
          <table:table-cell table:style-name="ce1" office:value-type="float" office:value="-0.0000000000153828915980229" calcext:value-type="float">
            <text:p>-1.54E-11</text:p>
          </table:table-cell>
          <table:table-cell office:value-type="float" office:value="1021.49327534516" calcext:value-type="float">
            <text:p>1021.49327534516</text:p>
          </table:table-cell>
          <table:table-cell office:value-type="float" office:value="-6.46921545353733" calcext:value-type="float">
            <text:p>-6.46921545353733</text:p>
          </table:table-cell>
          <table:table-cell office:value-type="float" office:value="2067.0331397299" calcext:value-type="float">
            <text:p>2067.0331397299</text:p>
          </table:table-cell>
          <table:table-cell office:value-type="float" office:value="1774.76859180858" calcext:value-type="float">
            <text:p>1774.7685918085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.50028926039" calcext:value-type="float">
            <text:p>14.50028926039</text:p>
          </table:table-cell>
          <table:table-cell office:value-type="float" office:value="16.1383342117471" calcext:value-type="float">
            <text:p>16.1383342117471</text:p>
          </table:table-cell>
          <table:table-cell office:value-type="float" office:value="14.4963310468032" calcext:value-type="float">
            <text:p>14.4963310468032</text:p>
          </table:table-cell>
          <table:table-cell office:value-type="float" office:value="910.820887317062" calcext:value-type="float">
            <text:p>910.820887317062</text:p>
          </table:table-cell>
          <table:table-cell office:value-type="float" office:value="-3.26373456999696" calcext:value-type="float">
            <text:p>-3.26373456999696</text:p>
          </table:table-cell>
          <table:table-cell office:value-type="float" office:value="71780.955234724" calcext:value-type="float">
            <text:p>71780.955234724</text:p>
          </table:table-cell>
          <table:table-cell office:value-type="float" office:value="-535.041800278809" calcext:value-type="float">
            <text:p>-535.04180027880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8.6634725807092" calcext:value-type="float">
            <text:p>28.6634725807092</text:p>
          </table:table-cell>
          <table:table-cell office:value-type="float" office:value="0.513418591166726" calcext:value-type="float">
            <text:p>0.513418591166726</text:p>
          </table:table-cell>
          <table:table-cell office:value-type="float" office:value="1.40421314174194" calcext:value-type="float">
            <text:p>1.40421314174194</text:p>
          </table:table-cell>
          <table:table-cell office:value-type="float" office:value="0.0165477905362483" calcext:value-type="float">
            <text:p>0.016547790536248</text:p>
          </table:table-cell>
          <table:table-cell office:value-type="float" office:value="0.239569741996941" calcext:value-type="float">
            <text:p>0.239569741996941</text:p>
          </table:table-cell>
          <table:table-cell office:value-type="float" office:value="0.0767591510500235" calcext:value-type="float">
            <text:p>0.076759151050024</text:p>
          </table:table-cell>
          <table:table-cell office:value-type="float" office:value="-0.421875285998154" calcext:value-type="float">
            <text:p>-0.42187528599815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.67774404051645" calcext:value-type="float">
            <text:p>2.67774404051645</text:p>
          </table:table-cell>
          <table:table-cell office:value-type="float" office:value="0.812185897024957" calcext:value-type="float">
            <text:p>0.812185897024957</text:p>
          </table:table-cell>
          <table:table-cell office:value-type="float" office:value="8.12185897024996" calcext:value-type="float">
            <text:p>8.12185897024996</text:p>
          </table:table-cell>
          <table:table-cell office:value-type="float" office:value="0.00109012774329217" calcext:value-type="float">
            <text:p>0.001090127743292</text:p>
          </table:table-cell>
          <table:table-cell office:value-type="float" office:value="-0.000226600735523036" calcext:value-type="float">
            <text:p>-0.000226600735523</text:p>
          </table:table-cell>
          <table:table-cell office:value-type="float" office:value="6.55615932521928" calcext:value-type="float">
            <text:p>6.55615932521928</text:p>
          </table:table-cell>
          <table:table-cell office:value-type="float" office:value="-10.5985525687673" calcext:value-type="float">
            <text:p>-10.598552568767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8.7770748428218" calcext:value-type="float">
            <text:p>48.7770748428218</text:p>
          </table:table-cell>
          <table:table-cell office:value-type="float" office:value="0.934323073086226" calcext:value-type="float">
            <text:p>0.934323073086226</text:p>
          </table:table-cell>
          <table:table-cell office:value-type="float" office:value="1.39654862146027" calcext:value-type="float">
            <text:p>1.39654862146027</text:p>
          </table:table-cell>
          <table:table-cell office:value-type="float" office:value="3.15793649059847" calcext:value-type="float">
            <text:p>3.15793649059847</text:p>
          </table:table-cell>
          <table:table-cell office:value-type="float" office:value="-0.465988362329383" calcext:value-type="float">
            <text:p>-0.465988362329383</text:p>
          </table:table-cell>
          <table:table-cell office:value-type="float" office:value="9.3335154846307" calcext:value-type="float">
            <text:p>9.3335154846307</text:p>
          </table:table-cell>
          <table:table-cell office:value-type="float" office:value="-11.5647664561372" calcext:value-type="float">
            <text:p>-11.56476645613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.7500059143783" calcext:value-type="float">
            <text:p>32.7500059143783</text:p>
          </table:table-cell>
          <table:table-cell office:value-type="float" office:value="1.71451657208442" calcext:value-type="float">
            <text:p>1.71451657208442</text:p>
          </table:table-cell>
          <table:table-cell office:value-type="float" office:value="72.8760560733598" calcext:value-type="float">
            <text:p>72.8760560733598</text:p>
          </table:table-cell>
          <table:table-cell office:value-type="float" office:value="0.0627173022436191" calcext:value-type="float">
            <text:p>0.062717302243619</text:p>
          </table:table-cell>
          <table:table-cell office:value-type="float" office:value="-0.110665152358921" calcext:value-type="float">
            <text:p>-0.110665152358921</text:p>
          </table:table-cell>
          <table:table-cell office:value-type="float" office:value="1.64953552707475" calcext:value-type="float">
            <text:p>1.64953552707475</text:p>
          </table:table-cell>
          <table:table-cell office:value-type="float" office:value="-3.50071621272814" calcext:value-type="float">
            <text:p>-3.5007162127281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6.0476393716786" calcext:value-type="float">
            <text:p>36.0476393716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19111731905053" calcext:value-type="float">
            <text:p>0.001191117319051</text:p>
          </table:table-cell>
          <table:table-cell office:value-type="float" office:value="5.50458191348758" calcext:value-type="float">
            <text:p>5.50458191348758</text:p>
          </table:table-cell>
          <table:table-cell office:value-type="float" office:value="10.0843024499236" calcext:value-type="float">
            <text:p>10.0843024499236</text:p>
          </table:table-cell>
          <table:table-cell office:value-type="float" office:value="3.12716640432466E+015" calcext:value-type="float">
            <text:p>3.12716640432466E+01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3.573080776332" calcext:value-type="float">
            <text:p>33.573080776332</text:p>
          </table:table-cell>
          <table:table-cell table:style-name="ce1" office:value-type="float" office:value="0.0000000000187113254253392" calcext:value-type="float">
            <text:p>1.87E-11</text:p>
          </table:table-cell>
          <table:table-cell table:style-name="ce1" office:value-type="float" office:value="-0.0000000000187113254253392" calcext:value-type="float">
            <text:p>-1.87E-11</text:p>
          </table:table-cell>
          <table:table-cell office:value-type="float" office:value="14.9229655451915" calcext:value-type="float">
            <text:p>14.9229655451915</text:p>
          </table:table-cell>
          <table:table-cell office:value-type="float" office:value="-2.13020299501098" calcext:value-type="float">
            <text:p>-2.13020299501098</text:p>
          </table:table-cell>
          <table:table-cell office:value-type="float" office:value="6.07771243527561" calcext:value-type="float">
            <text:p>6.07771243527561</text:p>
          </table:table-cell>
          <table:table-cell office:value-type="float" office:value="6.99145435913003" calcext:value-type="float">
            <text:p>6.9914543591300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4.1999161090819" calcext:value-type="float">
            <text:p>24.1999161090819</text:p>
          </table:table-cell>
          <table:table-cell office:value-type="float" office:value="0.523547355682419" calcext:value-type="float">
            <text:p>0.523547355682419</text:p>
          </table:table-cell>
          <table:table-cell office:value-type="float" office:value="3.0765443943458" calcext:value-type="float">
            <text:p>3.0765443943458</text:p>
          </table:table-cell>
          <table:table-cell office:value-type="float" office:value="0.0103063684927577" calcext:value-type="float">
            <text:p>0.010306368492758</text:p>
          </table:table-cell>
          <table:table-cell office:value-type="float" office:value="0.0156231597176391" calcext:value-type="float">
            <text:p>0.015623159717639</text:p>
          </table:table-cell>
          <table:table-cell office:value-type="float" office:value="0.0806647927870833" calcext:value-type="float">
            <text:p>0.080664792787083</text:p>
          </table:table-cell>
          <table:table-cell office:value-type="float" office:value="-0.539816368383705" calcext:value-type="float">
            <text:p>-0.53981636838370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6.4306963997791" calcext:value-type="float">
            <text:p>56.4306963997791</text:p>
          </table:table-cell>
          <table:table-cell office:value-type="float" office:value="0.673809460997815" calcext:value-type="float">
            <text:p>0.673809460997815</text:p>
          </table:table-cell>
          <table:table-cell office:value-type="float" office:value="5.33795165785205" calcext:value-type="float">
            <text:p>5.33795165785205</text:p>
          </table:table-cell>
          <table:table-cell office:value-type="float" office:value="0.179519553149229" calcext:value-type="float">
            <text:p>0.179519553149229</text:p>
          </table:table-cell>
          <table:table-cell office:value-type="float" office:value="-0.247899782192392" calcext:value-type="float">
            <text:p>-0.247899782192392</text:p>
          </table:table-cell>
          <table:table-cell office:value-type="float" office:value="0.224391635523175" calcext:value-type="float">
            <text:p>0.224391635523175</text:p>
          </table:table-cell>
          <table:table-cell office:value-type="float" office:value="-0.933251265308675" calcext:value-type="float">
            <text:p>-0.93325126530867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1.4777700055447" calcext:value-type="float">
            <text:p>21.4777700055447</text:p>
          </table:table-cell>
          <table:table-cell table:style-name="ce1" office:value-type="float" office:value="0.000000000012573402266853" calcext:value-type="float">
            <text:p>1.26E-11</text:p>
          </table:table-cell>
          <table:table-cell table:style-name="ce1" office:value-type="float" office:value="-0.000000000012573402266853" calcext:value-type="float">
            <text:p>-1.26E-11</text:p>
          </table:table-cell>
          <table:table-cell office:value-type="float" office:value="43.6913221270385" calcext:value-type="float">
            <text:p>43.6913221270385</text:p>
          </table:table-cell>
          <table:table-cell office:value-type="float" office:value="1.69191384847438" calcext:value-type="float">
            <text:p>1.69191384847438</text:p>
          </table:table-cell>
          <table:table-cell office:value-type="float" office:value="229.355912498227" calcext:value-type="float">
            <text:p>229.355912498227</text:p>
          </table:table-cell>
          <table:table-cell office:value-type="float" office:value="162.20192903287" calcext:value-type="float">
            <text:p>162.2019290328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3.4819701718024" calcext:value-type="float">
            <text:p>43.4819701718024</text:p>
          </table:table-cell>
          <table:table-cell office:value-type="float" office:value="1.04424227981545" calcext:value-type="float">
            <text:p>1.04424227981545</text:p>
          </table:table-cell>
          <table:table-cell office:value-type="float" office:value="3.48080760355232" calcext:value-type="float">
            <text:p>3.48080760355232</text:p>
          </table:table-cell>
          <table:table-cell office:value-type="float" office:value="1.15605178494736" calcext:value-type="float">
            <text:p>1.15605178494736</text:p>
          </table:table-cell>
          <table:table-cell office:value-type="float" office:value="-0.266577243673215" calcext:value-type="float">
            <text:p>-0.266577243673215</text:p>
          </table:table-cell>
          <table:table-cell office:value-type="float" office:value="6.05292003270521" calcext:value-type="float">
            <text:p>6.05292003270521</text:p>
          </table:table-cell>
          <table:table-cell office:value-type="float" office:value="-6.64132898428795" calcext:value-type="float">
            <text:p>-6.6413289842879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4.8281565716463" calcext:value-type="float">
            <text:p>24.8281565716463</text:p>
          </table:table-cell>
          <table:table-cell office:value-type="float" office:value="0.912467552879679" calcext:value-type="float">
            <text:p>0.912467552879679</text:p>
          </table:table-cell>
          <table:table-cell office:value-type="float" office:value="9.12467553199897" calcext:value-type="float">
            <text:p>9.12467553199897</text:p>
          </table:table-cell>
          <table:table-cell office:value-type="float" office:value="0.284384544794726" calcext:value-type="float">
            <text:p>0.284384544794726</text:p>
          </table:table-cell>
          <table:table-cell office:value-type="float" office:value="-0.0481811425670761" calcext:value-type="float">
            <text:p>-0.048181142567076</text:p>
          </table:table-cell>
          <table:table-cell office:value-type="float" office:value="7.25243636937278" calcext:value-type="float">
            <text:p>7.25243636937278</text:p>
          </table:table-cell>
          <table:table-cell office:value-type="float" office:value="-9.54321701566043" calcext:value-type="float">
            <text:p>-9.5432170156604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8.1085230690184" calcext:value-type="float">
            <text:p>38.1085230690184</text:p>
          </table:table-cell>
          <table:table-cell office:value-type="float" office:value="0.679480872126011" calcext:value-type="float">
            <text:p>0.679480872126011</text:p>
          </table:table-cell>
          <table:table-cell office:value-type="float" office:value="6.04017297850554" calcext:value-type="float">
            <text:p>6.04017297850554</text:p>
          </table:table-cell>
          <table:table-cell office:value-type="float" office:value="0.0726950148165316" calcext:value-type="float">
            <text:p>0.072695014816532</text:p>
          </table:table-cell>
          <table:table-cell office:value-type="float" office:value="-0.0649580057806676" calcext:value-type="float">
            <text:p>-0.064958005780668</text:p>
          </table:table-cell>
          <table:table-cell office:value-type="float" office:value="0.222913149137789" calcext:value-type="float">
            <text:p>0.222913149137789</text:p>
          </table:table-cell>
          <table:table-cell office:value-type="float" office:value="-0.932102205196168" calcext:value-type="float">
            <text:p>-0.93210220519616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1.6500994341238" calcext:value-type="float">
            <text:p>31.6500994341238</text:p>
          </table:table-cell>
          <table:table-cell table:style-name="ce1" office:value-type="float" office:value="0.0000000000170014417400769" calcext:value-type="float">
            <text:p>1.70E-11</text:p>
          </table:table-cell>
          <table:table-cell table:style-name="ce1" office:value-type="float" office:value="-0.0000000000170014417400769" calcext:value-type="float">
            <text:p>-1.70E-11</text:p>
          </table:table-cell>
          <table:table-cell office:value-type="float" office:value="9.3048033941721" calcext:value-type="float">
            <text:p>9.3048033941721</text:p>
          </table:table-cell>
          <table:table-cell office:value-type="float" office:value="-0.518352383060067" calcext:value-type="float">
            <text:p>-0.518352383060067</text:p>
          </table:table-cell>
          <table:table-cell office:value-type="float" office:value="13.5729737289896" calcext:value-type="float">
            <text:p>13.5729737289896</text:p>
          </table:table-cell>
          <table:table-cell office:value-type="float" office:value="7.86247089821717" calcext:value-type="float">
            <text:p>7.8624708982171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3.0434746918696" calcext:value-type="float">
            <text:p>23.0434746918696</text:p>
          </table:table-cell>
          <table:table-cell table:style-name="ce1" office:value-type="float" office:value="0.0000000000358803665012975" calcext:value-type="float">
            <text:p>3.59E-11</text:p>
          </table:table-cell>
          <table:table-cell table:style-name="ce1" office:value-type="float" office:value="-0.0000000000358803665012975" calcext:value-type="float">
            <text:p>-3.59E-11</text:p>
          </table:table-cell>
          <table:table-cell office:value-type="float" office:value="22863.046298669" calcext:value-type="float">
            <text:p>22863.046298669</text:p>
          </table:table-cell>
          <table:table-cell office:value-type="float" office:value="-249.421530890601" calcext:value-type="float">
            <text:p>-249.421530890601</text:p>
          </table:table-cell>
          <table:table-cell office:value-type="float" office:value="23426.4110669449" calcext:value-type="float">
            <text:p>23426.4110669449</text:p>
          </table:table-cell>
          <table:table-cell office:value-type="float" office:value="36080.972592428" calcext:value-type="float">
            <text:p>36080.97259242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1.7795043185808" calcext:value-type="float">
            <text:p>21.7795043185808</text:p>
          </table:table-cell>
          <table:table-cell table:style-name="ce1" office:value-type="float" office:value="0.000000000328913763262648" calcext:value-type="float">
            <text:p>3.29E-10</text:p>
          </table:table-cell>
          <table:table-cell table:style-name="ce1" office:value-type="float" office:value="-0.000000000328913763262648" calcext:value-type="float">
            <text:p>-3.29E-10</text:p>
          </table:table-cell>
          <table:table-cell office:value-type="float" office:value="214.26018761798" calcext:value-type="float">
            <text:p>214.26018761798</text:p>
          </table:table-cell>
          <table:table-cell office:value-type="float" office:value="1.60255169189822" calcext:value-type="float">
            <text:p>1.60255169189822</text:p>
          </table:table-cell>
          <table:table-cell office:value-type="float" office:value="1096.62116173432" calcext:value-type="float">
            <text:p>1096.62116173432</text:p>
          </table:table-cell>
          <table:table-cell office:value-type="float" office:value="760.772830650128" calcext:value-type="float">
            <text:p>760.77283065012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5.246845602236" calcext:value-type="float">
            <text:p>25.246845602236</text:p>
          </table:table-cell>
          <table:table-cell office:value-type="float" office:value="0.520509231297063" calcext:value-type="float">
            <text:p>0.520509231297063</text:p>
          </table:table-cell>
          <table:table-cell office:value-type="float" office:value="1.43674186475232" calcext:value-type="float">
            <text:p>1.43674186475232</text:p>
          </table:table-cell>
          <table:table-cell office:value-type="float" office:value="0.0118194192271042" calcext:value-type="float">
            <text:p>0.011819419227104</text:p>
          </table:table-cell>
          <table:table-cell office:value-type="float" office:value="0.172986867375084" calcext:value-type="float">
            <text:p>0.172986867375084</text:p>
          </table:table-cell>
          <table:table-cell office:value-type="float" office:value="0.0805280071561705" calcext:value-type="float">
            <text:p>0.080528007156171</text:p>
          </table:table-cell>
          <table:table-cell office:value-type="float" office:value="-0.437579253146839" calcext:value-type="float">
            <text:p>-0.43757925314683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6.3978018511667" calcext:value-type="float">
            <text:p>26.3978018511667</text:p>
          </table:table-cell>
          <table:table-cell office:value-type="float" office:value="0.225190714891965" calcext:value-type="float">
            <text:p>0.225190714891965</text:p>
          </table:table-cell>
          <table:table-cell office:value-type="float" office:value="-0.225190714891965" calcext:value-type="float">
            <text:p>-0.225190714891965</text:p>
          </table:table-cell>
          <table:table-cell office:value-type="float" office:value="0.528097206157585" calcext:value-type="float">
            <text:p>0.528097206157585</text:p>
          </table:table-cell>
          <table:table-cell office:value-type="float" office:value="0.383971590821849" calcext:value-type="float">
            <text:p>0.383971590821849</text:p>
          </table:table-cell>
          <table:table-cell office:value-type="float" office:value="0.770740415112905" calcext:value-type="float">
            <text:p>0.770740415112905</text:p>
          </table:table-cell>
          <table:table-cell office:value-type="float" office:value="0.457102450957341" calcext:value-type="float">
            <text:p>0.45710245095734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2.47872720715" calcext:value-type="float">
            <text:p>12.47872720715</text:p>
          </table:table-cell>
          <table:table-cell office:value-type="float" office:value="0.703653460941395" calcext:value-type="float">
            <text:p>0.703653460941395</text:p>
          </table:table-cell>
          <table:table-cell office:value-type="float" office:value="1.41330530152209" calcext:value-type="float">
            <text:p>1.41330530152209</text:p>
          </table:table-cell>
          <table:table-cell office:value-type="float" office:value="0.0916150422207865" calcext:value-type="float">
            <text:p>0.091615042220787</text:p>
          </table:table-cell>
          <table:table-cell office:value-type="float" office:value="-0.0164793424132175" calcext:value-type="float">
            <text:p>-0.016479342413218</text:p>
          </table:table-cell>
          <table:table-cell office:value-type="float" office:value="4.31156176473272" calcext:value-type="float">
            <text:p>4.31156176473272</text:p>
          </table:table-cell>
          <table:table-cell office:value-type="float" office:value="-9.20309882524765" calcext:value-type="float">
            <text:p>-9.2030988252476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9.0595960499763" calcext:value-type="float">
            <text:p>49.0595960499763</text:p>
          </table:table-cell>
          <table:table-cell office:value-type="float" office:value="0.317120266986223" calcext:value-type="float">
            <text:p>0.317120266986223</text:p>
          </table:table-cell>
          <table:table-cell office:value-type="float" office:value="1.89316782355667" calcext:value-type="float">
            <text:p>1.89316782355667</text:p>
          </table:table-cell>
          <table:table-cell office:value-type="float" office:value="-0.00912821190349192" calcext:value-type="float">
            <text:p>-0.009128211903492</text:p>
          </table:table-cell>
          <table:table-cell office:value-type="float" office:value="0.416097860605208" calcext:value-type="float">
            <text:p>0.416097860605208</text:p>
          </table:table-cell>
          <table:table-cell office:value-type="float" office:value="0.00933016002055319" calcext:value-type="float">
            <text:p>0.009330160020553</text:p>
          </table:table-cell>
          <table:table-cell office:value-type="float" office:value="-0.165428798148623" calcext:value-type="float">
            <text:p>-0.16542879814862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4.2331609805061" calcext:value-type="float">
            <text:p>34.2331609805061</text:p>
          </table:table-cell>
          <table:table-cell office:value-type="float" office:value="0.73576303364731" calcext:value-type="float">
            <text:p>0.73576303364731</text:p>
          </table:table-cell>
          <table:table-cell office:value-type="float" office:value="7.35763033647309" calcext:value-type="float">
            <text:p>7.35763033647309</text:p>
          </table:table-cell>
          <table:table-cell office:value-type="float" office:value="0.200552399672407" calcext:value-type="float">
            <text:p>0.200552399672407</text:p>
          </table:table-cell>
          <table:table-cell office:value-type="float" office:value="-0.342495232951188" calcext:value-type="float">
            <text:p>-0.342495232951188</text:p>
          </table:table-cell>
          <table:table-cell office:value-type="float" office:value="0.335192491202497" calcext:value-type="float">
            <text:p>0.335192491202497</text:p>
          </table:table-cell>
          <table:table-cell office:value-type="float" office:value="-1.16052928491239" calcext:value-type="float">
            <text:p>-1.1605292849123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7.2220837234532" calcext:value-type="float">
            <text:p>17.2220837234532</text:p>
          </table:table-cell>
          <table:table-cell table:style-name="ce1" office:value-type="float" office:value="0.0000000000393485268513111" calcext:value-type="float">
            <text:p>3.93E-11</text:p>
          </table:table-cell>
          <table:table-cell table:style-name="ce1" office:value-type="float" office:value="-0.0000000000393485268513111" calcext:value-type="float">
            <text:p>-3.93E-11</text:p>
          </table:table-cell>
          <table:table-cell office:value-type="float" office:value="689.815594568278" calcext:value-type="float">
            <text:p>689.815594568278</text:p>
          </table:table-cell>
          <table:table-cell office:value-type="float" office:value="1.89807477186962" calcext:value-type="float">
            <text:p>1.89807477186962</text:p>
          </table:table-cell>
          <table:table-cell office:value-type="float" office:value="1415.06030528577" calcext:value-type="float">
            <text:p>1415.06030528577</text:p>
          </table:table-cell>
          <table:table-cell office:value-type="float" office:value="1579.68593279433" calcext:value-type="float">
            <text:p>1579.6859327943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.05378960363508" calcext:value-type="float">
            <text:p>2.05378960363508</text:p>
          </table:table-cell>
          <table:table-cell office:value-type="float" office:value="0.541854808130665" calcext:value-type="float">
            <text:p>0.541854808130665</text:p>
          </table:table-cell>
          <table:table-cell office:value-type="float" office:value="5.41854807265365" calcext:value-type="float">
            <text:p>5.41854807265365</text:p>
          </table:table-cell>
          <table:table-cell office:value-type="float" office:value="-1.93406692279494" calcext:value-type="float">
            <text:p>-1.93406692279494</text:p>
          </table:table-cell>
          <table:table-cell office:value-type="float" office:value="13.8272540532225" calcext:value-type="float">
            <text:p>13.8272540532225</text:p>
          </table:table-cell>
          <table:table-cell office:value-type="float" office:value="-8628.85798075872" calcext:value-type="float">
            <text:p>-8628.85798075872</text:p>
          </table:table-cell>
          <table:table-cell office:value-type="float" office:value="29388.8856834311" calcext:value-type="float">
            <text:p>29388.885683431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0.3396701977605" calcext:value-type="float">
            <text:p>20.3396701977605</text:p>
          </table:table-cell>
          <table:table-cell table:style-name="ce1" office:value-type="float" office:value="0.0000000000407027523130725" calcext:value-type="float">
            <text:p>4.07E-11</text:p>
          </table:table-cell>
          <table:table-cell table:style-name="ce1" office:value-type="float" office:value="-0.0000000000407027523130725" calcext:value-type="float">
            <text:p>-4.07E-11</text:p>
          </table:table-cell>
          <table:table-cell office:value-type="float" office:value="233.150492917684" calcext:value-type="float">
            <text:p>233.150492917684</text:p>
          </table:table-cell>
          <table:table-cell office:value-type="float" office:value="1.81945599656884" calcext:value-type="float">
            <text:p>1.81945599656884</text:p>
          </table:table-cell>
          <table:table-cell office:value-type="float" office:value="453.235114422077" calcext:value-type="float">
            <text:p>453.235114422077</text:p>
          </table:table-cell>
          <table:table-cell office:value-type="float" office:value="498.057998846872" calcext:value-type="float">
            <text:p>498.05799884687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6.0121127703678" calcext:value-type="float">
            <text:p>36.0121127703678</text:p>
          </table:table-cell>
          <table:table-cell office:value-type="float" office:value="0.334950703867223" calcext:value-type="float">
            <text:p>0.334950703867223</text:p>
          </table:table-cell>
          <table:table-cell office:value-type="float" office:value="0.529493408542127" calcext:value-type="float">
            <text:p>0.529493408542127</text:p>
          </table:table-cell>
          <table:table-cell office:value-type="float" office:value="-0.00263078917627969" calcext:value-type="float">
            <text:p>-0.00263078917628</text:p>
          </table:table-cell>
          <table:table-cell office:value-type="float" office:value="0.70362946069965" calcext:value-type="float">
            <text:p>0.70362946069965</text:p>
          </table:table-cell>
          <table:table-cell office:value-type="float" office:value="0.0110408268350515" calcext:value-type="float">
            <text:p>0.011040826835052</text:p>
          </table:table-cell>
          <table:table-cell office:value-type="float" office:value="0.189165255065103" calcext:value-type="float">
            <text:p>0.18916525506510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4.4254933996968" calcext:value-type="float">
            <text:p>54.4254933996968</text:p>
          </table:table-cell>
          <table:table-cell office:value-type="float" office:value="0.396001229203565" calcext:value-type="float">
            <text:p>0.396001229203565</text:p>
          </table:table-cell>
          <table:table-cell office:value-type="float" office:value="3.56939854414314" calcext:value-type="float">
            <text:p>3.56939854414314</text:p>
          </table:table-cell>
          <table:table-cell office:value-type="float" office:value="0.000616607774844153" calcext:value-type="float">
            <text:p>0.000616607774844</text:p>
          </table:table-cell>
          <table:table-cell office:value-type="float" office:value="0.107303587274674" calcext:value-type="float">
            <text:p>0.107303587274674</text:p>
          </table:table-cell>
          <table:table-cell office:value-type="float" office:value="0.024659790045172" calcext:value-type="float">
            <text:p>0.024659790045172</text:p>
          </table:table-cell>
          <table:table-cell office:value-type="float" office:value="-0.301760883256778" calcext:value-type="float">
            <text:p>-0.30176088325677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.29228522057211" calcext:value-type="float">
            <text:p>2.29228522057211</text:p>
          </table:table-cell>
          <table:table-cell office:value-type="float" office:value="26.3418844270752" calcext:value-type="float">
            <text:p>26.3418844270752</text:p>
          </table:table-cell>
          <table:table-cell table:style-name="ce1" office:value-type="float" office:value="0.0000000819163297059596" calcext:value-type="float">
            <text:p>8.19E-08</text:p>
          </table:table-cell>
          <table:table-cell office:value-type="float" office:value="-0.0237056040633821" calcext:value-type="float">
            <text:p>-0.023705604063382</text:p>
          </table:table-cell>
          <table:table-cell office:value-type="float" office:value="1948599630.76127" calcext:value-type="float">
            <text:p>1948599630.76127</text:p>
          </table:table-cell>
          <table:table-cell office:value-type="float" office:value="481528.765684762" calcext:value-type="float">
            <text:p>481528.765684762</text:p>
          </table:table-cell>
          <table:table-cell office:value-type="float" office:value="5495303958690.88" calcext:value-type="float">
            <text:p>5495303958690.8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7.1027149199114" calcext:value-type="float">
            <text:p>17.1027149199114</text:p>
          </table:table-cell>
          <table:table-cell table:style-name="ce1" office:value-type="float" office:value="0.00000000161529044883491" calcext:value-type="float">
            <text:p>1.62E-09</text:p>
          </table:table-cell>
          <table:table-cell table:style-name="ce1" office:value-type="float" office:value="-0.00000000161529044883491" calcext:value-type="float">
            <text:p>-1.62E-09</text:p>
          </table:table-cell>
          <table:table-cell office:value-type="float" office:value="421.430550204317" calcext:value-type="float">
            <text:p>421.430550204317</text:p>
          </table:table-cell>
          <table:table-cell office:value-type="float" office:value="5.00659878170939" calcext:value-type="float">
            <text:p>5.00659878170939</text:p>
          </table:table-cell>
          <table:table-cell office:value-type="float" office:value="2681.88639638488" calcext:value-type="float">
            <text:p>2681.88639638488</text:p>
          </table:table-cell>
          <table:table-cell office:value-type="float" office:value="1497.61351871841" calcext:value-type="float">
            <text:p>1497.6135187184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0.9601285295757" calcext:value-type="float">
            <text:p>20.9601285295757</text:p>
          </table:table-cell>
          <table:table-cell office:value-type="float" office:value="1.87481832195626" calcext:value-type="float">
            <text:p>1.87481832195626</text:p>
          </table:table-cell>
          <table:table-cell table:style-name="ce1" office:value-type="float" office:value="0.0000000374927296054958" calcext:value-type="float">
            <text:p>3.75E-08</text:p>
          </table:table-cell>
          <table:table-cell office:value-type="float" office:value="0.0349414191669347" calcext:value-type="float">
            <text:p>0.034941419166935</text:p>
          </table:table-cell>
          <table:table-cell office:value-type="float" office:value="98071302925092.7" calcext:value-type="float">
            <text:p>98071302925092.7</text:p>
          </table:table-cell>
          <table:table-cell office:value-type="float" office:value="17.3959648552777" calcext:value-type="float">
            <text:p>17.3959648552777</text:p>
          </table:table-cell>
          <table:table-cell office:value-type="float" office:value="2.50053808274464E+015" calcext:value-type="float">
            <text:p>2.50053808274464E+01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.05942055804322" calcext:value-type="float">
            <text:p>3.05942055804322</text:p>
          </table:table-cell>
          <table:table-cell office:value-type="float" office:value="17.5618159910224" calcext:value-type="float">
            <text:p>17.5618159910224</text:p>
          </table:table-cell>
          <table:table-cell office:value-type="float" office:value="144426749.617864" calcext:value-type="float">
            <text:p>144426749.617864</text:p>
          </table:table-cell>
          <table:table-cell office:value-type="float" office:value="-3.33557329152054" calcext:value-type="float">
            <text:p>-3.33557329152054</text:p>
          </table:table-cell>
          <table:table-cell office:value-type="float" office:value="3.53210213347763" calcext:value-type="float">
            <text:p>3.53210213347763</text:p>
          </table:table-cell>
          <table:table-cell office:value-type="float" office:value="86912.8336740422" calcext:value-type="float">
            <text:p>86912.8336740422</text:p>
          </table:table-cell>
          <table:table-cell office:value-type="float" office:value="8075.24655493539" calcext:value-type="float">
            <text:p>8075.2465549353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5.0367364946124" calcext:value-type="float">
            <text:p>15.0367364946124</text:p>
          </table:table-cell>
          <table:table-cell office:value-type="float" office:value="14.2903447708318" calcext:value-type="float">
            <text:p>14.2903447708318</text:p>
          </table:table-cell>
          <table:table-cell office:value-type="float" office:value="636770645.161344" calcext:value-type="float">
            <text:p>636770645.161344</text:p>
          </table:table-cell>
          <table:table-cell office:value-type="float" office:value="-1.79996260680572" calcext:value-type="float">
            <text:p>-1.79996260680572</text:p>
          </table:table-cell>
          <table:table-cell office:value-type="float" office:value="4.31267346546168" calcext:value-type="float">
            <text:p>4.31267346546168</text:p>
          </table:table-cell>
          <table:table-cell office:value-type="float" office:value="41495.9382938332" calcext:value-type="float">
            <text:p>41495.9382938332</text:p>
          </table:table-cell>
          <table:table-cell office:value-type="float" office:value="88.4961653797649" calcext:value-type="float">
            <text:p>88.496165379764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8.9887561933762" calcext:value-type="float">
            <text:p>28.9887561933762</text:p>
          </table:table-cell>
          <table:table-cell table:style-name="ce1" office:value-type="float" office:value="0.00000321433537642322" calcext:value-type="float">
            <text:p>3.21E-06</text:p>
          </table:table-cell>
          <table:table-cell office:value-type="float" office:value="0.500000000017387" calcext:value-type="float">
            <text:p>0.500000000017387</text:p>
          </table:table-cell>
          <table:table-cell office:value-type="float" office:value="21775.695595014" calcext:value-type="float">
            <text:p>21775.695595014</text:p>
          </table:table-cell>
          <table:table-cell office:value-type="float" office:value="51.1795991772369" calcext:value-type="float">
            <text:p>51.1795991772369</text:p>
          </table:table-cell>
          <table:table-cell office:value-type="float" office:value="551716235.350484" calcext:value-type="float">
            <text:p>551716235.350484</text:p>
          </table:table-cell>
          <table:table-cell table:style-name="ce1" office:value-type="float" office:value="-5.33988893910805E+019" calcext:value-type="float">
            <text:p>-5.34E+1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1.8397246335876" calcext:value-type="float">
            <text:p>21.8397246335876</text:p>
          </table:table-cell>
          <table:table-cell office:value-type="float" office:value="0.58449360043221" calcext:value-type="float">
            <text:p>0.58449360043221</text:p>
          </table:table-cell>
          <table:table-cell office:value-type="float" office:value="3.92303522498781" calcext:value-type="float">
            <text:p>3.92303522498781</text:p>
          </table:table-cell>
          <table:table-cell office:value-type="float" office:value="0.00648500179585031" calcext:value-type="float">
            <text:p>0.00648500179585</text:p>
          </table:table-cell>
          <table:table-cell office:value-type="float" office:value="0.0312165995967961" calcext:value-type="float">
            <text:p>0.031216599596796</text:p>
          </table:table-cell>
          <table:table-cell office:value-type="float" office:value="0.119573914494014" calcext:value-type="float">
            <text:p>0.119573914494014</text:p>
          </table:table-cell>
          <table:table-cell office:value-type="float" office:value="-0.66949382128598" calcext:value-type="float">
            <text:p>-0.6694938212859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3.3349734965079" calcext:value-type="float">
            <text:p>33.3349734965079</text:p>
          </table:table-cell>
          <table:table-cell office:value-type="float" office:value="0.445932938580153" calcext:value-type="float">
            <text:p>0.445932938580153</text:p>
          </table:table-cell>
          <table:table-cell office:value-type="float" office:value="0.610471684975403" calcext:value-type="float">
            <text:p>0.610471684975403</text:p>
          </table:table-cell>
          <table:table-cell office:value-type="float" office:value="-0.00192432586922576" calcext:value-type="float">
            <text:p>-0.001924325869226</text:p>
          </table:table-cell>
          <table:table-cell office:value-type="float" office:value="0.804758711920902" calcext:value-type="float">
            <text:p>0.804758711920902</text:p>
          </table:table-cell>
          <table:table-cell office:value-type="float" office:value="0.0382524667493924" calcext:value-type="float">
            <text:p>0.038252466749393</text:p>
          </table:table-cell>
          <table:table-cell office:value-type="float" office:value="0.142319638322052" calcext:value-type="float">
            <text:p>0.14231963832205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.4290767128281" calcext:value-type="float">
            <text:p>11.4290767128281</text:p>
          </table:table-cell>
          <table:table-cell office:value-type="float" office:value="0.493909571247207" calcext:value-type="float">
            <text:p>0.493909571247207</text:p>
          </table:table-cell>
          <table:table-cell office:value-type="float" office:value="1.05903602970717" calcext:value-type="float">
            <text:p>1.05903602970717</text:p>
          </table:table-cell>
          <table:table-cell office:value-type="float" office:value="-0.000526298299177303" calcext:value-type="float">
            <text:p>-0.000526298299177</text:p>
          </table:table-cell>
          <table:table-cell office:value-type="float" office:value="0.0469250551784162" calcext:value-type="float">
            <text:p>0.046925055178416</text:p>
          </table:table-cell>
          <table:table-cell office:value-type="float" office:value="0.0569542049638278" calcext:value-type="float">
            <text:p>0.056954204963828</text:p>
          </table:table-cell>
          <table:table-cell office:value-type="float" office:value="-0.260019616656499" calcext:value-type="float">
            <text:p>-0.26001961665649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.3408763054735" calcext:value-type="float">
            <text:p>14.3408763054735</text:p>
          </table:table-cell>
          <table:table-cell office:value-type="float" office:value="0.560823529838324" calcext:value-type="float">
            <text:p>0.560823529838324</text:p>
          </table:table-cell>
          <table:table-cell office:value-type="float" office:value="3.77572353653637" calcext:value-type="float">
            <text:p>3.77572353653637</text:p>
          </table:table-cell>
          <table:table-cell office:value-type="float" office:value="0.00387374172690801" calcext:value-type="float">
            <text:p>0.003873741726908</text:p>
          </table:table-cell>
          <table:table-cell office:value-type="float" office:value="0.00481241354978669" calcext:value-type="float">
            <text:p>0.004812413549787</text:p>
          </table:table-cell>
          <table:table-cell office:value-type="float" office:value="0.103868721082456" calcext:value-type="float">
            <text:p>0.103868721082456</text:p>
          </table:table-cell>
          <table:table-cell office:value-type="float" office:value="-0.622904146811399" calcext:value-type="float">
            <text:p>-0.62290414681139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17410373349058" calcext:value-type="float">
            <text:p>6.17410373349058</text:p>
          </table:table-cell>
          <table:table-cell office:value-type="float" office:value="0.566295560555972" calcext:value-type="float">
            <text:p>0.566295560555972</text:p>
          </table:table-cell>
          <table:table-cell office:value-type="float" office:value="0.00464800617975657" calcext:value-type="float">
            <text:p>0.004648006179757</text:p>
          </table:table-cell>
          <table:table-cell office:value-type="float" office:value="-3.41505374693176" calcext:value-type="float">
            <text:p>-3.41505374693176</text:p>
          </table:table-cell>
          <table:table-cell office:value-type="float" office:value="5.26935510263476" calcext:value-type="float">
            <text:p>5.26935510263476</text:p>
          </table:table-cell>
          <table:table-cell office:value-type="float" office:value="-1066.66334311437" calcext:value-type="float">
            <text:p>-1066.66334311437</text:p>
          </table:table-cell>
          <table:table-cell office:value-type="float" office:value="3325.82337835295" calcext:value-type="float">
            <text:p>3325.8233783529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.00605226255059" calcext:value-type="float">
            <text:p>7.00605226255059</text:p>
          </table:table-cell>
          <table:table-cell table:style-name="ce1" office:value-type="float" office:value="0.000000000039494524731391" calcext:value-type="float">
            <text:p>3.95E-11</text:p>
          </table:table-cell>
          <table:table-cell table:style-name="ce1" office:value-type="float" office:value="-0.000000000039494524731391" calcext:value-type="float">
            <text:p>-3.95E-11</text:p>
          </table:table-cell>
          <table:table-cell office:value-type="float" office:value="1.87259638261348" calcext:value-type="float">
            <text:p>1.87259638261348</text:p>
          </table:table-cell>
          <table:table-cell office:value-type="float" office:value="2.70607457316404" calcext:value-type="float">
            <text:p>2.70607457316404</text:p>
          </table:table-cell>
          <table:table-cell office:value-type="float" office:value="84.8689397117914" calcext:value-type="float">
            <text:p>84.8689397117914</text:p>
          </table:table-cell>
          <table:table-cell office:value-type="float" office:value="828.407173270664" calcext:value-type="float">
            <text:p>828.40717327066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4.7679222097554" calcext:value-type="float">
            <text:p>24.7679222097554</text:p>
          </table:table-cell>
          <table:table-cell table:style-name="ce1" office:value-type="float" office:value="0.0000000000156565569222761" calcext:value-type="float">
            <text:p>1.57E-11</text:p>
          </table:table-cell>
          <table:table-cell table:style-name="ce1" office:value-type="float" office:value="-0.0000000000156565569222761" calcext:value-type="float">
            <text:p>-1.57E-11</text:p>
          </table:table-cell>
          <table:table-cell office:value-type="float" office:value="1.20481254762087" calcext:value-type="float">
            <text:p>1.20481254762087</text:p>
          </table:table-cell>
          <table:table-cell office:value-type="float" office:value="0.123182240549588" calcext:value-type="float">
            <text:p>0.123182240549588</text:p>
          </table:table-cell>
          <table:table-cell office:value-type="float" office:value="3.53835152216865" calcext:value-type="float">
            <text:p>3.53835152216865</text:p>
          </table:table-cell>
          <table:table-cell office:value-type="float" office:value="3.3307737392241" calcext:value-type="float">
            <text:p>3.330773739224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8.5440289758758" calcext:value-type="float">
            <text:p>18.5440289758758</text:p>
          </table:table-cell>
          <table:table-cell table:style-name="ce1" office:value-type="float" office:value="0.0000000000580400561385964" calcext:value-type="float">
            <text:p>5.80E-11</text:p>
          </table:table-cell>
          <table:table-cell table:style-name="ce1" office:value-type="float" office:value="-0.0000000000580400561385964" calcext:value-type="float">
            <text:p>-5.80E-11</text:p>
          </table:table-cell>
          <table:table-cell office:value-type="float" office:value="693.867383038848" calcext:value-type="float">
            <text:p>693.867383038848</text:p>
          </table:table-cell>
          <table:table-cell office:value-type="float" office:value="-8.65467040295536" calcext:value-type="float">
            <text:p>-8.65467040295536</text:p>
          </table:table-cell>
          <table:table-cell office:value-type="float" office:value="1170.29196858763" calcext:value-type="float">
            <text:p>1170.29196858763</text:p>
          </table:table-cell>
          <table:table-cell office:value-type="float" office:value="1493.56318547202" calcext:value-type="float">
            <text:p>1493.5631854720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0.3560565323434" calcext:value-type="float">
            <text:p>30.3560565323434</text:p>
          </table:table-cell>
          <table:table-cell table:style-name="ce1" office:value-type="float" office:value="0.0000000111539172222646" calcext:value-type="float">
            <text:p>1.12E-08</text:p>
          </table:table-cell>
          <table:table-cell table:style-name="ce1" office:value-type="float" office:value="-0.0000000111539172222646" calcext:value-type="float">
            <text:p>-1.12E-08</text:p>
          </table:table-cell>
          <table:table-cell office:value-type="float" office:value="1033.18027678357" calcext:value-type="float">
            <text:p>1033.18027678357</text:p>
          </table:table-cell>
          <table:table-cell office:value-type="float" office:value="-11.9434537691961" calcext:value-type="float">
            <text:p>-11.9434537691961</text:p>
          </table:table-cell>
          <table:table-cell office:value-type="float" office:value="1120.08896418993" calcext:value-type="float">
            <text:p>1120.08896418993</text:p>
          </table:table-cell>
          <table:table-cell office:value-type="float" office:value="519.112659871147" calcext:value-type="float">
            <text:p>519.11265987114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9.298731076095" calcext:value-type="float">
            <text:p>19.298731076095</text:p>
          </table:table-cell>
          <table:table-cell office:value-type="float" office:value="0.995326035347383" calcext:value-type="float">
            <text:p>0.995326035347383</text:p>
          </table:table-cell>
          <table:table-cell office:value-type="float" office:value="9.95326032992179" calcext:value-type="float">
            <text:p>9.95326032992179</text:p>
          </table:table-cell>
          <table:table-cell office:value-type="float" office:value="-0.0303286490380982" calcext:value-type="float">
            <text:p>-0.030328649038098</text:p>
          </table:table-cell>
          <table:table-cell office:value-type="float" office:value="-0.00233215213189772" calcext:value-type="float">
            <text:p>-0.002332152131898</text:p>
          </table:table-cell>
          <table:table-cell office:value-type="float" office:value="8.66291660267263" calcext:value-type="float">
            <text:p>8.66291660267263</text:p>
          </table:table-cell>
          <table:table-cell office:value-type="float" office:value="-9.73514215907877" calcext:value-type="float">
            <text:p>-9.7351421590787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9.6450442688427" calcext:value-type="float">
            <text:p>29.6450442688427</text:p>
          </table:table-cell>
          <table:table-cell office:value-type="float" office:value="0.386758955843325" calcext:value-type="float">
            <text:p>0.386758955843325</text:p>
          </table:table-cell>
          <table:table-cell office:value-type="float" office:value="0.803314547078448" calcext:value-type="float">
            <text:p>0.803314547078448</text:p>
          </table:table-cell>
          <table:table-cell office:value-type="float" office:value="-0.00859928478454907" calcext:value-type="float">
            <text:p>-0.008599284784549</text:p>
          </table:table-cell>
          <table:table-cell office:value-type="float" office:value="0.779824375803033" calcext:value-type="float">
            <text:p>0.779824375803033</text:p>
          </table:table-cell>
          <table:table-cell office:value-type="float" office:value="0.0196217620903626" calcext:value-type="float">
            <text:p>0.019621762090363</text:p>
          </table:table-cell>
          <table:table-cell office:value-type="float" office:value="-0.0494952777564315" calcext:value-type="float">
            <text:p>-0.04949527775643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.06172181973978" calcext:value-type="float">
            <text:p>8.06172181973978</text:p>
          </table:table-cell>
          <table:table-cell office:value-type="float" office:value="0.511063057557427" calcext:value-type="float">
            <text:p>0.511063057557427</text:p>
          </table:table-cell>
          <table:table-cell office:value-type="float" office:value="1.78838551813291" calcext:value-type="float">
            <text:p>1.78838551813291</text:p>
          </table:table-cell>
          <table:table-cell office:value-type="float" office:value="0.000154588519100448" calcext:value-type="float">
            <text:p>0.0001545885191</text:p>
          </table:table-cell>
          <table:table-cell office:value-type="float" office:value="0.0180285108028939" calcext:value-type="float">
            <text:p>0.018028510802894</text:p>
          </table:table-cell>
          <table:table-cell office:value-type="float" office:value="0.0688957624339854" calcext:value-type="float">
            <text:p>0.068895762433985</text:p>
          </table:table-cell>
          <table:table-cell office:value-type="float" office:value="-0.443309687642542" calcext:value-type="float">
            <text:p>-0.44330968764254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66667285500933" calcext:value-type="float">
            <text:p>6.66667285500933</text:p>
          </table:table-cell>
          <table:table-cell office:value-type="float" office:value="77.7446738670375" calcext:value-type="float">
            <text:p>77.7446738670375</text:p>
          </table:table-cell>
          <table:table-cell office:value-type="float" office:value="865089.826772902" calcext:value-type="float">
            <text:p>865089.826772902</text:p>
          </table:table-cell>
          <table:table-cell office:value-type="float" office:value="57637.3580388105" calcext:value-type="float">
            <text:p>57637.3580388105</text:p>
          </table:table-cell>
          <table:table-cell office:value-type="float" office:value="15908974867251.8" calcext:value-type="float">
            <text:p>15908974867251.8</text:p>
          </table:table-cell>
          <table:table-cell office:value-type="float" office:value="54186064.1627622" calcext:value-type="float">
            <text:p>54186064.1627622</text:p>
          </table:table-cell>
          <table:table-cell office:value-type="float" office:value="4936796820562211" calcext:value-type="float">
            <text:p>493679682056221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01.456162717442" calcext:value-type="float">
            <text:p>101.456162717442</text:p>
          </table:table-cell>
          <table:table-cell office:value-type="float" office:value="0.797242133368186" calcext:value-type="float">
            <text:p>0.797242133368186</text:p>
          </table:table-cell>
          <table:table-cell office:value-type="float" office:value="7.37119946726703" calcext:value-type="float">
            <text:p>7.37119946726703</text:p>
          </table:table-cell>
          <table:table-cell office:value-type="float" office:value="0.78858728363496" calcext:value-type="float">
            <text:p>0.78858728363496</text:p>
          </table:table-cell>
          <table:table-cell office:value-type="float" office:value="-0.95214584568261" calcext:value-type="float">
            <text:p>-0.95214584568261</text:p>
          </table:table-cell>
          <table:table-cell office:value-type="float" office:value="0.433535785937579" calcext:value-type="float">
            <text:p>0.433535785937579</text:p>
          </table:table-cell>
          <table:table-cell office:value-type="float" office:value="-1.30687466068715" calcext:value-type="float">
            <text:p>-1.3068746606871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8.1463871623284" calcext:value-type="float">
            <text:p>38.1463871623284</text:p>
          </table:table-cell>
          <table:table-cell office:value-type="float" office:value="0.767754742800094" calcext:value-type="float">
            <text:p>0.767754742800094</text:p>
          </table:table-cell>
          <table:table-cell office:value-type="float" office:value="7.67754739820657" calcext:value-type="float">
            <text:p>7.67754739820657</text:p>
          </table:table-cell>
          <table:table-cell office:value-type="float" office:value="-0.043245324380557" calcext:value-type="float">
            <text:p>-0.043245324380557</text:p>
          </table:table-cell>
          <table:table-cell office:value-type="float" office:value="0.100894338138503" calcext:value-type="float">
            <text:p>0.100894338138503</text:p>
          </table:table-cell>
          <table:table-cell office:value-type="float" office:value="0.273502984642103" calcext:value-type="float">
            <text:p>0.273502984642103</text:p>
          </table:table-cell>
          <table:table-cell office:value-type="float" office:value="-1.05344635521461" calcext:value-type="float">
            <text:p>-1.0534463552146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79986132850588" calcext:value-type="float">
            <text:p>6.79986132850588</text:p>
          </table:table-cell>
          <table:table-cell table:style-name="ce1" office:value-type="float" office:value="0.00000000479183209470857" calcext:value-type="float">
            <text:p>4.79E-09</text:p>
          </table:table-cell>
          <table:table-cell table:style-name="ce1" office:value-type="float" office:value="-0.00000000479183209470857" calcext:value-type="float">
            <text:p>-4.79E-09</text:p>
          </table:table-cell>
          <table:table-cell office:value-type="float" office:value="6.16835576785326" calcext:value-type="float">
            <text:p>6.16835576785326</text:p>
          </table:table-cell>
          <table:table-cell office:value-type="float" office:value="-0.00473281604509598" calcext:value-type="float">
            <text:p>-0.004732816045096</text:p>
          </table:table-cell>
          <table:table-cell office:value-type="float" office:value="189.094548147706" calcext:value-type="float">
            <text:p>189.094548147706</text:p>
          </table:table-cell>
          <table:table-cell office:value-type="float" office:value="75.3121181538086" calcext:value-type="float">
            <text:p>75.312118153808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2.1498467360394" calcext:value-type="float">
            <text:p>22.1498467360394</text:p>
          </table:table-cell>
          <table:table-cell office:value-type="float" office:value="0.874898042315637" calcext:value-type="float">
            <text:p>0.874898042315637</text:p>
          </table:table-cell>
          <table:table-cell office:value-type="float" office:value="6.8256379582118" calcext:value-type="float">
            <text:p>6.8256379582118</text:p>
          </table:table-cell>
          <table:table-cell office:value-type="float" office:value="0.0925965914858275" calcext:value-type="float">
            <text:p>0.092596591485828</text:p>
          </table:table-cell>
          <table:table-cell office:value-type="float" office:value="-0.064861115975418" calcext:value-type="float">
            <text:p>-0.064861115975418</text:p>
          </table:table-cell>
          <table:table-cell office:value-type="float" office:value="0.612363258049042" calcext:value-type="float">
            <text:p>0.612363258049042</text:p>
          </table:table-cell>
          <table:table-cell office:value-type="float" office:value="-1.54942394664295" calcext:value-type="float">
            <text:p>-1.5494239466429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0.7367718060636" calcext:value-type="float">
            <text:p>10.7367718060636</text:p>
          </table:table-cell>
          <table:table-cell table:style-name="ce1" office:value-type="float" office:value="0.0000000000120131151085901" calcext:value-type="float">
            <text:p>1.20E-11</text:p>
          </table:table-cell>
          <table:table-cell table:style-name="ce1" office:value-type="float" office:value="-0.0000000000120131151085901" calcext:value-type="float">
            <text:p>-1.20E-11</text:p>
          </table:table-cell>
          <table:table-cell office:value-type="float" office:value="846.577888799683" calcext:value-type="float">
            <text:p>846.577888799683</text:p>
          </table:table-cell>
          <table:table-cell office:value-type="float" office:value="9.56835271593786" calcext:value-type="float">
            <text:p>9.56835271593786</text:p>
          </table:table-cell>
          <table:table-cell office:value-type="float" office:value="12665.6762945257" calcext:value-type="float">
            <text:p>12665.6762945257</text:p>
          </table:table-cell>
          <table:table-cell office:value-type="float" office:value="6112.61892722337" calcext:value-type="float">
            <text:p>6112.6189272233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0.5850800158817" calcext:value-type="float">
            <text:p>50.5850800158817</text:p>
          </table:table-cell>
          <table:table-cell office:value-type="float" office:value="0.733634578955499" calcext:value-type="float">
            <text:p>0.733634578955499</text:p>
          </table:table-cell>
          <table:table-cell office:value-type="float" office:value="2.31328255840453" calcext:value-type="float">
            <text:p>2.31328255840453</text:p>
          </table:table-cell>
          <table:table-cell office:value-type="float" office:value="0.0233195519753956" calcext:value-type="float">
            <text:p>0.023319551975396</text:p>
          </table:table-cell>
          <table:table-cell office:value-type="float" office:value="0.284712796108733" calcext:value-type="float">
            <text:p>0.284712796108733</text:p>
          </table:table-cell>
          <table:table-cell office:value-type="float" office:value="0.296824381354879" calcext:value-type="float">
            <text:p>0.296824381354879</text:p>
          </table:table-cell>
          <table:table-cell office:value-type="float" office:value="-0.989217710120069" calcext:value-type="float">
            <text:p>-0.98921771012006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4.895218747778" calcext:value-type="float">
            <text:p>24.895218747778</text:p>
          </table:table-cell>
          <table:table-cell office:value-type="float" office:value="0.807237407884346" calcext:value-type="float">
            <text:p>0.807237407884346</text:p>
          </table:table-cell>
          <table:table-cell office:value-type="float" office:value="1.16689793023278" calcext:value-type="float">
            <text:p>1.16689793023278</text:p>
          </table:table-cell>
          <table:table-cell office:value-type="float" office:value="0.269140067329822" calcext:value-type="float">
            <text:p>0.269140067329822</text:p>
          </table:table-cell>
          <table:table-cell office:value-type="float" office:value="-0.0552233483998896" calcext:value-type="float">
            <text:p>-0.05522334839989</text:p>
          </table:table-cell>
          <table:table-cell office:value-type="float" office:value="5.20066974579127" calcext:value-type="float">
            <text:p>5.20066974579127</text:p>
          </table:table-cell>
          <table:table-cell office:value-type="float" office:value="-8.63262133183894" calcext:value-type="float">
            <text:p>-8.6326213318389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5.9263433464499" calcext:value-type="float">
            <text:p>45.9263433464499</text:p>
          </table:table-cell>
          <table:table-cell table:style-name="ce1" office:value-type="float" office:value="0.0000000000529431267852682" calcext:value-type="float">
            <text:p>5.29E-11</text:p>
          </table:table-cell>
          <table:table-cell table:style-name="ce1" office:value-type="float" office:value="-0.0000000000529431267852682" calcext:value-type="float">
            <text:p>-5.29E-11</text:p>
          </table:table-cell>
          <table:table-cell office:value-type="float" office:value="4.50630453359111" calcext:value-type="float">
            <text:p>4.50630453359111</text:p>
          </table:table-cell>
          <table:table-cell office:value-type="float" office:value="-0.327072606378529" calcext:value-type="float">
            <text:p>-0.327072606378529</text:p>
          </table:table-cell>
          <table:table-cell office:value-type="float" office:value="3.08180576091302" calcext:value-type="float">
            <text:p>3.08180576091302</text:p>
          </table:table-cell>
          <table:table-cell office:value-type="float" office:value="1.38230510476453" calcext:value-type="float">
            <text:p>1.3823051047645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.47948184023045" calcext:value-type="float">
            <text:p>2.47948184023045</text:p>
          </table:table-cell>
          <table:table-cell table:style-name="ce1" office:value-type="float" office:value="0.000000000974662876482667" calcext:value-type="float">
            <text:p>9.75E-10</text:p>
          </table:table-cell>
          <table:table-cell office:value-type="float" office:value="0.0969470929848286" calcext:value-type="float">
            <text:p>0.096947092984829</text:p>
          </table:table-cell>
          <table:table-cell office:value-type="float" office:value="109232730.187911" calcext:value-type="float">
            <text:p>109232730.187911</text:p>
          </table:table-cell>
          <table:table-cell office:value-type="float" office:value="1919663.06683082" calcext:value-type="float">
            <text:p>1919663.06683082</text:p>
          </table:table-cell>
          <table:table-cell office:value-type="float" office:value="180720546704.118" calcext:value-type="float">
            <text:p>180720546704.118</text:p>
          </table:table-cell>
          <table:table-cell office:value-type="float" office:value="6207454576.50447" calcext:value-type="float">
            <text:p>6207454576.5044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51436014875252" calcext:value-type="float">
            <text:p>2.51436014875252</text:p>
          </table:table-cell>
          <table:table-cell office:value-type="float" office:value="1.62427144849022" calcext:value-type="float">
            <text:p>1.62427144849022</text:p>
          </table:table-cell>
          <table:table-cell office:value-type="float" office:value="-1.62427144849022" calcext:value-type="float">
            <text:p>-1.62427144849022</text:p>
          </table:table-cell>
          <table:table-cell office:value-type="float" office:value="0.0519795856644342" calcext:value-type="float">
            <text:p>0.051979585664434</text:p>
          </table:table-cell>
          <table:table-cell office:value-type="float" office:value="0.13663256078031" calcext:value-type="float">
            <text:p>0.13663256078031</text:p>
          </table:table-cell>
          <table:table-cell office:value-type="float" office:value="86.650660019931" calcext:value-type="float">
            <text:p>86.650660019931</text:p>
          </table:table-cell>
          <table:table-cell office:value-type="float" office:value="204.195792780147" calcext:value-type="float">
            <text:p>204.19579278014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9.0370669035693" calcext:value-type="float">
            <text:p>29.0370669035693</text:p>
          </table:table-cell>
          <table:table-cell office:value-type="float" office:value="0.321429515687564" calcext:value-type="float">
            <text:p>0.321429515687564</text:p>
          </table:table-cell>
          <table:table-cell office:value-type="float" office:value="2.5784639811613" calcext:value-type="float">
            <text:p>2.5784639811613</text:p>
          </table:table-cell>
          <table:table-cell office:value-type="float" office:value="-0.00158743433302611" calcext:value-type="float">
            <text:p>-0.001587434333026</text:p>
          </table:table-cell>
          <table:table-cell office:value-type="float" office:value="0.0568139393359174" calcext:value-type="float">
            <text:p>0.056813939335918</text:p>
          </table:table-cell>
          <table:table-cell office:value-type="float" office:value="0.0100821987271876" calcext:value-type="float">
            <text:p>0.010082198727188</text:p>
          </table:table-cell>
          <table:table-cell office:value-type="float" office:value="-0.185439509939648" calcext:value-type="float">
            <text:p>-0.18543950993964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1.2600178603868" calcext:value-type="float">
            <text:p>21.2600178603868</text:p>
          </table:table-cell>
          <table:table-cell office:value-type="float" office:value="0.765675090707239" calcext:value-type="float">
            <text:p>0.765675090707239</text:p>
          </table:table-cell>
          <table:table-cell office:value-type="float" office:value="-0.765675090707239" calcext:value-type="float">
            <text:p>-0.765675090707239</text:p>
          </table:table-cell>
          <table:table-cell office:value-type="float" office:value="-0.446032517724433" calcext:value-type="float">
            <text:p>-0.446032517724433</text:p>
          </table:table-cell>
          <table:table-cell office:value-type="float" office:value="1.7804680925326" calcext:value-type="float">
            <text:p>1.7804680925326</text:p>
          </table:table-cell>
          <table:table-cell office:value-type="float" office:value="-42.6556821123717" calcext:value-type="float">
            <text:p>-42.6556821123717</text:p>
          </table:table-cell>
          <table:table-cell office:value-type="float" office:value="72.1729313717657" calcext:value-type="float">
            <text:p>72.172931371765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.41522001183577" calcext:value-type="float">
            <text:p>5.41522001183577</text:p>
          </table:table-cell>
          <table:table-cell table:style-name="ce1" office:value-type="float" office:value="0.00000000556626636181759" calcext:value-type="float">
            <text:p>5.57E-09</text:p>
          </table:table-cell>
          <table:table-cell table:style-name="ce1" office:value-type="float" office:value="-0.00000000556626636181759" calcext:value-type="float">
            <text:p>-5.57E-09</text:p>
          </table:table-cell>
          <table:table-cell office:value-type="float" office:value="2370.59036557727" calcext:value-type="float">
            <text:p>2370.59036557727</text:p>
          </table:table-cell>
          <table:table-cell office:value-type="float" office:value="31.5424102307808" calcext:value-type="float">
            <text:p>31.5424102307808</text:p>
          </table:table-cell>
          <table:table-cell office:value-type="float" office:value="69384.2233501654" calcext:value-type="float">
            <text:p>69384.2233501654</text:p>
          </table:table-cell>
          <table:table-cell office:value-type="float" office:value="80048.3249794373" calcext:value-type="float">
            <text:p>80048.324979437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9.8549227679975" calcext:value-type="float">
            <text:p>19.8549227679975</text:p>
          </table:table-cell>
          <table:table-cell office:value-type="float" office:value="0.400728351108762" calcext:value-type="float">
            <text:p>0.400728351108762</text:p>
          </table:table-cell>
          <table:table-cell office:value-type="float" office:value="5.81988414141736" calcext:value-type="float">
            <text:p>5.81988414141736</text:p>
          </table:table-cell>
          <table:table-cell office:value-type="float" office:value="0.001158372652222" calcext:value-type="float">
            <text:p>0.001158372652222</text:p>
          </table:table-cell>
          <table:table-cell office:value-type="float" office:value="0.0188459019383775" calcext:value-type="float">
            <text:p>0.018845901938378</text:p>
          </table:table-cell>
          <table:table-cell office:value-type="float" office:value="0.0259975922162168" calcext:value-type="float">
            <text:p>0.025997592216217</text:p>
          </table:table-cell>
          <table:table-cell office:value-type="float" office:value="-0.317739717385175" calcext:value-type="float">
            <text:p>-0.31773971738517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8.096006831272" calcext:value-type="float">
            <text:p>18.096006831272</text:p>
          </table:table-cell>
          <table:table-cell office:value-type="float" office:value="0.614747207754085" calcext:value-type="float">
            <text:p>0.614747207754085</text:p>
          </table:table-cell>
          <table:table-cell office:value-type="float" office:value="3.17093368793483" calcext:value-type="float">
            <text:p>3.17093368793483</text:p>
          </table:table-cell>
          <table:table-cell office:value-type="float" office:value="0.00947915448113894" calcext:value-type="float">
            <text:p>0.009479154481139</text:p>
          </table:table-cell>
          <table:table-cell office:value-type="float" office:value="0.00987858254407409" calcext:value-type="float">
            <text:p>0.009878582544074</text:p>
          </table:table-cell>
          <table:table-cell office:value-type="float" office:value="0.152877932566772" calcext:value-type="float">
            <text:p>0.152877932566772</text:p>
          </table:table-cell>
          <table:table-cell office:value-type="float" office:value="-0.74534556084206" calcext:value-type="float">
            <text:p>-0.74534556084206</text:p>
          </table:table-cell>
        </table:table-row>
      </table:table>
      <table:named-expressions/>
      <table:database-ranges>
        <table:database-range table:name="__Anonymous_Sheet_DB__0" table:target-range-address="Sheet1.A1:Sheet1.H65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4:59:56.521210330</meta:creation-date>
    <dc:date>2020-02-12T15:01:51.481752152</dc:date>
    <meta:editing-duration>PT1M56S</meta:editing-duration>
    <meta:editing-cycles>1</meta:editing-cycles>
    <meta:document-statistic meta:table-count="1" meta:cell-count="5256" meta:object-count="0"/>
    <meta:generator>LibreOffice/6.0.7.3$Linux_X86_64 LibreOffice_project/00m0$Build-3</meta:generator>
  </office:meta>
</office:document-meta>
</file>